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2.2193in"/>
    </style:style>
    <style:style style:name="co8" style:family="table-column">
      <style:table-column-properties fo:break-before="auto" style:column-width="1.5965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2.1543in"/>
    </style:style>
    <style:style style:name="co11" style:family="table-column">
      <style:table-column-properties fo:break-before="auto" style:column-width="0.5693in"/>
    </style:style>
    <style:style style:name="co12" style:family="table-column">
      <style:table-column-properties fo:break-before="auto" style:column-width="1.4437in"/>
    </style:style>
    <style:style style:name="co13" style:family="table-column">
      <style:table-column-properties fo:break-before="auto" style:column-width="0.8209in"/>
    </style:style>
    <style:style style:name="co14" style:family="table-column">
      <style:table-column-properties fo:break-before="auto" style:column-width="0.7008in"/>
    </style:style>
    <style:style style:name="co15" style:family="table-column">
      <style:table-column-properties fo:break-before="auto" style:column-width="0.9193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scheme_code</text:p>
          </table:table-cell>
          <table:table-cell office:value-type="string">
            <text:p>scheme_name</text:p>
          </table:table-cell>
          <table:table-cell office:value-type="string">
            <text:p>net_asset_value</text:p>
          </table:table-cell>
          <table:table-cell office:value-type="string">
            <text:p>repurchase_price</text:p>
          </table:table-cell>
          <table:table-cell office:value-type="string">
            <text:p>sale_price</text:p>
          </table:table-cell>
          <table:table-cell office:value-type="string">
            <text:p>date</text:p>
          </table:table-cell>
          <table:table-cell office:value-type="string">
            <text:p>scheme_classification</text:p>
          </table:table-cell>
          <table:table-cell office:value-type="string">
            <text:p>scheme_type</text:p>
          </table:table-cell>
          <table:table-cell office:value-type="string">
            <text:p>scheme_category</text:p>
          </table:table-cell>
          <table:table-cell office:value-type="string">
            <text:p>fund_family</text:p>
          </table:table-cell>
          <table:table-cell office:value-type="string">
            <text:p>fund_id</text:p>
          </table:table-cell>
          <table:table-cell office:value-type="string">
            <text:p>scheme_short_name</text:p>
          </table:table-cell>
          <table:table-cell office:value-type="string">
            <text:p>date_new</text:p>
          </table:table-cell>
          <table:table-cell office:value-type="string">
            <text:p>nav</text:p>
          </table:table-cell>
          <table:table-cell office:value-type="string">
            <text:p>sale_price_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3444">
            <text:p>238.3444</text:p>
          </table:table-cell>
          <table:table-cell office:value-type="float" office:value="235.961">
            <text:p>235.961</text:p>
          </table:table-cell>
          <table:table-cell office:value-type="float" office:value="238.3444">
            <text:p>238.3444</text:p>
          </table:table-cell>
          <table:table-cell office:value-type="string">
            <text:p>1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961">
            <text:p>235.961</text:p>
          </table:table-cell>
          <table:table-cell office:value-type="string">
            <text:p>1/1/2013</text:p>
          </table:table-cell>
          <table:table-cell table:number-columns-repeated="2" office:value-type="float" office:value="238.3444">
            <text:p>238.34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4858">
            <text:p>239.4858</text:p>
          </table:table-cell>
          <table:table-cell office:value-type="float" office:value="237.0909">
            <text:p>237.0909</text:p>
          </table:table-cell>
          <table:table-cell office:value-type="float" office:value="239.4858">
            <text:p>239.4858</text:p>
          </table:table-cell>
          <table:table-cell office:value-type="string">
            <text:p>2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0909">
            <text:p>237.0909</text:p>
          </table:table-cell>
          <table:table-cell office:value-type="string">
            <text:p>1/2/2013</text:p>
          </table:table-cell>
          <table:table-cell table:number-columns-repeated="2" office:value-type="float" office:value="239.4858">
            <text:p>239.48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4566">
            <text:p>240.4566</text:p>
          </table:table-cell>
          <table:table-cell office:value-type="float" office:value="238.052">
            <text:p>238.052</text:p>
          </table:table-cell>
          <table:table-cell office:value-type="float" office:value="240.4566">
            <text:p>240.4566</text:p>
          </table:table-cell>
          <table:table-cell office:value-type="string">
            <text:p>3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052">
            <text:p>238.052</text:p>
          </table:table-cell>
          <table:table-cell office:value-type="string">
            <text:p>1/3/2013</text:p>
          </table:table-cell>
          <table:table-cell table:number-columns-repeated="2" office:value-type="float" office:value="240.4566">
            <text:p>240.456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8963">
            <text:p>240.8963</text:p>
          </table:table-cell>
          <table:table-cell office:value-type="float" office:value="238.4873">
            <text:p>238.4873</text:p>
          </table:table-cell>
          <table:table-cell office:value-type="float" office:value="240.8963">
            <text:p>240.8963</text:p>
          </table:table-cell>
          <table:table-cell office:value-type="string">
            <text:p>4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4873">
            <text:p>238.4873</text:p>
          </table:table-cell>
          <table:table-cell office:value-type="string">
            <text:p>1/4/2013</text:p>
          </table:table-cell>
          <table:table-cell table:number-columns-repeated="2" office:value-type="float" office:value="240.8963">
            <text:p>240.89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7371">
            <text:p>240.7371</text:p>
          </table:table-cell>
          <table:table-cell office:value-type="float" office:value="238.3297">
            <text:p>238.3297</text:p>
          </table:table-cell>
          <table:table-cell office:value-type="float" office:value="240.7371">
            <text:p>240.7371</text:p>
          </table:table-cell>
          <table:table-cell office:value-type="string">
            <text:p>7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3297">
            <text:p>238.3297</text:p>
          </table:table-cell>
          <table:table-cell office:value-type="string">
            <text:p>1/7/2013</text:p>
          </table:table-cell>
          <table:table-cell table:number-columns-repeated="2" office:value-type="float" office:value="240.7371">
            <text:p>240.73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9414">
            <text:p>240.9414</text:p>
          </table:table-cell>
          <table:table-cell office:value-type="float" office:value="238.532">
            <text:p>238.532</text:p>
          </table:table-cell>
          <table:table-cell office:value-type="float" office:value="240.9414">
            <text:p>240.9414</text:p>
          </table:table-cell>
          <table:table-cell office:value-type="string">
            <text:p>8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532">
            <text:p>238.532</text:p>
          </table:table-cell>
          <table:table-cell office:value-type="string">
            <text:p>1/8/2013</text:p>
          </table:table-cell>
          <table:table-cell table:number-columns-repeated="2" office:value-type="float" office:value="240.9414">
            <text:p>240.94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8438">
            <text:p>240.8438</text:p>
          </table:table-cell>
          <table:table-cell office:value-type="float" office:value="238.4354">
            <text:p>238.4354</text:p>
          </table:table-cell>
          <table:table-cell office:value-type="float" office:value="240.8438">
            <text:p>240.8438</text:p>
          </table:table-cell>
          <table:table-cell office:value-type="string">
            <text:p>9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4354">
            <text:p>238.4354</text:p>
          </table:table-cell>
          <table:table-cell office:value-type="string">
            <text:p>1/9/2013</text:p>
          </table:table-cell>
          <table:table-cell table:number-columns-repeated="2" office:value-type="float" office:value="240.8438">
            <text:p>240.84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33">
            <text:p>240.33</text:p>
          </table:table-cell>
          <table:table-cell office:value-type="float" office:value="237.9267">
            <text:p>237.9267</text:p>
          </table:table-cell>
          <table:table-cell office:value-type="float" office:value="240.33">
            <text:p>240.33</text:p>
          </table:table-cell>
          <table:table-cell office:value-type="string">
            <text:p>10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9267">
            <text:p>237.9267</text:p>
          </table:table-cell>
          <table:table-cell office:value-type="string">
            <text:p>1/10/2013</text:p>
          </table:table-cell>
          <table:table-cell table:number-columns-repeated="2" office:value-type="float" office:value="240.33">
            <text:p>240.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8757">
            <text:p>239.8757</text:p>
          </table:table-cell>
          <table:table-cell office:value-type="float" office:value="237.4769">
            <text:p>237.4769</text:p>
          </table:table-cell>
          <table:table-cell office:value-type="float" office:value="239.8757">
            <text:p>239.8757</text:p>
          </table:table-cell>
          <table:table-cell office:value-type="string">
            <text:p>11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4769">
            <text:p>237.4769</text:p>
          </table:table-cell>
          <table:table-cell office:value-type="string">
            <text:p>1/11/2013</text:p>
          </table:table-cell>
          <table:table-cell table:number-columns-repeated="2" office:value-type="float" office:value="239.8757">
            <text:p>239.87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8379">
            <text:p>242.8379</text:p>
          </table:table-cell>
          <table:table-cell office:value-type="float" office:value="240.4095">
            <text:p>240.4095</text:p>
          </table:table-cell>
          <table:table-cell office:value-type="float" office:value="242.8379">
            <text:p>242.8379</text:p>
          </table:table-cell>
          <table:table-cell office:value-type="string">
            <text:p>14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4095">
            <text:p>240.4095</text:p>
          </table:table-cell>
          <table:table-cell office:value-type="string">
            <text:p>1/14/2013</text:p>
          </table:table-cell>
          <table:table-cell table:number-columns-repeated="2" office:value-type="float" office:value="242.8379">
            <text:p>242.83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4.1015">
            <text:p>244.1015</text:p>
          </table:table-cell>
          <table:table-cell office:value-type="float" office:value="241.6605">
            <text:p>241.6605</text:p>
          </table:table-cell>
          <table:table-cell office:value-type="float" office:value="244.1015">
            <text:p>244.1015</text:p>
          </table:table-cell>
          <table:table-cell office:value-type="string">
            <text:p>15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6605">
            <text:p>241.6605</text:p>
          </table:table-cell>
          <table:table-cell office:value-type="string">
            <text:p>1/15/2013</text:p>
          </table:table-cell>
          <table:table-cell table:number-columns-repeated="2" office:value-type="float" office:value="244.1015">
            <text:p>244.10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9948">
            <text:p>241.9948</text:p>
          </table:table-cell>
          <table:table-cell office:value-type="float" office:value="239.5749">
            <text:p>239.5749</text:p>
          </table:table-cell>
          <table:table-cell office:value-type="float" office:value="241.9948">
            <text:p>241.9948</text:p>
          </table:table-cell>
          <table:table-cell office:value-type="string">
            <text:p>16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5749">
            <text:p>239.5749</text:p>
          </table:table-cell>
          <table:table-cell office:value-type="string">
            <text:p>1/16/2013</text:p>
          </table:table-cell>
          <table:table-cell table:number-columns-repeated="2" office:value-type="float" office:value="241.9948">
            <text:p>241.99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8084">
            <text:p>243.8084</text:p>
          </table:table-cell>
          <table:table-cell office:value-type="float" office:value="241.3703">
            <text:p>241.3703</text:p>
          </table:table-cell>
          <table:table-cell office:value-type="float" office:value="243.8084">
            <text:p>243.8084</text:p>
          </table:table-cell>
          <table:table-cell office:value-type="string">
            <text:p>17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3703">
            <text:p>241.3703</text:p>
          </table:table-cell>
          <table:table-cell office:value-type="string">
            <text:p>1/17/2013</text:p>
          </table:table-cell>
          <table:table-cell table:number-columns-repeated="2" office:value-type="float" office:value="243.8084">
            <text:p>243.80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9342">
            <text:p>243.9342</text:p>
          </table:table-cell>
          <table:table-cell office:value-type="float" office:value="241.4949">
            <text:p>241.4949</text:p>
          </table:table-cell>
          <table:table-cell office:value-type="float" office:value="243.9342">
            <text:p>243.9342</text:p>
          </table:table-cell>
          <table:table-cell office:value-type="string">
            <text:p>18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4949">
            <text:p>241.4949</text:p>
          </table:table-cell>
          <table:table-cell office:value-type="string">
            <text:p>1/18/2013</text:p>
          </table:table-cell>
          <table:table-cell table:number-columns-repeated="2" office:value-type="float" office:value="243.9342">
            <text:p>243.93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4.28">
            <text:p>244.28</text:p>
          </table:table-cell>
          <table:table-cell office:value-type="float" office:value="241.8372">
            <text:p>241.8372</text:p>
          </table:table-cell>
          <table:table-cell office:value-type="float" office:value="244.28">
            <text:p>244.28</text:p>
          </table:table-cell>
          <table:table-cell office:value-type="string">
            <text:p>21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8372">
            <text:p>241.8372</text:p>
          </table:table-cell>
          <table:table-cell office:value-type="string">
            <text:p>1/21/2013</text:p>
          </table:table-cell>
          <table:table-cell table:number-columns-repeated="2" office:value-type="float" office:value="244.28">
            <text:p>244.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1905">
            <text:p>243.1905</text:p>
          </table:table-cell>
          <table:table-cell office:value-type="float" office:value="240.7586">
            <text:p>240.7586</text:p>
          </table:table-cell>
          <table:table-cell office:value-type="float" office:value="243.1905">
            <text:p>243.1905</text:p>
          </table:table-cell>
          <table:table-cell office:value-type="string">
            <text:p>22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7586">
            <text:p>240.7586</text:p>
          </table:table-cell>
          <table:table-cell office:value-type="string">
            <text:p>1/22/2013</text:p>
          </table:table-cell>
          <table:table-cell table:number-columns-repeated="2" office:value-type="float" office:value="243.1905">
            <text:p>243.19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7621">
            <text:p>243.7621</text:p>
          </table:table-cell>
          <table:table-cell office:value-type="float" office:value="241.3245">
            <text:p>241.3245</text:p>
          </table:table-cell>
          <table:table-cell office:value-type="float" office:value="243.7621">
            <text:p>243.7621</text:p>
          </table:table-cell>
          <table:table-cell office:value-type="string">
            <text:p>23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3245">
            <text:p>241.3245</text:p>
          </table:table-cell>
          <table:table-cell office:value-type="string">
            <text:p>1/23/2013</text:p>
          </table:table-cell>
          <table:table-cell table:number-columns-repeated="2" office:value-type="float" office:value="243.7621">
            <text:p>243.76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8229">
            <text:p>241.8229</text:p>
          </table:table-cell>
          <table:table-cell office:value-type="float" office:value="239.4047">
            <text:p>239.4047</text:p>
          </table:table-cell>
          <table:table-cell office:value-type="float" office:value="241.8229">
            <text:p>241.8229</text:p>
          </table:table-cell>
          <table:table-cell office:value-type="string">
            <text:p>24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4047">
            <text:p>239.4047</text:p>
          </table:table-cell>
          <table:table-cell office:value-type="string">
            <text:p>1/24/2013</text:p>
          </table:table-cell>
          <table:table-cell table:number-columns-repeated="2" office:value-type="float" office:value="241.8229">
            <text:p>241.82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6115">
            <text:p>243.6115</text:p>
          </table:table-cell>
          <table:table-cell office:value-type="float" office:value="241.1754">
            <text:p>241.1754</text:p>
          </table:table-cell>
          <table:table-cell office:value-type="float" office:value="243.6115">
            <text:p>243.6115</text:p>
          </table:table-cell>
          <table:table-cell office:value-type="string">
            <text:p>25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1754">
            <text:p>241.1754</text:p>
          </table:table-cell>
          <table:table-cell office:value-type="string">
            <text:p>1/25/2013</text:p>
          </table:table-cell>
          <table:table-cell table:number-columns-repeated="2" office:value-type="float" office:value="243.6115">
            <text:p>243.61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6142">
            <text:p>243.6142</text:p>
          </table:table-cell>
          <table:table-cell office:value-type="float" office:value="241.1781">
            <text:p>241.1781</text:p>
          </table:table-cell>
          <table:table-cell office:value-type="float" office:value="243.6142">
            <text:p>243.6142</text:p>
          </table:table-cell>
          <table:table-cell office:value-type="string">
            <text:p>28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1781">
            <text:p>241.1781</text:p>
          </table:table-cell>
          <table:table-cell office:value-type="string">
            <text:p>1/28/2013</text:p>
          </table:table-cell>
          <table:table-cell table:number-columns-repeated="2" office:value-type="float" office:value="243.6142">
            <text:p>243.61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2158">
            <text:p>242.2158</text:p>
          </table:table-cell>
          <table:table-cell office:value-type="float" office:value="239.7936">
            <text:p>239.7936</text:p>
          </table:table-cell>
          <table:table-cell office:value-type="float" office:value="242.2158">
            <text:p>242.2158</text:p>
          </table:table-cell>
          <table:table-cell office:value-type="string">
            <text:p>29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7936">
            <text:p>239.7936</text:p>
          </table:table-cell>
          <table:table-cell office:value-type="string">
            <text:p>1/29/2013</text:p>
          </table:table-cell>
          <table:table-cell table:number-columns-repeated="2" office:value-type="float" office:value="242.2158">
            <text:p>242.21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3174">
            <text:p>242.3174</text:p>
          </table:table-cell>
          <table:table-cell office:value-type="float" office:value="239.8942">
            <text:p>239.8942</text:p>
          </table:table-cell>
          <table:table-cell office:value-type="float" office:value="242.3174">
            <text:p>242.3174</text:p>
          </table:table-cell>
          <table:table-cell office:value-type="string">
            <text:p>30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8942">
            <text:p>239.8942</text:p>
          </table:table-cell>
          <table:table-cell office:value-type="string">
            <text:p>1/30/2013</text:p>
          </table:table-cell>
          <table:table-cell table:number-columns-repeated="2" office:value-type="float" office:value="242.3174">
            <text:p>242.31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5002">
            <text:p>241.5002</text:p>
          </table:table-cell>
          <table:table-cell office:value-type="float" office:value="239.0852">
            <text:p>239.0852</text:p>
          </table:table-cell>
          <table:table-cell office:value-type="float" office:value="241.5002">
            <text:p>241.5002</text:p>
          </table:table-cell>
          <table:table-cell office:value-type="string">
            <text:p>31-Ja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0852">
            <text:p>239.0852</text:p>
          </table:table-cell>
          <table:table-cell office:value-type="string">
            <text:p>1/31/2013</text:p>
          </table:table-cell>
          <table:table-cell table:number-columns-repeated="2" office:value-type="float" office:value="241.5002">
            <text:p>241.50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8373">
            <text:p>240.8373</text:p>
          </table:table-cell>
          <table:table-cell office:value-type="float" office:value="238.4289">
            <text:p>238.4289</text:p>
          </table:table-cell>
          <table:table-cell office:value-type="float" office:value="240.8373">
            <text:p>240.8373</text:p>
          </table:table-cell>
          <table:table-cell office:value-type="string">
            <text:p>1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4289">
            <text:p>238.4289</text:p>
          </table:table-cell>
          <table:table-cell office:value-type="string">
            <text:p>2/1/2013</text:p>
          </table:table-cell>
          <table:table-cell table:number-columns-repeated="2" office:value-type="float" office:value="240.8373">
            <text:p>240.83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9897">
            <text:p>239.9897</text:p>
          </table:table-cell>
          <table:table-cell office:value-type="float" office:value="237.5898">
            <text:p>237.5898</text:p>
          </table:table-cell>
          <table:table-cell office:value-type="float" office:value="239.9897">
            <text:p>239.9897</text:p>
          </table:table-cell>
          <table:table-cell office:value-type="string">
            <text:p>4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5898">
            <text:p>237.5898</text:p>
          </table:table-cell>
          <table:table-cell office:value-type="string">
            <text:p>2/4/2013</text:p>
          </table:table-cell>
          <table:table-cell table:number-columns-repeated="2" office:value-type="float" office:value="239.9897">
            <text:p>239.98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9666">
            <text:p>238.9666</text:p>
          </table:table-cell>
          <table:table-cell office:value-type="float" office:value="236.5769">
            <text:p>236.5769</text:p>
          </table:table-cell>
          <table:table-cell office:value-type="float" office:value="238.9666">
            <text:p>238.9666</text:p>
          </table:table-cell>
          <table:table-cell office:value-type="string">
            <text:p>5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5769">
            <text:p>236.5769</text:p>
          </table:table-cell>
          <table:table-cell office:value-type="string">
            <text:p>2/5/2013</text:p>
          </table:table-cell>
          <table:table-cell table:number-columns-repeated="2" office:value-type="float" office:value="238.9666">
            <text:p>238.966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7751">
            <text:p>238.7751</text:p>
          </table:table-cell>
          <table:table-cell office:value-type="float" office:value="236.3873">
            <text:p>236.3873</text:p>
          </table:table-cell>
          <table:table-cell office:value-type="float" office:value="238.7751">
            <text:p>238.7751</text:p>
          </table:table-cell>
          <table:table-cell office:value-type="string">
            <text:p>6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3873">
            <text:p>236.3873</text:p>
          </table:table-cell>
          <table:table-cell office:value-type="string">
            <text:p>2/6/2013</text:p>
          </table:table-cell>
          <table:table-cell table:number-columns-repeated="2" office:value-type="float" office:value="238.7751">
            <text:p>238.77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9237">
            <text:p>237.9237</text:p>
          </table:table-cell>
          <table:table-cell office:value-type="float" office:value="235.5445">
            <text:p>235.5445</text:p>
          </table:table-cell>
          <table:table-cell office:value-type="float" office:value="237.9237">
            <text:p>237.9237</text:p>
          </table:table-cell>
          <table:table-cell office:value-type="string">
            <text:p>7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5445">
            <text:p>235.5445</text:p>
          </table:table-cell>
          <table:table-cell office:value-type="string">
            <text:p>2/7/2013</text:p>
          </table:table-cell>
          <table:table-cell table:number-columns-repeated="2" office:value-type="float" office:value="237.9237">
            <text:p>237.92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6.3821">
            <text:p>236.3821</text:p>
          </table:table-cell>
          <table:table-cell office:value-type="float" office:value="234.0183">
            <text:p>234.0183</text:p>
          </table:table-cell>
          <table:table-cell office:value-type="float" office:value="236.3821">
            <text:p>236.3821</text:p>
          </table:table-cell>
          <table:table-cell office:value-type="string">
            <text:p>8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0183">
            <text:p>234.0183</text:p>
          </table:table-cell>
          <table:table-cell office:value-type="string">
            <text:p>2/8/2013</text:p>
          </table:table-cell>
          <table:table-cell table:number-columns-repeated="2" office:value-type="float" office:value="236.3821">
            <text:p>236.38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6.1268">
            <text:p>236.1268</text:p>
          </table:table-cell>
          <table:table-cell office:value-type="float" office:value="233.7655">
            <text:p>233.7655</text:p>
          </table:table-cell>
          <table:table-cell office:value-type="float" office:value="236.1268">
            <text:p>236.1268</text:p>
          </table:table-cell>
          <table:table-cell office:value-type="string">
            <text:p>11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7655">
            <text:p>233.7655</text:p>
          </table:table-cell>
          <table:table-cell office:value-type="string">
            <text:p>2/11/2013</text:p>
          </table:table-cell>
          <table:table-cell table:number-columns-repeated="2" office:value-type="float" office:value="236.1268">
            <text:p>236.12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5724">
            <text:p>237.5724</text:p>
          </table:table-cell>
          <table:table-cell office:value-type="float" office:value="235.1967">
            <text:p>235.1967</text:p>
          </table:table-cell>
          <table:table-cell office:value-type="float" office:value="237.5724">
            <text:p>237.5724</text:p>
          </table:table-cell>
          <table:table-cell office:value-type="string">
            <text:p>12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1967">
            <text:p>235.1967</text:p>
          </table:table-cell>
          <table:table-cell office:value-type="string">
            <text:p>2/12/2013</text:p>
          </table:table-cell>
          <table:table-cell table:number-columns-repeated="2" office:value-type="float" office:value="237.5724">
            <text:p>237.57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8058">
            <text:p>237.8058</text:p>
          </table:table-cell>
          <table:table-cell office:value-type="float" office:value="235.4277">
            <text:p>235.4277</text:p>
          </table:table-cell>
          <table:table-cell office:value-type="float" office:value="237.8058">
            <text:p>237.8058</text:p>
          </table:table-cell>
          <table:table-cell office:value-type="string">
            <text:p>13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4277">
            <text:p>235.4277</text:p>
          </table:table-cell>
          <table:table-cell office:value-type="string">
            <text:p>2/13/2013</text:p>
          </table:table-cell>
          <table:table-cell table:number-columns-repeated="2" office:value-type="float" office:value="237.8058">
            <text:p>237.80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9521">
            <text:p>235.9521</text:p>
          </table:table-cell>
          <table:table-cell office:value-type="float" office:value="233.5926">
            <text:p>233.5926</text:p>
          </table:table-cell>
          <table:table-cell office:value-type="float" office:value="235.9521">
            <text:p>235.9521</text:p>
          </table:table-cell>
          <table:table-cell office:value-type="string">
            <text:p>14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5926">
            <text:p>233.5926</text:p>
          </table:table-cell>
          <table:table-cell office:value-type="string">
            <text:p>2/14/2013</text:p>
          </table:table-cell>
          <table:table-cell table:number-columns-repeated="2" office:value-type="float" office:value="235.9521">
            <text:p>235.95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6299">
            <text:p>235.6299</text:p>
          </table:table-cell>
          <table:table-cell office:value-type="float" office:value="233.2736">
            <text:p>233.2736</text:p>
          </table:table-cell>
          <table:table-cell office:value-type="float" office:value="235.6299">
            <text:p>235.6299</text:p>
          </table:table-cell>
          <table:table-cell office:value-type="string">
            <text:p>15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2736">
            <text:p>233.2736</text:p>
          </table:table-cell>
          <table:table-cell office:value-type="string">
            <text:p>2/15/2013</text:p>
          </table:table-cell>
          <table:table-cell table:number-columns-repeated="2" office:value-type="float" office:value="235.6299">
            <text:p>235.62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5567">
            <text:p>235.5567</text:p>
          </table:table-cell>
          <table:table-cell office:value-type="float" office:value="233.2011">
            <text:p>233.2011</text:p>
          </table:table-cell>
          <table:table-cell office:value-type="float" office:value="235.5567">
            <text:p>235.5567</text:p>
          </table:table-cell>
          <table:table-cell office:value-type="string">
            <text:p>18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2011">
            <text:p>233.2011</text:p>
          </table:table-cell>
          <table:table-cell office:value-type="string">
            <text:p>2/18/2013</text:p>
          </table:table-cell>
          <table:table-cell table:number-columns-repeated="2" office:value-type="float" office:value="235.5567">
            <text:p>235.55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0934">
            <text:p>237.0934</text:p>
          </table:table-cell>
          <table:table-cell office:value-type="float" office:value="234.7225">
            <text:p>234.7225</text:p>
          </table:table-cell>
          <table:table-cell office:value-type="float" office:value="237.0934">
            <text:p>237.0934</text:p>
          </table:table-cell>
          <table:table-cell office:value-type="string">
            <text:p>19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7225">
            <text:p>234.7225</text:p>
          </table:table-cell>
          <table:table-cell office:value-type="string">
            <text:p>2/19/2013</text:p>
          </table:table-cell>
          <table:table-cell table:number-columns-repeated="2" office:value-type="float" office:value="237.0934">
            <text:p>237.09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0113">
            <text:p>237.0113</text:p>
          </table:table-cell>
          <table:table-cell office:value-type="float" office:value="234.6412">
            <text:p>234.6412</text:p>
          </table:table-cell>
          <table:table-cell office:value-type="float" office:value="237.0113">
            <text:p>237.0113</text:p>
          </table:table-cell>
          <table:table-cell office:value-type="string">
            <text:p>20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6412">
            <text:p>234.6412</text:p>
          </table:table-cell>
          <table:table-cell office:value-type="string">
            <text:p>2/20/2013</text:p>
          </table:table-cell>
          <table:table-cell table:number-columns-repeated="2" office:value-type="float" office:value="237.0113">
            <text:p>237.01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3.2765">
            <text:p>233.2765</text:p>
          </table:table-cell>
          <table:table-cell office:value-type="float" office:value="230.9437">
            <text:p>230.9437</text:p>
          </table:table-cell>
          <table:table-cell office:value-type="float" office:value="233.2765">
            <text:p>233.2765</text:p>
          </table:table-cell>
          <table:table-cell office:value-type="string">
            <text:p>21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0.9437">
            <text:p>230.9437</text:p>
          </table:table-cell>
          <table:table-cell office:value-type="string">
            <text:p>2/21/2013</text:p>
          </table:table-cell>
          <table:table-cell table:number-columns-repeated="2" office:value-type="float" office:value="233.2765">
            <text:p>233.27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5389">
            <text:p>234.5389</text:p>
          </table:table-cell>
          <table:table-cell office:value-type="float" office:value="232.1935">
            <text:p>232.1935</text:p>
          </table:table-cell>
          <table:table-cell office:value-type="float" office:value="234.5389">
            <text:p>234.5389</text:p>
          </table:table-cell>
          <table:table-cell office:value-type="string">
            <text:p>22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1935">
            <text:p>232.1935</text:p>
          </table:table-cell>
          <table:table-cell office:value-type="string">
            <text:p>2/22/2013</text:p>
          </table:table-cell>
          <table:table-cell table:number-columns-repeated="2" office:value-type="float" office:value="234.5389">
            <text:p>234.53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0436">
            <text:p>234.0436</text:p>
          </table:table-cell>
          <table:table-cell office:value-type="float" office:value="231.7032">
            <text:p>231.7032</text:p>
          </table:table-cell>
          <table:table-cell office:value-type="float" office:value="234.0436">
            <text:p>234.0436</text:p>
          </table:table-cell>
          <table:table-cell office:value-type="string">
            <text:p>25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7032">
            <text:p>231.7032</text:p>
          </table:table-cell>
          <table:table-cell office:value-type="string">
            <text:p>2/25/2013</text:p>
          </table:table-cell>
          <table:table-cell table:number-columns-repeated="2" office:value-type="float" office:value="234.0436">
            <text:p>234.04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1.3445">
            <text:p>231.3445</text:p>
          </table:table-cell>
          <table:table-cell office:value-type="float" office:value="229.0311">
            <text:p>229.0311</text:p>
          </table:table-cell>
          <table:table-cell office:value-type="float" office:value="231.3445">
            <text:p>231.3445</text:p>
          </table:table-cell>
          <table:table-cell office:value-type="string">
            <text:p>26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9.0311">
            <text:p>229.0311</text:p>
          </table:table-cell>
          <table:table-cell office:value-type="string">
            <text:p>2/26/2013</text:p>
          </table:table-cell>
          <table:table-cell table:number-columns-repeated="2" office:value-type="float" office:value="231.3445">
            <text:p>231.34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2.7483">
            <text:p>232.7483</text:p>
          </table:table-cell>
          <table:table-cell office:value-type="float" office:value="230.4208">
            <text:p>230.4208</text:p>
          </table:table-cell>
          <table:table-cell office:value-type="float" office:value="232.7483">
            <text:p>232.7483</text:p>
          </table:table-cell>
          <table:table-cell office:value-type="string">
            <text:p>27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0.4208">
            <text:p>230.4208</text:p>
          </table:table-cell>
          <table:table-cell office:value-type="string">
            <text:p>2/27/2013</text:p>
          </table:table-cell>
          <table:table-cell table:number-columns-repeated="2" office:value-type="float" office:value="232.7483">
            <text:p>232.74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436">
            <text:p>229.436</text:p>
          </table:table-cell>
          <table:table-cell office:value-type="float" office:value="227.1416">
            <text:p>227.1416</text:p>
          </table:table-cell>
          <table:table-cell office:value-type="float" office:value="229.436">
            <text:p>229.436</text:p>
          </table:table-cell>
          <table:table-cell office:value-type="string">
            <text:p>28-Feb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1416">
            <text:p>227.1416</text:p>
          </table:table-cell>
          <table:table-cell office:value-type="string">
            <text:p>2/28/2013</text:p>
          </table:table-cell>
          <table:table-cell table:number-columns-repeated="2" office:value-type="float" office:value="229.436">
            <text:p>229.4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9352">
            <text:p>229.9352</text:p>
          </table:table-cell>
          <table:table-cell office:value-type="float" office:value="227.6358">
            <text:p>227.6358</text:p>
          </table:table-cell>
          <table:table-cell office:value-type="float" office:value="229.9352">
            <text:p>229.9352</text:p>
          </table:table-cell>
          <table:table-cell office:value-type="string">
            <text:p>1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6358">
            <text:p>227.6358</text:p>
          </table:table-cell>
          <table:table-cell office:value-type="string">
            <text:p>3/1/2013</text:p>
          </table:table-cell>
          <table:table-cell table:number-columns-repeated="2" office:value-type="float" office:value="229.9352">
            <text:p>229.93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5631">
            <text:p>229.5631</text:p>
          </table:table-cell>
          <table:table-cell office:value-type="float" office:value="227.2675">
            <text:p>227.2675</text:p>
          </table:table-cell>
          <table:table-cell office:value-type="float" office:value="229.5631">
            <text:p>229.5631</text:p>
          </table:table-cell>
          <table:table-cell office:value-type="string">
            <text:p>4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2675">
            <text:p>227.2675</text:p>
          </table:table-cell>
          <table:table-cell office:value-type="string">
            <text:p>3/4/2013</text:p>
          </table:table-cell>
          <table:table-cell table:number-columns-repeated="2" office:value-type="float" office:value="229.5631">
            <text:p>229.56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3.1369">
            <text:p>233.1369</text:p>
          </table:table-cell>
          <table:table-cell office:value-type="float" office:value="230.8055">
            <text:p>230.8055</text:p>
          </table:table-cell>
          <table:table-cell office:value-type="float" office:value="233.1369">
            <text:p>233.1369</text:p>
          </table:table-cell>
          <table:table-cell office:value-type="string">
            <text:p>5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0.8055">
            <text:p>230.8055</text:p>
          </table:table-cell>
          <table:table-cell office:value-type="string">
            <text:p>3/5/2013</text:p>
          </table:table-cell>
          <table:table-cell table:number-columns-repeated="2" office:value-type="float" office:value="233.1369">
            <text:p>233.13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3592">
            <text:p>234.3592</text:p>
          </table:table-cell>
          <table:table-cell office:value-type="float" office:value="232.0156">
            <text:p>232.0156</text:p>
          </table:table-cell>
          <table:table-cell office:value-type="float" office:value="234.3592">
            <text:p>234.3592</text:p>
          </table:table-cell>
          <table:table-cell office:value-type="string">
            <text:p>6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0156">
            <text:p>232.0156</text:p>
          </table:table-cell>
          <table:table-cell office:value-type="string">
            <text:p>3/6/2013</text:p>
          </table:table-cell>
          <table:table-cell table:number-columns-repeated="2" office:value-type="float" office:value="234.3592">
            <text:p>234.359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1636">
            <text:p>235.1636</text:p>
          </table:table-cell>
          <table:table-cell office:value-type="float" office:value="232.812">
            <text:p>232.812</text:p>
          </table:table-cell>
          <table:table-cell office:value-type="float" office:value="235.1636">
            <text:p>235.1636</text:p>
          </table:table-cell>
          <table:table-cell office:value-type="string">
            <text:p>7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812">
            <text:p>232.812</text:p>
          </table:table-cell>
          <table:table-cell office:value-type="string">
            <text:p>3/7/2013</text:p>
          </table:table-cell>
          <table:table-cell table:number-columns-repeated="2" office:value-type="float" office:value="235.1636">
            <text:p>235.16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6285">
            <text:p>237.6285</text:p>
          </table:table-cell>
          <table:table-cell office:value-type="float" office:value="235.2522">
            <text:p>235.2522</text:p>
          </table:table-cell>
          <table:table-cell office:value-type="float" office:value="237.6285">
            <text:p>237.6285</text:p>
          </table:table-cell>
          <table:table-cell office:value-type="string">
            <text:p>8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2522">
            <text:p>235.2522</text:p>
          </table:table-cell>
          <table:table-cell office:value-type="string">
            <text:p>3/8/2013</text:p>
          </table:table-cell>
          <table:table-cell table:number-columns-repeated="2" office:value-type="float" office:value="237.6285">
            <text:p>237.62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0776">
            <text:p>237.0776</text:p>
          </table:table-cell>
          <table:table-cell office:value-type="float" office:value="234.7068">
            <text:p>234.7068</text:p>
          </table:table-cell>
          <table:table-cell office:value-type="float" office:value="237.0776">
            <text:p>237.0776</text:p>
          </table:table-cell>
          <table:table-cell office:value-type="string">
            <text:p>11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7068">
            <text:p>234.7068</text:p>
          </table:table-cell>
          <table:table-cell office:value-type="string">
            <text:p>3/11/2013</text:p>
          </table:table-cell>
          <table:table-cell table:number-columns-repeated="2" office:value-type="float" office:value="237.0776">
            <text:p>237.07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9055">
            <text:p>235.9055</text:p>
          </table:table-cell>
          <table:table-cell office:value-type="float" office:value="233.5464">
            <text:p>233.5464</text:p>
          </table:table-cell>
          <table:table-cell office:value-type="float" office:value="235.9055">
            <text:p>235.9055</text:p>
          </table:table-cell>
          <table:table-cell office:value-type="string">
            <text:p>12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5464">
            <text:p>233.5464</text:p>
          </table:table-cell>
          <table:table-cell office:value-type="string">
            <text:p>3/12/2013</text:p>
          </table:table-cell>
          <table:table-cell table:number-columns-repeated="2" office:value-type="float" office:value="235.9055">
            <text:p>235.90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3.3349">
            <text:p>233.3349</text:p>
          </table:table-cell>
          <table:table-cell office:value-type="float" office:value="231.0016">
            <text:p>231.0016</text:p>
          </table:table-cell>
          <table:table-cell office:value-type="float" office:value="233.3349">
            <text:p>233.3349</text:p>
          </table:table-cell>
          <table:table-cell office:value-type="string">
            <text:p>13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0016">
            <text:p>231.0016</text:p>
          </table:table-cell>
          <table:table-cell office:value-type="string">
            <text:p>3/13/2013</text:p>
          </table:table-cell>
          <table:table-cell table:number-columns-repeated="2" office:value-type="float" office:value="233.3349">
            <text:p>233.33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9361">
            <text:p>234.9361</text:p>
          </table:table-cell>
          <table:table-cell office:value-type="float" office:value="232.5867">
            <text:p>232.5867</text:p>
          </table:table-cell>
          <table:table-cell office:value-type="float" office:value="234.9361">
            <text:p>234.9361</text:p>
          </table:table-cell>
          <table:table-cell office:value-type="string">
            <text:p>14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5867">
            <text:p>232.5867</text:p>
          </table:table-cell>
          <table:table-cell office:value-type="string">
            <text:p>3/14/2013</text:p>
          </table:table-cell>
          <table:table-cell table:number-columns-repeated="2" office:value-type="float" office:value="234.9361">
            <text:p>234.936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3.0987">
            <text:p>233.0987</text:p>
          </table:table-cell>
          <table:table-cell office:value-type="float" office:value="230.7677">
            <text:p>230.7677</text:p>
          </table:table-cell>
          <table:table-cell office:value-type="float" office:value="233.0987">
            <text:p>233.0987</text:p>
          </table:table-cell>
          <table:table-cell office:value-type="string">
            <text:p>15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0.7677">
            <text:p>230.7677</text:p>
          </table:table-cell>
          <table:table-cell office:value-type="string">
            <text:p>3/15/2013</text:p>
          </table:table-cell>
          <table:table-cell table:number-columns-repeated="2" office:value-type="float" office:value="233.0987">
            <text:p>233.09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1.2675">
            <text:p>231.2675</text:p>
          </table:table-cell>
          <table:table-cell office:value-type="float" office:value="228.9548">
            <text:p>228.9548</text:p>
          </table:table-cell>
          <table:table-cell office:value-type="float" office:value="231.2675">
            <text:p>231.2675</text:p>
          </table:table-cell>
          <table:table-cell office:value-type="string">
            <text:p>18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8.9548">
            <text:p>228.9548</text:p>
          </table:table-cell>
          <table:table-cell office:value-type="string">
            <text:p>3/18/2013</text:p>
          </table:table-cell>
          <table:table-cell table:number-columns-repeated="2" office:value-type="float" office:value="231.2675">
            <text:p>231.26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7.8377">
            <text:p>227.8377</text:p>
          </table:table-cell>
          <table:table-cell office:value-type="float" office:value="225.5593">
            <text:p>225.5593</text:p>
          </table:table-cell>
          <table:table-cell office:value-type="float" office:value="227.8377">
            <text:p>227.8377</text:p>
          </table:table-cell>
          <table:table-cell office:value-type="string">
            <text:p>19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5.5593">
            <text:p>225.5593</text:p>
          </table:table-cell>
          <table:table-cell office:value-type="string">
            <text:p>3/19/2013</text:p>
          </table:table-cell>
          <table:table-cell table:number-columns-repeated="2" office:value-type="float" office:value="227.8377">
            <text:p>227.837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5.5237">
            <text:p>225.5237</text:p>
          </table:table-cell>
          <table:table-cell office:value-type="float" office:value="223.2685">
            <text:p>223.2685</text:p>
          </table:table-cell>
          <table:table-cell office:value-type="float" office:value="225.5237">
            <text:p>225.5237</text:p>
          </table:table-cell>
          <table:table-cell office:value-type="string">
            <text:p>20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2685">
            <text:p>223.2685</text:p>
          </table:table-cell>
          <table:table-cell office:value-type="string">
            <text:p>3/20/2013</text:p>
          </table:table-cell>
          <table:table-cell table:number-columns-repeated="2" office:value-type="float" office:value="225.5237">
            <text:p>225.52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5.384">
            <text:p>225.384</text:p>
          </table:table-cell>
          <table:table-cell office:value-type="float" office:value="223.1302">
            <text:p>223.1302</text:p>
          </table:table-cell>
          <table:table-cell office:value-type="float" office:value="225.384">
            <text:p>225.384</text:p>
          </table:table-cell>
          <table:table-cell office:value-type="string">
            <text:p>21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1302">
            <text:p>223.1302</text:p>
          </table:table-cell>
          <table:table-cell office:value-type="string">
            <text:p>3/21/2013</text:p>
          </table:table-cell>
          <table:table-cell table:number-columns-repeated="2" office:value-type="float" office:value="225.384">
            <text:p>225.3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4.5721">
            <text:p>224.5721</text:p>
          </table:table-cell>
          <table:table-cell office:value-type="float" office:value="222.3264">
            <text:p>222.3264</text:p>
          </table:table-cell>
          <table:table-cell office:value-type="float" office:value="224.5721">
            <text:p>224.5721</text:p>
          </table:table-cell>
          <table:table-cell office:value-type="string">
            <text:p>22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2.3264">
            <text:p>222.3264</text:p>
          </table:table-cell>
          <table:table-cell office:value-type="string">
            <text:p>3/22/2013</text:p>
          </table:table-cell>
          <table:table-cell table:number-columns-repeated="2" office:value-type="float" office:value="224.5721">
            <text:p>224.57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3.7925">
            <text:p>223.7925</text:p>
          </table:table-cell>
          <table:table-cell office:value-type="float" office:value="221.5546">
            <text:p>221.5546</text:p>
          </table:table-cell>
          <table:table-cell office:value-type="float" office:value="223.7925">
            <text:p>223.7925</text:p>
          </table:table-cell>
          <table:table-cell office:value-type="string">
            <text:p>25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1.5546">
            <text:p>221.5546</text:p>
          </table:table-cell>
          <table:table-cell office:value-type="string">
            <text:p>3/25/2013</text:p>
          </table:table-cell>
          <table:table-cell table:number-columns-repeated="2" office:value-type="float" office:value="223.7925">
            <text:p>223.79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3.9221">
            <text:p>223.9221</text:p>
          </table:table-cell>
          <table:table-cell office:value-type="float" office:value="221.6829">
            <text:p>221.6829</text:p>
          </table:table-cell>
          <table:table-cell office:value-type="float" office:value="223.9221">
            <text:p>223.9221</text:p>
          </table:table-cell>
          <table:table-cell office:value-type="string">
            <text:p>26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1.6829">
            <text:p>221.6829</text:p>
          </table:table-cell>
          <table:table-cell office:value-type="string">
            <text:p>3/26/2013</text:p>
          </table:table-cell>
          <table:table-cell table:number-columns-repeated="2" office:value-type="float" office:value="223.9221">
            <text:p>223.92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5.6588">
            <text:p>225.6588</text:p>
          </table:table-cell>
          <table:table-cell office:value-type="float" office:value="223.4022">
            <text:p>223.4022</text:p>
          </table:table-cell>
          <table:table-cell office:value-type="float" office:value="225.6588">
            <text:p>225.6588</text:p>
          </table:table-cell>
          <table:table-cell office:value-type="string">
            <text:p>28-Ma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4022">
            <text:p>223.4022</text:p>
          </table:table-cell>
          <table:table-cell office:value-type="string">
            <text:p>3/28/2013</text:p>
          </table:table-cell>
          <table:table-cell table:number-columns-repeated="2" office:value-type="float" office:value="225.6588">
            <text:p>225.65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6.7426">
            <text:p>226.7426</text:p>
          </table:table-cell>
          <table:table-cell office:value-type="float" office:value="224.4752">
            <text:p>224.4752</text:p>
          </table:table-cell>
          <table:table-cell office:value-type="float" office:value="226.7426">
            <text:p>226.7426</text:p>
          </table:table-cell>
          <table:table-cell office:value-type="string">
            <text:p>1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4.4752">
            <text:p>224.4752</text:p>
          </table:table-cell>
          <table:table-cell office:value-type="string">
            <text:p>4/1/2013</text:p>
          </table:table-cell>
          <table:table-cell table:number-columns-repeated="2" office:value-type="float" office:value="226.7426">
            <text:p>226.74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5972">
            <text:p>228.5972</text:p>
          </table:table-cell>
          <table:table-cell office:value-type="float" office:value="226.3112">
            <text:p>226.3112</text:p>
          </table:table-cell>
          <table:table-cell office:value-type="float" office:value="228.5972">
            <text:p>228.5972</text:p>
          </table:table-cell>
          <table:table-cell office:value-type="string">
            <text:p>2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3112">
            <text:p>226.3112</text:p>
          </table:table-cell>
          <table:table-cell office:value-type="string">
            <text:p>4/2/2013</text:p>
          </table:table-cell>
          <table:table-cell table:number-columns-repeated="2" office:value-type="float" office:value="228.5972">
            <text:p>228.59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6.0822">
            <text:p>226.0822</text:p>
          </table:table-cell>
          <table:table-cell office:value-type="float" office:value="223.8214">
            <text:p>223.8214</text:p>
          </table:table-cell>
          <table:table-cell office:value-type="float" office:value="226.0822">
            <text:p>226.0822</text:p>
          </table:table-cell>
          <table:table-cell office:value-type="string">
            <text:p>3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8214">
            <text:p>223.8214</text:p>
          </table:table-cell>
          <table:table-cell office:value-type="string">
            <text:p>4/3/2013</text:p>
          </table:table-cell>
          <table:table-cell table:number-columns-repeated="2" office:value-type="float" office:value="226.0822">
            <text:p>226.08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3.4659">
            <text:p>223.4659</text:p>
          </table:table-cell>
          <table:table-cell office:value-type="float" office:value="221.2312">
            <text:p>221.2312</text:p>
          </table:table-cell>
          <table:table-cell office:value-type="float" office:value="223.4659">
            <text:p>223.4659</text:p>
          </table:table-cell>
          <table:table-cell office:value-type="string">
            <text:p>4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1.2312">
            <text:p>221.2312</text:p>
          </table:table-cell>
          <table:table-cell office:value-type="string">
            <text:p>4/4/2013</text:p>
          </table:table-cell>
          <table:table-cell table:number-columns-repeated="2" office:value-type="float" office:value="223.4659">
            <text:p>223.46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3.2286">
            <text:p>223.2286</text:p>
          </table:table-cell>
          <table:table-cell office:value-type="float" office:value="220.9963">
            <text:p>220.9963</text:p>
          </table:table-cell>
          <table:table-cell office:value-type="float" office:value="223.2286">
            <text:p>223.2286</text:p>
          </table:table-cell>
          <table:table-cell office:value-type="string">
            <text:p>5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0.9963">
            <text:p>220.9963</text:p>
          </table:table-cell>
          <table:table-cell office:value-type="string">
            <text:p>4/5/2013</text:p>
          </table:table-cell>
          <table:table-cell table:number-columns-repeated="2" office:value-type="float" office:value="223.2286">
            <text:p>223.228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3.4644">
            <text:p>223.4644</text:p>
          </table:table-cell>
          <table:table-cell office:value-type="float" office:value="221.2298">
            <text:p>221.2298</text:p>
          </table:table-cell>
          <table:table-cell office:value-type="float" office:value="223.4644">
            <text:p>223.4644</text:p>
          </table:table-cell>
          <table:table-cell office:value-type="string">
            <text:p>8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1.2298">
            <text:p>221.2298</text:p>
          </table:table-cell>
          <table:table-cell office:value-type="string">
            <text:p>4/8/2013</text:p>
          </table:table-cell>
          <table:table-cell table:number-columns-repeated="2" office:value-type="float" office:value="223.4644">
            <text:p>223.46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1.4412">
            <text:p>221.4412</text:p>
          </table:table-cell>
          <table:table-cell office:value-type="float" office:value="219.2268">
            <text:p>219.2268</text:p>
          </table:table-cell>
          <table:table-cell office:value-type="float" office:value="221.4412">
            <text:p>221.4412</text:p>
          </table:table-cell>
          <table:table-cell office:value-type="string">
            <text:p>9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9.2268">
            <text:p>219.2268</text:p>
          </table:table-cell>
          <table:table-cell office:value-type="string">
            <text:p>4/9/2013</text:p>
          </table:table-cell>
          <table:table-cell table:number-columns-repeated="2" office:value-type="float" office:value="221.4412">
            <text:p>221.44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3.1071">
            <text:p>223.1071</text:p>
          </table:table-cell>
          <table:table-cell office:value-type="float" office:value="220.876">
            <text:p>220.876</text:p>
          </table:table-cell>
          <table:table-cell office:value-type="float" office:value="223.1071">
            <text:p>223.1071</text:p>
          </table:table-cell>
          <table:table-cell office:value-type="string">
            <text:p>10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0.876">
            <text:p>220.876</text:p>
          </table:table-cell>
          <table:table-cell office:value-type="string">
            <text:p>4/10/2013</text:p>
          </table:table-cell>
          <table:table-cell table:number-columns-repeated="2" office:value-type="float" office:value="223.1071">
            <text:p>223.10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3.9632">
            <text:p>223.9632</text:p>
          </table:table-cell>
          <table:table-cell office:value-type="float" office:value="221.7236">
            <text:p>221.7236</text:p>
          </table:table-cell>
          <table:table-cell office:value-type="float" office:value="223.9632">
            <text:p>223.9632</text:p>
          </table:table-cell>
          <table:table-cell office:value-type="string">
            <text:p>11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1.7236">
            <text:p>221.7236</text:p>
          </table:table-cell>
          <table:table-cell office:value-type="string">
            <text:p>4/11/2013</text:p>
          </table:table-cell>
          <table:table-cell table:number-columns-repeated="2" office:value-type="float" office:value="223.9632">
            <text:p>223.96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0.6169">
            <text:p>220.6169</text:p>
          </table:table-cell>
          <table:table-cell office:value-type="float" office:value="218.4107">
            <text:p>218.4107</text:p>
          </table:table-cell>
          <table:table-cell office:value-type="float" office:value="220.6169">
            <text:p>220.6169</text:p>
          </table:table-cell>
          <table:table-cell office:value-type="string">
            <text:p>12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8.4107">
            <text:p>218.4107</text:p>
          </table:table-cell>
          <table:table-cell office:value-type="string">
            <text:p>4/12/2013</text:p>
          </table:table-cell>
          <table:table-cell table:number-columns-repeated="2" office:value-type="float" office:value="220.6169">
            <text:p>220.61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1.3875">
            <text:p>221.3875</text:p>
          </table:table-cell>
          <table:table-cell office:value-type="float" office:value="219.1736">
            <text:p>219.1736</text:p>
          </table:table-cell>
          <table:table-cell office:value-type="float" office:value="221.3875">
            <text:p>221.3875</text:p>
          </table:table-cell>
          <table:table-cell office:value-type="string">
            <text:p>15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9.1736">
            <text:p>219.1736</text:p>
          </table:table-cell>
          <table:table-cell office:value-type="string">
            <text:p>4/15/2013</text:p>
          </table:table-cell>
          <table:table-cell table:number-columns-repeated="2" office:value-type="float" office:value="221.3875">
            <text:p>221.38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5.3235">
            <text:p>225.3235</text:p>
          </table:table-cell>
          <table:table-cell office:value-type="float" office:value="223.0703">
            <text:p>223.0703</text:p>
          </table:table-cell>
          <table:table-cell office:value-type="float" office:value="225.3235">
            <text:p>225.3235</text:p>
          </table:table-cell>
          <table:table-cell office:value-type="string">
            <text:p>16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0703">
            <text:p>223.0703</text:p>
          </table:table-cell>
          <table:table-cell office:value-type="string">
            <text:p>4/16/2013</text:p>
          </table:table-cell>
          <table:table-cell table:number-columns-repeated="2" office:value-type="float" office:value="225.3235">
            <text:p>225.32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5.591">
            <text:p>225.591</text:p>
          </table:table-cell>
          <table:table-cell office:value-type="float" office:value="223.3351">
            <text:p>223.3351</text:p>
          </table:table-cell>
          <table:table-cell office:value-type="float" office:value="225.591">
            <text:p>225.591</text:p>
          </table:table-cell>
          <table:table-cell office:value-type="string">
            <text:p>17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3351">
            <text:p>223.3351</text:p>
          </table:table-cell>
          <table:table-cell office:value-type="string">
            <text:p>4/17/2013</text:p>
          </table:table-cell>
          <table:table-cell table:number-columns-repeated="2" office:value-type="float" office:value="225.591">
            <text:p>225.5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4874">
            <text:p>228.4874</text:p>
          </table:table-cell>
          <table:table-cell office:value-type="float" office:value="226.2025">
            <text:p>226.2025</text:p>
          </table:table-cell>
          <table:table-cell office:value-type="float" office:value="228.4874">
            <text:p>228.4874</text:p>
          </table:table-cell>
          <table:table-cell office:value-type="string">
            <text:p>18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2025">
            <text:p>226.2025</text:p>
          </table:table-cell>
          <table:table-cell office:value-type="string">
            <text:p>4/18/2013</text:p>
          </table:table-cell>
          <table:table-cell table:number-columns-repeated="2" office:value-type="float" office:value="228.4874">
            <text:p>228.48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0.3613">
            <text:p>230.3613</text:p>
          </table:table-cell>
          <table:table-cell office:value-type="float" office:value="228.0577">
            <text:p>228.0577</text:p>
          </table:table-cell>
          <table:table-cell office:value-type="float" office:value="230.3613">
            <text:p>230.3613</text:p>
          </table:table-cell>
          <table:table-cell office:value-type="string">
            <text:p>22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8.0577">
            <text:p>228.0577</text:p>
          </table:table-cell>
          <table:table-cell office:value-type="string">
            <text:p>4/22/2013</text:p>
          </table:table-cell>
          <table:table-cell table:number-columns-repeated="2" office:value-type="float" office:value="230.3613">
            <text:p>230.36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0.6484">
            <text:p>230.6484</text:p>
          </table:table-cell>
          <table:table-cell office:value-type="float" office:value="228.3419">
            <text:p>228.3419</text:p>
          </table:table-cell>
          <table:table-cell office:value-type="float" office:value="230.6484">
            <text:p>230.6484</text:p>
          </table:table-cell>
          <table:table-cell office:value-type="string">
            <text:p>23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8.3419">
            <text:p>228.3419</text:p>
          </table:table-cell>
          <table:table-cell office:value-type="string">
            <text:p>4/23/2013</text:p>
          </table:table-cell>
          <table:table-cell table:number-columns-repeated="2" office:value-type="float" office:value="230.6484">
            <text:p>230.64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3.3138">
            <text:p>233.3138</text:p>
          </table:table-cell>
          <table:table-cell office:value-type="float" office:value="230.9807">
            <text:p>230.9807</text:p>
          </table:table-cell>
          <table:table-cell office:value-type="float" office:value="233.3138">
            <text:p>233.3138</text:p>
          </table:table-cell>
          <table:table-cell office:value-type="string">
            <text:p>25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0.9807">
            <text:p>230.9807</text:p>
          </table:table-cell>
          <table:table-cell office:value-type="string">
            <text:p>4/25/2013</text:p>
          </table:table-cell>
          <table:table-cell table:number-columns-repeated="2" office:value-type="float" office:value="233.3138">
            <text:p>233.31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2.3481">
            <text:p>232.3481</text:p>
          </table:table-cell>
          <table:table-cell office:value-type="float" office:value="230.0246">
            <text:p>230.0246</text:p>
          </table:table-cell>
          <table:table-cell office:value-type="float" office:value="232.3481">
            <text:p>232.3481</text:p>
          </table:table-cell>
          <table:table-cell office:value-type="string">
            <text:p>26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0.0246">
            <text:p>230.0246</text:p>
          </table:table-cell>
          <table:table-cell office:value-type="string">
            <text:p>4/26/2013</text:p>
          </table:table-cell>
          <table:table-cell table:number-columns-repeated="2" office:value-type="float" office:value="232.3481">
            <text:p>232.34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3.6059">
            <text:p>233.6059</text:p>
          </table:table-cell>
          <table:table-cell office:value-type="float" office:value="231.2698">
            <text:p>231.2698</text:p>
          </table:table-cell>
          <table:table-cell office:value-type="float" office:value="233.6059">
            <text:p>233.6059</text:p>
          </table:table-cell>
          <table:table-cell office:value-type="string">
            <text:p>29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2698">
            <text:p>231.2698</text:p>
          </table:table-cell>
          <table:table-cell office:value-type="string">
            <text:p>4/29/2013</text:p>
          </table:table-cell>
          <table:table-cell table:number-columns-repeated="2" office:value-type="float" office:value="233.6059">
            <text:p>233.60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5422">
            <text:p>234.5422</text:p>
          </table:table-cell>
          <table:table-cell office:value-type="float" office:value="232.1968">
            <text:p>232.1968</text:p>
          </table:table-cell>
          <table:table-cell office:value-type="float" office:value="234.5422">
            <text:p>234.5422</text:p>
          </table:table-cell>
          <table:table-cell office:value-type="string">
            <text:p>30-Apr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1968">
            <text:p>232.1968</text:p>
          </table:table-cell>
          <table:table-cell office:value-type="string">
            <text:p>4/30/2013</text:p>
          </table:table-cell>
          <table:table-cell table:number-columns-repeated="2" office:value-type="float" office:value="234.5422">
            <text:p>234.54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8513">
            <text:p>235.8513</text:p>
          </table:table-cell>
          <table:table-cell office:value-type="float" office:value="233.4928">
            <text:p>233.4928</text:p>
          </table:table-cell>
          <table:table-cell office:value-type="float" office:value="235.8513">
            <text:p>235.8513</text:p>
          </table:table-cell>
          <table:table-cell office:value-type="string">
            <text:p>2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4928">
            <text:p>233.4928</text:p>
          </table:table-cell>
          <table:table-cell office:value-type="string">
            <text:p>5/2/2013</text:p>
          </table:table-cell>
          <table:table-cell table:number-columns-repeated="2" office:value-type="float" office:value="235.8513">
            <text:p>235.85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5336">
            <text:p>234.5336</text:p>
          </table:table-cell>
          <table:table-cell office:value-type="float" office:value="232.1883">
            <text:p>232.1883</text:p>
          </table:table-cell>
          <table:table-cell office:value-type="float" office:value="234.5336">
            <text:p>234.5336</text:p>
          </table:table-cell>
          <table:table-cell office:value-type="string">
            <text:p>3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1883">
            <text:p>232.1883</text:p>
          </table:table-cell>
          <table:table-cell office:value-type="string">
            <text:p>5/3/2013</text:p>
          </table:table-cell>
          <table:table-cell table:number-columns-repeated="2" office:value-type="float" office:value="234.5336">
            <text:p>234.53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6663">
            <text:p>235.6663</text:p>
          </table:table-cell>
          <table:table-cell office:value-type="float" office:value="233.3096">
            <text:p>233.3096</text:p>
          </table:table-cell>
          <table:table-cell office:value-type="float" office:value="235.6663">
            <text:p>235.6663</text:p>
          </table:table-cell>
          <table:table-cell office:value-type="string">
            <text:p>6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3096">
            <text:p>233.3096</text:p>
          </table:table-cell>
          <table:table-cell office:value-type="string">
            <text:p>5/6/2013</text:p>
          </table:table-cell>
          <table:table-cell table:number-columns-repeated="2" office:value-type="float" office:value="235.6663">
            <text:p>235.66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8577">
            <text:p>237.8577</text:p>
          </table:table-cell>
          <table:table-cell office:value-type="float" office:value="235.4791">
            <text:p>235.4791</text:p>
          </table:table-cell>
          <table:table-cell office:value-type="float" office:value="237.8577">
            <text:p>237.8577</text:p>
          </table:table-cell>
          <table:table-cell office:value-type="string">
            <text:p>7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4791">
            <text:p>235.4791</text:p>
          </table:table-cell>
          <table:table-cell office:value-type="string">
            <text:p>5/7/2013</text:p>
          </table:table-cell>
          <table:table-cell table:number-columns-repeated="2" office:value-type="float" office:value="237.8577">
            <text:p>237.857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7591">
            <text:p>237.7591</text:p>
          </table:table-cell>
          <table:table-cell office:value-type="float" office:value="235.3815">
            <text:p>235.3815</text:p>
          </table:table-cell>
          <table:table-cell office:value-type="float" office:value="237.7591">
            <text:p>237.7591</text:p>
          </table:table-cell>
          <table:table-cell office:value-type="string">
            <text:p>8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3815">
            <text:p>235.3815</text:p>
          </table:table-cell>
          <table:table-cell office:value-type="string">
            <text:p>5/8/2013</text:p>
          </table:table-cell>
          <table:table-cell table:number-columns-repeated="2" office:value-type="float" office:value="237.7591">
            <text:p>237.75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6.9785">
            <text:p>236.9785</text:p>
          </table:table-cell>
          <table:table-cell office:value-type="float" office:value="234.6087">
            <text:p>234.6087</text:p>
          </table:table-cell>
          <table:table-cell office:value-type="float" office:value="236.9785">
            <text:p>236.9785</text:p>
          </table:table-cell>
          <table:table-cell office:value-type="string">
            <text:p>9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6087">
            <text:p>234.6087</text:p>
          </table:table-cell>
          <table:table-cell office:value-type="string">
            <text:p>5/9/2013</text:p>
          </table:table-cell>
          <table:table-cell table:number-columns-repeated="2" office:value-type="float" office:value="236.9785">
            <text:p>236.97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7294">
            <text:p>238.7294</text:p>
          </table:table-cell>
          <table:table-cell office:value-type="float" office:value="236.3421">
            <text:p>236.3421</text:p>
          </table:table-cell>
          <table:table-cell office:value-type="float" office:value="238.7294">
            <text:p>238.7294</text:p>
          </table:table-cell>
          <table:table-cell office:value-type="string">
            <text:p>10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3421">
            <text:p>236.3421</text:p>
          </table:table-cell>
          <table:table-cell office:value-type="string">
            <text:p>5/10/2013</text:p>
          </table:table-cell>
          <table:table-cell table:number-columns-repeated="2" office:value-type="float" office:value="238.7294">
            <text:p>238.72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7454">
            <text:p>235.7454</text:p>
          </table:table-cell>
          <table:table-cell office:value-type="float" office:value="233.3879">
            <text:p>233.3879</text:p>
          </table:table-cell>
          <table:table-cell office:value-type="float" office:value="235.7454">
            <text:p>235.7454</text:p>
          </table:table-cell>
          <table:table-cell office:value-type="string">
            <text:p>13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3879">
            <text:p>233.3879</text:p>
          </table:table-cell>
          <table:table-cell office:value-type="string">
            <text:p>5/13/2013</text:p>
          </table:table-cell>
          <table:table-cell table:number-columns-repeated="2" office:value-type="float" office:value="235.7454">
            <text:p>235.74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6.2258">
            <text:p>236.2258</text:p>
          </table:table-cell>
          <table:table-cell office:value-type="float" office:value="233.8635">
            <text:p>233.8635</text:p>
          </table:table-cell>
          <table:table-cell office:value-type="float" office:value="236.2258">
            <text:p>236.2258</text:p>
          </table:table-cell>
          <table:table-cell office:value-type="string">
            <text:p>14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8635">
            <text:p>233.8635</text:p>
          </table:table-cell>
          <table:table-cell office:value-type="string">
            <text:p>5/14/2013</text:p>
          </table:table-cell>
          <table:table-cell table:number-columns-repeated="2" office:value-type="float" office:value="236.2258">
            <text:p>236.22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6486">
            <text:p>240.6486</text:p>
          </table:table-cell>
          <table:table-cell office:value-type="float" office:value="238.2421">
            <text:p>238.2421</text:p>
          </table:table-cell>
          <table:table-cell office:value-type="float" office:value="240.6486">
            <text:p>240.6486</text:p>
          </table:table-cell>
          <table:table-cell office:value-type="string">
            <text:p>15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2421">
            <text:p>238.2421</text:p>
          </table:table-cell>
          <table:table-cell office:value-type="string">
            <text:p>5/15/2013</text:p>
          </table:table-cell>
          <table:table-cell table:number-columns-repeated="2" office:value-type="float" office:value="240.6486">
            <text:p>240.648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9848">
            <text:p>241.9848</text:p>
          </table:table-cell>
          <table:table-cell office:value-type="float" office:value="239.565">
            <text:p>239.565</text:p>
          </table:table-cell>
          <table:table-cell office:value-type="float" office:value="241.9848">
            <text:p>241.9848</text:p>
          </table:table-cell>
          <table:table-cell office:value-type="string">
            <text:p>16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565">
            <text:p>239.565</text:p>
          </table:table-cell>
          <table:table-cell office:value-type="string">
            <text:p>5/16/2013</text:p>
          </table:table-cell>
          <table:table-cell table:number-columns-repeated="2" office:value-type="float" office:value="241.9848">
            <text:p>241.98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0938">
            <text:p>242.0938</text:p>
          </table:table-cell>
          <table:table-cell office:value-type="float" office:value="239.6729">
            <text:p>239.6729</text:p>
          </table:table-cell>
          <table:table-cell office:value-type="float" office:value="242.0938">
            <text:p>242.0938</text:p>
          </table:table-cell>
          <table:table-cell office:value-type="string">
            <text:p>17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6729">
            <text:p>239.6729</text:p>
          </table:table-cell>
          <table:table-cell office:value-type="string">
            <text:p>5/17/2013</text:p>
          </table:table-cell>
          <table:table-cell table:number-columns-repeated="2" office:value-type="float" office:value="242.0938">
            <text:p>242.09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2743">
            <text:p>240.2743</text:p>
          </table:table-cell>
          <table:table-cell office:value-type="float" office:value="237.8716">
            <text:p>237.8716</text:p>
          </table:table-cell>
          <table:table-cell office:value-type="float" office:value="240.2743">
            <text:p>240.2743</text:p>
          </table:table-cell>
          <table:table-cell office:value-type="string">
            <text:p>20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8716">
            <text:p>237.8716</text:p>
          </table:table-cell>
          <table:table-cell office:value-type="string">
            <text:p>5/20/2013</text:p>
          </table:table-cell>
          <table:table-cell table:number-columns-repeated="2" office:value-type="float" office:value="240.2743">
            <text:p>240.27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4069">
            <text:p>238.4069</text:p>
          </table:table-cell>
          <table:table-cell office:value-type="float" office:value="236.0228">
            <text:p>236.0228</text:p>
          </table:table-cell>
          <table:table-cell office:value-type="float" office:value="238.4069">
            <text:p>238.4069</text:p>
          </table:table-cell>
          <table:table-cell office:value-type="string">
            <text:p>21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0228">
            <text:p>236.0228</text:p>
          </table:table-cell>
          <table:table-cell office:value-type="string">
            <text:p>5/21/2013</text:p>
          </table:table-cell>
          <table:table-cell table:number-columns-repeated="2" office:value-type="float" office:value="238.4069">
            <text:p>238.40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1162">
            <text:p>238.1162</text:p>
          </table:table-cell>
          <table:table-cell office:value-type="float" office:value="235.735">
            <text:p>235.735</text:p>
          </table:table-cell>
          <table:table-cell office:value-type="float" office:value="238.1162">
            <text:p>238.1162</text:p>
          </table:table-cell>
          <table:table-cell office:value-type="string">
            <text:p>22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735">
            <text:p>235.735</text:p>
          </table:table-cell>
          <table:table-cell office:value-type="string">
            <text:p>5/22/2013</text:p>
          </table:table-cell>
          <table:table-cell table:number-columns-repeated="2" office:value-type="float" office:value="238.1162">
            <text:p>238.11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3.6275">
            <text:p>233.6275</text:p>
          </table:table-cell>
          <table:table-cell office:value-type="float" office:value="231.2912">
            <text:p>231.2912</text:p>
          </table:table-cell>
          <table:table-cell office:value-type="float" office:value="233.6275">
            <text:p>233.6275</text:p>
          </table:table-cell>
          <table:table-cell office:value-type="string">
            <text:p>23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2912">
            <text:p>231.2912</text:p>
          </table:table-cell>
          <table:table-cell office:value-type="string">
            <text:p>5/23/2013</text:p>
          </table:table-cell>
          <table:table-cell table:number-columns-repeated="2" office:value-type="float" office:value="233.6275">
            <text:p>233.62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5164">
            <text:p>234.5164</text:p>
          </table:table-cell>
          <table:table-cell office:value-type="float" office:value="232.1712">
            <text:p>232.1712</text:p>
          </table:table-cell>
          <table:table-cell office:value-type="float" office:value="234.5164">
            <text:p>234.5164</text:p>
          </table:table-cell>
          <table:table-cell office:value-type="string">
            <text:p>24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1712">
            <text:p>232.1712</text:p>
          </table:table-cell>
          <table:table-cell office:value-type="string">
            <text:p>5/24/2013</text:p>
          </table:table-cell>
          <table:table-cell table:number-columns-repeated="2" office:value-type="float" office:value="234.5164">
            <text:p>234.51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8851">
            <text:p>237.8851</text:p>
          </table:table-cell>
          <table:table-cell office:value-type="float" office:value="235.5062">
            <text:p>235.5062</text:p>
          </table:table-cell>
          <table:table-cell office:value-type="float" office:value="237.8851">
            <text:p>237.8851</text:p>
          </table:table-cell>
          <table:table-cell office:value-type="string">
            <text:p>27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5062">
            <text:p>235.5062</text:p>
          </table:table-cell>
          <table:table-cell office:value-type="string">
            <text:p>5/27/2013</text:p>
          </table:table-cell>
          <table:table-cell table:number-columns-repeated="2" office:value-type="float" office:value="237.8851">
            <text:p>237.88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2432">
            <text:p>239.2432</text:p>
          </table:table-cell>
          <table:table-cell office:value-type="float" office:value="236.8508">
            <text:p>236.8508</text:p>
          </table:table-cell>
          <table:table-cell office:value-type="float" office:value="239.2432">
            <text:p>239.2432</text:p>
          </table:table-cell>
          <table:table-cell office:value-type="string">
            <text:p>28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8508">
            <text:p>236.8508</text:p>
          </table:table-cell>
          <table:table-cell office:value-type="string">
            <text:p>5/28/2013</text:p>
          </table:table-cell>
          <table:table-cell table:number-columns-repeated="2" office:value-type="float" office:value="239.2432">
            <text:p>239.24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2458">
            <text:p>238.2458</text:p>
          </table:table-cell>
          <table:table-cell office:value-type="float" office:value="235.8633">
            <text:p>235.8633</text:p>
          </table:table-cell>
          <table:table-cell office:value-type="float" office:value="238.2458">
            <text:p>238.2458</text:p>
          </table:table-cell>
          <table:table-cell office:value-type="string">
            <text:p>29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8633">
            <text:p>235.8633</text:p>
          </table:table-cell>
          <table:table-cell office:value-type="string">
            <text:p>5/29/2013</text:p>
          </table:table-cell>
          <table:table-cell table:number-columns-repeated="2" office:value-type="float" office:value="238.2458">
            <text:p>238.24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7713">
            <text:p>238.7713</text:p>
          </table:table-cell>
          <table:table-cell office:value-type="float" office:value="236.3836">
            <text:p>236.3836</text:p>
          </table:table-cell>
          <table:table-cell office:value-type="float" office:value="238.7713">
            <text:p>238.7713</text:p>
          </table:table-cell>
          <table:table-cell office:value-type="string">
            <text:p>30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3836">
            <text:p>236.3836</text:p>
          </table:table-cell>
          <table:table-cell office:value-type="string">
            <text:p>5/30/2013</text:p>
          </table:table-cell>
          <table:table-cell table:number-columns-repeated="2" office:value-type="float" office:value="238.7713">
            <text:p>238.77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6824">
            <text:p>234.6824</text:p>
          </table:table-cell>
          <table:table-cell office:value-type="float" office:value="232.3356">
            <text:p>232.3356</text:p>
          </table:table-cell>
          <table:table-cell office:value-type="float" office:value="234.6824">
            <text:p>234.6824</text:p>
          </table:table-cell>
          <table:table-cell office:value-type="string">
            <text:p>31-May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3356">
            <text:p>232.3356</text:p>
          </table:table-cell>
          <table:table-cell office:value-type="string">
            <text:p>5/31/2013</text:p>
          </table:table-cell>
          <table:table-cell table:number-columns-repeated="2" office:value-type="float" office:value="234.6824">
            <text:p>234.68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0593">
            <text:p>234.0593</text:p>
          </table:table-cell>
          <table:table-cell office:value-type="float" office:value="231.7187">
            <text:p>231.7187</text:p>
          </table:table-cell>
          <table:table-cell office:value-type="float" office:value="234.0593">
            <text:p>234.0593</text:p>
          </table:table-cell>
          <table:table-cell office:value-type="string">
            <text:p>3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7187">
            <text:p>231.7187</text:p>
          </table:table-cell>
          <table:table-cell office:value-type="string">
            <text:p>6/3/2013</text:p>
          </table:table-cell>
          <table:table-cell table:number-columns-repeated="2" office:value-type="float" office:value="234.0593">
            <text:p>234.05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2573">
            <text:p>234.2573</text:p>
          </table:table-cell>
          <table:table-cell office:value-type="float" office:value="231.9147">
            <text:p>231.9147</text:p>
          </table:table-cell>
          <table:table-cell office:value-type="float" office:value="234.2573">
            <text:p>234.2573</text:p>
          </table:table-cell>
          <table:table-cell office:value-type="string">
            <text:p>4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9147">
            <text:p>231.9147</text:p>
          </table:table-cell>
          <table:table-cell office:value-type="string">
            <text:p>6/4/2013</text:p>
          </table:table-cell>
          <table:table-cell table:number-columns-repeated="2" office:value-type="float" office:value="234.2573">
            <text:p>234.25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3435">
            <text:p>234.3435</text:p>
          </table:table-cell>
          <table:table-cell office:value-type="float" office:value="232.0001">
            <text:p>232.0001</text:p>
          </table:table-cell>
          <table:table-cell office:value-type="float" office:value="234.3435">
            <text:p>234.3435</text:p>
          </table:table-cell>
          <table:table-cell office:value-type="string">
            <text:p>5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0001">
            <text:p>232.0001</text:p>
          </table:table-cell>
          <table:table-cell office:value-type="string">
            <text:p>6/5/2013</text:p>
          </table:table-cell>
          <table:table-cell table:number-columns-repeated="2" office:value-type="float" office:value="234.3435">
            <text:p>234.34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3.4565">
            <text:p>233.4565</text:p>
          </table:table-cell>
          <table:table-cell office:value-type="float" office:value="231.1219">
            <text:p>231.1219</text:p>
          </table:table-cell>
          <table:table-cell office:value-type="float" office:value="233.4565">
            <text:p>233.4565</text:p>
          </table:table-cell>
          <table:table-cell office:value-type="string">
            <text:p>6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1219">
            <text:p>231.1219</text:p>
          </table:table-cell>
          <table:table-cell office:value-type="string">
            <text:p>6/6/2013</text:p>
          </table:table-cell>
          <table:table-cell table:number-columns-repeated="2" office:value-type="float" office:value="233.4565">
            <text:p>233.45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2.1394">
            <text:p>232.1394</text:p>
          </table:table-cell>
          <table:table-cell office:value-type="float" office:value="229.818">
            <text:p>229.818</text:p>
          </table:table-cell>
          <table:table-cell office:value-type="float" office:value="232.1394">
            <text:p>232.1394</text:p>
          </table:table-cell>
          <table:table-cell office:value-type="string">
            <text:p>7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9.818">
            <text:p>229.818</text:p>
          </table:table-cell>
          <table:table-cell office:value-type="string">
            <text:p>6/7/2013</text:p>
          </table:table-cell>
          <table:table-cell table:number-columns-repeated="2" office:value-type="float" office:value="232.1394">
            <text:p>232.13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1.3165">
            <text:p>231.3165</text:p>
          </table:table-cell>
          <table:table-cell office:value-type="float" office:value="229.0033">
            <text:p>229.0033</text:p>
          </table:table-cell>
          <table:table-cell office:value-type="float" office:value="231.3165">
            <text:p>231.3165</text:p>
          </table:table-cell>
          <table:table-cell office:value-type="string">
            <text:p>10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9.0033">
            <text:p>229.0033</text:p>
          </table:table-cell>
          <table:table-cell office:value-type="string">
            <text:p>6/10/2013</text:p>
          </table:table-cell>
          <table:table-cell table:number-columns-repeated="2" office:value-type="float" office:value="231.3165">
            <text:p>231.31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7.8223">
            <text:p>227.8223</text:p>
          </table:table-cell>
          <table:table-cell office:value-type="float" office:value="225.5441">
            <text:p>225.5441</text:p>
          </table:table-cell>
          <table:table-cell office:value-type="float" office:value="227.8223">
            <text:p>227.8223</text:p>
          </table:table-cell>
          <table:table-cell office:value-type="string">
            <text:p>11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5.5441">
            <text:p>225.5441</text:p>
          </table:table-cell>
          <table:table-cell office:value-type="string">
            <text:p>6/11/2013</text:p>
          </table:table-cell>
          <table:table-cell table:number-columns-repeated="2" office:value-type="float" office:value="227.8223">
            <text:p>227.82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7.5649">
            <text:p>227.5649</text:p>
          </table:table-cell>
          <table:table-cell office:value-type="float" office:value="225.2893">
            <text:p>225.2893</text:p>
          </table:table-cell>
          <table:table-cell office:value-type="float" office:value="227.5649">
            <text:p>227.5649</text:p>
          </table:table-cell>
          <table:table-cell office:value-type="string">
            <text:p>12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5.2893">
            <text:p>225.2893</text:p>
          </table:table-cell>
          <table:table-cell office:value-type="string">
            <text:p>6/12/2013</text:p>
          </table:table-cell>
          <table:table-cell table:number-columns-repeated="2" office:value-type="float" office:value="227.5649">
            <text:p>227.56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5.9486">
            <text:p>225.9486</text:p>
          </table:table-cell>
          <table:table-cell office:value-type="float" office:value="223.6891">
            <text:p>223.6891</text:p>
          </table:table-cell>
          <table:table-cell office:value-type="float" office:value="225.9486">
            <text:p>225.9486</text:p>
          </table:table-cell>
          <table:table-cell office:value-type="string">
            <text:p>13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6891">
            <text:p>223.6891</text:p>
          </table:table-cell>
          <table:table-cell office:value-type="string">
            <text:p>6/13/2013</text:p>
          </table:table-cell>
          <table:table-cell table:number-columns-repeated="2" office:value-type="float" office:value="225.9486">
            <text:p>225.948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0927">
            <text:p>229.0927</text:p>
          </table:table-cell>
          <table:table-cell office:value-type="float" office:value="226.8018">
            <text:p>226.8018</text:p>
          </table:table-cell>
          <table:table-cell office:value-type="float" office:value="229.0927">
            <text:p>229.0927</text:p>
          </table:table-cell>
          <table:table-cell office:value-type="string">
            <text:p>14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8018">
            <text:p>226.8018</text:p>
          </table:table-cell>
          <table:table-cell office:value-type="string">
            <text:p>6/14/2013</text:p>
          </table:table-cell>
          <table:table-cell table:number-columns-repeated="2" office:value-type="float" office:value="229.0927">
            <text:p>229.092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0.2488">
            <text:p>230.2488</text:p>
          </table:table-cell>
          <table:table-cell office:value-type="float" office:value="227.9463">
            <text:p>227.9463</text:p>
          </table:table-cell>
          <table:table-cell office:value-type="float" office:value="230.2488">
            <text:p>230.2488</text:p>
          </table:table-cell>
          <table:table-cell office:value-type="string">
            <text:p>17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9463">
            <text:p>227.9463</text:p>
          </table:table-cell>
          <table:table-cell office:value-type="string">
            <text:p>6/17/2013</text:p>
          </table:table-cell>
          <table:table-cell table:number-columns-repeated="2" office:value-type="float" office:value="230.2488">
            <text:p>230.24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2362">
            <text:p>229.2362</text:p>
          </table:table-cell>
          <table:table-cell office:value-type="float" office:value="226.9438">
            <text:p>226.9438</text:p>
          </table:table-cell>
          <table:table-cell office:value-type="float" office:value="229.2362">
            <text:p>229.2362</text:p>
          </table:table-cell>
          <table:table-cell office:value-type="string">
            <text:p>18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9438">
            <text:p>226.9438</text:p>
          </table:table-cell>
          <table:table-cell office:value-type="string">
            <text:p>6/18/2013</text:p>
          </table:table-cell>
          <table:table-cell table:number-columns-repeated="2" office:value-type="float" office:value="229.2362">
            <text:p>229.23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7652">
            <text:p>229.7652</text:p>
          </table:table-cell>
          <table:table-cell office:value-type="float" office:value="227.4675">
            <text:p>227.4675</text:p>
          </table:table-cell>
          <table:table-cell office:value-type="float" office:value="229.7652">
            <text:p>229.7652</text:p>
          </table:table-cell>
          <table:table-cell office:value-type="string">
            <text:p>19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4675">
            <text:p>227.4675</text:p>
          </table:table-cell>
          <table:table-cell office:value-type="string">
            <text:p>6/19/2013</text:p>
          </table:table-cell>
          <table:table-cell table:number-columns-repeated="2" office:value-type="float" office:value="229.7652">
            <text:p>229.76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4.017">
            <text:p>224.017</text:p>
          </table:table-cell>
          <table:table-cell office:value-type="float" office:value="221.7768">
            <text:p>221.7768</text:p>
          </table:table-cell>
          <table:table-cell office:value-type="float" office:value="224.017">
            <text:p>224.017</text:p>
          </table:table-cell>
          <table:table-cell office:value-type="string">
            <text:p>20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1.7768">
            <text:p>221.7768</text:p>
          </table:table-cell>
          <table:table-cell office:value-type="string">
            <text:p>6/20/2013</text:p>
          </table:table-cell>
          <table:table-cell table:number-columns-repeated="2" office:value-type="float" office:value="224.017">
            <text:p>224.0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4.2642">
            <text:p>224.2642</text:p>
          </table:table-cell>
          <table:table-cell office:value-type="float" office:value="222.0216">
            <text:p>222.0216</text:p>
          </table:table-cell>
          <table:table-cell office:value-type="float" office:value="224.2642">
            <text:p>224.2642</text:p>
          </table:table-cell>
          <table:table-cell office:value-type="string">
            <text:p>21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2.0216">
            <text:p>222.0216</text:p>
          </table:table-cell>
          <table:table-cell office:value-type="string">
            <text:p>6/21/2013</text:p>
          </table:table-cell>
          <table:table-cell table:number-columns-repeated="2" office:value-type="float" office:value="224.2642">
            <text:p>224.26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0.7537">
            <text:p>220.7537</text:p>
          </table:table-cell>
          <table:table-cell office:value-type="float" office:value="218.5462">
            <text:p>218.5462</text:p>
          </table:table-cell>
          <table:table-cell office:value-type="float" office:value="220.7537">
            <text:p>220.7537</text:p>
          </table:table-cell>
          <table:table-cell office:value-type="string">
            <text:p>24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8.5462">
            <text:p>218.5462</text:p>
          </table:table-cell>
          <table:table-cell office:value-type="string">
            <text:p>6/24/2013</text:p>
          </table:table-cell>
          <table:table-cell table:number-columns-repeated="2" office:value-type="float" office:value="220.7537">
            <text:p>220.75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1.6136">
            <text:p>221.6136</text:p>
          </table:table-cell>
          <table:table-cell office:value-type="float" office:value="219.3975">
            <text:p>219.3975</text:p>
          </table:table-cell>
          <table:table-cell office:value-type="float" office:value="221.6136">
            <text:p>221.6136</text:p>
          </table:table-cell>
          <table:table-cell office:value-type="string">
            <text:p>25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9.3975">
            <text:p>219.3975</text:p>
          </table:table-cell>
          <table:table-cell office:value-type="string">
            <text:p>6/25/2013</text:p>
          </table:table-cell>
          <table:table-cell table:number-columns-repeated="2" office:value-type="float" office:value="221.6136">
            <text:p>221.61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0.126">
            <text:p>220.126</text:p>
          </table:table-cell>
          <table:table-cell office:value-type="float" office:value="217.9247">
            <text:p>217.9247</text:p>
          </table:table-cell>
          <table:table-cell office:value-type="float" office:value="220.126">
            <text:p>220.126</text:p>
          </table:table-cell>
          <table:table-cell office:value-type="string">
            <text:p>26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7.9247">
            <text:p>217.9247</text:p>
          </table:table-cell>
          <table:table-cell office:value-type="string">
            <text:p>6/26/2013</text:p>
          </table:table-cell>
          <table:table-cell table:number-columns-repeated="2" office:value-type="float" office:value="220.126">
            <text:p>220.1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2.7145">
            <text:p>222.7145</text:p>
          </table:table-cell>
          <table:table-cell office:value-type="float" office:value="220.4874">
            <text:p>220.4874</text:p>
          </table:table-cell>
          <table:table-cell office:value-type="float" office:value="222.7145">
            <text:p>222.7145</text:p>
          </table:table-cell>
          <table:table-cell office:value-type="string">
            <text:p>27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0.4874">
            <text:p>220.4874</text:p>
          </table:table-cell>
          <table:table-cell office:value-type="string">
            <text:p>6/27/2013</text:p>
          </table:table-cell>
          <table:table-cell table:number-columns-repeated="2" office:value-type="float" office:value="222.7145">
            <text:p>222.71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4384">
            <text:p>228.4384</text:p>
          </table:table-cell>
          <table:table-cell office:value-type="float" office:value="226.154">
            <text:p>226.154</text:p>
          </table:table-cell>
          <table:table-cell office:value-type="float" office:value="228.4384">
            <text:p>228.4384</text:p>
          </table:table-cell>
          <table:table-cell office:value-type="string">
            <text:p>28-Jun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154">
            <text:p>226.154</text:p>
          </table:table-cell>
          <table:table-cell office:value-type="string">
            <text:p>6/28/2013</text:p>
          </table:table-cell>
          <table:table-cell table:number-columns-repeated="2" office:value-type="float" office:value="228.4384">
            <text:p>228.43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0.5217">
            <text:p>230.5217</text:p>
          </table:table-cell>
          <table:table-cell office:value-type="float" office:value="228.2165">
            <text:p>228.2165</text:p>
          </table:table-cell>
          <table:table-cell office:value-type="float" office:value="230.5217">
            <text:p>230.5217</text:p>
          </table:table-cell>
          <table:table-cell office:value-type="string">
            <text:p>1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8.2165">
            <text:p>228.2165</text:p>
          </table:table-cell>
          <table:table-cell office:value-type="string">
            <text:p>7/1/2013</text:p>
          </table:table-cell>
          <table:table-cell table:number-columns-repeated="2" office:value-type="float" office:value="230.5217">
            <text:p>230.52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9867">
            <text:p>229.9867</text:p>
          </table:table-cell>
          <table:table-cell office:value-type="float" office:value="227.6868">
            <text:p>227.6868</text:p>
          </table:table-cell>
          <table:table-cell office:value-type="float" office:value="229.9867">
            <text:p>229.9867</text:p>
          </table:table-cell>
          <table:table-cell office:value-type="string">
            <text:p>2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6868">
            <text:p>227.6868</text:p>
          </table:table-cell>
          <table:table-cell office:value-type="string">
            <text:p>7/2/2013</text:p>
          </table:table-cell>
          <table:table-cell table:number-columns-repeated="2" office:value-type="float" office:value="229.9867">
            <text:p>229.98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6.0794">
            <text:p>226.0794</text:p>
          </table:table-cell>
          <table:table-cell office:value-type="float" office:value="223.8186">
            <text:p>223.8186</text:p>
          </table:table-cell>
          <table:table-cell office:value-type="float" office:value="226.0794">
            <text:p>226.0794</text:p>
          </table:table-cell>
          <table:table-cell office:value-type="string">
            <text:p>3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8186">
            <text:p>223.8186</text:p>
          </table:table-cell>
          <table:table-cell office:value-type="string">
            <text:p>7/3/2013</text:p>
          </table:table-cell>
          <table:table-cell table:number-columns-repeated="2" office:value-type="float" office:value="226.0794">
            <text:p>226.07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7.8858">
            <text:p>227.8858</text:p>
          </table:table-cell>
          <table:table-cell office:value-type="float" office:value="225.6069">
            <text:p>225.6069</text:p>
          </table:table-cell>
          <table:table-cell office:value-type="float" office:value="227.8858">
            <text:p>227.8858</text:p>
          </table:table-cell>
          <table:table-cell office:value-type="string">
            <text:p>4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5.6069">
            <text:p>225.6069</text:p>
          </table:table-cell>
          <table:table-cell office:value-type="string">
            <text:p>7/4/2013</text:p>
          </table:table-cell>
          <table:table-cell table:number-columns-repeated="2" office:value-type="float" office:value="227.8858">
            <text:p>227.88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0796">
            <text:p>228.0796</text:p>
          </table:table-cell>
          <table:table-cell office:value-type="float" office:value="225.7988">
            <text:p>225.7988</text:p>
          </table:table-cell>
          <table:table-cell office:value-type="float" office:value="228.0796">
            <text:p>228.0796</text:p>
          </table:table-cell>
          <table:table-cell office:value-type="string">
            <text:p>5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5.7988">
            <text:p>225.7988</text:p>
          </table:table-cell>
          <table:table-cell office:value-type="string">
            <text:p>7/5/2013</text:p>
          </table:table-cell>
          <table:table-cell table:number-columns-repeated="2" office:value-type="float" office:value="228.0796">
            <text:p>228.07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6.4055">
            <text:p>226.4055</text:p>
          </table:table-cell>
          <table:table-cell office:value-type="float" office:value="224.1414">
            <text:p>224.1414</text:p>
          </table:table-cell>
          <table:table-cell office:value-type="float" office:value="226.4055">
            <text:p>226.4055</text:p>
          </table:table-cell>
          <table:table-cell office:value-type="string">
            <text:p>8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4.1414">
            <text:p>224.1414</text:p>
          </table:table-cell>
          <table:table-cell office:value-type="string">
            <text:p>7/8/2013</text:p>
          </table:table-cell>
          <table:table-cell table:number-columns-repeated="2" office:value-type="float" office:value="226.4055">
            <text:p>226.40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1142">
            <text:p>228.1142</text:p>
          </table:table-cell>
          <table:table-cell office:value-type="float" office:value="225.8331">
            <text:p>225.8331</text:p>
          </table:table-cell>
          <table:table-cell office:value-type="float" office:value="228.1142">
            <text:p>228.1142</text:p>
          </table:table-cell>
          <table:table-cell office:value-type="string">
            <text:p>9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5.8331">
            <text:p>225.8331</text:p>
          </table:table-cell>
          <table:table-cell office:value-type="string">
            <text:p>7/9/2013</text:p>
          </table:table-cell>
          <table:table-cell table:number-columns-repeated="2" office:value-type="float" office:value="228.1142">
            <text:p>228.11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6.7403">
            <text:p>226.7403</text:p>
          </table:table-cell>
          <table:table-cell office:value-type="float" office:value="224.4729">
            <text:p>224.4729</text:p>
          </table:table-cell>
          <table:table-cell office:value-type="float" office:value="226.7403">
            <text:p>226.7403</text:p>
          </table:table-cell>
          <table:table-cell office:value-type="string">
            <text:p>10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4.4729">
            <text:p>224.4729</text:p>
          </table:table-cell>
          <table:table-cell office:value-type="string">
            <text:p>7/10/2013</text:p>
          </table:table-cell>
          <table:table-cell table:number-columns-repeated="2" office:value-type="float" office:value="226.7403">
            <text:p>226.74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0.5548">
            <text:p>230.5548</text:p>
          </table:table-cell>
          <table:table-cell office:value-type="float" office:value="228.2493">
            <text:p>228.2493</text:p>
          </table:table-cell>
          <table:table-cell office:value-type="float" office:value="230.5548">
            <text:p>230.5548</text:p>
          </table:table-cell>
          <table:table-cell office:value-type="string">
            <text:p>11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8.2493">
            <text:p>228.2493</text:p>
          </table:table-cell>
          <table:table-cell office:value-type="string">
            <text:p>7/11/2013</text:p>
          </table:table-cell>
          <table:table-cell table:number-columns-repeated="2" office:value-type="float" office:value="230.5548">
            <text:p>230.55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3.4362">
            <text:p>233.4362</text:p>
          </table:table-cell>
          <table:table-cell office:value-type="float" office:value="231.1018">
            <text:p>231.1018</text:p>
          </table:table-cell>
          <table:table-cell office:value-type="float" office:value="233.4362">
            <text:p>233.4362</text:p>
          </table:table-cell>
          <table:table-cell office:value-type="string">
            <text:p>12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1018">
            <text:p>231.1018</text:p>
          </table:table-cell>
          <table:table-cell office:value-type="string">
            <text:p>7/12/2013</text:p>
          </table:table-cell>
          <table:table-cell table:number-columns-repeated="2" office:value-type="float" office:value="233.4362">
            <text:p>233.43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1127">
            <text:p>234.1127</text:p>
          </table:table-cell>
          <table:table-cell office:value-type="float" office:value="231.7716">
            <text:p>231.7716</text:p>
          </table:table-cell>
          <table:table-cell office:value-type="float" office:value="234.1127">
            <text:p>234.1127</text:p>
          </table:table-cell>
          <table:table-cell office:value-type="string">
            <text:p>15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7716">
            <text:p>231.7716</text:p>
          </table:table-cell>
          <table:table-cell office:value-type="string">
            <text:p>7/15/2013</text:p>
          </table:table-cell>
          <table:table-cell table:number-columns-repeated="2" office:value-type="float" office:value="234.1127">
            <text:p>234.112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0.798">
            <text:p>230.798</text:p>
          </table:table-cell>
          <table:table-cell office:value-type="float" office:value="228.49">
            <text:p>228.49</text:p>
          </table:table-cell>
          <table:table-cell office:value-type="float" office:value="230.798">
            <text:p>230.798</text:p>
          </table:table-cell>
          <table:table-cell office:value-type="string">
            <text:p>16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8.49">
            <text:p>228.49</text:p>
          </table:table-cell>
          <table:table-cell office:value-type="string">
            <text:p>7/16/2013</text:p>
          </table:table-cell>
          <table:table-cell table:number-columns-repeated="2" office:value-type="float" office:value="230.798">
            <text:p>230.7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2384">
            <text:p>229.2384</text:p>
          </table:table-cell>
          <table:table-cell office:value-type="float" office:value="226.946">
            <text:p>226.946</text:p>
          </table:table-cell>
          <table:table-cell office:value-type="float" office:value="229.2384">
            <text:p>229.2384</text:p>
          </table:table-cell>
          <table:table-cell office:value-type="string">
            <text:p>17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946">
            <text:p>226.946</text:p>
          </table:table-cell>
          <table:table-cell office:value-type="string">
            <text:p>7/17/2013</text:p>
          </table:table-cell>
          <table:table-cell table:number-columns-repeated="2" office:value-type="float" office:value="229.2384">
            <text:p>229.23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1.9207">
            <text:p>231.9207</text:p>
          </table:table-cell>
          <table:table-cell office:value-type="float" office:value="229.6015">
            <text:p>229.6015</text:p>
          </table:table-cell>
          <table:table-cell office:value-type="float" office:value="231.9207">
            <text:p>231.9207</text:p>
          </table:table-cell>
          <table:table-cell office:value-type="string">
            <text:p>18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9.6015">
            <text:p>229.6015</text:p>
          </table:table-cell>
          <table:table-cell office:value-type="string">
            <text:p>7/18/2013</text:p>
          </table:table-cell>
          <table:table-cell table:number-columns-repeated="2" office:value-type="float" office:value="231.9207">
            <text:p>231.92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1.7582">
            <text:p>231.7582</text:p>
          </table:table-cell>
          <table:table-cell office:value-type="float" office:value="229.4406">
            <text:p>229.4406</text:p>
          </table:table-cell>
          <table:table-cell office:value-type="float" office:value="231.7582">
            <text:p>231.7582</text:p>
          </table:table-cell>
          <table:table-cell office:value-type="string">
            <text:p>19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9.4406">
            <text:p>229.4406</text:p>
          </table:table-cell>
          <table:table-cell office:value-type="string">
            <text:p>7/19/2013</text:p>
          </table:table-cell>
          <table:table-cell table:number-columns-repeated="2" office:value-type="float" office:value="231.7582">
            <text:p>231.75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1.839">
            <text:p>231.839</text:p>
          </table:table-cell>
          <table:table-cell office:value-type="float" office:value="229.5206">
            <text:p>229.5206</text:p>
          </table:table-cell>
          <table:table-cell office:value-type="float" office:value="231.839">
            <text:p>231.839</text:p>
          </table:table-cell>
          <table:table-cell office:value-type="string">
            <text:p>22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9.5206">
            <text:p>229.5206</text:p>
          </table:table-cell>
          <table:table-cell office:value-type="string">
            <text:p>7/22/2013</text:p>
          </table:table-cell>
          <table:table-cell table:number-columns-repeated="2" office:value-type="float" office:value="231.839">
            <text:p>231.8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2.4485">
            <text:p>232.4485</text:p>
          </table:table-cell>
          <table:table-cell office:value-type="float" office:value="230.124">
            <text:p>230.124</text:p>
          </table:table-cell>
          <table:table-cell office:value-type="float" office:value="232.4485">
            <text:p>232.4485</text:p>
          </table:table-cell>
          <table:table-cell office:value-type="string">
            <text:p>23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0.124">
            <text:p>230.124</text:p>
          </table:table-cell>
          <table:table-cell office:value-type="string">
            <text:p>7/23/2013</text:p>
          </table:table-cell>
          <table:table-cell table:number-columns-repeated="2" office:value-type="float" office:value="232.4485">
            <text:p>232.44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8639">
            <text:p>228.8639</text:p>
          </table:table-cell>
          <table:table-cell office:value-type="float" office:value="226.5753">
            <text:p>226.5753</text:p>
          </table:table-cell>
          <table:table-cell office:value-type="float" office:value="228.8639">
            <text:p>228.8639</text:p>
          </table:table-cell>
          <table:table-cell office:value-type="string">
            <text:p>24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5753">
            <text:p>226.5753</text:p>
          </table:table-cell>
          <table:table-cell office:value-type="string">
            <text:p>7/24/2013</text:p>
          </table:table-cell>
          <table:table-cell table:number-columns-repeated="2" office:value-type="float" office:value="228.8639">
            <text:p>228.86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6.5585">
            <text:p>226.5585</text:p>
          </table:table-cell>
          <table:table-cell office:value-type="float" office:value="224.2929">
            <text:p>224.2929</text:p>
          </table:table-cell>
          <table:table-cell office:value-type="float" office:value="226.5585">
            <text:p>226.5585</text:p>
          </table:table-cell>
          <table:table-cell office:value-type="string">
            <text:p>25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4.2929">
            <text:p>224.2929</text:p>
          </table:table-cell>
          <table:table-cell office:value-type="string">
            <text:p>7/25/2013</text:p>
          </table:table-cell>
          <table:table-cell table:number-columns-repeated="2" office:value-type="float" office:value="226.5585">
            <text:p>226.55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5.1638">
            <text:p>225.1638</text:p>
          </table:table-cell>
          <table:table-cell office:value-type="float" office:value="222.9122">
            <text:p>222.9122</text:p>
          </table:table-cell>
          <table:table-cell office:value-type="float" office:value="225.1638">
            <text:p>225.1638</text:p>
          </table:table-cell>
          <table:table-cell office:value-type="string">
            <text:p>26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2.9122">
            <text:p>222.9122</text:p>
          </table:table-cell>
          <table:table-cell office:value-type="string">
            <text:p>7/26/2013</text:p>
          </table:table-cell>
          <table:table-cell table:number-columns-repeated="2" office:value-type="float" office:value="225.1638">
            <text:p>225.16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3.7068">
            <text:p>223.7068</text:p>
          </table:table-cell>
          <table:table-cell office:value-type="float" office:value="221.4697">
            <text:p>221.4697</text:p>
          </table:table-cell>
          <table:table-cell office:value-type="float" office:value="223.7068">
            <text:p>223.7068</text:p>
          </table:table-cell>
          <table:table-cell office:value-type="string">
            <text:p>29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1.4697">
            <text:p>221.4697</text:p>
          </table:table-cell>
          <table:table-cell office:value-type="string">
            <text:p>7/29/2013</text:p>
          </table:table-cell>
          <table:table-cell table:number-columns-repeated="2" office:value-type="float" office:value="223.7068">
            <text:p>223.70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9.9988">
            <text:p>219.9988</text:p>
          </table:table-cell>
          <table:table-cell office:value-type="float" office:value="217.7988">
            <text:p>217.7988</text:p>
          </table:table-cell>
          <table:table-cell office:value-type="float" office:value="219.9988">
            <text:p>219.9988</text:p>
          </table:table-cell>
          <table:table-cell office:value-type="string">
            <text:p>30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7.7988">
            <text:p>217.7988</text:p>
          </table:table-cell>
          <table:table-cell office:value-type="string">
            <text:p>7/30/2013</text:p>
          </table:table-cell>
          <table:table-cell table:number-columns-repeated="2" office:value-type="float" office:value="219.9988">
            <text:p>219.99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1.5403">
            <text:p>221.5403</text:p>
          </table:table-cell>
          <table:table-cell office:value-type="float" office:value="219.3249">
            <text:p>219.3249</text:p>
          </table:table-cell>
          <table:table-cell office:value-type="float" office:value="221.5403">
            <text:p>221.5403</text:p>
          </table:table-cell>
          <table:table-cell office:value-type="string">
            <text:p>31-Jul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9.3249">
            <text:p>219.3249</text:p>
          </table:table-cell>
          <table:table-cell office:value-type="string">
            <text:p>7/31/2013</text:p>
          </table:table-cell>
          <table:table-cell table:number-columns-repeated="2" office:value-type="float" office:value="221.5403">
            <text:p>221.54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0.7804">
            <text:p>220.7804</text:p>
          </table:table-cell>
          <table:table-cell office:value-type="float" office:value="218.5726">
            <text:p>218.5726</text:p>
          </table:table-cell>
          <table:table-cell office:value-type="float" office:value="220.7804">
            <text:p>220.7804</text:p>
          </table:table-cell>
          <table:table-cell office:value-type="string">
            <text:p>1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8.5726">
            <text:p>218.5726</text:p>
          </table:table-cell>
          <table:table-cell office:value-type="string">
            <text:p>8/1/2013</text:p>
          </table:table-cell>
          <table:table-cell table:number-columns-repeated="2" office:value-type="float" office:value="220.7804">
            <text:p>220.78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8.2217">
            <text:p>218.2217</text:p>
          </table:table-cell>
          <table:table-cell office:value-type="float" office:value="216.0395">
            <text:p>216.0395</text:p>
          </table:table-cell>
          <table:table-cell office:value-type="float" office:value="218.2217">
            <text:p>218.2217</text:p>
          </table:table-cell>
          <table:table-cell office:value-type="string">
            <text:p>2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6.0395">
            <text:p>216.0395</text:p>
          </table:table-cell>
          <table:table-cell office:value-type="string">
            <text:p>8/2/2013</text:p>
          </table:table-cell>
          <table:table-cell table:number-columns-repeated="2" office:value-type="float" office:value="218.2217">
            <text:p>218.22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8.255">
            <text:p>218.255</text:p>
          </table:table-cell>
          <table:table-cell office:value-type="float" office:value="216.0725">
            <text:p>216.0725</text:p>
          </table:table-cell>
          <table:table-cell office:value-type="float" office:value="218.255">
            <text:p>218.255</text:p>
          </table:table-cell>
          <table:table-cell office:value-type="string">
            <text:p>5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6.0725">
            <text:p>216.0725</text:p>
          </table:table-cell>
          <table:table-cell office:value-type="string">
            <text:p>8/5/2013</text:p>
          </table:table-cell>
          <table:table-cell table:number-columns-repeated="2" office:value-type="float" office:value="218.255">
            <text:p>218.2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2.9656">
            <text:p>212.9656</text:p>
          </table:table-cell>
          <table:table-cell office:value-type="float" office:value="210.8359">
            <text:p>210.8359</text:p>
          </table:table-cell>
          <table:table-cell office:value-type="float" office:value="212.9656">
            <text:p>212.9656</text:p>
          </table:table-cell>
          <table:table-cell office:value-type="string">
            <text:p>6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0.8359">
            <text:p>210.8359</text:p>
          </table:table-cell>
          <table:table-cell office:value-type="string">
            <text:p>8/6/2013</text:p>
          </table:table-cell>
          <table:table-cell table:number-columns-repeated="2" office:value-type="float" office:value="212.9656">
            <text:p>212.96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4.2905">
            <text:p>214.2905</text:p>
          </table:table-cell>
          <table:table-cell office:value-type="float" office:value="212.1476">
            <text:p>212.1476</text:p>
          </table:table-cell>
          <table:table-cell office:value-type="float" office:value="214.2905">
            <text:p>214.2905</text:p>
          </table:table-cell>
          <table:table-cell office:value-type="string">
            <text:p>7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2.1476">
            <text:p>212.1476</text:p>
          </table:table-cell>
          <table:table-cell office:value-type="string">
            <text:p>8/7/2013</text:p>
          </table:table-cell>
          <table:table-cell table:number-columns-repeated="2" office:value-type="float" office:value="214.2905">
            <text:p>214.29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5.3028">
            <text:p>215.3028</text:p>
          </table:table-cell>
          <table:table-cell office:value-type="float" office:value="213.1498">
            <text:p>213.1498</text:p>
          </table:table-cell>
          <table:table-cell office:value-type="float" office:value="215.3028">
            <text:p>215.3028</text:p>
          </table:table-cell>
          <table:table-cell office:value-type="string">
            <text:p>8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3.1498">
            <text:p>213.1498</text:p>
          </table:table-cell>
          <table:table-cell office:value-type="string">
            <text:p>8/8/2013</text:p>
          </table:table-cell>
          <table:table-cell table:number-columns-repeated="2" office:value-type="float" office:value="215.3028">
            <text:p>215.30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7.13">
            <text:p>217.13</text:p>
          </table:table-cell>
          <table:table-cell office:value-type="float" office:value="214.9587">
            <text:p>214.9587</text:p>
          </table:table-cell>
          <table:table-cell office:value-type="float" office:value="217.13">
            <text:p>217.13</text:p>
          </table:table-cell>
          <table:table-cell office:value-type="string">
            <text:p>12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4.9587">
            <text:p>214.9587</text:p>
          </table:table-cell>
          <table:table-cell office:value-type="string">
            <text:p>8/12/2013</text:p>
          </table:table-cell>
          <table:table-cell table:number-columns-repeated="2" office:value-type="float" office:value="217.13">
            <text:p>217.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0.785">
            <text:p>220.785</text:p>
          </table:table-cell>
          <table:table-cell office:value-type="float" office:value="218.5772">
            <text:p>218.5772</text:p>
          </table:table-cell>
          <table:table-cell office:value-type="float" office:value="220.785">
            <text:p>220.785</text:p>
          </table:table-cell>
          <table:table-cell office:value-type="string">
            <text:p>13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8.5772">
            <text:p>218.5772</text:p>
          </table:table-cell>
          <table:table-cell office:value-type="string">
            <text:p>8/13/2013</text:p>
          </table:table-cell>
          <table:table-cell table:number-columns-repeated="2" office:value-type="float" office:value="220.785">
            <text:p>220.7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1.8475">
            <text:p>221.8475</text:p>
          </table:table-cell>
          <table:table-cell office:value-type="float" office:value="219.629">
            <text:p>219.629</text:p>
          </table:table-cell>
          <table:table-cell office:value-type="float" office:value="221.8475">
            <text:p>221.8475</text:p>
          </table:table-cell>
          <table:table-cell office:value-type="string">
            <text:p>14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9.629">
            <text:p>219.629</text:p>
          </table:table-cell>
          <table:table-cell office:value-type="string">
            <text:p>8/14/2013</text:p>
          </table:table-cell>
          <table:table-cell table:number-columns-repeated="2" office:value-type="float" office:value="221.8475">
            <text:p>221.84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4.0052">
            <text:p>214.0052</text:p>
          </table:table-cell>
          <table:table-cell office:value-type="float" office:value="211.8651">
            <text:p>211.8651</text:p>
          </table:table-cell>
          <table:table-cell office:value-type="float" office:value="214.0052">
            <text:p>214.0052</text:p>
          </table:table-cell>
          <table:table-cell office:value-type="string">
            <text:p>16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1.8651">
            <text:p>211.8651</text:p>
          </table:table-cell>
          <table:table-cell office:value-type="string">
            <text:p>8/16/2013</text:p>
          </table:table-cell>
          <table:table-cell table:number-columns-repeated="2" office:value-type="float" office:value="214.0052">
            <text:p>214.00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0.3886">
            <text:p>210.3886</text:p>
          </table:table-cell>
          <table:table-cell office:value-type="float" office:value="208.2847">
            <text:p>208.2847</text:p>
          </table:table-cell>
          <table:table-cell office:value-type="float" office:value="210.3886">
            <text:p>210.3886</text:p>
          </table:table-cell>
          <table:table-cell office:value-type="string">
            <text:p>19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8.2847">
            <text:p>208.2847</text:p>
          </table:table-cell>
          <table:table-cell office:value-type="string">
            <text:p>8/19/2013</text:p>
          </table:table-cell>
          <table:table-cell table:number-columns-repeated="2" office:value-type="float" office:value="210.3886">
            <text:p>210.388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0.7853">
            <text:p>210.7853</text:p>
          </table:table-cell>
          <table:table-cell office:value-type="float" office:value="208.6774">
            <text:p>208.6774</text:p>
          </table:table-cell>
          <table:table-cell office:value-type="float" office:value="210.7853">
            <text:p>210.7853</text:p>
          </table:table-cell>
          <table:table-cell office:value-type="string">
            <text:p>20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8.6774">
            <text:p>208.6774</text:p>
          </table:table-cell>
          <table:table-cell office:value-type="string">
            <text:p>8/20/2013</text:p>
          </table:table-cell>
          <table:table-cell table:number-columns-repeated="2" office:value-type="float" office:value="210.7853">
            <text:p>210.78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07.5875">
            <text:p>207.5875</text:p>
          </table:table-cell>
          <table:table-cell office:value-type="float" office:value="205.5116">
            <text:p>205.5116</text:p>
          </table:table-cell>
          <table:table-cell office:value-type="float" office:value="207.5875">
            <text:p>207.5875</text:p>
          </table:table-cell>
          <table:table-cell office:value-type="string">
            <text:p>21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5.5116">
            <text:p>205.5116</text:p>
          </table:table-cell>
          <table:table-cell office:value-type="string">
            <text:p>8/21/2013</text:p>
          </table:table-cell>
          <table:table-cell table:number-columns-repeated="2" office:value-type="float" office:value="207.5875">
            <text:p>207.58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1.4905">
            <text:p>211.4905</text:p>
          </table:table-cell>
          <table:table-cell office:value-type="float" office:value="209.3756">
            <text:p>209.3756</text:p>
          </table:table-cell>
          <table:table-cell office:value-type="float" office:value="211.4905">
            <text:p>211.4905</text:p>
          </table:table-cell>
          <table:table-cell office:value-type="string">
            <text:p>22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9.3756">
            <text:p>209.3756</text:p>
          </table:table-cell>
          <table:table-cell office:value-type="string">
            <text:p>8/22/2013</text:p>
          </table:table-cell>
          <table:table-cell table:number-columns-repeated="2" office:value-type="float" office:value="211.4905">
            <text:p>211.49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2.9565">
            <text:p>212.9565</text:p>
          </table:table-cell>
          <table:table-cell office:value-type="float" office:value="210.8269">
            <text:p>210.8269</text:p>
          </table:table-cell>
          <table:table-cell office:value-type="float" office:value="212.9565">
            <text:p>212.9565</text:p>
          </table:table-cell>
          <table:table-cell office:value-type="string">
            <text:p>23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0.8269">
            <text:p>210.8269</text:p>
          </table:table-cell>
          <table:table-cell office:value-type="string">
            <text:p>8/23/2013</text:p>
          </table:table-cell>
          <table:table-cell table:number-columns-repeated="2" office:value-type="float" office:value="212.9565">
            <text:p>212.95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3.4032">
            <text:p>213.4032</text:p>
          </table:table-cell>
          <table:table-cell office:value-type="float" office:value="211.2692">
            <text:p>211.2692</text:p>
          </table:table-cell>
          <table:table-cell office:value-type="float" office:value="213.4032">
            <text:p>213.4032</text:p>
          </table:table-cell>
          <table:table-cell office:value-type="string">
            <text:p>26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1.2692">
            <text:p>211.2692</text:p>
          </table:table-cell>
          <table:table-cell office:value-type="string">
            <text:p>8/26/2013</text:p>
          </table:table-cell>
          <table:table-cell table:number-columns-repeated="2" office:value-type="float" office:value="213.4032">
            <text:p>213.40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07.2623">
            <text:p>207.2623</text:p>
          </table:table-cell>
          <table:table-cell office:value-type="float" office:value="205.1897">
            <text:p>205.1897</text:p>
          </table:table-cell>
          <table:table-cell office:value-type="float" office:value="207.2623">
            <text:p>207.2623</text:p>
          </table:table-cell>
          <table:table-cell office:value-type="string">
            <text:p>27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5.1897">
            <text:p>205.1897</text:p>
          </table:table-cell>
          <table:table-cell office:value-type="string">
            <text:p>8/27/2013</text:p>
          </table:table-cell>
          <table:table-cell table:number-columns-repeated="2" office:value-type="float" office:value="207.2623">
            <text:p>207.26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05.993">
            <text:p>205.993</text:p>
          </table:table-cell>
          <table:table-cell office:value-type="float" office:value="203.9331">
            <text:p>203.9331</text:p>
          </table:table-cell>
          <table:table-cell office:value-type="float" office:value="205.993">
            <text:p>205.993</text:p>
          </table:table-cell>
          <table:table-cell office:value-type="string">
            <text:p>28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3.9331">
            <text:p>203.9331</text:p>
          </table:table-cell>
          <table:table-cell office:value-type="string">
            <text:p>8/28/2013</text:p>
          </table:table-cell>
          <table:table-cell table:number-columns-repeated="2" office:value-type="float" office:value="205.993">
            <text:p>205.9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0.3501">
            <text:p>210.3501</text:p>
          </table:table-cell>
          <table:table-cell office:value-type="float" office:value="208.2466">
            <text:p>208.2466</text:p>
          </table:table-cell>
          <table:table-cell office:value-type="float" office:value="210.3501">
            <text:p>210.3501</text:p>
          </table:table-cell>
          <table:table-cell office:value-type="string">
            <text:p>29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8.2466">
            <text:p>208.2466</text:p>
          </table:table-cell>
          <table:table-cell office:value-type="string">
            <text:p>8/29/2013</text:p>
          </table:table-cell>
          <table:table-cell table:number-columns-repeated="2" office:value-type="float" office:value="210.3501">
            <text:p>210.35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1.458">
            <text:p>211.458</text:p>
          </table:table-cell>
          <table:table-cell office:value-type="float" office:value="209.3434">
            <text:p>209.3434</text:p>
          </table:table-cell>
          <table:table-cell office:value-type="float" office:value="211.458">
            <text:p>211.458</text:p>
          </table:table-cell>
          <table:table-cell office:value-type="string">
            <text:p>30-Aug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9.3434">
            <text:p>209.3434</text:p>
          </table:table-cell>
          <table:table-cell office:value-type="string">
            <text:p>8/30/2013</text:p>
          </table:table-cell>
          <table:table-cell table:number-columns-repeated="2" office:value-type="float" office:value="211.458">
            <text:p>211.4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3.4653">
            <text:p>213.4653</text:p>
          </table:table-cell>
          <table:table-cell office:value-type="float" office:value="211.3306">
            <text:p>211.3306</text:p>
          </table:table-cell>
          <table:table-cell office:value-type="float" office:value="213.4653">
            <text:p>213.4653</text:p>
          </table:table-cell>
          <table:table-cell office:value-type="string">
            <text:p>2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1.3306">
            <text:p>211.3306</text:p>
          </table:table-cell>
          <table:table-cell office:value-type="string">
            <text:p>9/2/2013</text:p>
          </table:table-cell>
          <table:table-cell table:number-columns-repeated="2" office:value-type="float" office:value="213.4653">
            <text:p>213.46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06.9161">
            <text:p>206.9161</text:p>
          </table:table-cell>
          <table:table-cell office:value-type="float" office:value="204.8469">
            <text:p>204.8469</text:p>
          </table:table-cell>
          <table:table-cell office:value-type="float" office:value="206.9161">
            <text:p>206.9161</text:p>
          </table:table-cell>
          <table:table-cell office:value-type="string">
            <text:p>3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4.8469">
            <text:p>204.8469</text:p>
          </table:table-cell>
          <table:table-cell office:value-type="string">
            <text:p>9/3/2013</text:p>
          </table:table-cell>
          <table:table-cell table:number-columns-repeated="2" office:value-type="float" office:value="206.9161">
            <text:p>206.916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1.1387">
            <text:p>211.1387</text:p>
          </table:table-cell>
          <table:table-cell office:value-type="float" office:value="209.0273">
            <text:p>209.0273</text:p>
          </table:table-cell>
          <table:table-cell office:value-type="float" office:value="211.1387">
            <text:p>211.1387</text:p>
          </table:table-cell>
          <table:table-cell office:value-type="string">
            <text:p>4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09.0273">
            <text:p>209.0273</text:p>
          </table:table-cell>
          <table:table-cell office:value-type="string">
            <text:p>9/4/2013</text:p>
          </table:table-cell>
          <table:table-cell table:number-columns-repeated="2" office:value-type="float" office:value="211.1387">
            <text:p>211.13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16.676">
            <text:p>216.676</text:p>
          </table:table-cell>
          <table:table-cell office:value-type="float" office:value="214.5092">
            <text:p>214.5092</text:p>
          </table:table-cell>
          <table:table-cell office:value-type="float" office:value="216.676">
            <text:p>216.676</text:p>
          </table:table-cell>
          <table:table-cell office:value-type="string">
            <text:p>5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4.5092">
            <text:p>214.5092</text:p>
          </table:table-cell>
          <table:table-cell office:value-type="string">
            <text:p>9/5/2013</text:p>
          </table:table-cell>
          <table:table-cell table:number-columns-repeated="2" office:value-type="float" office:value="216.676">
            <text:p>216.6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1.0954">
            <text:p>221.0954</text:p>
          </table:table-cell>
          <table:table-cell office:value-type="float" office:value="218.8844">
            <text:p>218.8844</text:p>
          </table:table-cell>
          <table:table-cell office:value-type="float" office:value="221.0954">
            <text:p>221.0954</text:p>
          </table:table-cell>
          <table:table-cell office:value-type="string">
            <text:p>6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18.8844">
            <text:p>218.8844</text:p>
          </table:table-cell>
          <table:table-cell office:value-type="string">
            <text:p>9/6/2013</text:p>
          </table:table-cell>
          <table:table-cell table:number-columns-repeated="2" office:value-type="float" office:value="221.0954">
            <text:p>221.09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6.974">
            <text:p>226.974</text:p>
          </table:table-cell>
          <table:table-cell office:value-type="float" office:value="224.7043">
            <text:p>224.7043</text:p>
          </table:table-cell>
          <table:table-cell office:value-type="float" office:value="226.974">
            <text:p>226.974</text:p>
          </table:table-cell>
          <table:table-cell office:value-type="string">
            <text:p>10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4.7043">
            <text:p>224.7043</text:p>
          </table:table-cell>
          <table:table-cell office:value-type="string">
            <text:p>9/10/2013</text:p>
          </table:table-cell>
          <table:table-cell table:number-columns-repeated="2" office:value-type="float" office:value="226.974">
            <text:p>226.9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3545">
            <text:p>228.3545</text:p>
          </table:table-cell>
          <table:table-cell office:value-type="float" office:value="226.071">
            <text:p>226.071</text:p>
          </table:table-cell>
          <table:table-cell office:value-type="float" office:value="228.3545">
            <text:p>228.3545</text:p>
          </table:table-cell>
          <table:table-cell office:value-type="string">
            <text:p>11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071">
            <text:p>226.071</text:p>
          </table:table-cell>
          <table:table-cell office:value-type="string">
            <text:p>9/11/2013</text:p>
          </table:table-cell>
          <table:table-cell table:number-columns-repeated="2" office:value-type="float" office:value="228.3545">
            <text:p>228.35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5.3709">
            <text:p>225.3709</text:p>
          </table:table-cell>
          <table:table-cell office:value-type="float" office:value="223.1172">
            <text:p>223.1172</text:p>
          </table:table-cell>
          <table:table-cell office:value-type="float" office:value="225.3709">
            <text:p>225.3709</text:p>
          </table:table-cell>
          <table:table-cell office:value-type="string">
            <text:p>12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1172">
            <text:p>223.1172</text:p>
          </table:table-cell>
          <table:table-cell office:value-type="string">
            <text:p>9/12/2013</text:p>
          </table:table-cell>
          <table:table-cell table:number-columns-repeated="2" office:value-type="float" office:value="225.3709">
            <text:p>225.37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5.8953">
            <text:p>225.8953</text:p>
          </table:table-cell>
          <table:table-cell office:value-type="float" office:value="223.6363">
            <text:p>223.6363</text:p>
          </table:table-cell>
          <table:table-cell office:value-type="float" office:value="225.8953">
            <text:p>225.8953</text:p>
          </table:table-cell>
          <table:table-cell office:value-type="string">
            <text:p>13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3.6363">
            <text:p>223.6363</text:p>
          </table:table-cell>
          <table:table-cell office:value-type="string">
            <text:p>9/13/2013</text:p>
          </table:table-cell>
          <table:table-cell table:number-columns-repeated="2" office:value-type="float" office:value="225.8953">
            <text:p>225.89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7.1222">
            <text:p>227.1222</text:p>
          </table:table-cell>
          <table:table-cell office:value-type="float" office:value="224.851">
            <text:p>224.851</text:p>
          </table:table-cell>
          <table:table-cell office:value-type="float" office:value="227.1222">
            <text:p>227.1222</text:p>
          </table:table-cell>
          <table:table-cell office:value-type="string">
            <text:p>16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4.851">
            <text:p>224.851</text:p>
          </table:table-cell>
          <table:table-cell office:value-type="string">
            <text:p>9/16/2013</text:p>
          </table:table-cell>
          <table:table-cell table:number-columns-repeated="2" office:value-type="float" office:value="227.1222">
            <text:p>227.12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7.8992">
            <text:p>227.8992</text:p>
          </table:table-cell>
          <table:table-cell office:value-type="float" office:value="225.6202">
            <text:p>225.6202</text:p>
          </table:table-cell>
          <table:table-cell office:value-type="float" office:value="227.8992">
            <text:p>227.8992</text:p>
          </table:table-cell>
          <table:table-cell office:value-type="string">
            <text:p>17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5.6202">
            <text:p>225.6202</text:p>
          </table:table-cell>
          <table:table-cell office:value-type="string">
            <text:p>9/17/2013</text:p>
          </table:table-cell>
          <table:table-cell table:number-columns-repeated="2" office:value-type="float" office:value="227.8992">
            <text:p>227.899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6787">
            <text:p>229.6787</text:p>
          </table:table-cell>
          <table:table-cell office:value-type="float" office:value="227.3819">
            <text:p>227.3819</text:p>
          </table:table-cell>
          <table:table-cell office:value-type="float" office:value="229.6787">
            <text:p>229.6787</text:p>
          </table:table-cell>
          <table:table-cell office:value-type="string">
            <text:p>18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3819">
            <text:p>227.3819</text:p>
          </table:table-cell>
          <table:table-cell office:value-type="string">
            <text:p>9/18/2013</text:p>
          </table:table-cell>
          <table:table-cell table:number-columns-repeated="2" office:value-type="float" office:value="229.6787">
            <text:p>229.67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7999">
            <text:p>237.7999</text:p>
          </table:table-cell>
          <table:table-cell office:value-type="float" office:value="235.4219">
            <text:p>235.4219</text:p>
          </table:table-cell>
          <table:table-cell office:value-type="float" office:value="237.7999">
            <text:p>237.7999</text:p>
          </table:table-cell>
          <table:table-cell office:value-type="string">
            <text:p>19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4219">
            <text:p>235.4219</text:p>
          </table:table-cell>
          <table:table-cell office:value-type="string">
            <text:p>9/19/2013</text:p>
          </table:table-cell>
          <table:table-cell table:number-columns-repeated="2" office:value-type="float" office:value="237.7999">
            <text:p>237.79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0489">
            <text:p>234.0489</text:p>
          </table:table-cell>
          <table:table-cell office:value-type="float" office:value="231.7084">
            <text:p>231.7084</text:p>
          </table:table-cell>
          <table:table-cell office:value-type="float" office:value="234.0489">
            <text:p>234.0489</text:p>
          </table:table-cell>
          <table:table-cell office:value-type="string">
            <text:p>20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7084">
            <text:p>231.7084</text:p>
          </table:table-cell>
          <table:table-cell office:value-type="string">
            <text:p>9/20/2013</text:p>
          </table:table-cell>
          <table:table-cell table:number-columns-repeated="2" office:value-type="float" office:value="234.0489">
            <text:p>234.04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8806">
            <text:p>229.8806</text:p>
          </table:table-cell>
          <table:table-cell office:value-type="float" office:value="227.5818">
            <text:p>227.5818</text:p>
          </table:table-cell>
          <table:table-cell office:value-type="float" office:value="229.8806">
            <text:p>229.8806</text:p>
          </table:table-cell>
          <table:table-cell office:value-type="string">
            <text:p>23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5818">
            <text:p>227.5818</text:p>
          </table:table-cell>
          <table:table-cell office:value-type="string">
            <text:p>9/23/2013</text:p>
          </table:table-cell>
          <table:table-cell table:number-columns-repeated="2" office:value-type="float" office:value="229.8806">
            <text:p>229.88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3395">
            <text:p>229.3395</text:p>
          </table:table-cell>
          <table:table-cell office:value-type="float" office:value="227.0461">
            <text:p>227.0461</text:p>
          </table:table-cell>
          <table:table-cell office:value-type="float" office:value="229.3395">
            <text:p>229.3395</text:p>
          </table:table-cell>
          <table:table-cell office:value-type="string">
            <text:p>24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0461">
            <text:p>227.0461</text:p>
          </table:table-cell>
          <table:table-cell office:value-type="string">
            <text:p>9/24/2013</text:p>
          </table:table-cell>
          <table:table-cell table:number-columns-repeated="2" office:value-type="float" office:value="229.3395">
            <text:p>229.33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0136">
            <text:p>229.0136</text:p>
          </table:table-cell>
          <table:table-cell office:value-type="float" office:value="226.7235">
            <text:p>226.7235</text:p>
          </table:table-cell>
          <table:table-cell office:value-type="float" office:value="229.0136">
            <text:p>229.0136</text:p>
          </table:table-cell>
          <table:table-cell office:value-type="string">
            <text:p>25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7235">
            <text:p>226.7235</text:p>
          </table:table-cell>
          <table:table-cell office:value-type="string">
            <text:p>9/25/2013</text:p>
          </table:table-cell>
          <table:table-cell table:number-columns-repeated="2" office:value-type="float" office:value="229.0136">
            <text:p>229.01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8367">
            <text:p>228.8367</text:p>
          </table:table-cell>
          <table:table-cell office:value-type="float" office:value="226.5483">
            <text:p>226.5483</text:p>
          </table:table-cell>
          <table:table-cell office:value-type="float" office:value="228.8367">
            <text:p>228.8367</text:p>
          </table:table-cell>
          <table:table-cell office:value-type="string">
            <text:p>26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5483">
            <text:p>226.5483</text:p>
          </table:table-cell>
          <table:table-cell office:value-type="string">
            <text:p>9/26/2013</text:p>
          </table:table-cell>
          <table:table-cell table:number-columns-repeated="2" office:value-type="float" office:value="228.8367">
            <text:p>228.83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7.0679">
            <text:p>227.0679</text:p>
          </table:table-cell>
          <table:table-cell office:value-type="float" office:value="224.7972">
            <text:p>224.7972</text:p>
          </table:table-cell>
          <table:table-cell office:value-type="float" office:value="227.0679">
            <text:p>227.0679</text:p>
          </table:table-cell>
          <table:table-cell office:value-type="string">
            <text:p>27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4.7972">
            <text:p>224.7972</text:p>
          </table:table-cell>
          <table:table-cell office:value-type="string">
            <text:p>9/27/2013</text:p>
          </table:table-cell>
          <table:table-cell table:number-columns-repeated="2" office:value-type="float" office:value="227.0679">
            <text:p>227.06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3.4771">
            <text:p>223.4771</text:p>
          </table:table-cell>
          <table:table-cell office:value-type="float" office:value="221.2423">
            <text:p>221.2423</text:p>
          </table:table-cell>
          <table:table-cell office:value-type="float" office:value="223.4771">
            <text:p>223.4771</text:p>
          </table:table-cell>
          <table:table-cell office:value-type="string">
            <text:p>30-Sep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1.2423">
            <text:p>221.2423</text:p>
          </table:table-cell>
          <table:table-cell office:value-type="string">
            <text:p>9/30/2013</text:p>
          </table:table-cell>
          <table:table-cell table:number-columns-repeated="2" office:value-type="float" office:value="223.4771">
            <text:p>223.47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4.6658">
            <text:p>224.6658</text:p>
          </table:table-cell>
          <table:table-cell office:value-type="float" office:value="222.4191">
            <text:p>222.4191</text:p>
          </table:table-cell>
          <table:table-cell office:value-type="float" office:value="224.6658">
            <text:p>224.6658</text:p>
          </table:table-cell>
          <table:table-cell office:value-type="string">
            <text:p>1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2.4191">
            <text:p>222.4191</text:p>
          </table:table-cell>
          <table:table-cell office:value-type="string">
            <text:p>10/1/2013</text:p>
          </table:table-cell>
          <table:table-cell table:number-columns-repeated="2" office:value-type="float" office:value="224.6658">
            <text:p>224.66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0871">
            <text:p>229.0871</text:p>
          </table:table-cell>
          <table:table-cell office:value-type="float" office:value="226.7962">
            <text:p>226.7962</text:p>
          </table:table-cell>
          <table:table-cell office:value-type="float" office:value="229.0871">
            <text:p>229.0871</text:p>
          </table:table-cell>
          <table:table-cell office:value-type="string">
            <text:p>3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7962">
            <text:p>226.7962</text:p>
          </table:table-cell>
          <table:table-cell office:value-type="string">
            <text:p>10/3/2013</text:p>
          </table:table-cell>
          <table:table-cell table:number-columns-repeated="2" office:value-type="float" office:value="229.0871">
            <text:p>229.08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8681">
            <text:p>228.8681</text:p>
          </table:table-cell>
          <table:table-cell office:value-type="float" office:value="226.5794">
            <text:p>226.5794</text:p>
          </table:table-cell>
          <table:table-cell office:value-type="float" office:value="228.8681">
            <text:p>228.8681</text:p>
          </table:table-cell>
          <table:table-cell office:value-type="string">
            <text:p>4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6.5794">
            <text:p>226.5794</text:p>
          </table:table-cell>
          <table:table-cell office:value-type="string">
            <text:p>10/4/2013</text:p>
          </table:table-cell>
          <table:table-cell table:number-columns-repeated="2" office:value-type="float" office:value="228.8681">
            <text:p>228.86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8.1723">
            <text:p>228.1723</text:p>
          </table:table-cell>
          <table:table-cell office:value-type="float" office:value="225.8906">
            <text:p>225.8906</text:p>
          </table:table-cell>
          <table:table-cell office:value-type="float" office:value="228.1723">
            <text:p>228.1723</text:p>
          </table:table-cell>
          <table:table-cell office:value-type="string">
            <text:p>7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5.8906">
            <text:p>225.8906</text:p>
          </table:table-cell>
          <table:table-cell office:value-type="string">
            <text:p>10/7/2013</text:p>
          </table:table-cell>
          <table:table-cell table:number-columns-repeated="2" office:value-type="float" office:value="228.1723">
            <text:p>228.17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29.4531">
            <text:p>229.4531</text:p>
          </table:table-cell>
          <table:table-cell office:value-type="float" office:value="227.1586">
            <text:p>227.1586</text:p>
          </table:table-cell>
          <table:table-cell office:value-type="float" office:value="229.4531">
            <text:p>229.4531</text:p>
          </table:table-cell>
          <table:table-cell office:value-type="string">
            <text:p>8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7.1586">
            <text:p>227.1586</text:p>
          </table:table-cell>
          <table:table-cell office:value-type="string">
            <text:p>10/8/2013</text:p>
          </table:table-cell>
          <table:table-cell table:number-columns-repeated="2" office:value-type="float" office:value="229.4531">
            <text:p>229.45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2.2343">
            <text:p>232.2343</text:p>
          </table:table-cell>
          <table:table-cell office:value-type="float" office:value="229.912">
            <text:p>229.912</text:p>
          </table:table-cell>
          <table:table-cell office:value-type="float" office:value="232.2343">
            <text:p>232.2343</text:p>
          </table:table-cell>
          <table:table-cell office:value-type="string">
            <text:p>9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29.912">
            <text:p>229.912</text:p>
          </table:table-cell>
          <table:table-cell office:value-type="string">
            <text:p>10/9/2013</text:p>
          </table:table-cell>
          <table:table-cell table:number-columns-repeated="2" office:value-type="float" office:value="232.2343">
            <text:p>232.23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2.8594">
            <text:p>232.8594</text:p>
          </table:table-cell>
          <table:table-cell office:value-type="float" office:value="230.5308">
            <text:p>230.5308</text:p>
          </table:table-cell>
          <table:table-cell office:value-type="float" office:value="232.8594">
            <text:p>232.8594</text:p>
          </table:table-cell>
          <table:table-cell office:value-type="string">
            <text:p>10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0.5308">
            <text:p>230.5308</text:p>
          </table:table-cell>
          <table:table-cell office:value-type="string">
            <text:p>10/10/2013</text:p>
          </table:table-cell>
          <table:table-cell table:number-columns-repeated="2" office:value-type="float" office:value="232.8594">
            <text:p>232.85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356">
            <text:p>235.356</text:p>
          </table:table-cell>
          <table:table-cell office:value-type="float" office:value="233.0024">
            <text:p>233.0024</text:p>
          </table:table-cell>
          <table:table-cell office:value-type="float" office:value="235.356">
            <text:p>235.356</text:p>
          </table:table-cell>
          <table:table-cell office:value-type="string">
            <text:p>11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0024">
            <text:p>233.0024</text:p>
          </table:table-cell>
          <table:table-cell office:value-type="string">
            <text:p>10/11/2013</text:p>
          </table:table-cell>
          <table:table-cell table:number-columns-repeated="2" office:value-type="float" office:value="235.356">
            <text:p>235.3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6.3623">
            <text:p>236.3623</text:p>
          </table:table-cell>
          <table:table-cell office:value-type="float" office:value="233.9987">
            <text:p>233.9987</text:p>
          </table:table-cell>
          <table:table-cell office:value-type="float" office:value="236.3623">
            <text:p>236.3623</text:p>
          </table:table-cell>
          <table:table-cell office:value-type="string">
            <text:p>14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9987">
            <text:p>233.9987</text:p>
          </table:table-cell>
          <table:table-cell office:value-type="string">
            <text:p>10/14/2013</text:p>
          </table:table-cell>
          <table:table-cell table:number-columns-repeated="2" office:value-type="float" office:value="236.3623">
            <text:p>236.36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1011">
            <text:p>235.1011</text:p>
          </table:table-cell>
          <table:table-cell office:value-type="float" office:value="232.7501">
            <text:p>232.7501</text:p>
          </table:table-cell>
          <table:table-cell office:value-type="float" office:value="235.1011">
            <text:p>235.1011</text:p>
          </table:table-cell>
          <table:table-cell office:value-type="string">
            <text:p>15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2.7501">
            <text:p>232.7501</text:p>
          </table:table-cell>
          <table:table-cell office:value-type="string">
            <text:p>10/15/2013</text:p>
          </table:table-cell>
          <table:table-cell table:number-columns-repeated="2" office:value-type="float" office:value="235.1011">
            <text:p>235.10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4.3243">
            <text:p>234.3243</text:p>
          </table:table-cell>
          <table:table-cell office:value-type="float" office:value="231.9811">
            <text:p>231.9811</text:p>
          </table:table-cell>
          <table:table-cell office:value-type="float" office:value="234.3243">
            <text:p>234.3243</text:p>
          </table:table-cell>
          <table:table-cell office:value-type="string">
            <text:p>17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1.9811">
            <text:p>231.9811</text:p>
          </table:table-cell>
          <table:table-cell office:value-type="string">
            <text:p>10/17/2013</text:p>
          </table:table-cell>
          <table:table-cell table:number-columns-repeated="2" office:value-type="float" office:value="234.3243">
            <text:p>234.32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2615">
            <text:p>239.2615</text:p>
          </table:table-cell>
          <table:table-cell office:value-type="float" office:value="236.8689">
            <text:p>236.8689</text:p>
          </table:table-cell>
          <table:table-cell office:value-type="float" office:value="239.2615">
            <text:p>239.2615</text:p>
          </table:table-cell>
          <table:table-cell office:value-type="string">
            <text:p>18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8689">
            <text:p>236.8689</text:p>
          </table:table-cell>
          <table:table-cell office:value-type="string">
            <text:p>10/18/2013</text:p>
          </table:table-cell>
          <table:table-cell table:number-columns-repeated="2" office:value-type="float" office:value="239.2615">
            <text:p>239.26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8399">
            <text:p>240.8399</text:p>
          </table:table-cell>
          <table:table-cell office:value-type="float" office:value="238.4315">
            <text:p>238.4315</text:p>
          </table:table-cell>
          <table:table-cell office:value-type="float" office:value="240.8399">
            <text:p>240.8399</text:p>
          </table:table-cell>
          <table:table-cell office:value-type="string">
            <text:p>21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4315">
            <text:p>238.4315</text:p>
          </table:table-cell>
          <table:table-cell office:value-type="string">
            <text:p>10/21/2013</text:p>
          </table:table-cell>
          <table:table-cell table:number-columns-repeated="2" office:value-type="float" office:value="240.8399">
            <text:p>240.83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916">
            <text:p>240.916</text:p>
          </table:table-cell>
          <table:table-cell office:value-type="float" office:value="238.5068">
            <text:p>238.5068</text:p>
          </table:table-cell>
          <table:table-cell office:value-type="float" office:value="240.916">
            <text:p>240.916</text:p>
          </table:table-cell>
          <table:table-cell office:value-type="string">
            <text:p>22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5068">
            <text:p>238.5068</text:p>
          </table:table-cell>
          <table:table-cell office:value-type="string">
            <text:p>10/22/2013</text:p>
          </table:table-cell>
          <table:table-cell table:number-columns-repeated="2" office:value-type="float" office:value="240.916">
            <text:p>240.9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7739">
            <text:p>239.7739</text:p>
          </table:table-cell>
          <table:table-cell office:value-type="float" office:value="237.3762">
            <text:p>237.3762</text:p>
          </table:table-cell>
          <table:table-cell office:value-type="float" office:value="239.7739">
            <text:p>239.7739</text:p>
          </table:table-cell>
          <table:table-cell office:value-type="string">
            <text:p>23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3762">
            <text:p>237.3762</text:p>
          </table:table-cell>
          <table:table-cell office:value-type="string">
            <text:p>10/23/2013</text:p>
          </table:table-cell>
          <table:table-cell table:number-columns-repeated="2" office:value-type="float" office:value="239.7739">
            <text:p>239.77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1548">
            <text:p>239.1548</text:p>
          </table:table-cell>
          <table:table-cell office:value-type="float" office:value="236.7633">
            <text:p>236.7633</text:p>
          </table:table-cell>
          <table:table-cell office:value-type="float" office:value="239.1548">
            <text:p>239.1548</text:p>
          </table:table-cell>
          <table:table-cell office:value-type="string">
            <text:p>24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7633">
            <text:p>236.7633</text:p>
          </table:table-cell>
          <table:table-cell office:value-type="string">
            <text:p>10/24/2013</text:p>
          </table:table-cell>
          <table:table-cell table:number-columns-repeated="2" office:value-type="float" office:value="239.1548">
            <text:p>239.15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5869">
            <text:p>238.5869</text:p>
          </table:table-cell>
          <table:table-cell office:value-type="float" office:value="236.201">
            <text:p>236.201</text:p>
          </table:table-cell>
          <table:table-cell office:value-type="float" office:value="238.5869">
            <text:p>238.5869</text:p>
          </table:table-cell>
          <table:table-cell office:value-type="string">
            <text:p>25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201">
            <text:p>236.201</text:p>
          </table:table-cell>
          <table:table-cell office:value-type="string">
            <text:p>10/25/2013</text:p>
          </table:table-cell>
          <table:table-cell table:number-columns-repeated="2" office:value-type="float" office:value="238.5869">
            <text:p>238.58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6.9952">
            <text:p>236.9952</text:p>
          </table:table-cell>
          <table:table-cell office:value-type="float" office:value="234.6252">
            <text:p>234.6252</text:p>
          </table:table-cell>
          <table:table-cell office:value-type="float" office:value="236.9952">
            <text:p>236.9952</text:p>
          </table:table-cell>
          <table:table-cell office:value-type="string">
            <text:p>28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6252">
            <text:p>234.6252</text:p>
          </table:table-cell>
          <table:table-cell office:value-type="string">
            <text:p>10/28/2013</text:p>
          </table:table-cell>
          <table:table-cell table:number-columns-repeated="2" office:value-type="float" office:value="236.9952">
            <text:p>236.99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6138">
            <text:p>241.6138</text:p>
          </table:table-cell>
          <table:table-cell office:value-type="float" office:value="239.1977">
            <text:p>239.1977</text:p>
          </table:table-cell>
          <table:table-cell office:value-type="float" office:value="241.6138">
            <text:p>241.6138</text:p>
          </table:table-cell>
          <table:table-cell office:value-type="string">
            <text:p>29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1977">
            <text:p>239.1977</text:p>
          </table:table-cell>
          <table:table-cell office:value-type="string">
            <text:p>10/29/2013</text:p>
          </table:table-cell>
          <table:table-cell table:number-columns-repeated="2" office:value-type="float" office:value="241.6138">
            <text:p>241.61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7997">
            <text:p>243.7997</text:p>
          </table:table-cell>
          <table:table-cell office:value-type="float" office:value="241.3617">
            <text:p>241.3617</text:p>
          </table:table-cell>
          <table:table-cell office:value-type="float" office:value="243.7997">
            <text:p>243.7997</text:p>
          </table:table-cell>
          <table:table-cell office:value-type="string">
            <text:p>30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3617">
            <text:p>241.3617</text:p>
          </table:table-cell>
          <table:table-cell office:value-type="string">
            <text:p>10/30/2013</text:p>
          </table:table-cell>
          <table:table-cell table:number-columns-repeated="2" office:value-type="float" office:value="243.7997">
            <text:p>243.79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5.3685">
            <text:p>245.3685</text:p>
          </table:table-cell>
          <table:table-cell office:value-type="float" office:value="242.9148">
            <text:p>242.9148</text:p>
          </table:table-cell>
          <table:table-cell office:value-type="float" office:value="245.3685">
            <text:p>245.3685</text:p>
          </table:table-cell>
          <table:table-cell office:value-type="string">
            <text:p>31-Oct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2.9148">
            <text:p>242.9148</text:p>
          </table:table-cell>
          <table:table-cell office:value-type="string">
            <text:p>10/31/2013</text:p>
          </table:table-cell>
          <table:table-cell table:number-columns-repeated="2" office:value-type="float" office:value="245.3685">
            <text:p>245.36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6.4636">
            <text:p>246.4636</text:p>
          </table:table-cell>
          <table:table-cell office:value-type="float" office:value="243.999">
            <text:p>243.999</text:p>
          </table:table-cell>
          <table:table-cell office:value-type="float" office:value="246.4636">
            <text:p>246.4636</text:p>
          </table:table-cell>
          <table:table-cell office:value-type="string">
            <text:p>1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3.999">
            <text:p>243.999</text:p>
          </table:table-cell>
          <table:table-cell office:value-type="string">
            <text:p>11/1/2013</text:p>
          </table:table-cell>
          <table:table-cell table:number-columns-repeated="2" office:value-type="float" office:value="246.4636">
            <text:p>246.46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5.7081">
            <text:p>245.7081</text:p>
          </table:table-cell>
          <table:table-cell office:value-type="float" office:value="243.251">
            <text:p>243.251</text:p>
          </table:table-cell>
          <table:table-cell office:value-type="float" office:value="245.7081">
            <text:p>245.7081</text:p>
          </table:table-cell>
          <table:table-cell office:value-type="string">
            <text:p>5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3.251">
            <text:p>243.251</text:p>
          </table:table-cell>
          <table:table-cell office:value-type="string">
            <text:p>11/5/2013</text:p>
          </table:table-cell>
          <table:table-cell table:number-columns-repeated="2" office:value-type="float" office:value="245.7081">
            <text:p>245.70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4.8563">
            <text:p>244.8563</text:p>
          </table:table-cell>
          <table:table-cell office:value-type="float" office:value="242.4077">
            <text:p>242.4077</text:p>
          </table:table-cell>
          <table:table-cell office:value-type="float" office:value="244.8563">
            <text:p>244.8563</text:p>
          </table:table-cell>
          <table:table-cell office:value-type="string">
            <text:p>6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2.4077">
            <text:p>242.4077</text:p>
          </table:table-cell>
          <table:table-cell office:value-type="string">
            <text:p>11/6/2013</text:p>
          </table:table-cell>
          <table:table-cell table:number-columns-repeated="2" office:value-type="float" office:value="244.8563">
            <text:p>244.85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9315">
            <text:p>242.9315</text:p>
          </table:table-cell>
          <table:table-cell office:value-type="float" office:value="240.5022">
            <text:p>240.5022</text:p>
          </table:table-cell>
          <table:table-cell office:value-type="float" office:value="242.9315">
            <text:p>242.9315</text:p>
          </table:table-cell>
          <table:table-cell office:value-type="string">
            <text:p>7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5022">
            <text:p>240.5022</text:p>
          </table:table-cell>
          <table:table-cell office:value-type="string">
            <text:p>11/7/2013</text:p>
          </table:table-cell>
          <table:table-cell table:number-columns-repeated="2" office:value-type="float" office:value="242.9315">
            <text:p>242.93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4058">
            <text:p>241.4058</text:p>
          </table:table-cell>
          <table:table-cell office:value-type="float" office:value="238.9917">
            <text:p>238.9917</text:p>
          </table:table-cell>
          <table:table-cell office:value-type="float" office:value="241.4058">
            <text:p>241.4058</text:p>
          </table:table-cell>
          <table:table-cell office:value-type="string">
            <text:p>8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9917">
            <text:p>238.9917</text:p>
          </table:table-cell>
          <table:table-cell office:value-type="string">
            <text:p>11/8/2013</text:p>
          </table:table-cell>
          <table:table-cell table:number-columns-repeated="2" office:value-type="float" office:value="241.4058">
            <text:p>241.40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1222">
            <text:p>239.1222</text:p>
          </table:table-cell>
          <table:table-cell office:value-type="float" office:value="236.731">
            <text:p>236.731</text:p>
          </table:table-cell>
          <table:table-cell office:value-type="float" office:value="239.1222">
            <text:p>239.1222</text:p>
          </table:table-cell>
          <table:table-cell office:value-type="string">
            <text:p>11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731">
            <text:p>236.731</text:p>
          </table:table-cell>
          <table:table-cell office:value-type="string">
            <text:p>11/11/2013</text:p>
          </table:table-cell>
          <table:table-cell table:number-columns-repeated="2" office:value-type="float" office:value="239.1222">
            <text:p>239.12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0769">
            <text:p>237.0769</text:p>
          </table:table-cell>
          <table:table-cell office:value-type="float" office:value="234.7061">
            <text:p>234.7061</text:p>
          </table:table-cell>
          <table:table-cell office:value-type="float" office:value="237.0769">
            <text:p>237.0769</text:p>
          </table:table-cell>
          <table:table-cell office:value-type="string">
            <text:p>12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7061">
            <text:p>234.7061</text:p>
          </table:table-cell>
          <table:table-cell office:value-type="string">
            <text:p>11/12/2013</text:p>
          </table:table-cell>
          <table:table-cell table:number-columns-repeated="2" office:value-type="float" office:value="237.0769">
            <text:p>237.07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8874">
            <text:p>235.8874</text:p>
          </table:table-cell>
          <table:table-cell office:value-type="float" office:value="233.5285">
            <text:p>233.5285</text:p>
          </table:table-cell>
          <table:table-cell office:value-type="float" office:value="235.8874">
            <text:p>235.8874</text:p>
          </table:table-cell>
          <table:table-cell office:value-type="string">
            <text:p>13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5285">
            <text:p>233.5285</text:p>
          </table:table-cell>
          <table:table-cell office:value-type="string">
            <text:p>11/13/2013</text:p>
          </table:table-cell>
          <table:table-cell table:number-columns-repeated="2" office:value-type="float" office:value="235.8874">
            <text:p>235.88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4937">
            <text:p>238.4937</text:p>
          </table:table-cell>
          <table:table-cell office:value-type="float" office:value="236.1088">
            <text:p>236.1088</text:p>
          </table:table-cell>
          <table:table-cell office:value-type="float" office:value="238.4937">
            <text:p>238.4937</text:p>
          </table:table-cell>
          <table:table-cell office:value-type="string">
            <text:p>14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1088">
            <text:p>236.1088</text:p>
          </table:table-cell>
          <table:table-cell office:value-type="string">
            <text:p>11/14/2013</text:p>
          </table:table-cell>
          <table:table-cell table:number-columns-repeated="2" office:value-type="float" office:value="238.4937">
            <text:p>238.49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4716">
            <text:p>242.4716</text:p>
          </table:table-cell>
          <table:table-cell office:value-type="float" office:value="240.0469">
            <text:p>240.0469</text:p>
          </table:table-cell>
          <table:table-cell office:value-type="float" office:value="242.4716">
            <text:p>242.4716</text:p>
          </table:table-cell>
          <table:table-cell office:value-type="string">
            <text:p>18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0469">
            <text:p>240.0469</text:p>
          </table:table-cell>
          <table:table-cell office:value-type="string">
            <text:p>11/18/2013</text:p>
          </table:table-cell>
          <table:table-cell table:number-columns-repeated="2" office:value-type="float" office:value="242.4716">
            <text:p>242.47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363">
            <text:p>243.363</text:p>
          </table:table-cell>
          <table:table-cell office:value-type="float" office:value="240.9294">
            <text:p>240.9294</text:p>
          </table:table-cell>
          <table:table-cell office:value-type="float" office:value="243.363">
            <text:p>243.363</text:p>
          </table:table-cell>
          <table:table-cell office:value-type="string">
            <text:p>19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9294">
            <text:p>240.9294</text:p>
          </table:table-cell>
          <table:table-cell office:value-type="string">
            <text:p>11/19/2013</text:p>
          </table:table-cell>
          <table:table-cell table:number-columns-repeated="2" office:value-type="float" office:value="243.363">
            <text:p>243.3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6">
            <text:p>240.6</text:p>
          </table:table-cell>
          <table:table-cell office:value-type="float" office:value="238.194">
            <text:p>238.194</text:p>
          </table:table-cell>
          <table:table-cell office:value-type="float" office:value="240.6">
            <text:p>240.6</text:p>
          </table:table-cell>
          <table:table-cell office:value-type="string">
            <text:p>20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194">
            <text:p>238.194</text:p>
          </table:table-cell>
          <table:table-cell office:value-type="string">
            <text:p>11/20/2013</text:p>
          </table:table-cell>
          <table:table-cell table:number-columns-repeated="2" office:value-type="float" office:value="240.6">
            <text:p>240.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6.5723">
            <text:p>236.5723</text:p>
          </table:table-cell>
          <table:table-cell office:value-type="float" office:value="234.2066">
            <text:p>234.2066</text:p>
          </table:table-cell>
          <table:table-cell office:value-type="float" office:value="236.5723">
            <text:p>236.5723</text:p>
          </table:table-cell>
          <table:table-cell office:value-type="string">
            <text:p>21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2066">
            <text:p>234.2066</text:p>
          </table:table-cell>
          <table:table-cell office:value-type="string">
            <text:p>11/21/2013</text:p>
          </table:table-cell>
          <table:table-cell table:number-columns-repeated="2" office:value-type="float" office:value="236.5723">
            <text:p>236.57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0355">
            <text:p>237.0355</text:p>
          </table:table-cell>
          <table:table-cell office:value-type="float" office:value="234.6651">
            <text:p>234.6651</text:p>
          </table:table-cell>
          <table:table-cell office:value-type="float" office:value="237.0355">
            <text:p>237.0355</text:p>
          </table:table-cell>
          <table:table-cell office:value-type="string">
            <text:p>22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6651">
            <text:p>234.6651</text:p>
          </table:table-cell>
          <table:table-cell office:value-type="string">
            <text:p>11/22/2013</text:p>
          </table:table-cell>
          <table:table-cell table:number-columns-repeated="2" office:value-type="float" office:value="237.0355">
            <text:p>237.03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3052">
            <text:p>240.3052</text:p>
          </table:table-cell>
          <table:table-cell office:value-type="float" office:value="237.9021">
            <text:p>237.9021</text:p>
          </table:table-cell>
          <table:table-cell office:value-type="float" office:value="240.3052">
            <text:p>240.3052</text:p>
          </table:table-cell>
          <table:table-cell office:value-type="string">
            <text:p>25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9021">
            <text:p>237.9021</text:p>
          </table:table-cell>
          <table:table-cell office:value-type="string">
            <text:p>11/25/2013</text:p>
          </table:table-cell>
          <table:table-cell table:number-columns-repeated="2" office:value-type="float" office:value="240.3052">
            <text:p>240.30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317">
            <text:p>238.317</text:p>
          </table:table-cell>
          <table:table-cell office:value-type="float" office:value="235.9338">
            <text:p>235.9338</text:p>
          </table:table-cell>
          <table:table-cell office:value-type="float" office:value="238.317">
            <text:p>238.317</text:p>
          </table:table-cell>
          <table:table-cell office:value-type="string">
            <text:p>26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9338">
            <text:p>235.9338</text:p>
          </table:table-cell>
          <table:table-cell office:value-type="string">
            <text:p>11/26/2013</text:p>
          </table:table-cell>
          <table:table-cell table:number-columns-repeated="2" office:value-type="float" office:value="238.317">
            <text:p>238.3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0345">
            <text:p>238.0345</text:p>
          </table:table-cell>
          <table:table-cell office:value-type="float" office:value="235.6542">
            <text:p>235.6542</text:p>
          </table:table-cell>
          <table:table-cell office:value-type="float" office:value="238.0345">
            <text:p>238.0345</text:p>
          </table:table-cell>
          <table:table-cell office:value-type="string">
            <text:p>27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6542">
            <text:p>235.6542</text:p>
          </table:table-cell>
          <table:table-cell office:value-type="string">
            <text:p>11/27/2013</text:p>
          </table:table-cell>
          <table:table-cell table:number-columns-repeated="2" office:value-type="float" office:value="238.0345">
            <text:p>238.03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8195">
            <text:p>239.8195</text:p>
          </table:table-cell>
          <table:table-cell office:value-type="float" office:value="237.4213">
            <text:p>237.4213</text:p>
          </table:table-cell>
          <table:table-cell office:value-type="float" office:value="239.8195">
            <text:p>239.8195</text:p>
          </table:table-cell>
          <table:table-cell office:value-type="string">
            <text:p>28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4213">
            <text:p>237.4213</text:p>
          </table:table-cell>
          <table:table-cell office:value-type="string">
            <text:p>11/28/2013</text:p>
          </table:table-cell>
          <table:table-cell table:number-columns-repeated="2" office:value-type="float" office:value="239.8195">
            <text:p>239.81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3777">
            <text:p>242.3777</text:p>
          </table:table-cell>
          <table:table-cell office:value-type="float" office:value="239.9539">
            <text:p>239.9539</text:p>
          </table:table-cell>
          <table:table-cell office:value-type="float" office:value="242.3777">
            <text:p>242.3777</text:p>
          </table:table-cell>
          <table:table-cell office:value-type="string">
            <text:p>29-Nov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9539">
            <text:p>239.9539</text:p>
          </table:table-cell>
          <table:table-cell office:value-type="string">
            <text:p>11/29/2013</text:p>
          </table:table-cell>
          <table:table-cell table:number-columns-repeated="2" office:value-type="float" office:value="242.3777">
            <text:p>242.377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6755">
            <text:p>243.6755</text:p>
          </table:table-cell>
          <table:table-cell office:value-type="float" office:value="241.2387">
            <text:p>241.2387</text:p>
          </table:table-cell>
          <table:table-cell office:value-type="float" office:value="243.6755">
            <text:p>243.6755</text:p>
          </table:table-cell>
          <table:table-cell office:value-type="string">
            <text:p>2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2387">
            <text:p>241.2387</text:p>
          </table:table-cell>
          <table:table-cell office:value-type="string">
            <text:p>12/2/2013</text:p>
          </table:table-cell>
          <table:table-cell table:number-columns-repeated="2" office:value-type="float" office:value="243.6755">
            <text:p>243.67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1648">
            <text:p>243.1648</text:p>
          </table:table-cell>
          <table:table-cell office:value-type="float" office:value="240.7332">
            <text:p>240.7332</text:p>
          </table:table-cell>
          <table:table-cell office:value-type="float" office:value="243.1648">
            <text:p>243.1648</text:p>
          </table:table-cell>
          <table:table-cell office:value-type="string">
            <text:p>3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7332">
            <text:p>240.7332</text:p>
          </table:table-cell>
          <table:table-cell office:value-type="string">
            <text:p>12/3/2013</text:p>
          </table:table-cell>
          <table:table-cell table:number-columns-repeated="2" office:value-type="float" office:value="243.1648">
            <text:p>243.16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3401">
            <text:p>242.3401</text:p>
          </table:table-cell>
          <table:table-cell office:value-type="float" office:value="239.9167">
            <text:p>239.9167</text:p>
          </table:table-cell>
          <table:table-cell office:value-type="float" office:value="242.3401">
            <text:p>242.3401</text:p>
          </table:table-cell>
          <table:table-cell office:value-type="string">
            <text:p>4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9167">
            <text:p>239.9167</text:p>
          </table:table-cell>
          <table:table-cell office:value-type="string">
            <text:p>12/4/2013</text:p>
          </table:table-cell>
          <table:table-cell table:number-columns-repeated="2" office:value-type="float" office:value="242.3401">
            <text:p>242.34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5.8481">
            <text:p>245.8481</text:p>
          </table:table-cell>
          <table:table-cell office:value-type="float" office:value="243.3896">
            <text:p>243.3896</text:p>
          </table:table-cell>
          <table:table-cell office:value-type="float" office:value="245.8481">
            <text:p>245.8481</text:p>
          </table:table-cell>
          <table:table-cell office:value-type="string">
            <text:p>5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3.3896">
            <text:p>243.3896</text:p>
          </table:table-cell>
          <table:table-cell office:value-type="string">
            <text:p>12/5/2013</text:p>
          </table:table-cell>
          <table:table-cell table:number-columns-repeated="2" office:value-type="float" office:value="245.8481">
            <text:p>245.84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6.7924">
            <text:p>246.7924</text:p>
          </table:table-cell>
          <table:table-cell office:value-type="float" office:value="244.3245">
            <text:p>244.3245</text:p>
          </table:table-cell>
          <table:table-cell office:value-type="float" office:value="246.7924">
            <text:p>246.7924</text:p>
          </table:table-cell>
          <table:table-cell office:value-type="string">
            <text:p>6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4.3245">
            <text:p>244.3245</text:p>
          </table:table-cell>
          <table:table-cell office:value-type="string">
            <text:p>12/6/2013</text:p>
          </table:table-cell>
          <table:table-cell table:number-columns-repeated="2" office:value-type="float" office:value="246.7924">
            <text:p>246.79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1.126">
            <text:p>251.126</text:p>
          </table:table-cell>
          <table:table-cell office:value-type="float" office:value="248.6147">
            <text:p>248.6147</text:p>
          </table:table-cell>
          <table:table-cell office:value-type="float" office:value="251.126">
            <text:p>251.126</text:p>
          </table:table-cell>
          <table:table-cell office:value-type="string">
            <text:p>9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8.6147">
            <text:p>248.6147</text:p>
          </table:table-cell>
          <table:table-cell office:value-type="string">
            <text:p>12/9/2013</text:p>
          </table:table-cell>
          <table:table-cell table:number-columns-repeated="2" office:value-type="float" office:value="251.126">
            <text:p>251.1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8.2585">
            <text:p>248.2585</text:p>
          </table:table-cell>
          <table:table-cell office:value-type="float" office:value="245.7759">
            <text:p>245.7759</text:p>
          </table:table-cell>
          <table:table-cell office:value-type="float" office:value="248.2585">
            <text:p>248.2585</text:p>
          </table:table-cell>
          <table:table-cell office:value-type="string">
            <text:p>10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5.7759">
            <text:p>245.7759</text:p>
          </table:table-cell>
          <table:table-cell office:value-type="string">
            <text:p>12/10/2013</text:p>
          </table:table-cell>
          <table:table-cell table:number-columns-repeated="2" office:value-type="float" office:value="248.2585">
            <text:p>248.25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7.2955">
            <text:p>247.2955</text:p>
          </table:table-cell>
          <table:table-cell office:value-type="float" office:value="244.8225">
            <text:p>244.8225</text:p>
          </table:table-cell>
          <table:table-cell office:value-type="float" office:value="247.2955">
            <text:p>247.2955</text:p>
          </table:table-cell>
          <table:table-cell office:value-type="string">
            <text:p>11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4.8225">
            <text:p>244.8225</text:p>
          </table:table-cell>
          <table:table-cell office:value-type="string">
            <text:p>12/11/2013</text:p>
          </table:table-cell>
          <table:table-cell table:number-columns-repeated="2" office:value-type="float" office:value="247.2955">
            <text:p>247.29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4.7911">
            <text:p>244.7911</text:p>
          </table:table-cell>
          <table:table-cell office:value-type="float" office:value="242.3432">
            <text:p>242.3432</text:p>
          </table:table-cell>
          <table:table-cell office:value-type="float" office:value="244.7911">
            <text:p>244.7911</text:p>
          </table:table-cell>
          <table:table-cell office:value-type="string">
            <text:p>12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2.3432">
            <text:p>242.3432</text:p>
          </table:table-cell>
          <table:table-cell office:value-type="string">
            <text:p>12/12/2013</text:p>
          </table:table-cell>
          <table:table-cell table:number-columns-repeated="2" office:value-type="float" office:value="244.7911">
            <text:p>244.79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8203">
            <text:p>241.8203</text:p>
          </table:table-cell>
          <table:table-cell office:value-type="float" office:value="239.4021">
            <text:p>239.4021</text:p>
          </table:table-cell>
          <table:table-cell office:value-type="float" office:value="241.8203">
            <text:p>241.8203</text:p>
          </table:table-cell>
          <table:table-cell office:value-type="string">
            <text:p>13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4021">
            <text:p>239.4021</text:p>
          </table:table-cell>
          <table:table-cell office:value-type="string">
            <text:p>12/13/2013</text:p>
          </table:table-cell>
          <table:table-cell table:number-columns-repeated="2" office:value-type="float" office:value="241.8203">
            <text:p>241.82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049">
            <text:p>241.049</text:p>
          </table:table-cell>
          <table:table-cell office:value-type="float" office:value="238.6385">
            <text:p>238.6385</text:p>
          </table:table-cell>
          <table:table-cell office:value-type="float" office:value="241.049">
            <text:p>241.049</text:p>
          </table:table-cell>
          <table:table-cell office:value-type="string">
            <text:p>16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6385">
            <text:p>238.6385</text:p>
          </table:table-cell>
          <table:table-cell office:value-type="string">
            <text:p>12/16/2013</text:p>
          </table:table-cell>
          <table:table-cell table:number-columns-repeated="2" office:value-type="float" office:value="241.049">
            <text:p>241.0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3425">
            <text:p>241.3425</text:p>
          </table:table-cell>
          <table:table-cell office:value-type="float" office:value="238.9291">
            <text:p>238.9291</text:p>
          </table:table-cell>
          <table:table-cell office:value-type="float" office:value="241.3425">
            <text:p>241.3425</text:p>
          </table:table-cell>
          <table:table-cell office:value-type="string">
            <text:p>17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9291">
            <text:p>238.9291</text:p>
          </table:table-cell>
          <table:table-cell office:value-type="string">
            <text:p>12/17/2013</text:p>
          </table:table-cell>
          <table:table-cell table:number-columns-repeated="2" office:value-type="float" office:value="241.3425">
            <text:p>241.34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4.3565">
            <text:p>244.3565</text:p>
          </table:table-cell>
          <table:table-cell office:value-type="float" office:value="241.9129">
            <text:p>241.9129</text:p>
          </table:table-cell>
          <table:table-cell office:value-type="float" office:value="244.3565">
            <text:p>244.3565</text:p>
          </table:table-cell>
          <table:table-cell office:value-type="string">
            <text:p>18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9129">
            <text:p>241.9129</text:p>
          </table:table-cell>
          <table:table-cell office:value-type="string">
            <text:p>12/18/2013</text:p>
          </table:table-cell>
          <table:table-cell table:number-columns-repeated="2" office:value-type="float" office:value="244.3565">
            <text:p>244.35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7028">
            <text:p>242.7028</text:p>
          </table:table-cell>
          <table:table-cell office:value-type="float" office:value="240.2758">
            <text:p>240.2758</text:p>
          </table:table-cell>
          <table:table-cell office:value-type="float" office:value="242.7028">
            <text:p>242.7028</text:p>
          </table:table-cell>
          <table:table-cell office:value-type="string">
            <text:p>19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2758">
            <text:p>240.2758</text:p>
          </table:table-cell>
          <table:table-cell office:value-type="string">
            <text:p>12/19/2013</text:p>
          </table:table-cell>
          <table:table-cell table:number-columns-repeated="2" office:value-type="float" office:value="242.7028">
            <text:p>242.70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6.3168">
            <text:p>246.3168</text:p>
          </table:table-cell>
          <table:table-cell office:value-type="float" office:value="243.8536">
            <text:p>243.8536</text:p>
          </table:table-cell>
          <table:table-cell office:value-type="float" office:value="246.3168">
            <text:p>246.3168</text:p>
          </table:table-cell>
          <table:table-cell office:value-type="string">
            <text:p>20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3.8536">
            <text:p>243.8536</text:p>
          </table:table-cell>
          <table:table-cell office:value-type="string">
            <text:p>12/20/2013</text:p>
          </table:table-cell>
          <table:table-cell table:number-columns-repeated="2" office:value-type="float" office:value="246.3168">
            <text:p>246.31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7.6622">
            <text:p>247.6622</text:p>
          </table:table-cell>
          <table:table-cell office:value-type="float" office:value="245.1856">
            <text:p>245.1856</text:p>
          </table:table-cell>
          <table:table-cell office:value-type="float" office:value="247.6622">
            <text:p>247.6622</text:p>
          </table:table-cell>
          <table:table-cell office:value-type="string">
            <text:p>23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5.1856">
            <text:p>245.1856</text:p>
          </table:table-cell>
          <table:table-cell office:value-type="string">
            <text:p>12/23/2013</text:p>
          </table:table-cell>
          <table:table-cell table:number-columns-repeated="2" office:value-type="float" office:value="247.6622">
            <text:p>247.66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7.0679">
            <text:p>247.0679</text:p>
          </table:table-cell>
          <table:table-cell office:value-type="float" office:value="244.5972">
            <text:p>244.5972</text:p>
          </table:table-cell>
          <table:table-cell office:value-type="float" office:value="247.0679">
            <text:p>247.0679</text:p>
          </table:table-cell>
          <table:table-cell office:value-type="string">
            <text:p>24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4.5972">
            <text:p>244.5972</text:p>
          </table:table-cell>
          <table:table-cell office:value-type="string">
            <text:p>12/24/2013</text:p>
          </table:table-cell>
          <table:table-cell table:number-columns-repeated="2" office:value-type="float" office:value="247.0679">
            <text:p>247.06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7.7251">
            <text:p>247.7251</text:p>
          </table:table-cell>
          <table:table-cell office:value-type="float" office:value="245.2478">
            <text:p>245.2478</text:p>
          </table:table-cell>
          <table:table-cell office:value-type="float" office:value="247.7251">
            <text:p>247.7251</text:p>
          </table:table-cell>
          <table:table-cell office:value-type="string">
            <text:p>26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5.2478">
            <text:p>245.2478</text:p>
          </table:table-cell>
          <table:table-cell office:value-type="string">
            <text:p>12/26/2013</text:p>
          </table:table-cell>
          <table:table-cell table:number-columns-repeated="2" office:value-type="float" office:value="247.7251">
            <text:p>247.72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8.4046">
            <text:p>248.4046</text:p>
          </table:table-cell>
          <table:table-cell office:value-type="float" office:value="245.9206">
            <text:p>245.9206</text:p>
          </table:table-cell>
          <table:table-cell office:value-type="float" office:value="248.4046">
            <text:p>248.4046</text:p>
          </table:table-cell>
          <table:table-cell office:value-type="string">
            <text:p>27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5.9206">
            <text:p>245.9206</text:p>
          </table:table-cell>
          <table:table-cell office:value-type="string">
            <text:p>12/27/2013</text:p>
          </table:table-cell>
          <table:table-cell table:number-columns-repeated="2" office:value-type="float" office:value="248.4046">
            <text:p>248.404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7.3029">
            <text:p>247.3029</text:p>
          </table:table-cell>
          <table:table-cell office:value-type="float" office:value="244.8299">
            <text:p>244.8299</text:p>
          </table:table-cell>
          <table:table-cell office:value-type="float" office:value="247.3029">
            <text:p>247.3029</text:p>
          </table:table-cell>
          <table:table-cell office:value-type="string">
            <text:p>30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4.8299">
            <text:p>244.8299</text:p>
          </table:table-cell>
          <table:table-cell office:value-type="string">
            <text:p>12/30/2013</text:p>
          </table:table-cell>
          <table:table-cell table:number-columns-repeated="2" office:value-type="float" office:value="247.3029">
            <text:p>247.30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8.1698">
            <text:p>248.1698</text:p>
          </table:table-cell>
          <table:table-cell office:value-type="float" office:value="245.6881">
            <text:p>245.6881</text:p>
          </table:table-cell>
          <table:table-cell office:value-type="float" office:value="248.1698">
            <text:p>248.1698</text:p>
          </table:table-cell>
          <table:table-cell office:value-type="string">
            <text:p>31-Dec-13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5.6881">
            <text:p>245.6881</text:p>
          </table:table-cell>
          <table:table-cell office:value-type="string">
            <text:p>12/31/2013</text:p>
          </table:table-cell>
          <table:table-cell table:number-columns-repeated="2" office:value-type="float" office:value="248.1698">
            <text:p>248.16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8.6185">
            <text:p>248.6185</text:p>
          </table:table-cell>
          <table:table-cell office:value-type="float" office:value="246.1323">
            <text:p>246.1323</text:p>
          </table:table-cell>
          <table:table-cell office:value-type="float" office:value="248.6185">
            <text:p>248.6185</text:p>
          </table:table-cell>
          <table:table-cell office:value-type="string">
            <text:p>1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6.1323">
            <text:p>246.1323</text:p>
          </table:table-cell>
          <table:table-cell office:value-type="string">
            <text:p>1/1/2014</text:p>
          </table:table-cell>
          <table:table-cell table:number-columns-repeated="2" office:value-type="float" office:value="248.6185">
            <text:p>248.61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4.8641">
            <text:p>244.8641</text:p>
          </table:table-cell>
          <table:table-cell office:value-type="float" office:value="242.4155">
            <text:p>242.4155</text:p>
          </table:table-cell>
          <table:table-cell office:value-type="float" office:value="244.8641">
            <text:p>244.8641</text:p>
          </table:table-cell>
          <table:table-cell office:value-type="string">
            <text:p>2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2.4155">
            <text:p>242.4155</text:p>
          </table:table-cell>
          <table:table-cell office:value-type="string">
            <text:p>1/2/2014</text:p>
          </table:table-cell>
          <table:table-cell table:number-columns-repeated="2" office:value-type="float" office:value="244.8641">
            <text:p>244.86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4.5417">
            <text:p>244.5417</text:p>
          </table:table-cell>
          <table:table-cell office:value-type="float" office:value="242.0963">
            <text:p>242.0963</text:p>
          </table:table-cell>
          <table:table-cell office:value-type="float" office:value="244.5417">
            <text:p>244.5417</text:p>
          </table:table-cell>
          <table:table-cell office:value-type="string">
            <text:p>3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2.0963">
            <text:p>242.0963</text:p>
          </table:table-cell>
          <table:table-cell office:value-type="string">
            <text:p>1/3/2014</text:p>
          </table:table-cell>
          <table:table-cell table:number-columns-repeated="2" office:value-type="float" office:value="244.5417">
            <text:p>244.54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8243">
            <text:p>243.8243</text:p>
          </table:table-cell>
          <table:table-cell office:value-type="float" office:value="241.3861">
            <text:p>241.3861</text:p>
          </table:table-cell>
          <table:table-cell office:value-type="float" office:value="243.8243">
            <text:p>243.8243</text:p>
          </table:table-cell>
          <table:table-cell office:value-type="string">
            <text:p>6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3861">
            <text:p>241.3861</text:p>
          </table:table-cell>
          <table:table-cell office:value-type="string">
            <text:p>1/6/2014</text:p>
          </table:table-cell>
          <table:table-cell table:number-columns-repeated="2" office:value-type="float" office:value="243.8243">
            <text:p>243.82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1014">
            <text:p>243.1014</text:p>
          </table:table-cell>
          <table:table-cell office:value-type="float" office:value="240.6704">
            <text:p>240.6704</text:p>
          </table:table-cell>
          <table:table-cell office:value-type="float" office:value="243.1014">
            <text:p>243.1014</text:p>
          </table:table-cell>
          <table:table-cell office:value-type="string">
            <text:p>7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6704">
            <text:p>240.6704</text:p>
          </table:table-cell>
          <table:table-cell office:value-type="string">
            <text:p>1/7/2014</text:p>
          </table:table-cell>
          <table:table-cell table:number-columns-repeated="2" office:value-type="float" office:value="243.1014">
            <text:p>243.10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7625">
            <text:p>243.7625</text:p>
          </table:table-cell>
          <table:table-cell office:value-type="float" office:value="241.3249">
            <text:p>241.3249</text:p>
          </table:table-cell>
          <table:table-cell office:value-type="float" office:value="243.7625">
            <text:p>243.7625</text:p>
          </table:table-cell>
          <table:table-cell office:value-type="string">
            <text:p>8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3249">
            <text:p>241.3249</text:p>
          </table:table-cell>
          <table:table-cell office:value-type="string">
            <text:p>1/8/2014</text:p>
          </table:table-cell>
          <table:table-cell table:number-columns-repeated="2" office:value-type="float" office:value="243.7625">
            <text:p>243.76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4.1452">
            <text:p>244.1452</text:p>
          </table:table-cell>
          <table:table-cell office:value-type="float" office:value="241.7037">
            <text:p>241.7037</text:p>
          </table:table-cell>
          <table:table-cell office:value-type="float" office:value="244.1452">
            <text:p>244.1452</text:p>
          </table:table-cell>
          <table:table-cell office:value-type="string">
            <text:p>9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7037">
            <text:p>241.7037</text:p>
          </table:table-cell>
          <table:table-cell office:value-type="string">
            <text:p>1/9/2014</text:p>
          </table:table-cell>
          <table:table-cell table:number-columns-repeated="2" office:value-type="float" office:value="244.1452">
            <text:p>244.14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3445">
            <text:p>243.3445</text:p>
          </table:table-cell>
          <table:table-cell office:value-type="float" office:value="240.9111">
            <text:p>240.9111</text:p>
          </table:table-cell>
          <table:table-cell office:value-type="float" office:value="243.3445">
            <text:p>243.3445</text:p>
          </table:table-cell>
          <table:table-cell office:value-type="string">
            <text:p>10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9111">
            <text:p>240.9111</text:p>
          </table:table-cell>
          <table:table-cell office:value-type="string">
            <text:p>1/10/2014</text:p>
          </table:table-cell>
          <table:table-cell table:number-columns-repeated="2" office:value-type="float" office:value="243.3445">
            <text:p>243.34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6.2093">
            <text:p>246.2093</text:p>
          </table:table-cell>
          <table:table-cell office:value-type="float" office:value="243.7472">
            <text:p>243.7472</text:p>
          </table:table-cell>
          <table:table-cell office:value-type="float" office:value="246.2093">
            <text:p>246.2093</text:p>
          </table:table-cell>
          <table:table-cell office:value-type="string">
            <text:p>13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3.7472">
            <text:p>243.7472</text:p>
          </table:table-cell>
          <table:table-cell office:value-type="string">
            <text:p>1/13/2014</text:p>
          </table:table-cell>
          <table:table-cell table:number-columns-repeated="2" office:value-type="float" office:value="246.2093">
            <text:p>246.20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5.824">
            <text:p>245.824</text:p>
          </table:table-cell>
          <table:table-cell office:value-type="float" office:value="243.3658">
            <text:p>243.3658</text:p>
          </table:table-cell>
          <table:table-cell office:value-type="float" office:value="245.824">
            <text:p>245.824</text:p>
          </table:table-cell>
          <table:table-cell office:value-type="string">
            <text:p>14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3.3658">
            <text:p>243.3658</text:p>
          </table:table-cell>
          <table:table-cell office:value-type="string">
            <text:p>1/14/2014</text:p>
          </table:table-cell>
          <table:table-cell table:number-columns-repeated="2" office:value-type="float" office:value="245.824">
            <text:p>245.8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8.0941">
            <text:p>248.0941</text:p>
          </table:table-cell>
          <table:table-cell office:value-type="float" office:value="245.6132">
            <text:p>245.6132</text:p>
          </table:table-cell>
          <table:table-cell office:value-type="float" office:value="248.0941">
            <text:p>248.0941</text:p>
          </table:table-cell>
          <table:table-cell office:value-type="string">
            <text:p>15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5.6132">
            <text:p>245.6132</text:p>
          </table:table-cell>
          <table:table-cell office:value-type="string">
            <text:p>1/15/2014</text:p>
          </table:table-cell>
          <table:table-cell table:number-columns-repeated="2" office:value-type="float" office:value="248.0941">
            <text:p>248.09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7.697">
            <text:p>247.697</text:p>
          </table:table-cell>
          <table:table-cell office:value-type="float" office:value="245.22">
            <text:p>245.22</text:p>
          </table:table-cell>
          <table:table-cell office:value-type="float" office:value="247.697">
            <text:p>247.697</text:p>
          </table:table-cell>
          <table:table-cell office:value-type="string">
            <text:p>16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5.22">
            <text:p>245.22</text:p>
          </table:table-cell>
          <table:table-cell office:value-type="string">
            <text:p>1/16/2014</text:p>
          </table:table-cell>
          <table:table-cell table:number-columns-repeated="2" office:value-type="float" office:value="247.697">
            <text:p>247.6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6.1322">
            <text:p>246.1322</text:p>
          </table:table-cell>
          <table:table-cell office:value-type="float" office:value="243.6709">
            <text:p>243.6709</text:p>
          </table:table-cell>
          <table:table-cell office:value-type="float" office:value="246.1322">
            <text:p>246.1322</text:p>
          </table:table-cell>
          <table:table-cell office:value-type="string">
            <text:p>17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3.6709">
            <text:p>243.6709</text:p>
          </table:table-cell>
          <table:table-cell office:value-type="string">
            <text:p>1/17/2014</text:p>
          </table:table-cell>
          <table:table-cell table:number-columns-repeated="2" office:value-type="float" office:value="246.1322">
            <text:p>246.13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6.6786">
            <text:p>246.6786</text:p>
          </table:table-cell>
          <table:table-cell office:value-type="float" office:value="244.2118">
            <text:p>244.2118</text:p>
          </table:table-cell>
          <table:table-cell office:value-type="float" office:value="246.6786">
            <text:p>246.6786</text:p>
          </table:table-cell>
          <table:table-cell office:value-type="string">
            <text:p>20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4.2118">
            <text:p>244.2118</text:p>
          </table:table-cell>
          <table:table-cell office:value-type="string">
            <text:p>1/20/2014</text:p>
          </table:table-cell>
          <table:table-cell table:number-columns-repeated="2" office:value-type="float" office:value="246.6786">
            <text:p>246.678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6.9421">
            <text:p>246.9421</text:p>
          </table:table-cell>
          <table:table-cell office:value-type="float" office:value="244.4727">
            <text:p>244.4727</text:p>
          </table:table-cell>
          <table:table-cell office:value-type="float" office:value="246.9421">
            <text:p>246.9421</text:p>
          </table:table-cell>
          <table:table-cell office:value-type="string">
            <text:p>21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4.4727">
            <text:p>244.4727</text:p>
          </table:table-cell>
          <table:table-cell office:value-type="string">
            <text:p>1/21/2014</text:p>
          </table:table-cell>
          <table:table-cell table:number-columns-repeated="2" office:value-type="float" office:value="246.9421">
            <text:p>246.94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8.1085">
            <text:p>248.1085</text:p>
          </table:table-cell>
          <table:table-cell office:value-type="float" office:value="245.6274">
            <text:p>245.6274</text:p>
          </table:table-cell>
          <table:table-cell office:value-type="float" office:value="248.1085">
            <text:p>248.1085</text:p>
          </table:table-cell>
          <table:table-cell office:value-type="string">
            <text:p>22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5.6274">
            <text:p>245.6274</text:p>
          </table:table-cell>
          <table:table-cell office:value-type="string">
            <text:p>1/22/2014</text:p>
          </table:table-cell>
          <table:table-cell table:number-columns-repeated="2" office:value-type="float" office:value="248.1085">
            <text:p>248.10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8.2136">
            <text:p>248.2136</text:p>
          </table:table-cell>
          <table:table-cell office:value-type="float" office:value="245.7315">
            <text:p>245.7315</text:p>
          </table:table-cell>
          <table:table-cell office:value-type="float" office:value="248.2136">
            <text:p>248.2136</text:p>
          </table:table-cell>
          <table:table-cell office:value-type="string">
            <text:p>23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5.7315">
            <text:p>245.7315</text:p>
          </table:table-cell>
          <table:table-cell office:value-type="string">
            <text:p>1/23/2014</text:p>
          </table:table-cell>
          <table:table-cell table:number-columns-repeated="2" office:value-type="float" office:value="248.2136">
            <text:p>248.21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5.5512">
            <text:p>245.5512</text:p>
          </table:table-cell>
          <table:table-cell office:value-type="float" office:value="243.0957">
            <text:p>243.0957</text:p>
          </table:table-cell>
          <table:table-cell office:value-type="float" office:value="245.5512">
            <text:p>245.5512</text:p>
          </table:table-cell>
          <table:table-cell office:value-type="string">
            <text:p>24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3.0957">
            <text:p>243.0957</text:p>
          </table:table-cell>
          <table:table-cell office:value-type="string">
            <text:p>1/24/2014</text:p>
          </table:table-cell>
          <table:table-cell table:number-columns-repeated="2" office:value-type="float" office:value="245.5512">
            <text:p>245.55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2562">
            <text:p>240.2562</text:p>
          </table:table-cell>
          <table:table-cell office:value-type="float" office:value="237.8536">
            <text:p>237.8536</text:p>
          </table:table-cell>
          <table:table-cell office:value-type="float" office:value="240.2562">
            <text:p>240.2562</text:p>
          </table:table-cell>
          <table:table-cell office:value-type="string">
            <text:p>27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8536">
            <text:p>237.8536</text:p>
          </table:table-cell>
          <table:table-cell office:value-type="string">
            <text:p>1/27/2014</text:p>
          </table:table-cell>
          <table:table-cell table:number-columns-repeated="2" office:value-type="float" office:value="240.2562">
            <text:p>240.25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6244">
            <text:p>239.6244</text:p>
          </table:table-cell>
          <table:table-cell office:value-type="float" office:value="237.2282">
            <text:p>237.2282</text:p>
          </table:table-cell>
          <table:table-cell office:value-type="float" office:value="239.6244">
            <text:p>239.6244</text:p>
          </table:table-cell>
          <table:table-cell office:value-type="string">
            <text:p>28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2282">
            <text:p>237.2282</text:p>
          </table:table-cell>
          <table:table-cell office:value-type="string">
            <text:p>1/28/2014</text:p>
          </table:table-cell>
          <table:table-cell table:number-columns-repeated="2" office:value-type="float" office:value="239.6244">
            <text:p>239.62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4335">
            <text:p>239.4335</text:p>
          </table:table-cell>
          <table:table-cell office:value-type="float" office:value="237.0392">
            <text:p>237.0392</text:p>
          </table:table-cell>
          <table:table-cell office:value-type="float" office:value="239.4335">
            <text:p>239.4335</text:p>
          </table:table-cell>
          <table:table-cell office:value-type="string">
            <text:p>29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0392">
            <text:p>237.0392</text:p>
          </table:table-cell>
          <table:table-cell office:value-type="string">
            <text:p>1/29/2014</text:p>
          </table:table-cell>
          <table:table-cell table:number-columns-repeated="2" office:value-type="float" office:value="239.4335">
            <text:p>239.43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596">
            <text:p>237.596</text:p>
          </table:table-cell>
          <table:table-cell office:value-type="float" office:value="235.22">
            <text:p>235.22</text:p>
          </table:table-cell>
          <table:table-cell office:value-type="float" office:value="237.596">
            <text:p>237.596</text:p>
          </table:table-cell>
          <table:table-cell office:value-type="string">
            <text:p>30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22">
            <text:p>235.22</text:p>
          </table:table-cell>
          <table:table-cell office:value-type="string">
            <text:p>1/30/2014</text:p>
          </table:table-cell>
          <table:table-cell table:number-columns-repeated="2" office:value-type="float" office:value="237.596">
            <text:p>237.5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3513">
            <text:p>239.3513</text:p>
          </table:table-cell>
          <table:table-cell office:value-type="float" office:value="236.9578">
            <text:p>236.9578</text:p>
          </table:table-cell>
          <table:table-cell office:value-type="float" office:value="239.3513">
            <text:p>239.3513</text:p>
          </table:table-cell>
          <table:table-cell office:value-type="string">
            <text:p>31-Ja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9578">
            <text:p>236.9578</text:p>
          </table:table-cell>
          <table:table-cell office:value-type="string">
            <text:p>1/31/2014</text:p>
          </table:table-cell>
          <table:table-cell table:number-columns-repeated="2" office:value-type="float" office:value="239.3513">
            <text:p>239.35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6.5189">
            <text:p>236.5189</text:p>
          </table:table-cell>
          <table:table-cell office:value-type="float" office:value="234.1537">
            <text:p>234.1537</text:p>
          </table:table-cell>
          <table:table-cell office:value-type="float" office:value="236.5189">
            <text:p>236.5189</text:p>
          </table:table-cell>
          <table:table-cell office:value-type="string">
            <text:p>3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1537">
            <text:p>234.1537</text:p>
          </table:table-cell>
          <table:table-cell office:value-type="string">
            <text:p>2/3/2014</text:p>
          </table:table-cell>
          <table:table-cell table:number-columns-repeated="2" office:value-type="float" office:value="236.5189">
            <text:p>236.51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6.9345">
            <text:p>236.9345</text:p>
          </table:table-cell>
          <table:table-cell office:value-type="float" office:value="234.5652">
            <text:p>234.5652</text:p>
          </table:table-cell>
          <table:table-cell office:value-type="float" office:value="236.9345">
            <text:p>236.9345</text:p>
          </table:table-cell>
          <table:table-cell office:value-type="string">
            <text:p>4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5652">
            <text:p>234.5652</text:p>
          </table:table-cell>
          <table:table-cell office:value-type="string">
            <text:p>2/4/2014</text:p>
          </table:table-cell>
          <table:table-cell table:number-columns-repeated="2" office:value-type="float" office:value="236.9345">
            <text:p>236.93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8157">
            <text:p>237.8157</text:p>
          </table:table-cell>
          <table:table-cell office:value-type="float" office:value="235.4375">
            <text:p>235.4375</text:p>
          </table:table-cell>
          <table:table-cell office:value-type="float" office:value="237.8157">
            <text:p>237.8157</text:p>
          </table:table-cell>
          <table:table-cell office:value-type="string">
            <text:p>5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4375">
            <text:p>235.4375</text:p>
          </table:table-cell>
          <table:table-cell office:value-type="string">
            <text:p>2/5/2014</text:p>
          </table:table-cell>
          <table:table-cell table:number-columns-repeated="2" office:value-type="float" office:value="237.8157">
            <text:p>237.81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8759">
            <text:p>237.8759</text:p>
          </table:table-cell>
          <table:table-cell office:value-type="float" office:value="235.4971">
            <text:p>235.4971</text:p>
          </table:table-cell>
          <table:table-cell office:value-type="float" office:value="237.8759">
            <text:p>237.8759</text:p>
          </table:table-cell>
          <table:table-cell office:value-type="string">
            <text:p>6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5.4971">
            <text:p>235.4971</text:p>
          </table:table-cell>
          <table:table-cell office:value-type="string">
            <text:p>2/6/2014</text:p>
          </table:table-cell>
          <table:table-cell table:number-columns-repeated="2" office:value-type="float" office:value="237.8759">
            <text:p>237.87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4221">
            <text:p>239.4221</text:p>
          </table:table-cell>
          <table:table-cell office:value-type="float" office:value="237.0279">
            <text:p>237.0279</text:p>
          </table:table-cell>
          <table:table-cell office:value-type="float" office:value="239.4221">
            <text:p>239.4221</text:p>
          </table:table-cell>
          <table:table-cell office:value-type="string">
            <text:p>7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0279">
            <text:p>237.0279</text:p>
          </table:table-cell>
          <table:table-cell office:value-type="string">
            <text:p>2/7/2014</text:p>
          </table:table-cell>
          <table:table-cell table:number-columns-repeated="2" office:value-type="float" office:value="239.4221">
            <text:p>239.42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2375">
            <text:p>239.2375</text:p>
          </table:table-cell>
          <table:table-cell office:value-type="float" office:value="236.8451">
            <text:p>236.8451</text:p>
          </table:table-cell>
          <table:table-cell office:value-type="float" office:value="239.2375">
            <text:p>239.2375</text:p>
          </table:table-cell>
          <table:table-cell office:value-type="string">
            <text:p>10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8451">
            <text:p>236.8451</text:p>
          </table:table-cell>
          <table:table-cell office:value-type="string">
            <text:p>2/10/2014</text:p>
          </table:table-cell>
          <table:table-cell table:number-columns-repeated="2" office:value-type="float" office:value="239.2375">
            <text:p>239.23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9.0463">
            <text:p>239.0463</text:p>
          </table:table-cell>
          <table:table-cell office:value-type="float" office:value="236.6558">
            <text:p>236.6558</text:p>
          </table:table-cell>
          <table:table-cell office:value-type="float" office:value="239.0463">
            <text:p>239.0463</text:p>
          </table:table-cell>
          <table:table-cell office:value-type="string">
            <text:p>11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6558">
            <text:p>236.6558</text:p>
          </table:table-cell>
          <table:table-cell office:value-type="string">
            <text:p>2/11/2014</text:p>
          </table:table-cell>
          <table:table-cell table:number-columns-repeated="2" office:value-type="float" office:value="239.0463">
            <text:p>239.04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0902">
            <text:p>240.0902</text:p>
          </table:table-cell>
          <table:table-cell office:value-type="float" office:value="237.6893">
            <text:p>237.6893</text:p>
          </table:table-cell>
          <table:table-cell office:value-type="float" office:value="240.0902">
            <text:p>240.0902</text:p>
          </table:table-cell>
          <table:table-cell office:value-type="string">
            <text:p>12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6893">
            <text:p>237.6893</text:p>
          </table:table-cell>
          <table:table-cell office:value-type="string">
            <text:p>2/12/2014</text:p>
          </table:table-cell>
          <table:table-cell table:number-columns-repeated="2" office:value-type="float" office:value="240.0902">
            <text:p>240.09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5.7747">
            <text:p>235.7747</text:p>
          </table:table-cell>
          <table:table-cell office:value-type="float" office:value="233.417">
            <text:p>233.417</text:p>
          </table:table-cell>
          <table:table-cell office:value-type="float" office:value="235.7747">
            <text:p>235.7747</text:p>
          </table:table-cell>
          <table:table-cell office:value-type="string">
            <text:p>13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3.417">
            <text:p>233.417</text:p>
          </table:table-cell>
          <table:table-cell office:value-type="string">
            <text:p>2/13/2014</text:p>
          </table:table-cell>
          <table:table-cell table:number-columns-repeated="2" office:value-type="float" office:value="235.7747">
            <text:p>235.77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7.3317">
            <text:p>237.3317</text:p>
          </table:table-cell>
          <table:table-cell office:value-type="float" office:value="234.9584">
            <text:p>234.9584</text:p>
          </table:table-cell>
          <table:table-cell office:value-type="float" office:value="237.3317">
            <text:p>237.3317</text:p>
          </table:table-cell>
          <table:table-cell office:value-type="string">
            <text:p>14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4.9584">
            <text:p>234.9584</text:p>
          </table:table-cell>
          <table:table-cell office:value-type="string">
            <text:p>2/14/2014</text:p>
          </table:table-cell>
          <table:table-cell table:number-columns-repeated="2" office:value-type="float" office:value="237.3317">
            <text:p>237.33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4064">
            <text:p>238.4064</text:p>
          </table:table-cell>
          <table:table-cell office:value-type="float" office:value="236.0223">
            <text:p>236.0223</text:p>
          </table:table-cell>
          <table:table-cell office:value-type="float" office:value="238.4064">
            <text:p>238.4064</text:p>
          </table:table-cell>
          <table:table-cell office:value-type="string">
            <text:p>17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0223">
            <text:p>236.0223</text:p>
          </table:table-cell>
          <table:table-cell office:value-type="string">
            <text:p>2/17/2014</text:p>
          </table:table-cell>
          <table:table-cell table:number-columns-repeated="2" office:value-type="float" office:value="238.4064">
            <text:p>238.40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2248">
            <text:p>240.2248</text:p>
          </table:table-cell>
          <table:table-cell office:value-type="float" office:value="237.8226">
            <text:p>237.8226</text:p>
          </table:table-cell>
          <table:table-cell office:value-type="float" office:value="240.2248">
            <text:p>240.2248</text:p>
          </table:table-cell>
          <table:table-cell office:value-type="string">
            <text:p>18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8226">
            <text:p>237.8226</text:p>
          </table:table-cell>
          <table:table-cell office:value-type="string">
            <text:p>2/18/2014</text:p>
          </table:table-cell>
          <table:table-cell table:number-columns-repeated="2" office:value-type="float" office:value="240.2248">
            <text:p>240.22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1237">
            <text:p>241.1237</text:p>
          </table:table-cell>
          <table:table-cell office:value-type="float" office:value="238.7125">
            <text:p>238.7125</text:p>
          </table:table-cell>
          <table:table-cell office:value-type="float" office:value="241.1237">
            <text:p>241.1237</text:p>
          </table:table-cell>
          <table:table-cell office:value-type="string">
            <text:p>19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7125">
            <text:p>238.7125</text:p>
          </table:table-cell>
          <table:table-cell office:value-type="string">
            <text:p>2/19/2014</text:p>
          </table:table-cell>
          <table:table-cell table:number-columns-repeated="2" office:value-type="float" office:value="241.1237">
            <text:p>241.12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38.9039">
            <text:p>238.9039</text:p>
          </table:table-cell>
          <table:table-cell office:value-type="float" office:value="236.5149">
            <text:p>236.5149</text:p>
          </table:table-cell>
          <table:table-cell office:value-type="float" office:value="238.9039">
            <text:p>238.9039</text:p>
          </table:table-cell>
          <table:table-cell office:value-type="string">
            <text:p>20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6.5149">
            <text:p>236.5149</text:p>
          </table:table-cell>
          <table:table-cell office:value-type="string">
            <text:p>2/20/2014</text:p>
          </table:table-cell>
          <table:table-cell table:number-columns-repeated="2" office:value-type="float" office:value="238.9039">
            <text:p>238.90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2675">
            <text:p>240.2675</text:p>
          </table:table-cell>
          <table:table-cell office:value-type="float" office:value="237.8648">
            <text:p>237.8648</text:p>
          </table:table-cell>
          <table:table-cell office:value-type="float" office:value="240.2675">
            <text:p>240.2675</text:p>
          </table:table-cell>
          <table:table-cell office:value-type="string">
            <text:p>21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7.8648">
            <text:p>237.8648</text:p>
          </table:table-cell>
          <table:table-cell office:value-type="string">
            <text:p>2/21/2014</text:p>
          </table:table-cell>
          <table:table-cell table:number-columns-repeated="2" office:value-type="float" office:value="240.2675">
            <text:p>240.26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0.9376">
            <text:p>240.9376</text:p>
          </table:table-cell>
          <table:table-cell office:value-type="float" office:value="238.5282">
            <text:p>238.5282</text:p>
          </table:table-cell>
          <table:table-cell office:value-type="float" office:value="240.9376">
            <text:p>240.9376</text:p>
          </table:table-cell>
          <table:table-cell office:value-type="string">
            <text:p>24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8.5282">
            <text:p>238.5282</text:p>
          </table:table-cell>
          <table:table-cell office:value-type="string">
            <text:p>2/24/2014</text:p>
          </table:table-cell>
          <table:table-cell table:number-columns-repeated="2" office:value-type="float" office:value="240.9376">
            <text:p>240.93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1.9047">
            <text:p>241.9047</text:p>
          </table:table-cell>
          <table:table-cell office:value-type="float" office:value="239.4857">
            <text:p>239.4857</text:p>
          </table:table-cell>
          <table:table-cell office:value-type="float" office:value="241.9047">
            <text:p>241.9047</text:p>
          </table:table-cell>
          <table:table-cell office:value-type="string">
            <text:p>25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4857">
            <text:p>239.4857</text:p>
          </table:table-cell>
          <table:table-cell office:value-type="string">
            <text:p>2/25/2014</text:p>
          </table:table-cell>
          <table:table-cell table:number-columns-repeated="2" office:value-type="float" office:value="241.9047">
            <text:p>241.90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3.0198">
            <text:p>243.0198</text:p>
          </table:table-cell>
          <table:table-cell office:value-type="float" office:value="240.5896">
            <text:p>240.5896</text:p>
          </table:table-cell>
          <table:table-cell office:value-type="float" office:value="243.0198">
            <text:p>243.0198</text:p>
          </table:table-cell>
          <table:table-cell office:value-type="string">
            <text:p>26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0.5896">
            <text:p>240.5896</text:p>
          </table:table-cell>
          <table:table-cell office:value-type="string">
            <text:p>2/26/2014</text:p>
          </table:table-cell>
          <table:table-cell table:number-columns-repeated="2" office:value-type="float" office:value="243.0198">
            <text:p>243.01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4.0898">
            <text:p>244.0898</text:p>
          </table:table-cell>
          <table:table-cell office:value-type="float" office:value="241.6489">
            <text:p>241.6489</text:p>
          </table:table-cell>
          <table:table-cell office:value-type="float" office:value="244.0898">
            <text:p>244.0898</text:p>
          </table:table-cell>
          <table:table-cell office:value-type="string">
            <text:p>28-Feb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1.6489">
            <text:p>241.6489</text:p>
          </table:table-cell>
          <table:table-cell office:value-type="string">
            <text:p>2/28/2014</text:p>
          </table:table-cell>
          <table:table-cell table:number-columns-repeated="2" office:value-type="float" office:value="244.0898">
            <text:p>244.08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2.3706">
            <text:p>242.3706</text:p>
          </table:table-cell>
          <table:table-cell office:value-type="float" office:value="239.9469">
            <text:p>239.9469</text:p>
          </table:table-cell>
          <table:table-cell office:value-type="float" office:value="242.3706">
            <text:p>242.3706</text:p>
          </table:table-cell>
          <table:table-cell office:value-type="string">
            <text:p>3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39.9469">
            <text:p>239.9469</text:p>
          </table:table-cell>
          <table:table-cell office:value-type="string">
            <text:p>3/3/2014</text:p>
          </table:table-cell>
          <table:table-cell table:number-columns-repeated="2" office:value-type="float" office:value="242.3706">
            <text:p>242.37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5.3004">
            <text:p>245.3004</text:p>
          </table:table-cell>
          <table:table-cell office:value-type="float" office:value="242.8474">
            <text:p>242.8474</text:p>
          </table:table-cell>
          <table:table-cell office:value-type="float" office:value="245.3004">
            <text:p>245.3004</text:p>
          </table:table-cell>
          <table:table-cell office:value-type="string">
            <text:p>4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2.8474">
            <text:p>242.8474</text:p>
          </table:table-cell>
          <table:table-cell office:value-type="string">
            <text:p>3/4/2014</text:p>
          </table:table-cell>
          <table:table-cell table:number-columns-repeated="2" office:value-type="float" office:value="245.3004">
            <text:p>245.30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46.7735">
            <text:p>246.7735</text:p>
          </table:table-cell>
          <table:table-cell office:value-type="float" office:value="244.3058">
            <text:p>244.3058</text:p>
          </table:table-cell>
          <table:table-cell office:value-type="float" office:value="246.7735">
            <text:p>246.7735</text:p>
          </table:table-cell>
          <table:table-cell office:value-type="string">
            <text:p>5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4.3058">
            <text:p>244.3058</text:p>
          </table:table-cell>
          <table:table-cell office:value-type="string">
            <text:p>3/5/2014</text:p>
          </table:table-cell>
          <table:table-cell table:number-columns-repeated="2" office:value-type="float" office:value="246.7735">
            <text:p>246.77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0.2428">
            <text:p>250.2428</text:p>
          </table:table-cell>
          <table:table-cell office:value-type="float" office:value="247.7404">
            <text:p>247.7404</text:p>
          </table:table-cell>
          <table:table-cell office:value-type="float" office:value="250.2428">
            <text:p>250.2428</text:p>
          </table:table-cell>
          <table:table-cell office:value-type="string">
            <text:p>6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47.7404">
            <text:p>247.7404</text:p>
          </table:table-cell>
          <table:table-cell office:value-type="string">
            <text:p>3/6/2014</text:p>
          </table:table-cell>
          <table:table-cell table:number-columns-repeated="2" office:value-type="float" office:value="250.2428">
            <text:p>250.24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5.2725">
            <text:p>255.2725</text:p>
          </table:table-cell>
          <table:table-cell office:value-type="float" office:value="252.7198">
            <text:p>252.7198</text:p>
          </table:table-cell>
          <table:table-cell office:value-type="float" office:value="255.2725">
            <text:p>255.2725</text:p>
          </table:table-cell>
          <table:table-cell office:value-type="string">
            <text:p>7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2.7198">
            <text:p>252.7198</text:p>
          </table:table-cell>
          <table:table-cell office:value-type="string">
            <text:p>3/7/2014</text:p>
          </table:table-cell>
          <table:table-cell table:number-columns-repeated="2" office:value-type="float" office:value="255.2725">
            <text:p>255.27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6.9443">
            <text:p>256.9443</text:p>
          </table:table-cell>
          <table:table-cell office:value-type="float" office:value="254.3749">
            <text:p>254.3749</text:p>
          </table:table-cell>
          <table:table-cell office:value-type="float" office:value="256.9443">
            <text:p>256.9443</text:p>
          </table:table-cell>
          <table:table-cell office:value-type="string">
            <text:p>10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4.3749">
            <text:p>254.3749</text:p>
          </table:table-cell>
          <table:table-cell office:value-type="string">
            <text:p>3/10/2014</text:p>
          </table:table-cell>
          <table:table-cell table:number-columns-repeated="2" office:value-type="float" office:value="256.9443">
            <text:p>256.94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5.8646">
            <text:p>255.8646</text:p>
          </table:table-cell>
          <table:table-cell office:value-type="float" office:value="253.306">
            <text:p>253.306</text:p>
          </table:table-cell>
          <table:table-cell office:value-type="float" office:value="255.8646">
            <text:p>255.8646</text:p>
          </table:table-cell>
          <table:table-cell office:value-type="string">
            <text:p>11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3.306">
            <text:p>253.306</text:p>
          </table:table-cell>
          <table:table-cell office:value-type="string">
            <text:p>3/11/2014</text:p>
          </table:table-cell>
          <table:table-cell table:number-columns-repeated="2" office:value-type="float" office:value="255.8646">
            <text:p>255.864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5.3809">
            <text:p>255.3809</text:p>
          </table:table-cell>
          <table:table-cell office:value-type="float" office:value="252.8271">
            <text:p>252.8271</text:p>
          </table:table-cell>
          <table:table-cell office:value-type="float" office:value="255.3809">
            <text:p>255.3809</text:p>
          </table:table-cell>
          <table:table-cell office:value-type="string">
            <text:p>12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2.8271">
            <text:p>252.8271</text:p>
          </table:table-cell>
          <table:table-cell office:value-type="string">
            <text:p>3/12/2014</text:p>
          </table:table-cell>
          <table:table-cell table:number-columns-repeated="2" office:value-type="float" office:value="255.3809">
            <text:p>255.38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4.858">
            <text:p>254.858</text:p>
          </table:table-cell>
          <table:table-cell office:value-type="float" office:value="252.3094">
            <text:p>252.3094</text:p>
          </table:table-cell>
          <table:table-cell office:value-type="float" office:value="254.858">
            <text:p>254.858</text:p>
          </table:table-cell>
          <table:table-cell office:value-type="string">
            <text:p>13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2.3094">
            <text:p>252.3094</text:p>
          </table:table-cell>
          <table:table-cell office:value-type="string">
            <text:p>3/13/2014</text:p>
          </table:table-cell>
          <table:table-cell table:number-columns-repeated="2" office:value-type="float" office:value="254.858">
            <text:p>254.8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4.4979">
            <text:p>254.4979</text:p>
          </table:table-cell>
          <table:table-cell office:value-type="float" office:value="251.9529">
            <text:p>251.9529</text:p>
          </table:table-cell>
          <table:table-cell office:value-type="float" office:value="254.4979">
            <text:p>254.4979</text:p>
          </table:table-cell>
          <table:table-cell office:value-type="string">
            <text:p>14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1.9529">
            <text:p>251.9529</text:p>
          </table:table-cell>
          <table:table-cell office:value-type="string">
            <text:p>3/14/2014</text:p>
          </table:table-cell>
          <table:table-cell table:number-columns-repeated="2" office:value-type="float" office:value="254.4979">
            <text:p>254.49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5.6592">
            <text:p>255.6592</text:p>
          </table:table-cell>
          <table:table-cell office:value-type="float" office:value="253.1026">
            <text:p>253.1026</text:p>
          </table:table-cell>
          <table:table-cell office:value-type="float" office:value="255.6592">
            <text:p>255.6592</text:p>
          </table:table-cell>
          <table:table-cell office:value-type="string">
            <text:p>18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3.1026">
            <text:p>253.1026</text:p>
          </table:table-cell>
          <table:table-cell office:value-type="string">
            <text:p>3/18/2014</text:p>
          </table:table-cell>
          <table:table-cell table:number-columns-repeated="2" office:value-type="float" office:value="255.6592">
            <text:p>255.659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5.8115">
            <text:p>255.8115</text:p>
          </table:table-cell>
          <table:table-cell office:value-type="float" office:value="253.2534">
            <text:p>253.2534</text:p>
          </table:table-cell>
          <table:table-cell office:value-type="float" office:value="255.8115">
            <text:p>255.8115</text:p>
          </table:table-cell>
          <table:table-cell office:value-type="string">
            <text:p>19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3.2534">
            <text:p>253.2534</text:p>
          </table:table-cell>
          <table:table-cell office:value-type="string">
            <text:p>3/19/2014</text:p>
          </table:table-cell>
          <table:table-cell table:number-columns-repeated="2" office:value-type="float" office:value="255.8115">
            <text:p>255.81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3.8847">
            <text:p>253.8847</text:p>
          </table:table-cell>
          <table:table-cell office:value-type="float" office:value="251.3459">
            <text:p>251.3459</text:p>
          </table:table-cell>
          <table:table-cell office:value-type="float" office:value="253.8847">
            <text:p>253.8847</text:p>
          </table:table-cell>
          <table:table-cell office:value-type="string">
            <text:p>20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1.3459">
            <text:p>251.3459</text:p>
          </table:table-cell>
          <table:table-cell office:value-type="string">
            <text:p>3/20/2014</text:p>
          </table:table-cell>
          <table:table-cell table:number-columns-repeated="2" office:value-type="float" office:value="253.8847">
            <text:p>253.88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3.3975">
            <text:p>253.3975</text:p>
          </table:table-cell>
          <table:table-cell office:value-type="float" office:value="250.8635">
            <text:p>250.8635</text:p>
          </table:table-cell>
          <table:table-cell office:value-type="float" office:value="253.3975">
            <text:p>253.3975</text:p>
          </table:table-cell>
          <table:table-cell office:value-type="string">
            <text:p>21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0.8635">
            <text:p>250.8635</text:p>
          </table:table-cell>
          <table:table-cell office:value-type="string">
            <text:p>3/21/2014</text:p>
          </table:table-cell>
          <table:table-cell table:number-columns-repeated="2" office:value-type="float" office:value="253.3975">
            <text:p>253.39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7.0986">
            <text:p>257.0986</text:p>
          </table:table-cell>
          <table:table-cell office:value-type="float" office:value="254.5276">
            <text:p>254.5276</text:p>
          </table:table-cell>
          <table:table-cell office:value-type="float" office:value="257.0986">
            <text:p>257.0986</text:p>
          </table:table-cell>
          <table:table-cell office:value-type="string">
            <text:p>24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4.5276">
            <text:p>254.5276</text:p>
          </table:table-cell>
          <table:table-cell office:value-type="string">
            <text:p>3/24/2014</text:p>
          </table:table-cell>
          <table:table-cell table:number-columns-repeated="2" office:value-type="float" office:value="257.0986">
            <text:p>257.098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6.9805">
            <text:p>256.9805</text:p>
          </table:table-cell>
          <table:table-cell office:value-type="float" office:value="254.4107">
            <text:p>254.4107</text:p>
          </table:table-cell>
          <table:table-cell office:value-type="float" office:value="256.9805">
            <text:p>256.9805</text:p>
          </table:table-cell>
          <table:table-cell office:value-type="string">
            <text:p>25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4.4107">
            <text:p>254.4107</text:p>
          </table:table-cell>
          <table:table-cell office:value-type="string">
            <text:p>3/25/2014</text:p>
          </table:table-cell>
          <table:table-cell table:number-columns-repeated="2" office:value-type="float" office:value="256.9805">
            <text:p>256.98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8.0184">
            <text:p>258.0184</text:p>
          </table:table-cell>
          <table:table-cell office:value-type="float" office:value="255.4382">
            <text:p>255.4382</text:p>
          </table:table-cell>
          <table:table-cell office:value-type="float" office:value="258.0184">
            <text:p>258.0184</text:p>
          </table:table-cell>
          <table:table-cell office:value-type="string">
            <text:p>26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5.4382">
            <text:p>255.4382</text:p>
          </table:table-cell>
          <table:table-cell office:value-type="string">
            <text:p>3/26/2014</text:p>
          </table:table-cell>
          <table:table-cell table:number-columns-repeated="2" office:value-type="float" office:value="258.0184">
            <text:p>258.01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9.8375">
            <text:p>259.8375</text:p>
          </table:table-cell>
          <table:table-cell office:value-type="float" office:value="257.2391">
            <text:p>257.2391</text:p>
          </table:table-cell>
          <table:table-cell office:value-type="float" office:value="259.8375">
            <text:p>259.8375</text:p>
          </table:table-cell>
          <table:table-cell office:value-type="string">
            <text:p>27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7.2391">
            <text:p>257.2391</text:p>
          </table:table-cell>
          <table:table-cell office:value-type="string">
            <text:p>3/27/2014</text:p>
          </table:table-cell>
          <table:table-cell table:number-columns-repeated="2" office:value-type="float" office:value="259.8375">
            <text:p>259.83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2.5035">
            <text:p>262.5035</text:p>
          </table:table-cell>
          <table:table-cell office:value-type="float" office:value="259.8785">
            <text:p>259.8785</text:p>
          </table:table-cell>
          <table:table-cell office:value-type="float" office:value="262.5035">
            <text:p>262.5035</text:p>
          </table:table-cell>
          <table:table-cell office:value-type="string">
            <text:p>28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9.8785">
            <text:p>259.8785</text:p>
          </table:table-cell>
          <table:table-cell office:value-type="string">
            <text:p>3/28/2014</text:p>
          </table:table-cell>
          <table:table-cell table:number-columns-repeated="2" office:value-type="float" office:value="262.5035">
            <text:p>262.50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3.3425">
            <text:p>263.3425</text:p>
          </table:table-cell>
          <table:table-cell office:value-type="float" office:value="260.7091">
            <text:p>260.7091</text:p>
          </table:table-cell>
          <table:table-cell office:value-type="float" office:value="263.3425">
            <text:p>263.3425</text:p>
          </table:table-cell>
          <table:table-cell office:value-type="string">
            <text:p>31-Ma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0.7091">
            <text:p>260.7091</text:p>
          </table:table-cell>
          <table:table-cell office:value-type="string">
            <text:p>3/31/2014</text:p>
          </table:table-cell>
          <table:table-cell table:number-columns-repeated="2" office:value-type="float" office:value="263.3425">
            <text:p>263.34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3.2343">
            <text:p>263.2343</text:p>
          </table:table-cell>
          <table:table-cell office:value-type="float" office:value="260.602">
            <text:p>260.602</text:p>
          </table:table-cell>
          <table:table-cell office:value-type="float" office:value="263.2343">
            <text:p>263.2343</text:p>
          </table:table-cell>
          <table:table-cell office:value-type="string">
            <text:p>1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0.602">
            <text:p>260.602</text:p>
          </table:table-cell>
          <table:table-cell office:value-type="string">
            <text:p>4/1/2014</text:p>
          </table:table-cell>
          <table:table-cell table:number-columns-repeated="2" office:value-type="float" office:value="263.2343">
            <text:p>263.23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5.4859">
            <text:p>265.4859</text:p>
          </table:table-cell>
          <table:table-cell office:value-type="float" office:value="262.831">
            <text:p>262.831</text:p>
          </table:table-cell>
          <table:table-cell office:value-type="float" office:value="265.4859">
            <text:p>265.4859</text:p>
          </table:table-cell>
          <table:table-cell office:value-type="string">
            <text:p>2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2.831">
            <text:p>262.831</text:p>
          </table:table-cell>
          <table:table-cell office:value-type="string">
            <text:p>4/2/2014</text:p>
          </table:table-cell>
          <table:table-cell table:number-columns-repeated="2" office:value-type="float" office:value="265.4859">
            <text:p>265.48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4.6447">
            <text:p>264.6447</text:p>
          </table:table-cell>
          <table:table-cell office:value-type="float" office:value="261.9983">
            <text:p>261.9983</text:p>
          </table:table-cell>
          <table:table-cell office:value-type="float" office:value="264.6447">
            <text:p>264.6447</text:p>
          </table:table-cell>
          <table:table-cell office:value-type="string">
            <text:p>3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1.9983">
            <text:p>261.9983</text:p>
          </table:table-cell>
          <table:table-cell office:value-type="string">
            <text:p>4/3/2014</text:p>
          </table:table-cell>
          <table:table-cell table:number-columns-repeated="2" office:value-type="float" office:value="264.6447">
            <text:p>264.64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3.6316">
            <text:p>263.6316</text:p>
          </table:table-cell>
          <table:table-cell office:value-type="float" office:value="260.9953">
            <text:p>260.9953</text:p>
          </table:table-cell>
          <table:table-cell office:value-type="float" office:value="263.6316">
            <text:p>263.6316</text:p>
          </table:table-cell>
          <table:table-cell office:value-type="string">
            <text:p>4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0.9953">
            <text:p>260.9953</text:p>
          </table:table-cell>
          <table:table-cell office:value-type="string">
            <text:p>4/4/2014</text:p>
          </table:table-cell>
          <table:table-cell table:number-columns-repeated="2" office:value-type="float" office:value="263.6316">
            <text:p>263.63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2.6358">
            <text:p>262.6358</text:p>
          </table:table-cell>
          <table:table-cell office:value-type="float" office:value="260.0094">
            <text:p>260.0094</text:p>
          </table:table-cell>
          <table:table-cell office:value-type="float" office:value="262.6358">
            <text:p>262.6358</text:p>
          </table:table-cell>
          <table:table-cell office:value-type="string">
            <text:p>7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0.0094">
            <text:p>260.0094</text:p>
          </table:table-cell>
          <table:table-cell office:value-type="string">
            <text:p>4/7/2014</text:p>
          </table:table-cell>
          <table:table-cell table:number-columns-repeated="2" office:value-type="float" office:value="262.6358">
            <text:p>262.63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5.6423">
            <text:p>265.6423</text:p>
          </table:table-cell>
          <table:table-cell office:value-type="float" office:value="262.9859">
            <text:p>262.9859</text:p>
          </table:table-cell>
          <table:table-cell office:value-type="float" office:value="265.6423">
            <text:p>265.6423</text:p>
          </table:table-cell>
          <table:table-cell office:value-type="string">
            <text:p>9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2.9859">
            <text:p>262.9859</text:p>
          </table:table-cell>
          <table:table-cell office:value-type="string">
            <text:p>4/9/2014</text:p>
          </table:table-cell>
          <table:table-cell table:number-columns-repeated="2" office:value-type="float" office:value="265.6423">
            <text:p>265.64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5.2263">
            <text:p>265.2263</text:p>
          </table:table-cell>
          <table:table-cell office:value-type="float" office:value="262.574">
            <text:p>262.574</text:p>
          </table:table-cell>
          <table:table-cell office:value-type="float" office:value="265.2263">
            <text:p>265.2263</text:p>
          </table:table-cell>
          <table:table-cell office:value-type="string">
            <text:p>10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2.574">
            <text:p>262.574</text:p>
          </table:table-cell>
          <table:table-cell office:value-type="string">
            <text:p>4/10/2014</text:p>
          </table:table-cell>
          <table:table-cell table:number-columns-repeated="2" office:value-type="float" office:value="265.2263">
            <text:p>265.22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4.1974">
            <text:p>264.1974</text:p>
          </table:table-cell>
          <table:table-cell office:value-type="float" office:value="261.5554">
            <text:p>261.5554</text:p>
          </table:table-cell>
          <table:table-cell office:value-type="float" office:value="264.1974">
            <text:p>264.1974</text:p>
          </table:table-cell>
          <table:table-cell office:value-type="string">
            <text:p>11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1.5554">
            <text:p>261.5554</text:p>
          </table:table-cell>
          <table:table-cell office:value-type="string">
            <text:p>4/11/2014</text:p>
          </table:table-cell>
          <table:table-cell table:number-columns-repeated="2" office:value-type="float" office:value="264.1974">
            <text:p>264.19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3.0194">
            <text:p>263.0194</text:p>
          </table:table-cell>
          <table:table-cell office:value-type="float" office:value="260.3892">
            <text:p>260.3892</text:p>
          </table:table-cell>
          <table:table-cell office:value-type="float" office:value="263.0194">
            <text:p>263.0194</text:p>
          </table:table-cell>
          <table:table-cell office:value-type="string">
            <text:p>15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0.3892">
            <text:p>260.3892</text:p>
          </table:table-cell>
          <table:table-cell office:value-type="string">
            <text:p>4/15/2014</text:p>
          </table:table-cell>
          <table:table-cell table:number-columns-repeated="2" office:value-type="float" office:value="263.0194">
            <text:p>263.01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0.047">
            <text:p>260.047</text:p>
          </table:table-cell>
          <table:table-cell office:value-type="float" office:value="257.4465">
            <text:p>257.4465</text:p>
          </table:table-cell>
          <table:table-cell office:value-type="float" office:value="260.047">
            <text:p>260.047</text:p>
          </table:table-cell>
          <table:table-cell office:value-type="string">
            <text:p>16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7.4465">
            <text:p>257.4465</text:p>
          </table:table-cell>
          <table:table-cell office:value-type="string">
            <text:p>4/16/2014</text:p>
          </table:table-cell>
          <table:table-cell table:number-columns-repeated="2" office:value-type="float" office:value="260.047">
            <text:p>260.0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3.2974">
            <text:p>263.2974</text:p>
          </table:table-cell>
          <table:table-cell office:value-type="float" office:value="260.6644">
            <text:p>260.6644</text:p>
          </table:table-cell>
          <table:table-cell office:value-type="float" office:value="263.2974">
            <text:p>263.2974</text:p>
          </table:table-cell>
          <table:table-cell office:value-type="string">
            <text:p>17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0.6644">
            <text:p>260.6644</text:p>
          </table:table-cell>
          <table:table-cell office:value-type="string">
            <text:p>4/17/2014</text:p>
          </table:table-cell>
          <table:table-cell table:number-columns-repeated="2" office:value-type="float" office:value="263.2974">
            <text:p>263.29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5.023">
            <text:p>265.023</text:p>
          </table:table-cell>
          <table:table-cell office:value-type="float" office:value="262.3728">
            <text:p>262.3728</text:p>
          </table:table-cell>
          <table:table-cell office:value-type="float" office:value="265.023">
            <text:p>265.023</text:p>
          </table:table-cell>
          <table:table-cell office:value-type="string">
            <text:p>21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2.3728">
            <text:p>262.3728</text:p>
          </table:table-cell>
          <table:table-cell office:value-type="string">
            <text:p>4/21/2014</text:p>
          </table:table-cell>
          <table:table-cell table:number-columns-repeated="2" office:value-type="float" office:value="265.023">
            <text:p>265.0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5.432">
            <text:p>265.432</text:p>
          </table:table-cell>
          <table:table-cell office:value-type="float" office:value="262.7777">
            <text:p>262.7777</text:p>
          </table:table-cell>
          <table:table-cell office:value-type="float" office:value="265.432">
            <text:p>265.432</text:p>
          </table:table-cell>
          <table:table-cell office:value-type="string">
            <text:p>22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2.7777">
            <text:p>262.7777</text:p>
          </table:table-cell>
          <table:table-cell office:value-type="string">
            <text:p>4/22/2014</text:p>
          </table:table-cell>
          <table:table-cell table:number-columns-repeated="2" office:value-type="float" office:value="265.432">
            <text:p>265.4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6.4514">
            <text:p>266.4514</text:p>
          </table:table-cell>
          <table:table-cell office:value-type="float" office:value="263.7869">
            <text:p>263.7869</text:p>
          </table:table-cell>
          <table:table-cell office:value-type="float" office:value="266.4514">
            <text:p>266.4514</text:p>
          </table:table-cell>
          <table:table-cell office:value-type="string">
            <text:p>23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3.7869">
            <text:p>263.7869</text:p>
          </table:table-cell>
          <table:table-cell office:value-type="string">
            <text:p>4/23/2014</text:p>
          </table:table-cell>
          <table:table-cell table:number-columns-repeated="2" office:value-type="float" office:value="266.4514">
            <text:p>266.45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4.8197">
            <text:p>264.8197</text:p>
          </table:table-cell>
          <table:table-cell office:value-type="float" office:value="262.1715">
            <text:p>262.1715</text:p>
          </table:table-cell>
          <table:table-cell office:value-type="float" office:value="264.8197">
            <text:p>264.8197</text:p>
          </table:table-cell>
          <table:table-cell office:value-type="string">
            <text:p>25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2.1715">
            <text:p>262.1715</text:p>
          </table:table-cell>
          <table:table-cell office:value-type="string">
            <text:p>4/25/2014</text:p>
          </table:table-cell>
          <table:table-cell table:number-columns-repeated="2" office:value-type="float" office:value="264.8197">
            <text:p>264.81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4.3768">
            <text:p>264.3768</text:p>
          </table:table-cell>
          <table:table-cell office:value-type="float" office:value="261.733">
            <text:p>261.733</text:p>
          </table:table-cell>
          <table:table-cell office:value-type="float" office:value="264.3768">
            <text:p>264.3768</text:p>
          </table:table-cell>
          <table:table-cell office:value-type="string">
            <text:p>28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1.733">
            <text:p>261.733</text:p>
          </table:table-cell>
          <table:table-cell office:value-type="string">
            <text:p>4/28/2014</text:p>
          </table:table-cell>
          <table:table-cell table:number-columns-repeated="2" office:value-type="float" office:value="264.3768">
            <text:p>264.37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2.4735">
            <text:p>262.4735</text:p>
          </table:table-cell>
          <table:table-cell office:value-type="float" office:value="259.8488">
            <text:p>259.8488</text:p>
          </table:table-cell>
          <table:table-cell office:value-type="float" office:value="262.4735">
            <text:p>262.4735</text:p>
          </table:table-cell>
          <table:table-cell office:value-type="string">
            <text:p>29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9.8488">
            <text:p>259.8488</text:p>
          </table:table-cell>
          <table:table-cell office:value-type="string">
            <text:p>4/29/2014</text:p>
          </table:table-cell>
          <table:table-cell table:number-columns-repeated="2" office:value-type="float" office:value="262.4735">
            <text:p>262.47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0.6704">
            <text:p>260.6704</text:p>
          </table:table-cell>
          <table:table-cell office:value-type="float" office:value="258.0637">
            <text:p>258.0637</text:p>
          </table:table-cell>
          <table:table-cell office:value-type="float" office:value="260.6704">
            <text:p>260.6704</text:p>
          </table:table-cell>
          <table:table-cell office:value-type="string">
            <text:p>30-Apr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8.0637">
            <text:p>258.0637</text:p>
          </table:table-cell>
          <table:table-cell office:value-type="string">
            <text:p>4/30/2014</text:p>
          </table:table-cell>
          <table:table-cell table:number-columns-repeated="2" office:value-type="float" office:value="260.6704">
            <text:p>260.67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1.365">
            <text:p>261.365</text:p>
          </table:table-cell>
          <table:table-cell office:value-type="float" office:value="258.7514">
            <text:p>258.7514</text:p>
          </table:table-cell>
          <table:table-cell office:value-type="float" office:value="261.365">
            <text:p>261.365</text:p>
          </table:table-cell>
          <table:table-cell office:value-type="string">
            <text:p>2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8.7514">
            <text:p>258.7514</text:p>
          </table:table-cell>
          <table:table-cell office:value-type="string">
            <text:p>5/2/2014</text:p>
          </table:table-cell>
          <table:table-cell table:number-columns-repeated="2" office:value-type="float" office:value="261.365">
            <text:p>261.3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1.6649">
            <text:p>261.6649</text:p>
          </table:table-cell>
          <table:table-cell office:value-type="float" office:value="259.0483">
            <text:p>259.0483</text:p>
          </table:table-cell>
          <table:table-cell office:value-type="float" office:value="261.6649">
            <text:p>261.6649</text:p>
          </table:table-cell>
          <table:table-cell office:value-type="string">
            <text:p>5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9.0483">
            <text:p>259.0483</text:p>
          </table:table-cell>
          <table:table-cell office:value-type="string">
            <text:p>5/5/2014</text:p>
          </table:table-cell>
          <table:table-cell table:number-columns-repeated="2" office:value-type="float" office:value="261.6649">
            <text:p>261.66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2.0182">
            <text:p>262.0182</text:p>
          </table:table-cell>
          <table:table-cell office:value-type="float" office:value="259.398">
            <text:p>259.398</text:p>
          </table:table-cell>
          <table:table-cell office:value-type="float" office:value="262.0182">
            <text:p>262.0182</text:p>
          </table:table-cell>
          <table:table-cell office:value-type="string">
            <text:p>6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9.398">
            <text:p>259.398</text:p>
          </table:table-cell>
          <table:table-cell office:value-type="string">
            <text:p>5/6/2014</text:p>
          </table:table-cell>
          <table:table-cell table:number-columns-repeated="2" office:value-type="float" office:value="262.0182">
            <text:p>262.01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9.9767">
            <text:p>259.9767</text:p>
          </table:table-cell>
          <table:table-cell office:value-type="float" office:value="257.3769">
            <text:p>257.3769</text:p>
          </table:table-cell>
          <table:table-cell office:value-type="float" office:value="259.9767">
            <text:p>259.9767</text:p>
          </table:table-cell>
          <table:table-cell office:value-type="string">
            <text:p>7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7.3769">
            <text:p>257.3769</text:p>
          </table:table-cell>
          <table:table-cell office:value-type="string">
            <text:p>5/7/2014</text:p>
          </table:table-cell>
          <table:table-cell table:number-columns-repeated="2" office:value-type="float" office:value="259.9767">
            <text:p>259.97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59.8025">
            <text:p>259.8025</text:p>
          </table:table-cell>
          <table:table-cell office:value-type="float" office:value="257.2045">
            <text:p>257.2045</text:p>
          </table:table-cell>
          <table:table-cell office:value-type="float" office:value="259.8025">
            <text:p>259.8025</text:p>
          </table:table-cell>
          <table:table-cell office:value-type="string">
            <text:p>8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57.2045">
            <text:p>257.2045</text:p>
          </table:table-cell>
          <table:table-cell office:value-type="string">
            <text:p>5/8/2014</text:p>
          </table:table-cell>
          <table:table-cell table:number-columns-repeated="2" office:value-type="float" office:value="259.8025">
            <text:p>259.80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67.3353">
            <text:p>267.3353</text:p>
          </table:table-cell>
          <table:table-cell office:value-type="float" office:value="264.6619">
            <text:p>264.6619</text:p>
          </table:table-cell>
          <table:table-cell office:value-type="float" office:value="267.3353">
            <text:p>267.3353</text:p>
          </table:table-cell>
          <table:table-cell office:value-type="string">
            <text:p>9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64.6619">
            <text:p>264.6619</text:p>
          </table:table-cell>
          <table:table-cell office:value-type="string">
            <text:p>5/9/2014</text:p>
          </table:table-cell>
          <table:table-cell table:number-columns-repeated="2" office:value-type="float" office:value="267.3353">
            <text:p>267.33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72.8079">
            <text:p>272.8079</text:p>
          </table:table-cell>
          <table:table-cell office:value-type="float" office:value="270.0798">
            <text:p>270.0798</text:p>
          </table:table-cell>
          <table:table-cell office:value-type="float" office:value="272.8079">
            <text:p>272.8079</text:p>
          </table:table-cell>
          <table:table-cell office:value-type="string">
            <text:p>12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70.0798">
            <text:p>270.0798</text:p>
          </table:table-cell>
          <table:table-cell office:value-type="string">
            <text:p>5/12/2014</text:p>
          </table:table-cell>
          <table:table-cell table:number-columns-repeated="2" office:value-type="float" office:value="272.8079">
            <text:p>272.80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76.2849">
            <text:p>276.2849</text:p>
          </table:table-cell>
          <table:table-cell office:value-type="float" office:value="273.5221">
            <text:p>273.5221</text:p>
          </table:table-cell>
          <table:table-cell office:value-type="float" office:value="276.2849">
            <text:p>276.2849</text:p>
          </table:table-cell>
          <table:table-cell office:value-type="string">
            <text:p>13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73.5221">
            <text:p>273.5221</text:p>
          </table:table-cell>
          <table:table-cell office:value-type="string">
            <text:p>5/13/2014</text:p>
          </table:table-cell>
          <table:table-cell table:number-columns-repeated="2" office:value-type="float" office:value="276.2849">
            <text:p>276.28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76.6488">
            <text:p>276.6488</text:p>
          </table:table-cell>
          <table:table-cell office:value-type="float" office:value="273.8823">
            <text:p>273.8823</text:p>
          </table:table-cell>
          <table:table-cell office:value-type="float" office:value="276.6488">
            <text:p>276.6488</text:p>
          </table:table-cell>
          <table:table-cell office:value-type="string">
            <text:p>14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73.8823">
            <text:p>273.8823</text:p>
          </table:table-cell>
          <table:table-cell office:value-type="string">
            <text:p>5/14/2014</text:p>
          </table:table-cell>
          <table:table-cell table:number-columns-repeated="2" office:value-type="float" office:value="276.6488">
            <text:p>276.64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75.8844">
            <text:p>275.8844</text:p>
          </table:table-cell>
          <table:table-cell office:value-type="float" office:value="273.1256">
            <text:p>273.1256</text:p>
          </table:table-cell>
          <table:table-cell office:value-type="float" office:value="275.8844">
            <text:p>275.8844</text:p>
          </table:table-cell>
          <table:table-cell office:value-type="string">
            <text:p>15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73.1256">
            <text:p>273.1256</text:p>
          </table:table-cell>
          <table:table-cell office:value-type="string">
            <text:p>5/15/2014</text:p>
          </table:table-cell>
          <table:table-cell table:number-columns-repeated="2" office:value-type="float" office:value="275.8844">
            <text:p>275.88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0.4814">
            <text:p>280.4814</text:p>
          </table:table-cell>
          <table:table-cell office:value-type="float" office:value="277.6766">
            <text:p>277.6766</text:p>
          </table:table-cell>
          <table:table-cell office:value-type="float" office:value="280.4814">
            <text:p>280.4814</text:p>
          </table:table-cell>
          <table:table-cell office:value-type="string">
            <text:p>16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77.6766">
            <text:p>277.6766</text:p>
          </table:table-cell>
          <table:table-cell office:value-type="string">
            <text:p>5/16/2014</text:p>
          </table:table-cell>
          <table:table-cell table:number-columns-repeated="2" office:value-type="float" office:value="280.4814">
            <text:p>280.48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5.2971">
            <text:p>285.2971</text:p>
          </table:table-cell>
          <table:table-cell office:value-type="float" office:value="282.4441">
            <text:p>282.4441</text:p>
          </table:table-cell>
          <table:table-cell office:value-type="float" office:value="285.2971">
            <text:p>285.2971</text:p>
          </table:table-cell>
          <table:table-cell office:value-type="string">
            <text:p>19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2.4441">
            <text:p>282.4441</text:p>
          </table:table-cell>
          <table:table-cell office:value-type="string">
            <text:p>5/19/2014</text:p>
          </table:table-cell>
          <table:table-cell table:number-columns-repeated="2" office:value-type="float" office:value="285.2971">
            <text:p>285.29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5.2007">
            <text:p>285.2007</text:p>
          </table:table-cell>
          <table:table-cell office:value-type="float" office:value="282.3487">
            <text:p>282.3487</text:p>
          </table:table-cell>
          <table:table-cell office:value-type="float" office:value="285.2007">
            <text:p>285.2007</text:p>
          </table:table-cell>
          <table:table-cell office:value-type="string">
            <text:p>20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2.3487">
            <text:p>282.3487</text:p>
          </table:table-cell>
          <table:table-cell office:value-type="string">
            <text:p>5/20/2014</text:p>
          </table:table-cell>
          <table:table-cell table:number-columns-repeated="2" office:value-type="float" office:value="285.2007">
            <text:p>285.20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4.6019">
            <text:p>284.6019</text:p>
          </table:table-cell>
          <table:table-cell office:value-type="float" office:value="281.7559">
            <text:p>281.7559</text:p>
          </table:table-cell>
          <table:table-cell office:value-type="float" office:value="284.6019">
            <text:p>284.6019</text:p>
          </table:table-cell>
          <table:table-cell office:value-type="string">
            <text:p>21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1.7559">
            <text:p>281.7559</text:p>
          </table:table-cell>
          <table:table-cell office:value-type="string">
            <text:p>5/21/2014</text:p>
          </table:table-cell>
          <table:table-cell table:number-columns-repeated="2" office:value-type="float" office:value="284.6019">
            <text:p>284.60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5.6091">
            <text:p>285.6091</text:p>
          </table:table-cell>
          <table:table-cell office:value-type="float" office:value="282.753">
            <text:p>282.753</text:p>
          </table:table-cell>
          <table:table-cell office:value-type="float" office:value="285.6091">
            <text:p>285.6091</text:p>
          </table:table-cell>
          <table:table-cell office:value-type="string">
            <text:p>22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2.753">
            <text:p>282.753</text:p>
          </table:table-cell>
          <table:table-cell office:value-type="string">
            <text:p>5/22/2014</text:p>
          </table:table-cell>
          <table:table-cell table:number-columns-repeated="2" office:value-type="float" office:value="285.6091">
            <text:p>285.60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8.6165">
            <text:p>288.6165</text:p>
          </table:table-cell>
          <table:table-cell office:value-type="float" office:value="285.7303">
            <text:p>285.7303</text:p>
          </table:table-cell>
          <table:table-cell office:value-type="float" office:value="288.6165">
            <text:p>288.6165</text:p>
          </table:table-cell>
          <table:table-cell office:value-type="string">
            <text:p>23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5.7303">
            <text:p>285.7303</text:p>
          </table:table-cell>
          <table:table-cell office:value-type="string">
            <text:p>5/23/2014</text:p>
          </table:table-cell>
          <table:table-cell table:number-columns-repeated="2" office:value-type="float" office:value="288.6165">
            <text:p>288.61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7.6063">
            <text:p>287.6063</text:p>
          </table:table-cell>
          <table:table-cell office:value-type="float" office:value="284.7302">
            <text:p>284.7302</text:p>
          </table:table-cell>
          <table:table-cell office:value-type="float" office:value="287.6063">
            <text:p>287.6063</text:p>
          </table:table-cell>
          <table:table-cell office:value-type="string">
            <text:p>26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4.7302">
            <text:p>284.7302</text:p>
          </table:table-cell>
          <table:table-cell office:value-type="string">
            <text:p>5/26/2014</text:p>
          </table:table-cell>
          <table:table-cell table:number-columns-repeated="2" office:value-type="float" office:value="287.6063">
            <text:p>287.60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6.975">
            <text:p>286.975</text:p>
          </table:table-cell>
          <table:table-cell office:value-type="float" office:value="284.1053">
            <text:p>284.1053</text:p>
          </table:table-cell>
          <table:table-cell office:value-type="float" office:value="286.975">
            <text:p>286.975</text:p>
          </table:table-cell>
          <table:table-cell office:value-type="string">
            <text:p>27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4.1053">
            <text:p>284.1053</text:p>
          </table:table-cell>
          <table:table-cell office:value-type="string">
            <text:p>5/27/2014</text:p>
          </table:table-cell>
          <table:table-cell table:number-columns-repeated="2" office:value-type="float" office:value="286.975">
            <text:p>286.9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8.2299">
            <text:p>288.2299</text:p>
          </table:table-cell>
          <table:table-cell office:value-type="float" office:value="285.3476">
            <text:p>285.3476</text:p>
          </table:table-cell>
          <table:table-cell office:value-type="float" office:value="288.2299">
            <text:p>288.2299</text:p>
          </table:table-cell>
          <table:table-cell office:value-type="string">
            <text:p>28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5.3476">
            <text:p>285.3476</text:p>
          </table:table-cell>
          <table:table-cell office:value-type="string">
            <text:p>5/28/2014</text:p>
          </table:table-cell>
          <table:table-cell table:number-columns-repeated="2" office:value-type="float" office:value="288.2299">
            <text:p>288.22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4.479">
            <text:p>284.479</text:p>
          </table:table-cell>
          <table:table-cell office:value-type="float" office:value="281.6342">
            <text:p>281.6342</text:p>
          </table:table-cell>
          <table:table-cell office:value-type="float" office:value="284.479">
            <text:p>284.479</text:p>
          </table:table-cell>
          <table:table-cell office:value-type="string">
            <text:p>29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1.6342">
            <text:p>281.6342</text:p>
          </table:table-cell>
          <table:table-cell office:value-type="string">
            <text:p>5/29/2014</text:p>
          </table:table-cell>
          <table:table-cell table:number-columns-repeated="2" office:value-type="float" office:value="284.479">
            <text:p>284.4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84.9809">
            <text:p>284.9809</text:p>
          </table:table-cell>
          <table:table-cell office:value-type="float" office:value="282.1311">
            <text:p>282.1311</text:p>
          </table:table-cell>
          <table:table-cell office:value-type="float" office:value="284.9809">
            <text:p>284.9809</text:p>
          </table:table-cell>
          <table:table-cell office:value-type="string">
            <text:p>30-May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2.1311">
            <text:p>282.1311</text:p>
          </table:table-cell>
          <table:table-cell office:value-type="string">
            <text:p>5/30/2014</text:p>
          </table:table-cell>
          <table:table-cell table:number-columns-repeated="2" office:value-type="float" office:value="284.9809">
            <text:p>284.98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1.0351">
            <text:p>291.0351</text:p>
          </table:table-cell>
          <table:table-cell office:value-type="float" office:value="288.1247">
            <text:p>288.1247</text:p>
          </table:table-cell>
          <table:table-cell office:value-type="float" office:value="291.0351">
            <text:p>291.0351</text:p>
          </table:table-cell>
          <table:table-cell office:value-type="string">
            <text:p>2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8.1247">
            <text:p>288.1247</text:p>
          </table:table-cell>
          <table:table-cell office:value-type="string">
            <text:p>6/2/2014</text:p>
          </table:table-cell>
          <table:table-cell table:number-columns-repeated="2" office:value-type="float" office:value="291.0351">
            <text:p>291.03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2.3415">
            <text:p>292.3415</text:p>
          </table:table-cell>
          <table:table-cell office:value-type="float" office:value="289.4181">
            <text:p>289.4181</text:p>
          </table:table-cell>
          <table:table-cell office:value-type="float" office:value="292.3415">
            <text:p>292.3415</text:p>
          </table:table-cell>
          <table:table-cell office:value-type="string">
            <text:p>3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9.4181">
            <text:p>289.4181</text:p>
          </table:table-cell>
          <table:table-cell office:value-type="string">
            <text:p>6/3/2014</text:p>
          </table:table-cell>
          <table:table-cell table:number-columns-repeated="2" office:value-type="float" office:value="292.3415">
            <text:p>292.34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2.4287">
            <text:p>292.4287</text:p>
          </table:table-cell>
          <table:table-cell office:value-type="float" office:value="289.5044">
            <text:p>289.5044</text:p>
          </table:table-cell>
          <table:table-cell office:value-type="float" office:value="292.4287">
            <text:p>292.4287</text:p>
          </table:table-cell>
          <table:table-cell office:value-type="string">
            <text:p>4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89.5044">
            <text:p>289.5044</text:p>
          </table:table-cell>
          <table:table-cell office:value-type="string">
            <text:p>6/4/2014</text:p>
          </table:table-cell>
          <table:table-cell table:number-columns-repeated="2" office:value-type="float" office:value="292.4287">
            <text:p>292.42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4.3029">
            <text:p>294.3029</text:p>
          </table:table-cell>
          <table:table-cell office:value-type="float" office:value="291.3599">
            <text:p>291.3599</text:p>
          </table:table-cell>
          <table:table-cell office:value-type="float" office:value="294.3029">
            <text:p>294.3029</text:p>
          </table:table-cell>
          <table:table-cell office:value-type="string">
            <text:p>5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1.3599">
            <text:p>291.3599</text:p>
          </table:table-cell>
          <table:table-cell office:value-type="string">
            <text:p>6/5/2014</text:p>
          </table:table-cell>
          <table:table-cell table:number-columns-repeated="2" office:value-type="float" office:value="294.3029">
            <text:p>294.30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8.4587">
            <text:p>298.4587</text:p>
          </table:table-cell>
          <table:table-cell office:value-type="float" office:value="295.4741">
            <text:p>295.4741</text:p>
          </table:table-cell>
          <table:table-cell office:value-type="float" office:value="298.4587">
            <text:p>298.4587</text:p>
          </table:table-cell>
          <table:table-cell office:value-type="string">
            <text:p>6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5.4741">
            <text:p>295.4741</text:p>
          </table:table-cell>
          <table:table-cell office:value-type="string">
            <text:p>6/6/2014</text:p>
          </table:table-cell>
          <table:table-cell table:number-columns-repeated="2" office:value-type="float" office:value="298.4587">
            <text:p>298.45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2.5912">
            <text:p>302.5912</text:p>
          </table:table-cell>
          <table:table-cell office:value-type="float" office:value="299.5653">
            <text:p>299.5653</text:p>
          </table:table-cell>
          <table:table-cell office:value-type="float" office:value="302.5912">
            <text:p>302.5912</text:p>
          </table:table-cell>
          <table:table-cell office:value-type="string">
            <text:p>9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9.5653">
            <text:p>299.5653</text:p>
          </table:table-cell>
          <table:table-cell office:value-type="string">
            <text:p>6/9/2014</text:p>
          </table:table-cell>
          <table:table-cell table:number-columns-repeated="2" office:value-type="float" office:value="302.5912">
            <text:p>302.59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2.584">
            <text:p>302.584</text:p>
          </table:table-cell>
          <table:table-cell office:value-type="float" office:value="299.5582">
            <text:p>299.5582</text:p>
          </table:table-cell>
          <table:table-cell office:value-type="float" office:value="302.584">
            <text:p>302.584</text:p>
          </table:table-cell>
          <table:table-cell office:value-type="string">
            <text:p>10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9.5582">
            <text:p>299.5582</text:p>
          </table:table-cell>
          <table:table-cell office:value-type="string">
            <text:p>6/10/2014</text:p>
          </table:table-cell>
          <table:table-cell table:number-columns-repeated="2" office:value-type="float" office:value="302.584">
            <text:p>302.5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1.2432">
            <text:p>301.2432</text:p>
          </table:table-cell>
          <table:table-cell office:value-type="float" office:value="298.2308">
            <text:p>298.2308</text:p>
          </table:table-cell>
          <table:table-cell office:value-type="float" office:value="301.2432">
            <text:p>301.2432</text:p>
          </table:table-cell>
          <table:table-cell office:value-type="string">
            <text:p>11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8.2308">
            <text:p>298.2308</text:p>
          </table:table-cell>
          <table:table-cell office:value-type="string">
            <text:p>6/11/2014</text:p>
          </table:table-cell>
          <table:table-cell table:number-columns-repeated="2" office:value-type="float" office:value="301.2432">
            <text:p>301.24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1.1674">
            <text:p>301.1674</text:p>
          </table:table-cell>
          <table:table-cell office:value-type="float" office:value="298.1557">
            <text:p>298.1557</text:p>
          </table:table-cell>
          <table:table-cell office:value-type="float" office:value="301.1674">
            <text:p>301.1674</text:p>
          </table:table-cell>
          <table:table-cell office:value-type="string">
            <text:p>12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8.1557">
            <text:p>298.1557</text:p>
          </table:table-cell>
          <table:table-cell office:value-type="string">
            <text:p>6/12/2014</text:p>
          </table:table-cell>
          <table:table-cell table:number-columns-repeated="2" office:value-type="float" office:value="301.1674">
            <text:p>301.16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6.8677">
            <text:p>296.8677</text:p>
          </table:table-cell>
          <table:table-cell office:value-type="float" office:value="293.899">
            <text:p>293.899</text:p>
          </table:table-cell>
          <table:table-cell office:value-type="float" office:value="296.8677">
            <text:p>296.8677</text:p>
          </table:table-cell>
          <table:table-cell office:value-type="string">
            <text:p>13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3.899">
            <text:p>293.899</text:p>
          </table:table-cell>
          <table:table-cell office:value-type="string">
            <text:p>6/13/2014</text:p>
          </table:table-cell>
          <table:table-cell table:number-columns-repeated="2" office:value-type="float" office:value="296.8677">
            <text:p>296.867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7.3952">
            <text:p>297.3952</text:p>
          </table:table-cell>
          <table:table-cell office:value-type="float" office:value="294.4212">
            <text:p>294.4212</text:p>
          </table:table-cell>
          <table:table-cell office:value-type="float" office:value="297.3952">
            <text:p>297.3952</text:p>
          </table:table-cell>
          <table:table-cell office:value-type="string">
            <text:p>16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4.4212">
            <text:p>294.4212</text:p>
          </table:table-cell>
          <table:table-cell office:value-type="string">
            <text:p>6/16/2014</text:p>
          </table:table-cell>
          <table:table-cell table:number-columns-repeated="2" office:value-type="float" office:value="297.3952">
            <text:p>297.39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1.4538">
            <text:p>301.4538</text:p>
          </table:table-cell>
          <table:table-cell office:value-type="float" office:value="298.4393">
            <text:p>298.4393</text:p>
          </table:table-cell>
          <table:table-cell office:value-type="float" office:value="301.4538">
            <text:p>301.4538</text:p>
          </table:table-cell>
          <table:table-cell office:value-type="string">
            <text:p>17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8.4393">
            <text:p>298.4393</text:p>
          </table:table-cell>
          <table:table-cell office:value-type="string">
            <text:p>6/17/2014</text:p>
          </table:table-cell>
          <table:table-cell table:number-columns-repeated="2" office:value-type="float" office:value="301.4538">
            <text:p>301.45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8.9689">
            <text:p>298.9689</text:p>
          </table:table-cell>
          <table:table-cell office:value-type="float" office:value="295.9792">
            <text:p>295.9792</text:p>
          </table:table-cell>
          <table:table-cell office:value-type="float" office:value="298.9689">
            <text:p>298.9689</text:p>
          </table:table-cell>
          <table:table-cell office:value-type="string">
            <text:p>18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5.9792">
            <text:p>295.9792</text:p>
          </table:table-cell>
          <table:table-cell office:value-type="string">
            <text:p>6/18/2014</text:p>
          </table:table-cell>
          <table:table-cell table:number-columns-repeated="2" office:value-type="float" office:value="298.9689">
            <text:p>298.96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8.164">
            <text:p>298.164</text:p>
          </table:table-cell>
          <table:table-cell office:value-type="float" office:value="295.1824">
            <text:p>295.1824</text:p>
          </table:table-cell>
          <table:table-cell office:value-type="float" office:value="298.164">
            <text:p>298.164</text:p>
          </table:table-cell>
          <table:table-cell office:value-type="string">
            <text:p>19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5.1824">
            <text:p>295.1824</text:p>
          </table:table-cell>
          <table:table-cell office:value-type="string">
            <text:p>6/19/2014</text:p>
          </table:table-cell>
          <table:table-cell table:number-columns-repeated="2" office:value-type="float" office:value="298.164">
            <text:p>298.1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7.153">
            <text:p>297.153</text:p>
          </table:table-cell>
          <table:table-cell office:value-type="float" office:value="294.1815">
            <text:p>294.1815</text:p>
          </table:table-cell>
          <table:table-cell office:value-type="float" office:value="297.153">
            <text:p>297.153</text:p>
          </table:table-cell>
          <table:table-cell office:value-type="string">
            <text:p>20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4.1815">
            <text:p>294.1815</text:p>
          </table:table-cell>
          <table:table-cell office:value-type="string">
            <text:p>6/20/2014</text:p>
          </table:table-cell>
          <table:table-cell table:number-columns-repeated="2" office:value-type="float" office:value="297.153">
            <text:p>297.1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8.0522">
            <text:p>298.0522</text:p>
          </table:table-cell>
          <table:table-cell office:value-type="float" office:value="295.0717">
            <text:p>295.0717</text:p>
          </table:table-cell>
          <table:table-cell office:value-type="float" office:value="298.0522">
            <text:p>298.0522</text:p>
          </table:table-cell>
          <table:table-cell office:value-type="string">
            <text:p>23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5.0717">
            <text:p>295.0717</text:p>
          </table:table-cell>
          <table:table-cell office:value-type="string">
            <text:p>6/23/2014</text:p>
          </table:table-cell>
          <table:table-cell table:number-columns-repeated="2" office:value-type="float" office:value="298.0522">
            <text:p>298.05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0.2558">
            <text:p>300.2558</text:p>
          </table:table-cell>
          <table:table-cell office:value-type="float" office:value="297.2532">
            <text:p>297.2532</text:p>
          </table:table-cell>
          <table:table-cell office:value-type="float" office:value="300.2558">
            <text:p>300.2558</text:p>
          </table:table-cell>
          <table:table-cell office:value-type="string">
            <text:p>24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7.2532">
            <text:p>297.2532</text:p>
          </table:table-cell>
          <table:table-cell office:value-type="string">
            <text:p>6/24/2014</text:p>
          </table:table-cell>
          <table:table-cell table:number-columns-repeated="2" office:value-type="float" office:value="300.2558">
            <text:p>300.25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9.3928">
            <text:p>299.3928</text:p>
          </table:table-cell>
          <table:table-cell office:value-type="float" office:value="296.3989">
            <text:p>296.3989</text:p>
          </table:table-cell>
          <table:table-cell office:value-type="float" office:value="299.3928">
            <text:p>299.3928</text:p>
          </table:table-cell>
          <table:table-cell office:value-type="string">
            <text:p>25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6.3989">
            <text:p>296.3989</text:p>
          </table:table-cell>
          <table:table-cell office:value-type="string">
            <text:p>6/25/2014</text:p>
          </table:table-cell>
          <table:table-cell table:number-columns-repeated="2" office:value-type="float" office:value="299.3928">
            <text:p>299.39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7.0273">
            <text:p>297.0273</text:p>
          </table:table-cell>
          <table:table-cell office:value-type="float" office:value="294.057">
            <text:p>294.057</text:p>
          </table:table-cell>
          <table:table-cell office:value-type="float" office:value="297.0273">
            <text:p>297.0273</text:p>
          </table:table-cell>
          <table:table-cell office:value-type="string">
            <text:p>26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4.057">
            <text:p>294.057</text:p>
          </table:table-cell>
          <table:table-cell office:value-type="string">
            <text:p>6/26/2014</text:p>
          </table:table-cell>
          <table:table-cell table:number-columns-repeated="2" office:value-type="float" office:value="297.0273">
            <text:p>297.02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7.549">
            <text:p>297.549</text:p>
          </table:table-cell>
          <table:table-cell office:value-type="float" office:value="294.5735">
            <text:p>294.5735</text:p>
          </table:table-cell>
          <table:table-cell office:value-type="float" office:value="297.549">
            <text:p>297.549</text:p>
          </table:table-cell>
          <table:table-cell office:value-type="string">
            <text:p>27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4.5735">
            <text:p>294.5735</text:p>
          </table:table-cell>
          <table:table-cell office:value-type="string">
            <text:p>6/27/2014</text:p>
          </table:table-cell>
          <table:table-cell table:number-columns-repeated="2" office:value-type="float" office:value="297.549">
            <text:p>297.5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1.5505">
            <text:p>301.5505</text:p>
          </table:table-cell>
          <table:table-cell office:value-type="float" office:value="298.535">
            <text:p>298.535</text:p>
          </table:table-cell>
          <table:table-cell office:value-type="float" office:value="301.5505">
            <text:p>301.5505</text:p>
          </table:table-cell>
          <table:table-cell office:value-type="string">
            <text:p>30-Jun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8.535">
            <text:p>298.535</text:p>
          </table:table-cell>
          <table:table-cell office:value-type="string">
            <text:p>6/30/2014</text:p>
          </table:table-cell>
          <table:table-cell table:number-columns-repeated="2" office:value-type="float" office:value="301.5505">
            <text:p>301.55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2.4818">
            <text:p>302.4818</text:p>
          </table:table-cell>
          <table:table-cell office:value-type="float" office:value="299.457">
            <text:p>299.457</text:p>
          </table:table-cell>
          <table:table-cell office:value-type="float" office:value="302.4818">
            <text:p>302.4818</text:p>
          </table:table-cell>
          <table:table-cell office:value-type="string">
            <text:p>1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9.457">
            <text:p>299.457</text:p>
          </table:table-cell>
          <table:table-cell office:value-type="string">
            <text:p>7/1/2014</text:p>
          </table:table-cell>
          <table:table-cell table:number-columns-repeated="2" office:value-type="float" office:value="302.4818">
            <text:p>302.48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5.5973">
            <text:p>305.5973</text:p>
          </table:table-cell>
          <table:table-cell office:value-type="float" office:value="302.5413">
            <text:p>302.5413</text:p>
          </table:table-cell>
          <table:table-cell office:value-type="float" office:value="305.5973">
            <text:p>305.5973</text:p>
          </table:table-cell>
          <table:table-cell office:value-type="string">
            <text:p>2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2.5413">
            <text:p>302.5413</text:p>
          </table:table-cell>
          <table:table-cell office:value-type="string">
            <text:p>7/2/2014</text:p>
          </table:table-cell>
          <table:table-cell table:number-columns-repeated="2" office:value-type="float" office:value="305.5973">
            <text:p>305.59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5.197">
            <text:p>305.197</text:p>
          </table:table-cell>
          <table:table-cell office:value-type="float" office:value="302.145">
            <text:p>302.145</text:p>
          </table:table-cell>
          <table:table-cell office:value-type="float" office:value="305.197">
            <text:p>305.197</text:p>
          </table:table-cell>
          <table:table-cell office:value-type="string">
            <text:p>3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2.145">
            <text:p>302.145</text:p>
          </table:table-cell>
          <table:table-cell office:value-type="string">
            <text:p>7/3/2014</text:p>
          </table:table-cell>
          <table:table-cell table:number-columns-repeated="2" office:value-type="float" office:value="305.197">
            <text:p>305.1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6.0242">
            <text:p>306.0242</text:p>
          </table:table-cell>
          <table:table-cell office:value-type="float" office:value="302.964">
            <text:p>302.964</text:p>
          </table:table-cell>
          <table:table-cell office:value-type="float" office:value="306.0242">
            <text:p>306.0242</text:p>
          </table:table-cell>
          <table:table-cell office:value-type="string">
            <text:p>4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2.964">
            <text:p>302.964</text:p>
          </table:table-cell>
          <table:table-cell office:value-type="string">
            <text:p>7/4/2014</text:p>
          </table:table-cell>
          <table:table-cell table:number-columns-repeated="2" office:value-type="float" office:value="306.0242">
            <text:p>306.02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6.7909">
            <text:p>306.7909</text:p>
          </table:table-cell>
          <table:table-cell office:value-type="float" office:value="303.723">
            <text:p>303.723</text:p>
          </table:table-cell>
          <table:table-cell office:value-type="float" office:value="306.7909">
            <text:p>306.7909</text:p>
          </table:table-cell>
          <table:table-cell office:value-type="string">
            <text:p>7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3.723">
            <text:p>303.723</text:p>
          </table:table-cell>
          <table:table-cell office:value-type="string">
            <text:p>7/7/2014</text:p>
          </table:table-cell>
          <table:table-cell table:number-columns-repeated="2" office:value-type="float" office:value="306.7909">
            <text:p>306.79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0.4241">
            <text:p>300.4241</text:p>
          </table:table-cell>
          <table:table-cell office:value-type="float" office:value="297.4199">
            <text:p>297.4199</text:p>
          </table:table-cell>
          <table:table-cell office:value-type="float" office:value="300.4241">
            <text:p>300.4241</text:p>
          </table:table-cell>
          <table:table-cell office:value-type="string">
            <text:p>8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7.4199">
            <text:p>297.4199</text:p>
          </table:table-cell>
          <table:table-cell office:value-type="string">
            <text:p>7/8/2014</text:p>
          </table:table-cell>
          <table:table-cell table:number-columns-repeated="2" office:value-type="float" office:value="300.4241">
            <text:p>300.42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8.0446">
            <text:p>298.0446</text:p>
          </table:table-cell>
          <table:table-cell office:value-type="float" office:value="295.0642">
            <text:p>295.0642</text:p>
          </table:table-cell>
          <table:table-cell office:value-type="float" office:value="298.0446">
            <text:p>298.0446</text:p>
          </table:table-cell>
          <table:table-cell office:value-type="string">
            <text:p>9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5.0642">
            <text:p>295.0642</text:p>
          </table:table-cell>
          <table:table-cell office:value-type="string">
            <text:p>7/9/2014</text:p>
          </table:table-cell>
          <table:table-cell table:number-columns-repeated="2" office:value-type="float" office:value="298.0446">
            <text:p>298.044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7.7101">
            <text:p>297.7101</text:p>
          </table:table-cell>
          <table:table-cell office:value-type="float" office:value="294.733">
            <text:p>294.733</text:p>
          </table:table-cell>
          <table:table-cell office:value-type="float" office:value="297.7101">
            <text:p>297.7101</text:p>
          </table:table-cell>
          <table:table-cell office:value-type="string">
            <text:p>10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4.733">
            <text:p>294.733</text:p>
          </table:table-cell>
          <table:table-cell office:value-type="string">
            <text:p>7/10/2014</text:p>
          </table:table-cell>
          <table:table-cell table:number-columns-repeated="2" office:value-type="float" office:value="297.7101">
            <text:p>297.71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3.4138">
            <text:p>293.4138</text:p>
          </table:table-cell>
          <table:table-cell office:value-type="float" office:value="290.4797">
            <text:p>290.4797</text:p>
          </table:table-cell>
          <table:table-cell office:value-type="float" office:value="293.4138">
            <text:p>293.4138</text:p>
          </table:table-cell>
          <table:table-cell office:value-type="string">
            <text:p>11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0.4797">
            <text:p>290.4797</text:p>
          </table:table-cell>
          <table:table-cell office:value-type="string">
            <text:p>7/11/2014</text:p>
          </table:table-cell>
          <table:table-cell table:number-columns-repeated="2" office:value-type="float" office:value="293.4138">
            <text:p>293.41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3.1787">
            <text:p>293.1787</text:p>
          </table:table-cell>
          <table:table-cell office:value-type="float" office:value="290.2469">
            <text:p>290.2469</text:p>
          </table:table-cell>
          <table:table-cell office:value-type="float" office:value="293.1787">
            <text:p>293.1787</text:p>
          </table:table-cell>
          <table:table-cell office:value-type="string">
            <text:p>14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0.2469">
            <text:p>290.2469</text:p>
          </table:table-cell>
          <table:table-cell office:value-type="string">
            <text:p>7/14/2014</text:p>
          </table:table-cell>
          <table:table-cell table:number-columns-repeated="2" office:value-type="float" office:value="293.1787">
            <text:p>293.17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6.0394">
            <text:p>296.0394</text:p>
          </table:table-cell>
          <table:table-cell office:value-type="float" office:value="293.079">
            <text:p>293.079</text:p>
          </table:table-cell>
          <table:table-cell office:value-type="float" office:value="296.0394">
            <text:p>296.0394</text:p>
          </table:table-cell>
          <table:table-cell office:value-type="string">
            <text:p>15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3.079">
            <text:p>293.079</text:p>
          </table:table-cell>
          <table:table-cell office:value-type="string">
            <text:p>7/15/2014</text:p>
          </table:table-cell>
          <table:table-cell table:number-columns-repeated="2" office:value-type="float" office:value="296.0394">
            <text:p>296.03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8.8921">
            <text:p>298.8921</text:p>
          </table:table-cell>
          <table:table-cell office:value-type="float" office:value="295.9032">
            <text:p>295.9032</text:p>
          </table:table-cell>
          <table:table-cell office:value-type="float" office:value="298.8921">
            <text:p>298.8921</text:p>
          </table:table-cell>
          <table:table-cell office:value-type="string">
            <text:p>16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5.9032">
            <text:p>295.9032</text:p>
          </table:table-cell>
          <table:table-cell office:value-type="string">
            <text:p>7/16/2014</text:p>
          </table:table-cell>
          <table:table-cell table:number-columns-repeated="2" office:value-type="float" office:value="298.8921">
            <text:p>298.89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0.1048">
            <text:p>300.1048</text:p>
          </table:table-cell>
          <table:table-cell office:value-type="float" office:value="297.1038">
            <text:p>297.1038</text:p>
          </table:table-cell>
          <table:table-cell office:value-type="float" office:value="300.1048">
            <text:p>300.1048</text:p>
          </table:table-cell>
          <table:table-cell office:value-type="string">
            <text:p>17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7.1038">
            <text:p>297.1038</text:p>
          </table:table-cell>
          <table:table-cell office:value-type="string">
            <text:p>7/17/2014</text:p>
          </table:table-cell>
          <table:table-cell table:number-columns-repeated="2" office:value-type="float" office:value="300.1048">
            <text:p>300.10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1.2605">
            <text:p>301.2605</text:p>
          </table:table-cell>
          <table:table-cell office:value-type="float" office:value="298.2479">
            <text:p>298.2479</text:p>
          </table:table-cell>
          <table:table-cell office:value-type="float" office:value="301.2605">
            <text:p>301.2605</text:p>
          </table:table-cell>
          <table:table-cell office:value-type="string">
            <text:p>18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8.2479">
            <text:p>298.2479</text:p>
          </table:table-cell>
          <table:table-cell office:value-type="string">
            <text:p>7/18/2014</text:p>
          </table:table-cell>
          <table:table-cell table:number-columns-repeated="2" office:value-type="float" office:value="301.2605">
            <text:p>301.26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2.2104">
            <text:p>302.2104</text:p>
          </table:table-cell>
          <table:table-cell office:value-type="float" office:value="299.1883">
            <text:p>299.1883</text:p>
          </table:table-cell>
          <table:table-cell office:value-type="float" office:value="302.2104">
            <text:p>302.2104</text:p>
          </table:table-cell>
          <table:table-cell office:value-type="string">
            <text:p>21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9.1883">
            <text:p>299.1883</text:p>
          </table:table-cell>
          <table:table-cell office:value-type="string">
            <text:p>7/21/2014</text:p>
          </table:table-cell>
          <table:table-cell table:number-columns-repeated="2" office:value-type="float" office:value="302.2104">
            <text:p>302.21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4.9499">
            <text:p>304.9499</text:p>
          </table:table-cell>
          <table:table-cell office:value-type="float" office:value="301.9004">
            <text:p>301.9004</text:p>
          </table:table-cell>
          <table:table-cell office:value-type="float" office:value="304.9499">
            <text:p>304.9499</text:p>
          </table:table-cell>
          <table:table-cell office:value-type="string">
            <text:p>22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1.9004">
            <text:p>301.9004</text:p>
          </table:table-cell>
          <table:table-cell office:value-type="string">
            <text:p>7/22/2014</text:p>
          </table:table-cell>
          <table:table-cell table:number-columns-repeated="2" office:value-type="float" office:value="304.9499">
            <text:p>304.94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5.6952">
            <text:p>305.6952</text:p>
          </table:table-cell>
          <table:table-cell office:value-type="float" office:value="302.6382">
            <text:p>302.6382</text:p>
          </table:table-cell>
          <table:table-cell office:value-type="float" office:value="305.6952">
            <text:p>305.6952</text:p>
          </table:table-cell>
          <table:table-cell office:value-type="string">
            <text:p>23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2.6382">
            <text:p>302.6382</text:p>
          </table:table-cell>
          <table:table-cell office:value-type="string">
            <text:p>7/23/2014</text:p>
          </table:table-cell>
          <table:table-cell table:number-columns-repeated="2" office:value-type="float" office:value="305.6952">
            <text:p>305.69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6.8774">
            <text:p>306.8774</text:p>
          </table:table-cell>
          <table:table-cell office:value-type="float" office:value="303.8086">
            <text:p>303.8086</text:p>
          </table:table-cell>
          <table:table-cell office:value-type="float" office:value="306.8774">
            <text:p>306.8774</text:p>
          </table:table-cell>
          <table:table-cell office:value-type="string">
            <text:p>24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3.8086">
            <text:p>303.8086</text:p>
          </table:table-cell>
          <table:table-cell office:value-type="string">
            <text:p>7/24/2014</text:p>
          </table:table-cell>
          <table:table-cell table:number-columns-repeated="2" office:value-type="float" office:value="306.8774">
            <text:p>306.87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5.3476">
            <text:p>305.3476</text:p>
          </table:table-cell>
          <table:table-cell office:value-type="float" office:value="302.2941">
            <text:p>302.2941</text:p>
          </table:table-cell>
          <table:table-cell office:value-type="float" office:value="305.3476">
            <text:p>305.3476</text:p>
          </table:table-cell>
          <table:table-cell office:value-type="string">
            <text:p>25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2.2941">
            <text:p>302.2941</text:p>
          </table:table-cell>
          <table:table-cell office:value-type="string">
            <text:p>7/25/2014</text:p>
          </table:table-cell>
          <table:table-cell table:number-columns-repeated="2" office:value-type="float" office:value="305.3476">
            <text:p>305.34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3.7664">
            <text:p>303.7664</text:p>
          </table:table-cell>
          <table:table-cell office:value-type="float" office:value="300.7287">
            <text:p>300.7287</text:p>
          </table:table-cell>
          <table:table-cell office:value-type="float" office:value="303.7664">
            <text:p>303.7664</text:p>
          </table:table-cell>
          <table:table-cell office:value-type="string">
            <text:p>28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0.7287">
            <text:p>300.7287</text:p>
          </table:table-cell>
          <table:table-cell office:value-type="string">
            <text:p>7/28/2014</text:p>
          </table:table-cell>
          <table:table-cell table:number-columns-repeated="2" office:value-type="float" office:value="303.7664">
            <text:p>303.76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6.7525">
            <text:p>306.7525</text:p>
          </table:table-cell>
          <table:table-cell office:value-type="float" office:value="303.685">
            <text:p>303.685</text:p>
          </table:table-cell>
          <table:table-cell office:value-type="float" office:value="306.7525">
            <text:p>306.7525</text:p>
          </table:table-cell>
          <table:table-cell office:value-type="string">
            <text:p>30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3.685">
            <text:p>303.685</text:p>
          </table:table-cell>
          <table:table-cell office:value-type="string">
            <text:p>7/30/2014</text:p>
          </table:table-cell>
          <table:table-cell table:number-columns-repeated="2" office:value-type="float" office:value="306.7525">
            <text:p>306.75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4.6237">
            <text:p>304.6237</text:p>
          </table:table-cell>
          <table:table-cell office:value-type="float" office:value="301.5775">
            <text:p>301.5775</text:p>
          </table:table-cell>
          <table:table-cell office:value-type="float" office:value="304.6237">
            <text:p>304.6237</text:p>
          </table:table-cell>
          <table:table-cell office:value-type="string">
            <text:p>31-Jul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1.5775">
            <text:p>301.5775</text:p>
          </table:table-cell>
          <table:table-cell office:value-type="string">
            <text:p>7/31/2014</text:p>
          </table:table-cell>
          <table:table-cell table:number-columns-repeated="2" office:value-type="float" office:value="304.6237">
            <text:p>304.62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1.4715">
            <text:p>301.4715</text:p>
          </table:table-cell>
          <table:table-cell office:value-type="float" office:value="298.4568">
            <text:p>298.4568</text:p>
          </table:table-cell>
          <table:table-cell office:value-type="float" office:value="301.4715">
            <text:p>301.4715</text:p>
          </table:table-cell>
          <table:table-cell office:value-type="string">
            <text:p>1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8.4568">
            <text:p>298.4568</text:p>
          </table:table-cell>
          <table:table-cell office:value-type="string">
            <text:p>8/1/2014</text:p>
          </table:table-cell>
          <table:table-cell table:number-columns-repeated="2" office:value-type="float" office:value="301.4715">
            <text:p>301.47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4.2384">
            <text:p>304.2384</text:p>
          </table:table-cell>
          <table:table-cell office:value-type="float" office:value="301.196">
            <text:p>301.196</text:p>
          </table:table-cell>
          <table:table-cell office:value-type="float" office:value="304.2384">
            <text:p>304.2384</text:p>
          </table:table-cell>
          <table:table-cell office:value-type="string">
            <text:p>4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1.196">
            <text:p>301.196</text:p>
          </table:table-cell>
          <table:table-cell office:value-type="string">
            <text:p>8/4/2014</text:p>
          </table:table-cell>
          <table:table-cell table:number-columns-repeated="2" office:value-type="float" office:value="304.2384">
            <text:p>304.23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6.393">
            <text:p>306.393</text:p>
          </table:table-cell>
          <table:table-cell office:value-type="float" office:value="303.3291">
            <text:p>303.3291</text:p>
          </table:table-cell>
          <table:table-cell office:value-type="float" office:value="306.393">
            <text:p>306.393</text:p>
          </table:table-cell>
          <table:table-cell office:value-type="string">
            <text:p>5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3.3291">
            <text:p>303.3291</text:p>
          </table:table-cell>
          <table:table-cell office:value-type="string">
            <text:p>8/5/2014</text:p>
          </table:table-cell>
          <table:table-cell table:number-columns-repeated="2" office:value-type="float" office:value="306.393">
            <text:p>306.3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4.5131">
            <text:p>304.5131</text:p>
          </table:table-cell>
          <table:table-cell office:value-type="float" office:value="301.468">
            <text:p>301.468</text:p>
          </table:table-cell>
          <table:table-cell office:value-type="float" office:value="304.5131">
            <text:p>304.5131</text:p>
          </table:table-cell>
          <table:table-cell office:value-type="string">
            <text:p>6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1.468">
            <text:p>301.468</text:p>
          </table:table-cell>
          <table:table-cell office:value-type="string">
            <text:p>8/6/2014</text:p>
          </table:table-cell>
          <table:table-cell table:number-columns-repeated="2" office:value-type="float" office:value="304.5131">
            <text:p>304.51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2.6068">
            <text:p>302.6068</text:p>
          </table:table-cell>
          <table:table-cell office:value-type="float" office:value="299.5807">
            <text:p>299.5807</text:p>
          </table:table-cell>
          <table:table-cell office:value-type="float" office:value="302.6068">
            <text:p>302.6068</text:p>
          </table:table-cell>
          <table:table-cell office:value-type="string">
            <text:p>7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9.5807">
            <text:p>299.5807</text:p>
          </table:table-cell>
          <table:table-cell office:value-type="string">
            <text:p>8/7/2014</text:p>
          </table:table-cell>
          <table:table-cell table:number-columns-repeated="2" office:value-type="float" office:value="302.6068">
            <text:p>302.60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299.666">
            <text:p>299.666</text:p>
          </table:table-cell>
          <table:table-cell office:value-type="float" office:value="296.6693">
            <text:p>296.6693</text:p>
          </table:table-cell>
          <table:table-cell office:value-type="float" office:value="299.666">
            <text:p>299.666</text:p>
          </table:table-cell>
          <table:table-cell office:value-type="string">
            <text:p>8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6.6693">
            <text:p>296.6693</text:p>
          </table:table-cell>
          <table:table-cell office:value-type="string">
            <text:p>8/8/2014</text:p>
          </table:table-cell>
          <table:table-cell table:number-columns-repeated="2" office:value-type="float" office:value="299.666">
            <text:p>299.66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1.7433">
            <text:p>301.7433</text:p>
          </table:table-cell>
          <table:table-cell office:value-type="float" office:value="298.7259">
            <text:p>298.7259</text:p>
          </table:table-cell>
          <table:table-cell office:value-type="float" office:value="301.7433">
            <text:p>301.7433</text:p>
          </table:table-cell>
          <table:table-cell office:value-type="string">
            <text:p>11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298.7259">
            <text:p>298.7259</text:p>
          </table:table-cell>
          <table:table-cell office:value-type="string">
            <text:p>8/11/2014</text:p>
          </table:table-cell>
          <table:table-cell table:number-columns-repeated="2" office:value-type="float" office:value="301.7433">
            <text:p>301.74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4.611">
            <text:p>304.611</text:p>
          </table:table-cell>
          <table:table-cell office:value-type="float" office:value="301.5649">
            <text:p>301.5649</text:p>
          </table:table-cell>
          <table:table-cell office:value-type="float" office:value="304.611">
            <text:p>304.611</text:p>
          </table:table-cell>
          <table:table-cell office:value-type="string">
            <text:p>12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1.5649">
            <text:p>301.5649</text:p>
          </table:table-cell>
          <table:table-cell office:value-type="string">
            <text:p>8/12/2014</text:p>
          </table:table-cell>
          <table:table-cell table:number-columns-repeated="2" office:value-type="float" office:value="304.611">
            <text:p>304.6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3.6249">
            <text:p>303.6249</text:p>
          </table:table-cell>
          <table:table-cell office:value-type="float" office:value="300.5887">
            <text:p>300.5887</text:p>
          </table:table-cell>
          <table:table-cell office:value-type="float" office:value="303.6249">
            <text:p>303.6249</text:p>
          </table:table-cell>
          <table:table-cell office:value-type="string">
            <text:p>13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0.5887">
            <text:p>300.5887</text:p>
          </table:table-cell>
          <table:table-cell office:value-type="string">
            <text:p>8/13/2014</text:p>
          </table:table-cell>
          <table:table-cell table:number-columns-repeated="2" office:value-type="float" office:value="303.6249">
            <text:p>303.62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05.6353">
            <text:p>305.6353</text:p>
          </table:table-cell>
          <table:table-cell office:value-type="float" office:value="302.5789">
            <text:p>302.5789</text:p>
          </table:table-cell>
          <table:table-cell office:value-type="float" office:value="305.6353">
            <text:p>305.6353</text:p>
          </table:table-cell>
          <table:table-cell office:value-type="string">
            <text:p>14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2.5789">
            <text:p>302.5789</text:p>
          </table:table-cell>
          <table:table-cell office:value-type="string">
            <text:p>8/14/2014</text:p>
          </table:table-cell>
          <table:table-cell table:number-columns-repeated="2" office:value-type="float" office:value="305.6353">
            <text:p>305.63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0.1896">
            <text:p>310.1896</text:p>
          </table:table-cell>
          <table:table-cell office:value-type="float" office:value="307.0877">
            <text:p>307.0877</text:p>
          </table:table-cell>
          <table:table-cell office:value-type="float" office:value="310.1896">
            <text:p>310.1896</text:p>
          </table:table-cell>
          <table:table-cell office:value-type="string">
            <text:p>18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7.0877">
            <text:p>307.0877</text:p>
          </table:table-cell>
          <table:table-cell office:value-type="string">
            <text:p>8/18/2014</text:p>
          </table:table-cell>
          <table:table-cell table:number-columns-repeated="2" office:value-type="float" office:value="310.1896">
            <text:p>310.18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2.9316">
            <text:p>312.9316</text:p>
          </table:table-cell>
          <table:table-cell office:value-type="float" office:value="309.8023">
            <text:p>309.8023</text:p>
          </table:table-cell>
          <table:table-cell office:value-type="float" office:value="312.9316">
            <text:p>312.9316</text:p>
          </table:table-cell>
          <table:table-cell office:value-type="string">
            <text:p>19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9.8023">
            <text:p>309.8023</text:p>
          </table:table-cell>
          <table:table-cell office:value-type="string">
            <text:p>8/19/2014</text:p>
          </table:table-cell>
          <table:table-cell table:number-columns-repeated="2" office:value-type="float" office:value="312.9316">
            <text:p>312.93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3.4462">
            <text:p>313.4462</text:p>
          </table:table-cell>
          <table:table-cell office:value-type="float" office:value="310.3117">
            <text:p>310.3117</text:p>
          </table:table-cell>
          <table:table-cell office:value-type="float" office:value="313.4462">
            <text:p>313.4462</text:p>
          </table:table-cell>
          <table:table-cell office:value-type="string">
            <text:p>20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0.3117">
            <text:p>310.3117</text:p>
          </table:table-cell>
          <table:table-cell office:value-type="string">
            <text:p>8/20/2014</text:p>
          </table:table-cell>
          <table:table-cell table:number-columns-repeated="2" office:value-type="float" office:value="313.4462">
            <text:p>313.44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3.8689">
            <text:p>313.8689</text:p>
          </table:table-cell>
          <table:table-cell office:value-type="float" office:value="310.7302">
            <text:p>310.7302</text:p>
          </table:table-cell>
          <table:table-cell office:value-type="float" office:value="313.8689">
            <text:p>313.8689</text:p>
          </table:table-cell>
          <table:table-cell office:value-type="string">
            <text:p>21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0.7302">
            <text:p>310.7302</text:p>
          </table:table-cell>
          <table:table-cell office:value-type="string">
            <text:p>8/21/2014</text:p>
          </table:table-cell>
          <table:table-cell table:number-columns-repeated="2" office:value-type="float" office:value="313.8689">
            <text:p>313.86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4.6953">
            <text:p>314.6953</text:p>
          </table:table-cell>
          <table:table-cell office:value-type="float" office:value="311.5483">
            <text:p>311.5483</text:p>
          </table:table-cell>
          <table:table-cell office:value-type="float" office:value="314.6953">
            <text:p>314.6953</text:p>
          </table:table-cell>
          <table:table-cell office:value-type="string">
            <text:p>22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1.5483">
            <text:p>311.5483</text:p>
          </table:table-cell>
          <table:table-cell office:value-type="string">
            <text:p>8/22/2014</text:p>
          </table:table-cell>
          <table:table-cell table:number-columns-repeated="2" office:value-type="float" office:value="314.6953">
            <text:p>314.69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3.9195">
            <text:p>313.9195</text:p>
          </table:table-cell>
          <table:table-cell office:value-type="float" office:value="310.7803">
            <text:p>310.7803</text:p>
          </table:table-cell>
          <table:table-cell office:value-type="float" office:value="313.9195">
            <text:p>313.9195</text:p>
          </table:table-cell>
          <table:table-cell office:value-type="string">
            <text:p>25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0.7803">
            <text:p>310.7803</text:p>
          </table:table-cell>
          <table:table-cell office:value-type="string">
            <text:p>8/25/2014</text:p>
          </table:table-cell>
          <table:table-cell table:number-columns-repeated="2" office:value-type="float" office:value="313.9195">
            <text:p>313.91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2.606">
            <text:p>312.606</text:p>
          </table:table-cell>
          <table:table-cell office:value-type="float" office:value="309.4799">
            <text:p>309.4799</text:p>
          </table:table-cell>
          <table:table-cell office:value-type="float" office:value="312.606">
            <text:p>312.606</text:p>
          </table:table-cell>
          <table:table-cell office:value-type="string">
            <text:p>26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09.4799">
            <text:p>309.4799</text:p>
          </table:table-cell>
          <table:table-cell office:value-type="string">
            <text:p>8/26/2014</text:p>
          </table:table-cell>
          <table:table-cell table:number-columns-repeated="2" office:value-type="float" office:value="312.606">
            <text:p>312.6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4.5999">
            <text:p>314.5999</text:p>
          </table:table-cell>
          <table:table-cell office:value-type="float" office:value="311.4539">
            <text:p>311.4539</text:p>
          </table:table-cell>
          <table:table-cell office:value-type="float" office:value="314.5999">
            <text:p>314.5999</text:p>
          </table:table-cell>
          <table:table-cell office:value-type="string">
            <text:p>27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1.4539">
            <text:p>311.4539</text:p>
          </table:table-cell>
          <table:table-cell office:value-type="string">
            <text:p>8/27/2014</text:p>
          </table:table-cell>
          <table:table-cell table:number-columns-repeated="2" office:value-type="float" office:value="314.5999">
            <text:p>314.59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5.3823">
            <text:p>315.3823</text:p>
          </table:table-cell>
          <table:table-cell office:value-type="float" office:value="312.2285">
            <text:p>312.2285</text:p>
          </table:table-cell>
          <table:table-cell office:value-type="float" office:value="315.3823">
            <text:p>315.3823</text:p>
          </table:table-cell>
          <table:table-cell office:value-type="string">
            <text:p>28-Aug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2.2285">
            <text:p>312.2285</text:p>
          </table:table-cell>
          <table:table-cell office:value-type="string">
            <text:p>8/28/2014</text:p>
          </table:table-cell>
          <table:table-cell table:number-columns-repeated="2" office:value-type="float" office:value="315.3823">
            <text:p>315.38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9.8571">
            <text:p>319.8571</text:p>
          </table:table-cell>
          <table:table-cell office:value-type="float" office:value="316.6585">
            <text:p>316.6585</text:p>
          </table:table-cell>
          <table:table-cell office:value-type="float" office:value="319.8571">
            <text:p>319.8571</text:p>
          </table:table-cell>
          <table:table-cell office:value-type="string">
            <text:p>1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6.6585">
            <text:p>316.6585</text:p>
          </table:table-cell>
          <table:table-cell office:value-type="string">
            <text:p>9/1/2014</text:p>
          </table:table-cell>
          <table:table-cell table:number-columns-repeated="2" office:value-type="float" office:value="319.8571">
            <text:p>319.85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2.5692">
            <text:p>322.5692</text:p>
          </table:table-cell>
          <table:table-cell office:value-type="float" office:value="319.3435">
            <text:p>319.3435</text:p>
          </table:table-cell>
          <table:table-cell office:value-type="float" office:value="322.5692">
            <text:p>322.5692</text:p>
          </table:table-cell>
          <table:table-cell office:value-type="string">
            <text:p>2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9.3435">
            <text:p>319.3435</text:p>
          </table:table-cell>
          <table:table-cell office:value-type="string">
            <text:p>9/2/2014</text:p>
          </table:table-cell>
          <table:table-cell table:number-columns-repeated="2" office:value-type="float" office:value="322.5692">
            <text:p>322.569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4.7048">
            <text:p>324.7048</text:p>
          </table:table-cell>
          <table:table-cell office:value-type="float" office:value="321.4578">
            <text:p>321.4578</text:p>
          </table:table-cell>
          <table:table-cell office:value-type="float" office:value="324.7048">
            <text:p>324.7048</text:p>
          </table:table-cell>
          <table:table-cell office:value-type="string">
            <text:p>3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1.4578">
            <text:p>321.4578</text:p>
          </table:table-cell>
          <table:table-cell office:value-type="string">
            <text:p>9/3/2014</text:p>
          </table:table-cell>
          <table:table-cell table:number-columns-repeated="2" office:value-type="float" office:value="324.7048">
            <text:p>324.70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4.3587">
            <text:p>324.3587</text:p>
          </table:table-cell>
          <table:table-cell office:value-type="float" office:value="321.1151">
            <text:p>321.1151</text:p>
          </table:table-cell>
          <table:table-cell office:value-type="float" office:value="324.3587">
            <text:p>324.3587</text:p>
          </table:table-cell>
          <table:table-cell office:value-type="string">
            <text:p>4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1.1151">
            <text:p>321.1151</text:p>
          </table:table-cell>
          <table:table-cell office:value-type="string">
            <text:p>9/4/2014</text:p>
          </table:table-cell>
          <table:table-cell table:number-columns-repeated="2" office:value-type="float" office:value="324.3587">
            <text:p>324.35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3.9891">
            <text:p>323.9891</text:p>
          </table:table-cell>
          <table:table-cell office:value-type="float" office:value="320.7492">
            <text:p>320.7492</text:p>
          </table:table-cell>
          <table:table-cell office:value-type="float" office:value="323.9891">
            <text:p>323.9891</text:p>
          </table:table-cell>
          <table:table-cell office:value-type="string">
            <text:p>5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0.7492">
            <text:p>320.7492</text:p>
          </table:table-cell>
          <table:table-cell office:value-type="string">
            <text:p>9/5/2014</text:p>
          </table:table-cell>
          <table:table-cell table:number-columns-repeated="2" office:value-type="float" office:value="323.9891">
            <text:p>323.98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7.7793">
            <text:p>327.7793</text:p>
          </table:table-cell>
          <table:table-cell office:value-type="float" office:value="324.5015">
            <text:p>324.5015</text:p>
          </table:table-cell>
          <table:table-cell office:value-type="float" office:value="327.7793">
            <text:p>327.7793</text:p>
          </table:table-cell>
          <table:table-cell office:value-type="string">
            <text:p>8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4.5015">
            <text:p>324.5015</text:p>
          </table:table-cell>
          <table:table-cell office:value-type="string">
            <text:p>9/8/2014</text:p>
          </table:table-cell>
          <table:table-cell table:number-columns-repeated="2" office:value-type="float" office:value="327.7793">
            <text:p>327.77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7.3268">
            <text:p>327.3268</text:p>
          </table:table-cell>
          <table:table-cell office:value-type="float" office:value="324.0535">
            <text:p>324.0535</text:p>
          </table:table-cell>
          <table:table-cell office:value-type="float" office:value="327.3268">
            <text:p>327.3268</text:p>
          </table:table-cell>
          <table:table-cell office:value-type="string">
            <text:p>9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4.0535">
            <text:p>324.0535</text:p>
          </table:table-cell>
          <table:table-cell office:value-type="string">
            <text:p>9/9/2014</text:p>
          </table:table-cell>
          <table:table-cell table:number-columns-repeated="2" office:value-type="float" office:value="327.3268">
            <text:p>327.32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5.5656">
            <text:p>325.5656</text:p>
          </table:table-cell>
          <table:table-cell office:value-type="float" office:value="322.3099">
            <text:p>322.3099</text:p>
          </table:table-cell>
          <table:table-cell office:value-type="float" office:value="325.5656">
            <text:p>325.5656</text:p>
          </table:table-cell>
          <table:table-cell office:value-type="string">
            <text:p>10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2.3099">
            <text:p>322.3099</text:p>
          </table:table-cell>
          <table:table-cell office:value-type="string">
            <text:p>9/10/2014</text:p>
          </table:table-cell>
          <table:table-cell table:number-columns-repeated="2" office:value-type="float" office:value="325.5656">
            <text:p>325.56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5.3165">
            <text:p>325.3165</text:p>
          </table:table-cell>
          <table:table-cell office:value-type="float" office:value="322.0633">
            <text:p>322.0633</text:p>
          </table:table-cell>
          <table:table-cell office:value-type="float" office:value="325.3165">
            <text:p>325.3165</text:p>
          </table:table-cell>
          <table:table-cell office:value-type="string">
            <text:p>11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2.0633">
            <text:p>322.0633</text:p>
          </table:table-cell>
          <table:table-cell office:value-type="string">
            <text:p>9/11/2014</text:p>
          </table:table-cell>
          <table:table-cell table:number-columns-repeated="2" office:value-type="float" office:value="325.3165">
            <text:p>325.31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6.1643">
            <text:p>326.1643</text:p>
          </table:table-cell>
          <table:table-cell office:value-type="float" office:value="322.9027">
            <text:p>322.9027</text:p>
          </table:table-cell>
          <table:table-cell office:value-type="float" office:value="326.1643">
            <text:p>326.1643</text:p>
          </table:table-cell>
          <table:table-cell office:value-type="string">
            <text:p>12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2.9027">
            <text:p>322.9027</text:p>
          </table:table-cell>
          <table:table-cell office:value-type="string">
            <text:p>9/12/2014</text:p>
          </table:table-cell>
          <table:table-cell table:number-columns-repeated="2" office:value-type="float" office:value="326.1643">
            <text:p>326.16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4.1684">
            <text:p>324.1684</text:p>
          </table:table-cell>
          <table:table-cell office:value-type="float" office:value="320.9267">
            <text:p>320.9267</text:p>
          </table:table-cell>
          <table:table-cell office:value-type="float" office:value="324.1684">
            <text:p>324.1684</text:p>
          </table:table-cell>
          <table:table-cell office:value-type="string">
            <text:p>15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0.9267">
            <text:p>320.9267</text:p>
          </table:table-cell>
          <table:table-cell office:value-type="string">
            <text:p>9/15/2014</text:p>
          </table:table-cell>
          <table:table-cell table:number-columns-repeated="2" office:value-type="float" office:value="324.1684">
            <text:p>324.16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9.7392">
            <text:p>319.7392</text:p>
          </table:table-cell>
          <table:table-cell office:value-type="float" office:value="316.5418">
            <text:p>316.5418</text:p>
          </table:table-cell>
          <table:table-cell office:value-type="float" office:value="319.7392">
            <text:p>319.7392</text:p>
          </table:table-cell>
          <table:table-cell office:value-type="string">
            <text:p>16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6.5418">
            <text:p>316.5418</text:p>
          </table:table-cell>
          <table:table-cell office:value-type="string">
            <text:p>9/16/2014</text:p>
          </table:table-cell>
          <table:table-cell table:number-columns-repeated="2" office:value-type="float" office:value="319.7392">
            <text:p>319.739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1.2583">
            <text:p>321.2583</text:p>
          </table:table-cell>
          <table:table-cell office:value-type="float" office:value="318.0457">
            <text:p>318.0457</text:p>
          </table:table-cell>
          <table:table-cell office:value-type="float" office:value="321.2583">
            <text:p>321.2583</text:p>
          </table:table-cell>
          <table:table-cell office:value-type="string">
            <text:p>17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8.0457">
            <text:p>318.0457</text:p>
          </table:table-cell>
          <table:table-cell office:value-type="string">
            <text:p>9/17/2014</text:p>
          </table:table-cell>
          <table:table-cell table:number-columns-repeated="2" office:value-type="float" office:value="321.2583">
            <text:p>321.25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6.384">
            <text:p>326.384</text:p>
          </table:table-cell>
          <table:table-cell office:value-type="float" office:value="323.1202">
            <text:p>323.1202</text:p>
          </table:table-cell>
          <table:table-cell office:value-type="float" office:value="326.384">
            <text:p>326.384</text:p>
          </table:table-cell>
          <table:table-cell office:value-type="string">
            <text:p>18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3.1202">
            <text:p>323.1202</text:p>
          </table:table-cell>
          <table:table-cell office:value-type="string">
            <text:p>9/18/2014</text:p>
          </table:table-cell>
          <table:table-cell table:number-columns-repeated="2" office:value-type="float" office:value="326.384">
            <text:p>326.3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6.079">
            <text:p>326.079</text:p>
          </table:table-cell>
          <table:table-cell office:value-type="float" office:value="322.8182">
            <text:p>322.8182</text:p>
          </table:table-cell>
          <table:table-cell office:value-type="float" office:value="326.079">
            <text:p>326.079</text:p>
          </table:table-cell>
          <table:table-cell office:value-type="string">
            <text:p>19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2.8182">
            <text:p>322.8182</text:p>
          </table:table-cell>
          <table:table-cell office:value-type="string">
            <text:p>9/19/2014</text:p>
          </table:table-cell>
          <table:table-cell table:number-columns-repeated="2" office:value-type="float" office:value="326.079">
            <text:p>326.0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6.3925">
            <text:p>326.3925</text:p>
          </table:table-cell>
          <table:table-cell office:value-type="float" office:value="323.1286">
            <text:p>323.1286</text:p>
          </table:table-cell>
          <table:table-cell office:value-type="float" office:value="326.3925">
            <text:p>326.3925</text:p>
          </table:table-cell>
          <table:table-cell office:value-type="string">
            <text:p>22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3.1286">
            <text:p>323.1286</text:p>
          </table:table-cell>
          <table:table-cell office:value-type="string">
            <text:p>9/22/2014</text:p>
          </table:table-cell>
          <table:table-cell table:number-columns-repeated="2" office:value-type="float" office:value="326.3925">
            <text:p>326.39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1.6782">
            <text:p>321.6782</text:p>
          </table:table-cell>
          <table:table-cell office:value-type="float" office:value="318.4614">
            <text:p>318.4614</text:p>
          </table:table-cell>
          <table:table-cell office:value-type="float" office:value="321.6782">
            <text:p>321.6782</text:p>
          </table:table-cell>
          <table:table-cell office:value-type="string">
            <text:p>23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8.4614">
            <text:p>318.4614</text:p>
          </table:table-cell>
          <table:table-cell office:value-type="string">
            <text:p>9/23/2014</text:p>
          </table:table-cell>
          <table:table-cell table:number-columns-repeated="2" office:value-type="float" office:value="321.6782">
            <text:p>321.67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0.397">
            <text:p>320.397</text:p>
          </table:table-cell>
          <table:table-cell office:value-type="float" office:value="317.193">
            <text:p>317.193</text:p>
          </table:table-cell>
          <table:table-cell office:value-type="float" office:value="320.397">
            <text:p>320.397</text:p>
          </table:table-cell>
          <table:table-cell office:value-type="string">
            <text:p>24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7.193">
            <text:p>317.193</text:p>
          </table:table-cell>
          <table:table-cell office:value-type="string">
            <text:p>9/24/2014</text:p>
          </table:table-cell>
          <table:table-cell table:number-columns-repeated="2" office:value-type="float" office:value="320.397">
            <text:p>320.3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6.7192">
            <text:p>316.7192</text:p>
          </table:table-cell>
          <table:table-cell office:value-type="float" office:value="313.552">
            <text:p>313.552</text:p>
          </table:table-cell>
          <table:table-cell office:value-type="float" office:value="316.7192">
            <text:p>316.7192</text:p>
          </table:table-cell>
          <table:table-cell office:value-type="string">
            <text:p>25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3.552">
            <text:p>313.552</text:p>
          </table:table-cell>
          <table:table-cell office:value-type="string">
            <text:p>9/25/2014</text:p>
          </table:table-cell>
          <table:table-cell table:number-columns-repeated="2" office:value-type="float" office:value="316.7192">
            <text:p>316.719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9.761">
            <text:p>319.761</text:p>
          </table:table-cell>
          <table:table-cell office:value-type="float" office:value="316.5634">
            <text:p>316.5634</text:p>
          </table:table-cell>
          <table:table-cell office:value-type="float" office:value="319.761">
            <text:p>319.761</text:p>
          </table:table-cell>
          <table:table-cell office:value-type="string">
            <text:p>26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6.5634">
            <text:p>316.5634</text:p>
          </table:table-cell>
          <table:table-cell office:value-type="string">
            <text:p>9/26/2014</text:p>
          </table:table-cell>
          <table:table-cell table:number-columns-repeated="2" office:value-type="float" office:value="319.761">
            <text:p>319.76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8.9249">
            <text:p>318.9249</text:p>
          </table:table-cell>
          <table:table-cell office:value-type="float" office:value="315.7357">
            <text:p>315.7357</text:p>
          </table:table-cell>
          <table:table-cell office:value-type="float" office:value="318.9249">
            <text:p>318.9249</text:p>
          </table:table-cell>
          <table:table-cell office:value-type="string">
            <text:p>29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5.7357">
            <text:p>315.7357</text:p>
          </table:table-cell>
          <table:table-cell office:value-type="string">
            <text:p>9/29/2014</text:p>
          </table:table-cell>
          <table:table-cell table:number-columns-repeated="2" office:value-type="float" office:value="318.9249">
            <text:p>318.92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8.5">
            <text:p>318.5</text:p>
          </table:table-cell>
          <table:table-cell office:value-type="float" office:value="315.315">
            <text:p>315.315</text:p>
          </table:table-cell>
          <table:table-cell office:value-type="float" office:value="318.5">
            <text:p>318.5</text:p>
          </table:table-cell>
          <table:table-cell office:value-type="string">
            <text:p>30-Sep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5.315">
            <text:p>315.315</text:p>
          </table:table-cell>
          <table:table-cell office:value-type="string">
            <text:p>9/30/2014</text:p>
          </table:table-cell>
          <table:table-cell table:number-columns-repeated="2" office:value-type="float" office:value="318.5">
            <text:p>318.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8.5733">
            <text:p>318.5733</text:p>
          </table:table-cell>
          <table:table-cell office:value-type="float" office:value="315.3876">
            <text:p>315.3876</text:p>
          </table:table-cell>
          <table:table-cell office:value-type="float" office:value="318.5733">
            <text:p>318.5733</text:p>
          </table:table-cell>
          <table:table-cell office:value-type="string">
            <text:p>1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5.3876">
            <text:p>315.3876</text:p>
          </table:table-cell>
          <table:table-cell office:value-type="string">
            <text:p>10/1/2014</text:p>
          </table:table-cell>
          <table:table-cell table:number-columns-repeated="2" office:value-type="float" office:value="318.5733">
            <text:p>318.57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5.6281">
            <text:p>315.6281</text:p>
          </table:table-cell>
          <table:table-cell office:value-type="float" office:value="312.4718">
            <text:p>312.4718</text:p>
          </table:table-cell>
          <table:table-cell office:value-type="float" office:value="315.6281">
            <text:p>315.6281</text:p>
          </table:table-cell>
          <table:table-cell office:value-type="string">
            <text:p>7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2.4718">
            <text:p>312.4718</text:p>
          </table:table-cell>
          <table:table-cell office:value-type="string">
            <text:p>10/7/2014</text:p>
          </table:table-cell>
          <table:table-cell table:number-columns-repeated="2" office:value-type="float" office:value="315.6281">
            <text:p>315.62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5.208">
            <text:p>315.208</text:p>
          </table:table-cell>
          <table:table-cell office:value-type="float" office:value="312.0559">
            <text:p>312.0559</text:p>
          </table:table-cell>
          <table:table-cell office:value-type="float" office:value="315.208">
            <text:p>315.208</text:p>
          </table:table-cell>
          <table:table-cell office:value-type="string">
            <text:p>8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2.0559">
            <text:p>312.0559</text:p>
          </table:table-cell>
          <table:table-cell office:value-type="string">
            <text:p>10/8/2014</text:p>
          </table:table-cell>
          <table:table-cell table:number-columns-repeated="2" office:value-type="float" office:value="315.208">
            <text:p>315.20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9.7734">
            <text:p>319.7734</text:p>
          </table:table-cell>
          <table:table-cell office:value-type="float" office:value="316.5757">
            <text:p>316.5757</text:p>
          </table:table-cell>
          <table:table-cell office:value-type="float" office:value="319.7734">
            <text:p>319.7734</text:p>
          </table:table-cell>
          <table:table-cell office:value-type="string">
            <text:p>9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6.5757">
            <text:p>316.5757</text:p>
          </table:table-cell>
          <table:table-cell office:value-type="string">
            <text:p>10/9/2014</text:p>
          </table:table-cell>
          <table:table-cell table:number-columns-repeated="2" office:value-type="float" office:value="319.7734">
            <text:p>319.77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7.0901">
            <text:p>317.0901</text:p>
          </table:table-cell>
          <table:table-cell office:value-type="float" office:value="313.9192">
            <text:p>313.9192</text:p>
          </table:table-cell>
          <table:table-cell office:value-type="float" office:value="317.0901">
            <text:p>317.0901</text:p>
          </table:table-cell>
          <table:table-cell office:value-type="string">
            <text:p>10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3.9192">
            <text:p>313.9192</text:p>
          </table:table-cell>
          <table:table-cell office:value-type="string">
            <text:p>10/10/2014</text:p>
          </table:table-cell>
          <table:table-cell table:number-columns-repeated="2" office:value-type="float" office:value="317.0901">
            <text:p>317.09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8.2044">
            <text:p>318.2044</text:p>
          </table:table-cell>
          <table:table-cell office:value-type="float" office:value="315.0224">
            <text:p>315.0224</text:p>
          </table:table-cell>
          <table:table-cell office:value-type="float" office:value="318.2044">
            <text:p>318.2044</text:p>
          </table:table-cell>
          <table:table-cell office:value-type="string">
            <text:p>13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5.0224">
            <text:p>315.0224</text:p>
          </table:table-cell>
          <table:table-cell office:value-type="string">
            <text:p>10/13/2014</text:p>
          </table:table-cell>
          <table:table-cell table:number-columns-repeated="2" office:value-type="float" office:value="318.2044">
            <text:p>318.20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8.583">
            <text:p>318.583</text:p>
          </table:table-cell>
          <table:table-cell office:value-type="float" office:value="315.3972">
            <text:p>315.3972</text:p>
          </table:table-cell>
          <table:table-cell office:value-type="float" office:value="318.583">
            <text:p>318.583</text:p>
          </table:table-cell>
          <table:table-cell office:value-type="string">
            <text:p>14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5.3972">
            <text:p>315.3972</text:p>
          </table:table-cell>
          <table:table-cell office:value-type="string">
            <text:p>10/14/2014</text:p>
          </table:table-cell>
          <table:table-cell table:number-columns-repeated="2" office:value-type="float" office:value="318.583">
            <text:p>318.5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4.5779">
            <text:p>314.5779</text:p>
          </table:table-cell>
          <table:table-cell office:value-type="float" office:value="311.4321">
            <text:p>311.4321</text:p>
          </table:table-cell>
          <table:table-cell office:value-type="float" office:value="314.5779">
            <text:p>314.5779</text:p>
          </table:table-cell>
          <table:table-cell office:value-type="string">
            <text:p>16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1.4321">
            <text:p>311.4321</text:p>
          </table:table-cell>
          <table:table-cell office:value-type="string">
            <text:p>10/16/2014</text:p>
          </table:table-cell>
          <table:table-cell table:number-columns-repeated="2" office:value-type="float" office:value="314.5779">
            <text:p>314.57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7.8532">
            <text:p>317.8532</text:p>
          </table:table-cell>
          <table:table-cell office:value-type="float" office:value="314.6747">
            <text:p>314.6747</text:p>
          </table:table-cell>
          <table:table-cell office:value-type="float" office:value="317.8532">
            <text:p>317.8532</text:p>
          </table:table-cell>
          <table:table-cell office:value-type="string">
            <text:p>17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4.6747">
            <text:p>314.6747</text:p>
          </table:table-cell>
          <table:table-cell office:value-type="string">
            <text:p>10/17/2014</text:p>
          </table:table-cell>
          <table:table-cell table:number-columns-repeated="2" office:value-type="float" office:value="317.8532">
            <text:p>317.85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1.6803">
            <text:p>321.6803</text:p>
          </table:table-cell>
          <table:table-cell office:value-type="float" office:value="318.4635">
            <text:p>318.4635</text:p>
          </table:table-cell>
          <table:table-cell office:value-type="float" office:value="321.6803">
            <text:p>321.6803</text:p>
          </table:table-cell>
          <table:table-cell office:value-type="string">
            <text:p>20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8.4635">
            <text:p>318.4635</text:p>
          </table:table-cell>
          <table:table-cell office:value-type="string">
            <text:p>10/20/2014</text:p>
          </table:table-cell>
          <table:table-cell table:number-columns-repeated="2" office:value-type="float" office:value="321.6803">
            <text:p>321.68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3.2772">
            <text:p>323.2772</text:p>
          </table:table-cell>
          <table:table-cell office:value-type="float" office:value="320.0444">
            <text:p>320.0444</text:p>
          </table:table-cell>
          <table:table-cell office:value-type="float" office:value="323.2772">
            <text:p>323.2772</text:p>
          </table:table-cell>
          <table:table-cell office:value-type="string">
            <text:p>21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0.0444">
            <text:p>320.0444</text:p>
          </table:table-cell>
          <table:table-cell office:value-type="string">
            <text:p>10/21/2014</text:p>
          </table:table-cell>
          <table:table-cell table:number-columns-repeated="2" office:value-type="float" office:value="323.2772">
            <text:p>323.27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6.1972">
            <text:p>326.1972</text:p>
          </table:table-cell>
          <table:table-cell office:value-type="float" office:value="322.9352">
            <text:p>322.9352</text:p>
          </table:table-cell>
          <table:table-cell office:value-type="float" office:value="326.1972">
            <text:p>326.1972</text:p>
          </table:table-cell>
          <table:table-cell office:value-type="string">
            <text:p>22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2.9352">
            <text:p>322.9352</text:p>
          </table:table-cell>
          <table:table-cell office:value-type="string">
            <text:p>10/22/2014</text:p>
          </table:table-cell>
          <table:table-cell table:number-columns-repeated="2" office:value-type="float" office:value="326.1972">
            <text:p>326.19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7.5705">
            <text:p>327.5705</text:p>
          </table:table-cell>
          <table:table-cell office:value-type="float" office:value="324.2948">
            <text:p>324.2948</text:p>
          </table:table-cell>
          <table:table-cell office:value-type="float" office:value="327.5705">
            <text:p>327.5705</text:p>
          </table:table-cell>
          <table:table-cell office:value-type="string">
            <text:p>27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4.2948">
            <text:p>324.2948</text:p>
          </table:table-cell>
          <table:table-cell office:value-type="string">
            <text:p>10/27/2014</text:p>
          </table:table-cell>
          <table:table-cell table:number-columns-repeated="2" office:value-type="float" office:value="327.5705">
            <text:p>327.57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7.6345">
            <text:p>327.6345</text:p>
          </table:table-cell>
          <table:table-cell office:value-type="float" office:value="324.3582">
            <text:p>324.3582</text:p>
          </table:table-cell>
          <table:table-cell office:value-type="float" office:value="327.6345">
            <text:p>327.6345</text:p>
          </table:table-cell>
          <table:table-cell office:value-type="string">
            <text:p>28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4.3582">
            <text:p>324.3582</text:p>
          </table:table-cell>
          <table:table-cell office:value-type="string">
            <text:p>10/28/2014</text:p>
          </table:table-cell>
          <table:table-cell table:number-columns-repeated="2" office:value-type="float" office:value="327.6345">
            <text:p>327.63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9.2859">
            <text:p>329.2859</text:p>
          </table:table-cell>
          <table:table-cell office:value-type="float" office:value="325.993">
            <text:p>325.993</text:p>
          </table:table-cell>
          <table:table-cell office:value-type="float" office:value="329.2859">
            <text:p>329.2859</text:p>
          </table:table-cell>
          <table:table-cell office:value-type="string">
            <text:p>29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5.993">
            <text:p>325.993</text:p>
          </table:table-cell>
          <table:table-cell office:value-type="string">
            <text:p>10/29/2014</text:p>
          </table:table-cell>
          <table:table-cell table:number-columns-repeated="2" office:value-type="float" office:value="329.2859">
            <text:p>329.28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2.3408">
            <text:p>332.3408</text:p>
          </table:table-cell>
          <table:table-cell office:value-type="float" office:value="329.0174">
            <text:p>329.0174</text:p>
          </table:table-cell>
          <table:table-cell office:value-type="float" office:value="332.3408">
            <text:p>332.3408</text:p>
          </table:table-cell>
          <table:table-cell office:value-type="string">
            <text:p>30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9.0174">
            <text:p>329.0174</text:p>
          </table:table-cell>
          <table:table-cell office:value-type="string">
            <text:p>10/30/2014</text:p>
          </table:table-cell>
          <table:table-cell table:number-columns-repeated="2" office:value-type="float" office:value="332.3408">
            <text:p>332.340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7.1695">
            <text:p>337.1695</text:p>
          </table:table-cell>
          <table:table-cell office:value-type="float" office:value="333.7978">
            <text:p>333.7978</text:p>
          </table:table-cell>
          <table:table-cell office:value-type="float" office:value="337.1695">
            <text:p>337.1695</text:p>
          </table:table-cell>
          <table:table-cell office:value-type="string">
            <text:p>31-Oct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3.7978">
            <text:p>333.7978</text:p>
          </table:table-cell>
          <table:table-cell office:value-type="string">
            <text:p>10/31/2014</text:p>
          </table:table-cell>
          <table:table-cell table:number-columns-repeated="2" office:value-type="float" office:value="337.1695">
            <text:p>337.16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6.8915">
            <text:p>336.8915</text:p>
          </table:table-cell>
          <table:table-cell office:value-type="float" office:value="333.5226">
            <text:p>333.5226</text:p>
          </table:table-cell>
          <table:table-cell office:value-type="float" office:value="336.8915">
            <text:p>336.8915</text:p>
          </table:table-cell>
          <table:table-cell office:value-type="string">
            <text:p>3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3.5226">
            <text:p>333.5226</text:p>
          </table:table-cell>
          <table:table-cell office:value-type="string">
            <text:p>11/3/2014</text:p>
          </table:table-cell>
          <table:table-cell table:number-columns-repeated="2" office:value-type="float" office:value="336.8915">
            <text:p>336.89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7.6919">
            <text:p>337.6919</text:p>
          </table:table-cell>
          <table:table-cell office:value-type="float" office:value="334.315">
            <text:p>334.315</text:p>
          </table:table-cell>
          <table:table-cell office:value-type="float" office:value="337.6919">
            <text:p>337.6919</text:p>
          </table:table-cell>
          <table:table-cell office:value-type="string">
            <text:p>5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4.315">
            <text:p>334.315</text:p>
          </table:table-cell>
          <table:table-cell office:value-type="string">
            <text:p>11/5/2014</text:p>
          </table:table-cell>
          <table:table-cell table:number-columns-repeated="2" office:value-type="float" office:value="337.6919">
            <text:p>337.69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0.8706">
            <text:p>340.8706</text:p>
          </table:table-cell>
          <table:table-cell office:value-type="float" office:value="337.4619">
            <text:p>337.4619</text:p>
          </table:table-cell>
          <table:table-cell office:value-type="float" office:value="340.8706">
            <text:p>340.8706</text:p>
          </table:table-cell>
          <table:table-cell office:value-type="string">
            <text:p>7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7.4619">
            <text:p>337.4619</text:p>
          </table:table-cell>
          <table:table-cell office:value-type="string">
            <text:p>11/7/2014</text:p>
          </table:table-cell>
          <table:table-cell table:number-columns-repeated="2" office:value-type="float" office:value="340.8706">
            <text:p>340.87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0.7312">
            <text:p>340.7312</text:p>
          </table:table-cell>
          <table:table-cell office:value-type="float" office:value="337.3239">
            <text:p>337.3239</text:p>
          </table:table-cell>
          <table:table-cell office:value-type="float" office:value="340.7312">
            <text:p>340.7312</text:p>
          </table:table-cell>
          <table:table-cell office:value-type="string">
            <text:p>10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7.3239">
            <text:p>337.3239</text:p>
          </table:table-cell>
          <table:table-cell office:value-type="string">
            <text:p>11/10/2014</text:p>
          </table:table-cell>
          <table:table-cell table:number-columns-repeated="2" office:value-type="float" office:value="340.7312">
            <text:p>340.73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2.1258">
            <text:p>342.1258</text:p>
          </table:table-cell>
          <table:table-cell office:value-type="float" office:value="338.7045">
            <text:p>338.7045</text:p>
          </table:table-cell>
          <table:table-cell office:value-type="float" office:value="342.1258">
            <text:p>342.1258</text:p>
          </table:table-cell>
          <table:table-cell office:value-type="string">
            <text:p>11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8.7045">
            <text:p>338.7045</text:p>
          </table:table-cell>
          <table:table-cell office:value-type="string">
            <text:p>11/11/2014</text:p>
          </table:table-cell>
          <table:table-cell table:number-columns-repeated="2" office:value-type="float" office:value="342.1258">
            <text:p>342.12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3.1389">
            <text:p>343.1389</text:p>
          </table:table-cell>
          <table:table-cell office:value-type="float" office:value="339.7075">
            <text:p>339.7075</text:p>
          </table:table-cell>
          <table:table-cell office:value-type="float" office:value="343.1389">
            <text:p>343.1389</text:p>
          </table:table-cell>
          <table:table-cell office:value-type="string">
            <text:p>12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9.7075">
            <text:p>339.7075</text:p>
          </table:table-cell>
          <table:table-cell office:value-type="string">
            <text:p>11/12/2014</text:p>
          </table:table-cell>
          <table:table-cell table:number-columns-repeated="2" office:value-type="float" office:value="343.1389">
            <text:p>343.13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2.6703">
            <text:p>342.6703</text:p>
          </table:table-cell>
          <table:table-cell office:value-type="float" office:value="339.2436">
            <text:p>339.2436</text:p>
          </table:table-cell>
          <table:table-cell office:value-type="float" office:value="342.6703">
            <text:p>342.6703</text:p>
          </table:table-cell>
          <table:table-cell office:value-type="string">
            <text:p>13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9.2436">
            <text:p>339.2436</text:p>
          </table:table-cell>
          <table:table-cell office:value-type="string">
            <text:p>11/13/2014</text:p>
          </table:table-cell>
          <table:table-cell table:number-columns-repeated="2" office:value-type="float" office:value="342.6703">
            <text:p>342.67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3.5993">
            <text:p>343.5993</text:p>
          </table:table-cell>
          <table:table-cell office:value-type="float" office:value="340.1633">
            <text:p>340.1633</text:p>
          </table:table-cell>
          <table:table-cell office:value-type="float" office:value="343.5993">
            <text:p>343.5993</text:p>
          </table:table-cell>
          <table:table-cell office:value-type="string">
            <text:p>14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0.1633">
            <text:p>340.1633</text:p>
          </table:table-cell>
          <table:table-cell office:value-type="string">
            <text:p>11/14/2014</text:p>
          </table:table-cell>
          <table:table-cell table:number-columns-repeated="2" office:value-type="float" office:value="343.5993">
            <text:p>343.59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4.0889">
            <text:p>344.0889</text:p>
          </table:table-cell>
          <table:table-cell office:value-type="float" office:value="340.648">
            <text:p>340.648</text:p>
          </table:table-cell>
          <table:table-cell office:value-type="float" office:value="344.0889">
            <text:p>344.0889</text:p>
          </table:table-cell>
          <table:table-cell office:value-type="string">
            <text:p>17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0.648">
            <text:p>340.648</text:p>
          </table:table-cell>
          <table:table-cell office:value-type="string">
            <text:p>11/17/2014</text:p>
          </table:table-cell>
          <table:table-cell table:number-columns-repeated="2" office:value-type="float" office:value="344.0889">
            <text:p>344.08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4.8899">
            <text:p>344.8899</text:p>
          </table:table-cell>
          <table:table-cell office:value-type="float" office:value="341.441">
            <text:p>341.441</text:p>
          </table:table-cell>
          <table:table-cell office:value-type="float" office:value="344.8899">
            <text:p>344.8899</text:p>
          </table:table-cell>
          <table:table-cell office:value-type="string">
            <text:p>18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1.441">
            <text:p>341.441</text:p>
          </table:table-cell>
          <table:table-cell office:value-type="string">
            <text:p>11/18/2014</text:p>
          </table:table-cell>
          <table:table-cell table:number-columns-repeated="2" office:value-type="float" office:value="344.8899">
            <text:p>344.88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3.9551">
            <text:p>343.9551</text:p>
          </table:table-cell>
          <table:table-cell office:value-type="float" office:value="340.5155">
            <text:p>340.5155</text:p>
          </table:table-cell>
          <table:table-cell office:value-type="float" office:value="343.9551">
            <text:p>343.9551</text:p>
          </table:table-cell>
          <table:table-cell office:value-type="string">
            <text:p>19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0.5155">
            <text:p>340.5155</text:p>
          </table:table-cell>
          <table:table-cell office:value-type="string">
            <text:p>11/19/2014</text:p>
          </table:table-cell>
          <table:table-cell table:number-columns-repeated="2" office:value-type="float" office:value="343.9551">
            <text:p>343.95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3.4612">
            <text:p>343.4612</text:p>
          </table:table-cell>
          <table:table-cell office:value-type="float" office:value="340.0266">
            <text:p>340.0266</text:p>
          </table:table-cell>
          <table:table-cell office:value-type="float" office:value="343.4612">
            <text:p>343.4612</text:p>
          </table:table-cell>
          <table:table-cell office:value-type="string">
            <text:p>20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0.0266">
            <text:p>340.0266</text:p>
          </table:table-cell>
          <table:table-cell office:value-type="string">
            <text:p>11/20/2014</text:p>
          </table:table-cell>
          <table:table-cell table:number-columns-repeated="2" office:value-type="float" office:value="343.4612">
            <text:p>343.46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2629">
            <text:p>346.2629</text:p>
          </table:table-cell>
          <table:table-cell office:value-type="float" office:value="342.8003">
            <text:p>342.8003</text:p>
          </table:table-cell>
          <table:table-cell office:value-type="float" office:value="346.2629">
            <text:p>346.2629</text:p>
          </table:table-cell>
          <table:table-cell office:value-type="string">
            <text:p>21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2.8003">
            <text:p>342.8003</text:p>
          </table:table-cell>
          <table:table-cell office:value-type="string">
            <text:p>11/21/2014</text:p>
          </table:table-cell>
          <table:table-cell table:number-columns-repeated="2" office:value-type="float" office:value="346.2629">
            <text:p>346.26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0298">
            <text:p>348.0298</text:p>
          </table:table-cell>
          <table:table-cell office:value-type="float" office:value="344.5495">
            <text:p>344.5495</text:p>
          </table:table-cell>
          <table:table-cell office:value-type="float" office:value="348.0298">
            <text:p>348.0298</text:p>
          </table:table-cell>
          <table:table-cell office:value-type="string">
            <text:p>24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4.5495">
            <text:p>344.5495</text:p>
          </table:table-cell>
          <table:table-cell office:value-type="string">
            <text:p>11/24/2014</text:p>
          </table:table-cell>
          <table:table-cell table:number-columns-repeated="2" office:value-type="float" office:value="348.0298">
            <text:p>348.02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5.8649">
            <text:p>345.8649</text:p>
          </table:table-cell>
          <table:table-cell office:value-type="float" office:value="342.4063">
            <text:p>342.4063</text:p>
          </table:table-cell>
          <table:table-cell office:value-type="float" office:value="345.8649">
            <text:p>345.8649</text:p>
          </table:table-cell>
          <table:table-cell office:value-type="string">
            <text:p>25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2.4063">
            <text:p>342.4063</text:p>
          </table:table-cell>
          <table:table-cell office:value-type="string">
            <text:p>11/25/2014</text:p>
          </table:table-cell>
          <table:table-cell table:number-columns-repeated="2" office:value-type="float" office:value="345.8649">
            <text:p>345.86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5.7485">
            <text:p>345.7485</text:p>
          </table:table-cell>
          <table:table-cell office:value-type="float" office:value="342.291">
            <text:p>342.291</text:p>
          </table:table-cell>
          <table:table-cell office:value-type="float" office:value="345.7485">
            <text:p>345.7485</text:p>
          </table:table-cell>
          <table:table-cell office:value-type="string">
            <text:p>26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2.291">
            <text:p>342.291</text:p>
          </table:table-cell>
          <table:table-cell office:value-type="string">
            <text:p>11/26/2014</text:p>
          </table:table-cell>
          <table:table-cell table:number-columns-repeated="2" office:value-type="float" office:value="345.7485">
            <text:p>345.74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7145">
            <text:p>346.7145</text:p>
          </table:table-cell>
          <table:table-cell office:value-type="float" office:value="343.2474">
            <text:p>343.2474</text:p>
          </table:table-cell>
          <table:table-cell office:value-type="float" office:value="346.7145">
            <text:p>346.7145</text:p>
          </table:table-cell>
          <table:table-cell office:value-type="string">
            <text:p>27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2474">
            <text:p>343.2474</text:p>
          </table:table-cell>
          <table:table-cell office:value-type="string">
            <text:p>11/27/2014</text:p>
          </table:table-cell>
          <table:table-cell table:number-columns-repeated="2" office:value-type="float" office:value="346.7145">
            <text:p>346.71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9665">
            <text:p>350.9665</text:p>
          </table:table-cell>
          <table:table-cell office:value-type="float" office:value="347.4568">
            <text:p>347.4568</text:p>
          </table:table-cell>
          <table:table-cell office:value-type="float" office:value="350.9665">
            <text:p>350.9665</text:p>
          </table:table-cell>
          <table:table-cell office:value-type="string">
            <text:p>28-Nov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4568">
            <text:p>347.4568</text:p>
          </table:table-cell>
          <table:table-cell office:value-type="string">
            <text:p>11/28/2014</text:p>
          </table:table-cell>
          <table:table-cell table:number-columns-repeated="2" office:value-type="float" office:value="350.9665">
            <text:p>350.96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3101">
            <text:p>351.3101</text:p>
          </table:table-cell>
          <table:table-cell office:value-type="float" office:value="347.797">
            <text:p>347.797</text:p>
          </table:table-cell>
          <table:table-cell office:value-type="float" office:value="351.3101">
            <text:p>351.3101</text:p>
          </table:table-cell>
          <table:table-cell office:value-type="string">
            <text:p>1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797">
            <text:p>347.797</text:p>
          </table:table-cell>
          <table:table-cell office:value-type="string">
            <text:p>12/1/2014</text:p>
          </table:table-cell>
          <table:table-cell table:number-columns-repeated="2" office:value-type="float" office:value="351.3101">
            <text:p>351.31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5234">
            <text:p>350.5234</text:p>
          </table:table-cell>
          <table:table-cell office:value-type="float" office:value="347.0182">
            <text:p>347.0182</text:p>
          </table:table-cell>
          <table:table-cell office:value-type="float" office:value="350.5234">
            <text:p>350.5234</text:p>
          </table:table-cell>
          <table:table-cell office:value-type="string">
            <text:p>2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0182">
            <text:p>347.0182</text:p>
          </table:table-cell>
          <table:table-cell office:value-type="string">
            <text:p>12/2/2014</text:p>
          </table:table-cell>
          <table:table-cell table:number-columns-repeated="2" office:value-type="float" office:value="350.5234">
            <text:p>350.52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7493">
            <text:p>351.7493</text:p>
          </table:table-cell>
          <table:table-cell office:value-type="float" office:value="348.2318">
            <text:p>348.2318</text:p>
          </table:table-cell>
          <table:table-cell office:value-type="float" office:value="351.7493">
            <text:p>351.7493</text:p>
          </table:table-cell>
          <table:table-cell office:value-type="string">
            <text:p>3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2318">
            <text:p>348.2318</text:p>
          </table:table-cell>
          <table:table-cell office:value-type="string">
            <text:p>12/3/2014</text:p>
          </table:table-cell>
          <table:table-cell table:number-columns-repeated="2" office:value-type="float" office:value="351.7493">
            <text:p>351.74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819">
            <text:p>351.819</text:p>
          </table:table-cell>
          <table:table-cell office:value-type="float" office:value="348.3008">
            <text:p>348.3008</text:p>
          </table:table-cell>
          <table:table-cell office:value-type="float" office:value="351.819">
            <text:p>351.819</text:p>
          </table:table-cell>
          <table:table-cell office:value-type="string">
            <text:p>4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3008">
            <text:p>348.3008</text:p>
          </table:table-cell>
          <table:table-cell office:value-type="string">
            <text:p>12/4/2014</text:p>
          </table:table-cell>
          <table:table-cell table:number-columns-repeated="2" office:value-type="float" office:value="351.819">
            <text:p>351.8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0507">
            <text:p>350.0507</text:p>
          </table:table-cell>
          <table:table-cell office:value-type="float" office:value="346.5502">
            <text:p>346.5502</text:p>
          </table:table-cell>
          <table:table-cell office:value-type="float" office:value="350.0507">
            <text:p>350.0507</text:p>
          </table:table-cell>
          <table:table-cell office:value-type="string">
            <text:p>5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5502">
            <text:p>346.5502</text:p>
          </table:table-cell>
          <table:table-cell office:value-type="string">
            <text:p>12/5/2014</text:p>
          </table:table-cell>
          <table:table-cell table:number-columns-repeated="2" office:value-type="float" office:value="350.0507">
            <text:p>350.05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5.6367">
            <text:p>345.6367</text:p>
          </table:table-cell>
          <table:table-cell office:value-type="float" office:value="342.1803">
            <text:p>342.1803</text:p>
          </table:table-cell>
          <table:table-cell office:value-type="float" office:value="345.6367">
            <text:p>345.6367</text:p>
          </table:table-cell>
          <table:table-cell office:value-type="string">
            <text:p>8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2.1803">
            <text:p>342.1803</text:p>
          </table:table-cell>
          <table:table-cell office:value-type="string">
            <text:p>12/8/2014</text:p>
          </table:table-cell>
          <table:table-cell table:number-columns-repeated="2" office:value-type="float" office:value="345.6367">
            <text:p>345.63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1.6032">
            <text:p>341.6032</text:p>
          </table:table-cell>
          <table:table-cell office:value-type="float" office:value="338.1872">
            <text:p>338.1872</text:p>
          </table:table-cell>
          <table:table-cell office:value-type="float" office:value="341.6032">
            <text:p>341.6032</text:p>
          </table:table-cell>
          <table:table-cell office:value-type="string">
            <text:p>9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8.1872">
            <text:p>338.1872</text:p>
          </table:table-cell>
          <table:table-cell office:value-type="string">
            <text:p>12/9/2014</text:p>
          </table:table-cell>
          <table:table-cell table:number-columns-repeated="2" office:value-type="float" office:value="341.6032">
            <text:p>341.60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2.6025">
            <text:p>342.6025</text:p>
          </table:table-cell>
          <table:table-cell office:value-type="float" office:value="339.1765">
            <text:p>339.1765</text:p>
          </table:table-cell>
          <table:table-cell office:value-type="float" office:value="342.6025">
            <text:p>342.6025</text:p>
          </table:table-cell>
          <table:table-cell office:value-type="string">
            <text:p>10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9.1765">
            <text:p>339.1765</text:p>
          </table:table-cell>
          <table:table-cell office:value-type="string">
            <text:p>12/10/2014</text:p>
          </table:table-cell>
          <table:table-cell table:number-columns-repeated="2" office:value-type="float" office:value="342.6025">
            <text:p>342.60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9.7321">
            <text:p>339.7321</text:p>
          </table:table-cell>
          <table:table-cell office:value-type="float" office:value="336.3348">
            <text:p>336.3348</text:p>
          </table:table-cell>
          <table:table-cell office:value-type="float" office:value="339.7321">
            <text:p>339.7321</text:p>
          </table:table-cell>
          <table:table-cell office:value-type="string">
            <text:p>11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6.3348">
            <text:p>336.3348</text:p>
          </table:table-cell>
          <table:table-cell office:value-type="string">
            <text:p>12/11/2014</text:p>
          </table:table-cell>
          <table:table-cell table:number-columns-repeated="2" office:value-type="float" office:value="339.7321">
            <text:p>339.73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1508">
            <text:p>338.1508</text:p>
          </table:table-cell>
          <table:table-cell office:value-type="float" office:value="334.7693">
            <text:p>334.7693</text:p>
          </table:table-cell>
          <table:table-cell office:value-type="float" office:value="338.1508">
            <text:p>338.1508</text:p>
          </table:table-cell>
          <table:table-cell office:value-type="string">
            <text:p>12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4.7693">
            <text:p>334.7693</text:p>
          </table:table-cell>
          <table:table-cell office:value-type="string">
            <text:p>12/12/2014</text:p>
          </table:table-cell>
          <table:table-cell table:number-columns-repeated="2" office:value-type="float" office:value="338.1508">
            <text:p>338.150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2646">
            <text:p>338.2646</text:p>
          </table:table-cell>
          <table:table-cell office:value-type="float" office:value="334.882">
            <text:p>334.882</text:p>
          </table:table-cell>
          <table:table-cell office:value-type="float" office:value="338.2646">
            <text:p>338.2646</text:p>
          </table:table-cell>
          <table:table-cell office:value-type="string">
            <text:p>15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4.882">
            <text:p>334.882</text:p>
          </table:table-cell>
          <table:table-cell office:value-type="string">
            <text:p>12/15/2014</text:p>
          </table:table-cell>
          <table:table-cell table:number-columns-repeated="2" office:value-type="float" office:value="338.2646">
            <text:p>338.264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3.4147">
            <text:p>333.4147</text:p>
          </table:table-cell>
          <table:table-cell office:value-type="float" office:value="330.0806">
            <text:p>330.0806</text:p>
          </table:table-cell>
          <table:table-cell office:value-type="float" office:value="333.4147">
            <text:p>333.4147</text:p>
          </table:table-cell>
          <table:table-cell office:value-type="string">
            <text:p>16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0.0806">
            <text:p>330.0806</text:p>
          </table:table-cell>
          <table:table-cell office:value-type="string">
            <text:p>12/16/2014</text:p>
          </table:table-cell>
          <table:table-cell table:number-columns-repeated="2" office:value-type="float" office:value="333.4147">
            <text:p>333.41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1.8235">
            <text:p>331.8235</text:p>
          </table:table-cell>
          <table:table-cell office:value-type="float" office:value="328.5053">
            <text:p>328.5053</text:p>
          </table:table-cell>
          <table:table-cell office:value-type="float" office:value="331.8235">
            <text:p>331.8235</text:p>
          </table:table-cell>
          <table:table-cell office:value-type="string">
            <text:p>17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8.5053">
            <text:p>328.5053</text:p>
          </table:table-cell>
          <table:table-cell office:value-type="string">
            <text:p>12/17/2014</text:p>
          </table:table-cell>
          <table:table-cell table:number-columns-repeated="2" office:value-type="float" office:value="331.8235">
            <text:p>331.82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7.1919">
            <text:p>337.1919</text:p>
          </table:table-cell>
          <table:table-cell office:value-type="float" office:value="333.82">
            <text:p>333.82</text:p>
          </table:table-cell>
          <table:table-cell office:value-type="float" office:value="337.1919">
            <text:p>337.1919</text:p>
          </table:table-cell>
          <table:table-cell office:value-type="string">
            <text:p>18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3.82">
            <text:p>333.82</text:p>
          </table:table-cell>
          <table:table-cell office:value-type="string">
            <text:p>12/18/2014</text:p>
          </table:table-cell>
          <table:table-cell table:number-columns-repeated="2" office:value-type="float" office:value="337.1919">
            <text:p>337.19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9.7495">
            <text:p>339.7495</text:p>
          </table:table-cell>
          <table:table-cell office:value-type="float" office:value="336.352">
            <text:p>336.352</text:p>
          </table:table-cell>
          <table:table-cell office:value-type="float" office:value="339.7495">
            <text:p>339.7495</text:p>
          </table:table-cell>
          <table:table-cell office:value-type="string">
            <text:p>19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6.352">
            <text:p>336.352</text:p>
          </table:table-cell>
          <table:table-cell office:value-type="string">
            <text:p>12/19/2014</text:p>
          </table:table-cell>
          <table:table-cell table:number-columns-repeated="2" office:value-type="float" office:value="339.7495">
            <text:p>339.74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2.9678">
            <text:p>342.9678</text:p>
          </table:table-cell>
          <table:table-cell office:value-type="float" office:value="339.5381">
            <text:p>339.5381</text:p>
          </table:table-cell>
          <table:table-cell office:value-type="float" office:value="342.9678">
            <text:p>342.9678</text:p>
          </table:table-cell>
          <table:table-cell office:value-type="string">
            <text:p>22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9.5381">
            <text:p>339.5381</text:p>
          </table:table-cell>
          <table:table-cell office:value-type="string">
            <text:p>12/22/2014</text:p>
          </table:table-cell>
          <table:table-cell table:number-columns-repeated="2" office:value-type="float" office:value="342.9678">
            <text:p>342.967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1.728">
            <text:p>341.728</text:p>
          </table:table-cell>
          <table:table-cell office:value-type="float" office:value="338.3107">
            <text:p>338.3107</text:p>
          </table:table-cell>
          <table:table-cell office:value-type="float" office:value="341.728">
            <text:p>341.728</text:p>
          </table:table-cell>
          <table:table-cell office:value-type="string">
            <text:p>23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8.3107">
            <text:p>338.3107</text:p>
          </table:table-cell>
          <table:table-cell office:value-type="string">
            <text:p>12/23/2014</text:p>
          </table:table-cell>
          <table:table-cell table:number-columns-repeated="2" office:value-type="float" office:value="341.728">
            <text:p>341.7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9.7006">
            <text:p>339.7006</text:p>
          </table:table-cell>
          <table:table-cell office:value-type="float" office:value="336.3036">
            <text:p>336.3036</text:p>
          </table:table-cell>
          <table:table-cell office:value-type="float" office:value="339.7006">
            <text:p>339.7006</text:p>
          </table:table-cell>
          <table:table-cell office:value-type="string">
            <text:p>24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6.3036">
            <text:p>336.3036</text:p>
          </table:table-cell>
          <table:table-cell office:value-type="string">
            <text:p>12/24/2014</text:p>
          </table:table-cell>
          <table:table-cell table:number-columns-repeated="2" office:value-type="float" office:value="339.7006">
            <text:p>339.70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0.7282">
            <text:p>340.7282</text:p>
          </table:table-cell>
          <table:table-cell office:value-type="float" office:value="337.3209">
            <text:p>337.3209</text:p>
          </table:table-cell>
          <table:table-cell office:value-type="float" office:value="340.7282">
            <text:p>340.7282</text:p>
          </table:table-cell>
          <table:table-cell office:value-type="string">
            <text:p>26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7.3209">
            <text:p>337.3209</text:p>
          </table:table-cell>
          <table:table-cell office:value-type="string">
            <text:p>12/26/2014</text:p>
          </table:table-cell>
          <table:table-cell table:number-columns-repeated="2" office:value-type="float" office:value="340.7282">
            <text:p>340.72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1.4698">
            <text:p>341.4698</text:p>
          </table:table-cell>
          <table:table-cell office:value-type="float" office:value="338.0551">
            <text:p>338.0551</text:p>
          </table:table-cell>
          <table:table-cell office:value-type="float" office:value="341.4698">
            <text:p>341.4698</text:p>
          </table:table-cell>
          <table:table-cell office:value-type="string">
            <text:p>29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8.0551">
            <text:p>338.0551</text:p>
          </table:table-cell>
          <table:table-cell office:value-type="string">
            <text:p>12/29/2014</text:p>
          </table:table-cell>
          <table:table-cell table:number-columns-repeated="2" office:value-type="float" office:value="341.4698">
            <text:p>341.46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2.2282">
            <text:p>342.2282</text:p>
          </table:table-cell>
          <table:table-cell office:value-type="float" office:value="338.8059">
            <text:p>338.8059</text:p>
          </table:table-cell>
          <table:table-cell office:value-type="float" office:value="342.2282">
            <text:p>342.2282</text:p>
          </table:table-cell>
          <table:table-cell office:value-type="string">
            <text:p>30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8.8059">
            <text:p>338.8059</text:p>
          </table:table-cell>
          <table:table-cell office:value-type="string">
            <text:p>12/30/2014</text:p>
          </table:table-cell>
          <table:table-cell table:number-columns-repeated="2" office:value-type="float" office:value="342.2282">
            <text:p>342.22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3.3063">
            <text:p>343.3063</text:p>
          </table:table-cell>
          <table:table-cell office:value-type="float" office:value="339.8732">
            <text:p>339.8732</text:p>
          </table:table-cell>
          <table:table-cell office:value-type="float" office:value="343.3063">
            <text:p>343.3063</text:p>
          </table:table-cell>
          <table:table-cell office:value-type="string">
            <text:p>31-Dec-14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9.8732">
            <text:p>339.8732</text:p>
          </table:table-cell>
          <table:table-cell office:value-type="string">
            <text:p>12/31/2014</text:p>
          </table:table-cell>
          <table:table-cell table:number-columns-repeated="2" office:value-type="float" office:value="343.3063">
            <text:p>343.30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4.1462">
            <text:p>344.1462</text:p>
          </table:table-cell>
          <table:table-cell office:value-type="float" office:value="340.7047">
            <text:p>340.7047</text:p>
          </table:table-cell>
          <table:table-cell office:value-type="float" office:value="344.1462">
            <text:p>344.1462</text:p>
          </table:table-cell>
          <table:table-cell office:value-type="string">
            <text:p>1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0.7047">
            <text:p>340.7047</text:p>
          </table:table-cell>
          <table:table-cell office:value-type="string">
            <text:p>1/1/2015</text:p>
          </table:table-cell>
          <table:table-cell table:number-columns-repeated="2" office:value-type="float" office:value="344.1462">
            <text:p>344.14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29">
            <text:p>348.29</text:p>
          </table:table-cell>
          <table:table-cell office:value-type="float" office:value="344.8071">
            <text:p>344.8071</text:p>
          </table:table-cell>
          <table:table-cell office:value-type="float" office:value="348.29">
            <text:p>348.29</text:p>
          </table:table-cell>
          <table:table-cell office:value-type="string">
            <text:p>2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4.8071">
            <text:p>344.8071</text:p>
          </table:table-cell>
          <table:table-cell office:value-type="string">
            <text:p>1/2/2015</text:p>
          </table:table-cell>
          <table:table-cell table:number-columns-repeated="2" office:value-type="float" office:value="348.29">
            <text:p>348.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7.7542">
            <text:p>347.7542</text:p>
          </table:table-cell>
          <table:table-cell office:value-type="float" office:value="344.2767">
            <text:p>344.2767</text:p>
          </table:table-cell>
          <table:table-cell office:value-type="float" office:value="347.7542">
            <text:p>347.7542</text:p>
          </table:table-cell>
          <table:table-cell office:value-type="string">
            <text:p>5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4.2767">
            <text:p>344.2767</text:p>
          </table:table-cell>
          <table:table-cell office:value-type="string">
            <text:p>1/5/2015</text:p>
          </table:table-cell>
          <table:table-cell table:number-columns-repeated="2" office:value-type="float" office:value="347.7542">
            <text:p>347.75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9.8523">
            <text:p>339.8523</text:p>
          </table:table-cell>
          <table:table-cell office:value-type="float" office:value="336.4538">
            <text:p>336.4538</text:p>
          </table:table-cell>
          <table:table-cell office:value-type="float" office:value="339.8523">
            <text:p>339.8523</text:p>
          </table:table-cell>
          <table:table-cell office:value-type="string">
            <text:p>6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6.4538">
            <text:p>336.4538</text:p>
          </table:table-cell>
          <table:table-cell office:value-type="string">
            <text:p>1/6/2015</text:p>
          </table:table-cell>
          <table:table-cell table:number-columns-repeated="2" office:value-type="float" office:value="339.8523">
            <text:p>339.85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4809">
            <text:p>338.4809</text:p>
          </table:table-cell>
          <table:table-cell office:value-type="float" office:value="335.0961">
            <text:p>335.0961</text:p>
          </table:table-cell>
          <table:table-cell office:value-type="float" office:value="338.4809">
            <text:p>338.4809</text:p>
          </table:table-cell>
          <table:table-cell office:value-type="string">
            <text:p>7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5.0961">
            <text:p>335.0961</text:p>
          </table:table-cell>
          <table:table-cell office:value-type="string">
            <text:p>1/7/2015</text:p>
          </table:table-cell>
          <table:table-cell table:number-columns-repeated="2" office:value-type="float" office:value="338.4809">
            <text:p>338.48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3.4369">
            <text:p>343.4369</text:p>
          </table:table-cell>
          <table:table-cell office:value-type="float" office:value="340.0025">
            <text:p>340.0025</text:p>
          </table:table-cell>
          <table:table-cell office:value-type="float" office:value="343.4369">
            <text:p>343.4369</text:p>
          </table:table-cell>
          <table:table-cell office:value-type="string">
            <text:p>8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0.0025">
            <text:p>340.0025</text:p>
          </table:table-cell>
          <table:table-cell office:value-type="string">
            <text:p>1/8/2015</text:p>
          </table:table-cell>
          <table:table-cell table:number-columns-repeated="2" office:value-type="float" office:value="343.4369">
            <text:p>343.43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5.3142">
            <text:p>345.3142</text:p>
          </table:table-cell>
          <table:table-cell office:value-type="float" office:value="341.8611">
            <text:p>341.8611</text:p>
          </table:table-cell>
          <table:table-cell office:value-type="float" office:value="345.3142">
            <text:p>345.3142</text:p>
          </table:table-cell>
          <table:table-cell office:value-type="string">
            <text:p>9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1.8611">
            <text:p>341.8611</text:p>
          </table:table-cell>
          <table:table-cell office:value-type="string">
            <text:p>1/9/2015</text:p>
          </table:table-cell>
          <table:table-cell table:number-columns-repeated="2" office:value-type="float" office:value="345.3142">
            <text:p>345.31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7207">
            <text:p>346.7207</text:p>
          </table:table-cell>
          <table:table-cell office:value-type="float" office:value="343.2535">
            <text:p>343.2535</text:p>
          </table:table-cell>
          <table:table-cell office:value-type="float" office:value="346.7207">
            <text:p>346.7207</text:p>
          </table:table-cell>
          <table:table-cell office:value-type="string">
            <text:p>12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2535">
            <text:p>343.2535</text:p>
          </table:table-cell>
          <table:table-cell office:value-type="string">
            <text:p>1/12/2015</text:p>
          </table:table-cell>
          <table:table-cell table:number-columns-repeated="2" office:value-type="float" office:value="346.7207">
            <text:p>346.72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997">
            <text:p>346.997</text:p>
          </table:table-cell>
          <table:table-cell office:value-type="float" office:value="343.527">
            <text:p>343.527</text:p>
          </table:table-cell>
          <table:table-cell office:value-type="float" office:value="346.997">
            <text:p>346.997</text:p>
          </table:table-cell>
          <table:table-cell office:value-type="string">
            <text:p>13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527">
            <text:p>343.527</text:p>
          </table:table-cell>
          <table:table-cell office:value-type="string">
            <text:p>1/13/2015</text:p>
          </table:table-cell>
          <table:table-cell table:number-columns-repeated="2" office:value-type="float" office:value="346.997">
            <text:p>346.9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7441">
            <text:p>346.7441</text:p>
          </table:table-cell>
          <table:table-cell office:value-type="float" office:value="343.2767">
            <text:p>343.2767</text:p>
          </table:table-cell>
          <table:table-cell office:value-type="float" office:value="346.7441">
            <text:p>346.7441</text:p>
          </table:table-cell>
          <table:table-cell office:value-type="string">
            <text:p>14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2767">
            <text:p>343.2767</text:p>
          </table:table-cell>
          <table:table-cell office:value-type="string">
            <text:p>1/14/2015</text:p>
          </table:table-cell>
          <table:table-cell table:number-columns-repeated="2" office:value-type="float" office:value="346.7441">
            <text:p>346.74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2423">
            <text:p>353.2423</text:p>
          </table:table-cell>
          <table:table-cell office:value-type="float" office:value="349.7099">
            <text:p>349.7099</text:p>
          </table:table-cell>
          <table:table-cell office:value-type="float" office:value="353.2423">
            <text:p>353.2423</text:p>
          </table:table-cell>
          <table:table-cell office:value-type="string">
            <text:p>15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7099">
            <text:p>349.7099</text:p>
          </table:table-cell>
          <table:table-cell office:value-type="string">
            <text:p>1/15/2015</text:p>
          </table:table-cell>
          <table:table-cell table:number-columns-repeated="2" office:value-type="float" office:value="353.2423">
            <text:p>353.24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3355">
            <text:p>353.3355</text:p>
          </table:table-cell>
          <table:table-cell office:value-type="float" office:value="349.8021">
            <text:p>349.8021</text:p>
          </table:table-cell>
          <table:table-cell office:value-type="float" office:value="353.3355">
            <text:p>353.3355</text:p>
          </table:table-cell>
          <table:table-cell office:value-type="string">
            <text:p>16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8021">
            <text:p>349.8021</text:p>
          </table:table-cell>
          <table:table-cell office:value-type="string">
            <text:p>1/16/2015</text:p>
          </table:table-cell>
          <table:table-cell table:number-columns-repeated="2" office:value-type="float" office:value="353.3355">
            <text:p>353.33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4106">
            <text:p>356.4106</text:p>
          </table:table-cell>
          <table:table-cell office:value-type="float" office:value="352.8465">
            <text:p>352.8465</text:p>
          </table:table-cell>
          <table:table-cell office:value-type="float" office:value="356.4106">
            <text:p>356.4106</text:p>
          </table:table-cell>
          <table:table-cell office:value-type="string">
            <text:p>19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2.8465">
            <text:p>352.8465</text:p>
          </table:table-cell>
          <table:table-cell office:value-type="string">
            <text:p>1/19/2015</text:p>
          </table:table-cell>
          <table:table-cell table:number-columns-repeated="2" office:value-type="float" office:value="356.4106">
            <text:p>356.41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2812">
            <text:p>360.2812</text:p>
          </table:table-cell>
          <table:table-cell office:value-type="float" office:value="356.6784">
            <text:p>356.6784</text:p>
          </table:table-cell>
          <table:table-cell office:value-type="float" office:value="360.2812">
            <text:p>360.2812</text:p>
          </table:table-cell>
          <table:table-cell office:value-type="string">
            <text:p>20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6.6784">
            <text:p>356.6784</text:p>
          </table:table-cell>
          <table:table-cell office:value-type="string">
            <text:p>1/20/2015</text:p>
          </table:table-cell>
          <table:table-cell table:number-columns-repeated="2" office:value-type="float" office:value="360.2812">
            <text:p>360.28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8252">
            <text:p>362.8252</text:p>
          </table:table-cell>
          <table:table-cell office:value-type="float" office:value="359.1969">
            <text:p>359.1969</text:p>
          </table:table-cell>
          <table:table-cell office:value-type="float" office:value="362.8252">
            <text:p>362.8252</text:p>
          </table:table-cell>
          <table:table-cell office:value-type="string">
            <text:p>21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1969">
            <text:p>359.1969</text:p>
          </table:table-cell>
          <table:table-cell office:value-type="string">
            <text:p>1/21/2015</text:p>
          </table:table-cell>
          <table:table-cell table:number-columns-repeated="2" office:value-type="float" office:value="362.8252">
            <text:p>362.82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4.4437">
            <text:p>364.4437</text:p>
          </table:table-cell>
          <table:table-cell office:value-type="float" office:value="360.7993">
            <text:p>360.7993</text:p>
          </table:table-cell>
          <table:table-cell office:value-type="float" office:value="364.4437">
            <text:p>364.4437</text:p>
          </table:table-cell>
          <table:table-cell office:value-type="string">
            <text:p>22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7993">
            <text:p>360.7993</text:p>
          </table:table-cell>
          <table:table-cell office:value-type="string">
            <text:p>1/22/2015</text:p>
          </table:table-cell>
          <table:table-cell table:number-columns-repeated="2" office:value-type="float" office:value="364.4437">
            <text:p>364.44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9273">
            <text:p>367.9273</text:p>
          </table:table-cell>
          <table:table-cell office:value-type="float" office:value="364.248">
            <text:p>364.248</text:p>
          </table:table-cell>
          <table:table-cell office:value-type="float" office:value="367.9273">
            <text:p>367.9273</text:p>
          </table:table-cell>
          <table:table-cell office:value-type="string">
            <text:p>23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4.248">
            <text:p>364.248</text:p>
          </table:table-cell>
          <table:table-cell office:value-type="string">
            <text:p>1/23/2015</text:p>
          </table:table-cell>
          <table:table-cell table:number-columns-repeated="2" office:value-type="float" office:value="367.9273">
            <text:p>367.92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9.6901">
            <text:p>369.6901</text:p>
          </table:table-cell>
          <table:table-cell office:value-type="float" office:value="365.9932">
            <text:p>365.9932</text:p>
          </table:table-cell>
          <table:table-cell office:value-type="float" office:value="369.6901">
            <text:p>369.6901</text:p>
          </table:table-cell>
          <table:table-cell office:value-type="string">
            <text:p>27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5.9932">
            <text:p>365.9932</text:p>
          </table:table-cell>
          <table:table-cell office:value-type="string">
            <text:p>1/27/2015</text:p>
          </table:table-cell>
          <table:table-cell table:number-columns-repeated="2" office:value-type="float" office:value="369.6901">
            <text:p>369.69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8.4747">
            <text:p>368.4747</text:p>
          </table:table-cell>
          <table:table-cell office:value-type="float" office:value="364.79">
            <text:p>364.79</text:p>
          </table:table-cell>
          <table:table-cell office:value-type="float" office:value="368.4747">
            <text:p>368.4747</text:p>
          </table:table-cell>
          <table:table-cell office:value-type="string">
            <text:p>28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4.79">
            <text:p>364.79</text:p>
          </table:table-cell>
          <table:table-cell office:value-type="string">
            <text:p>1/28/2015</text:p>
          </table:table-cell>
          <table:table-cell table:number-columns-repeated="2" office:value-type="float" office:value="368.4747">
            <text:p>368.47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9.843">
            <text:p>369.843</text:p>
          </table:table-cell>
          <table:table-cell office:value-type="float" office:value="366.1446">
            <text:p>366.1446</text:p>
          </table:table-cell>
          <table:table-cell office:value-type="float" office:value="369.843">
            <text:p>369.843</text:p>
          </table:table-cell>
          <table:table-cell office:value-type="string">
            <text:p>29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6.1446">
            <text:p>366.1446</text:p>
          </table:table-cell>
          <table:table-cell office:value-type="string">
            <text:p>1/29/2015</text:p>
          </table:table-cell>
          <table:table-cell table:number-columns-repeated="2" office:value-type="float" office:value="369.843">
            <text:p>369.8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5.5244">
            <text:p>365.5244</text:p>
          </table:table-cell>
          <table:table-cell office:value-type="float" office:value="361.8692">
            <text:p>361.8692</text:p>
          </table:table-cell>
          <table:table-cell office:value-type="float" office:value="365.5244">
            <text:p>365.5244</text:p>
          </table:table-cell>
          <table:table-cell office:value-type="string">
            <text:p>30-Ja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8692">
            <text:p>361.8692</text:p>
          </table:table-cell>
          <table:table-cell office:value-type="string">
            <text:p>1/30/2015</text:p>
          </table:table-cell>
          <table:table-cell table:number-columns-repeated="2" office:value-type="float" office:value="365.5244">
            <text:p>365.52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3.3183">
            <text:p>363.3183</text:p>
          </table:table-cell>
          <table:table-cell office:value-type="float" office:value="359.6851">
            <text:p>359.6851</text:p>
          </table:table-cell>
          <table:table-cell office:value-type="float" office:value="363.3183">
            <text:p>363.3183</text:p>
          </table:table-cell>
          <table:table-cell office:value-type="string">
            <text:p>2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6851">
            <text:p>359.6851</text:p>
          </table:table-cell>
          <table:table-cell office:value-type="string">
            <text:p>2/2/2015</text:p>
          </table:table-cell>
          <table:table-cell table:number-columns-repeated="2" office:value-type="float" office:value="363.3183">
            <text:p>363.31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6153">
            <text:p>360.6153</text:p>
          </table:table-cell>
          <table:table-cell office:value-type="float" office:value="357.0091">
            <text:p>357.0091</text:p>
          </table:table-cell>
          <table:table-cell office:value-type="float" office:value="360.6153">
            <text:p>360.6153</text:p>
          </table:table-cell>
          <table:table-cell office:value-type="string">
            <text:p>3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0091">
            <text:p>357.0091</text:p>
          </table:table-cell>
          <table:table-cell office:value-type="string">
            <text:p>2/3/2015</text:p>
          </table:table-cell>
          <table:table-cell table:number-columns-repeated="2" office:value-type="float" office:value="360.6153">
            <text:p>360.61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0132">
            <text:p>360.0132</text:p>
          </table:table-cell>
          <table:table-cell office:value-type="float" office:value="356.4131">
            <text:p>356.4131</text:p>
          </table:table-cell>
          <table:table-cell office:value-type="float" office:value="360.0132">
            <text:p>360.0132</text:p>
          </table:table-cell>
          <table:table-cell office:value-type="string">
            <text:p>4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6.4131">
            <text:p>356.4131</text:p>
          </table:table-cell>
          <table:table-cell office:value-type="string">
            <text:p>2/4/2015</text:p>
          </table:table-cell>
          <table:table-cell table:number-columns-repeated="2" office:value-type="float" office:value="360.0132">
            <text:p>360.01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6487">
            <text:p>360.6487</text:p>
          </table:table-cell>
          <table:table-cell office:value-type="float" office:value="357.0422">
            <text:p>357.0422</text:p>
          </table:table-cell>
          <table:table-cell office:value-type="float" office:value="360.6487">
            <text:p>360.6487</text:p>
          </table:table-cell>
          <table:table-cell office:value-type="string">
            <text:p>5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0422">
            <text:p>357.0422</text:p>
          </table:table-cell>
          <table:table-cell office:value-type="string">
            <text:p>2/5/2015</text:p>
          </table:table-cell>
          <table:table-cell table:number-columns-repeated="2" office:value-type="float" office:value="360.6487">
            <text:p>360.64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7.6481">
            <text:p>357.6481</text:p>
          </table:table-cell>
          <table:table-cell office:value-type="float" office:value="354.0716">
            <text:p>354.0716</text:p>
          </table:table-cell>
          <table:table-cell office:value-type="float" office:value="357.6481">
            <text:p>357.6481</text:p>
          </table:table-cell>
          <table:table-cell office:value-type="string">
            <text:p>6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4.0716">
            <text:p>354.0716</text:p>
          </table:table-cell>
          <table:table-cell office:value-type="string">
            <text:p>2/6/2015</text:p>
          </table:table-cell>
          <table:table-cell table:number-columns-repeated="2" office:value-type="float" office:value="357.6481">
            <text:p>357.64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4762">
            <text:p>353.4762</text:p>
          </table:table-cell>
          <table:table-cell office:value-type="float" office:value="349.9414">
            <text:p>349.9414</text:p>
          </table:table-cell>
          <table:table-cell office:value-type="float" office:value="353.4762">
            <text:p>353.4762</text:p>
          </table:table-cell>
          <table:table-cell office:value-type="string">
            <text:p>9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9414">
            <text:p>349.9414</text:p>
          </table:table-cell>
          <table:table-cell office:value-type="string">
            <text:p>2/9/2015</text:p>
          </table:table-cell>
          <table:table-cell table:number-columns-repeated="2" office:value-type="float" office:value="353.4762">
            <text:p>353.47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2754">
            <text:p>356.2754</text:p>
          </table:table-cell>
          <table:table-cell office:value-type="float" office:value="352.7126">
            <text:p>352.7126</text:p>
          </table:table-cell>
          <table:table-cell office:value-type="float" office:value="356.2754">
            <text:p>356.2754</text:p>
          </table:table-cell>
          <table:table-cell office:value-type="string">
            <text:p>10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2.7126">
            <text:p>352.7126</text:p>
          </table:table-cell>
          <table:table-cell office:value-type="string">
            <text:p>2/10/2015</text:p>
          </table:table-cell>
          <table:table-cell table:number-columns-repeated="2" office:value-type="float" office:value="356.2754">
            <text:p>356.27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9.1841">
            <text:p>359.1841</text:p>
          </table:table-cell>
          <table:table-cell office:value-type="float" office:value="355.5923">
            <text:p>355.5923</text:p>
          </table:table-cell>
          <table:table-cell office:value-type="float" office:value="359.1841">
            <text:p>359.1841</text:p>
          </table:table-cell>
          <table:table-cell office:value-type="string">
            <text:p>11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5.5923">
            <text:p>355.5923</text:p>
          </table:table-cell>
          <table:table-cell office:value-type="string">
            <text:p>2/11/2015</text:p>
          </table:table-cell>
          <table:table-cell table:number-columns-repeated="2" office:value-type="float" office:value="359.1841">
            <text:p>359.18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5094">
            <text:p>362.5094</text:p>
          </table:table-cell>
          <table:table-cell office:value-type="float" office:value="358.8843">
            <text:p>358.8843</text:p>
          </table:table-cell>
          <table:table-cell office:value-type="float" office:value="362.5094">
            <text:p>362.5094</text:p>
          </table:table-cell>
          <table:table-cell office:value-type="string">
            <text:p>12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8843">
            <text:p>358.8843</text:p>
          </table:table-cell>
          <table:table-cell office:value-type="string">
            <text:p>2/12/2015</text:p>
          </table:table-cell>
          <table:table-cell table:number-columns-repeated="2" office:value-type="float" office:value="362.5094">
            <text:p>362.50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5.6508">
            <text:p>365.6508</text:p>
          </table:table-cell>
          <table:table-cell office:value-type="float" office:value="361.9943">
            <text:p>361.9943</text:p>
          </table:table-cell>
          <table:table-cell office:value-type="float" office:value="365.6508">
            <text:p>365.6508</text:p>
          </table:table-cell>
          <table:table-cell office:value-type="string">
            <text:p>13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9943">
            <text:p>361.9943</text:p>
          </table:table-cell>
          <table:table-cell office:value-type="string">
            <text:p>2/13/2015</text:p>
          </table:table-cell>
          <table:table-cell table:number-columns-repeated="2" office:value-type="float" office:value="365.6508">
            <text:p>365.650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4.4819">
            <text:p>364.4819</text:p>
          </table:table-cell>
          <table:table-cell office:value-type="float" office:value="360.8371">
            <text:p>360.8371</text:p>
          </table:table-cell>
          <table:table-cell office:value-type="float" office:value="364.4819">
            <text:p>364.4819</text:p>
          </table:table-cell>
          <table:table-cell office:value-type="string">
            <text:p>16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8371">
            <text:p>360.8371</text:p>
          </table:table-cell>
          <table:table-cell office:value-type="string">
            <text:p>2/16/2015</text:p>
          </table:table-cell>
          <table:table-cell table:number-columns-repeated="2" office:value-type="float" office:value="364.4819">
            <text:p>364.48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6.0804">
            <text:p>366.0804</text:p>
          </table:table-cell>
          <table:table-cell office:value-type="float" office:value="362.4196">
            <text:p>362.4196</text:p>
          </table:table-cell>
          <table:table-cell office:value-type="float" office:value="366.0804">
            <text:p>366.0804</text:p>
          </table:table-cell>
          <table:table-cell office:value-type="string">
            <text:p>18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2.4196">
            <text:p>362.4196</text:p>
          </table:table-cell>
          <table:table-cell office:value-type="string">
            <text:p>2/18/2015</text:p>
          </table:table-cell>
          <table:table-cell table:number-columns-repeated="2" office:value-type="float" office:value="366.0804">
            <text:p>366.08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6.6929">
            <text:p>366.6929</text:p>
          </table:table-cell>
          <table:table-cell office:value-type="float" office:value="363.026">
            <text:p>363.026</text:p>
          </table:table-cell>
          <table:table-cell office:value-type="float" office:value="366.6929">
            <text:p>366.6929</text:p>
          </table:table-cell>
          <table:table-cell office:value-type="string">
            <text:p>19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026">
            <text:p>363.026</text:p>
          </table:table-cell>
          <table:table-cell office:value-type="string">
            <text:p>2/19/2015</text:p>
          </table:table-cell>
          <table:table-cell table:number-columns-repeated="2" office:value-type="float" office:value="366.6929">
            <text:p>366.69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4.8857">
            <text:p>364.8857</text:p>
          </table:table-cell>
          <table:table-cell office:value-type="float" office:value="361.2368">
            <text:p>361.2368</text:p>
          </table:table-cell>
          <table:table-cell office:value-type="float" office:value="364.8857">
            <text:p>364.8857</text:p>
          </table:table-cell>
          <table:table-cell office:value-type="string">
            <text:p>20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2368">
            <text:p>361.2368</text:p>
          </table:table-cell>
          <table:table-cell office:value-type="string">
            <text:p>2/20/2015</text:p>
          </table:table-cell>
          <table:table-cell table:number-columns-repeated="2" office:value-type="float" office:value="364.8857">
            <text:p>364.88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675">
            <text:p>362.675</text:p>
          </table:table-cell>
          <table:table-cell office:value-type="float" office:value="359.0483">
            <text:p>359.0483</text:p>
          </table:table-cell>
          <table:table-cell office:value-type="float" office:value="362.675">
            <text:p>362.675</text:p>
          </table:table-cell>
          <table:table-cell office:value-type="string">
            <text:p>23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0483">
            <text:p>359.0483</text:p>
          </table:table-cell>
          <table:table-cell office:value-type="string">
            <text:p>2/23/2015</text:p>
          </table:table-cell>
          <table:table-cell table:number-columns-repeated="2" office:value-type="float" office:value="362.675">
            <text:p>362.6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0951">
            <text:p>362.0951</text:p>
          </table:table-cell>
          <table:table-cell office:value-type="float" office:value="358.4741">
            <text:p>358.4741</text:p>
          </table:table-cell>
          <table:table-cell office:value-type="float" office:value="362.0951">
            <text:p>362.0951</text:p>
          </table:table-cell>
          <table:table-cell office:value-type="string">
            <text:p>24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4741">
            <text:p>358.4741</text:p>
          </table:table-cell>
          <table:table-cell office:value-type="string">
            <text:p>2/24/2015</text:p>
          </table:table-cell>
          <table:table-cell table:number-columns-repeated="2" office:value-type="float" office:value="362.0951">
            <text:p>362.09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7309">
            <text:p>361.7309</text:p>
          </table:table-cell>
          <table:table-cell office:value-type="float" office:value="358.1136">
            <text:p>358.1136</text:p>
          </table:table-cell>
          <table:table-cell office:value-type="float" office:value="361.7309">
            <text:p>361.7309</text:p>
          </table:table-cell>
          <table:table-cell office:value-type="string">
            <text:p>25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1136">
            <text:p>358.1136</text:p>
          </table:table-cell>
          <table:table-cell office:value-type="string">
            <text:p>2/25/2015</text:p>
          </table:table-cell>
          <table:table-cell table:number-columns-repeated="2" office:value-type="float" office:value="361.7309">
            <text:p>361.73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8.2999">
            <text:p>358.2999</text:p>
          </table:table-cell>
          <table:table-cell office:value-type="float" office:value="354.7169">
            <text:p>354.7169</text:p>
          </table:table-cell>
          <table:table-cell office:value-type="float" office:value="358.2999">
            <text:p>358.2999</text:p>
          </table:table-cell>
          <table:table-cell office:value-type="string">
            <text:p>26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4.7169">
            <text:p>354.7169</text:p>
          </table:table-cell>
          <table:table-cell office:value-type="string">
            <text:p>2/26/2015</text:p>
          </table:table-cell>
          <table:table-cell table:number-columns-repeated="2" office:value-type="float" office:value="358.2999">
            <text:p>358.29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4.7128">
            <text:p>364.7128</text:p>
          </table:table-cell>
          <table:table-cell office:value-type="float" office:value="361.0657">
            <text:p>361.0657</text:p>
          </table:table-cell>
          <table:table-cell office:value-type="float" office:value="364.7128">
            <text:p>364.7128</text:p>
          </table:table-cell>
          <table:table-cell office:value-type="string">
            <text:p>27-Feb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0657">
            <text:p>361.0657</text:p>
          </table:table-cell>
          <table:table-cell office:value-type="string">
            <text:p>2/27/2015</text:p>
          </table:table-cell>
          <table:table-cell table:number-columns-repeated="2" office:value-type="float" office:value="364.7128">
            <text:p>364.71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3.5949">
            <text:p>373.5949</text:p>
          </table:table-cell>
          <table:table-cell office:value-type="float" office:value="369.859">
            <text:p>369.859</text:p>
          </table:table-cell>
          <table:table-cell office:value-type="float" office:value="373.5949">
            <text:p>373.5949</text:p>
          </table:table-cell>
          <table:table-cell office:value-type="string">
            <text:p>2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9.859">
            <text:p>369.859</text:p>
          </table:table-cell>
          <table:table-cell office:value-type="string">
            <text:p>3/2/2015</text:p>
          </table:table-cell>
          <table:table-cell table:number-columns-repeated="2" office:value-type="float" office:value="373.5949">
            <text:p>373.59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7306">
            <text:p>374.7306</text:p>
          </table:table-cell>
          <table:table-cell office:value-type="float" office:value="370.9833">
            <text:p>370.9833</text:p>
          </table:table-cell>
          <table:table-cell office:value-type="float" office:value="374.7306">
            <text:p>374.7306</text:p>
          </table:table-cell>
          <table:table-cell office:value-type="string">
            <text:p>3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9833">
            <text:p>370.9833</text:p>
          </table:table-cell>
          <table:table-cell office:value-type="string">
            <text:p>3/3/2015</text:p>
          </table:table-cell>
          <table:table-cell table:number-columns-repeated="2" office:value-type="float" office:value="374.7306">
            <text:p>374.73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1.4899">
            <text:p>371.4899</text:p>
          </table:table-cell>
          <table:table-cell office:value-type="float" office:value="367.775">
            <text:p>367.775</text:p>
          </table:table-cell>
          <table:table-cell office:value-type="float" office:value="371.4899">
            <text:p>371.4899</text:p>
          </table:table-cell>
          <table:table-cell office:value-type="string">
            <text:p>4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7.775">
            <text:p>367.775</text:p>
          </table:table-cell>
          <table:table-cell office:value-type="string">
            <text:p>3/4/2015</text:p>
          </table:table-cell>
          <table:table-cell table:number-columns-repeated="2" office:value-type="float" office:value="371.4899">
            <text:p>371.48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1.419">
            <text:p>371.419</text:p>
          </table:table-cell>
          <table:table-cell office:value-type="float" office:value="367.7048">
            <text:p>367.7048</text:p>
          </table:table-cell>
          <table:table-cell office:value-type="float" office:value="371.419">
            <text:p>371.419</text:p>
          </table:table-cell>
          <table:table-cell office:value-type="string">
            <text:p>5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7.7048">
            <text:p>367.7048</text:p>
          </table:table-cell>
          <table:table-cell office:value-type="string">
            <text:p>3/5/2015</text:p>
          </table:table-cell>
          <table:table-cell table:number-columns-repeated="2" office:value-type="float" office:value="371.419">
            <text:p>371.4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4.3564">
            <text:p>364.3564</text:p>
          </table:table-cell>
          <table:table-cell office:value-type="float" office:value="360.7128">
            <text:p>360.7128</text:p>
          </table:table-cell>
          <table:table-cell office:value-type="float" office:value="364.3564">
            <text:p>364.3564</text:p>
          </table:table-cell>
          <table:table-cell office:value-type="string">
            <text:p>9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7128">
            <text:p>360.7128</text:p>
          </table:table-cell>
          <table:table-cell office:value-type="string">
            <text:p>3/9/2015</text:p>
          </table:table-cell>
          <table:table-cell table:number-columns-repeated="2" office:value-type="float" office:value="364.3564">
            <text:p>364.35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5.1287">
            <text:p>365.1287</text:p>
          </table:table-cell>
          <table:table-cell office:value-type="float" office:value="361.4774">
            <text:p>361.4774</text:p>
          </table:table-cell>
          <table:table-cell office:value-type="float" office:value="365.1287">
            <text:p>365.1287</text:p>
          </table:table-cell>
          <table:table-cell office:value-type="string">
            <text:p>10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4774">
            <text:p>361.4774</text:p>
          </table:table-cell>
          <table:table-cell office:value-type="string">
            <text:p>3/10/2015</text:p>
          </table:table-cell>
          <table:table-cell table:number-columns-repeated="2" office:value-type="float" office:value="365.1287">
            <text:p>365.12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5.1581">
            <text:p>365.1581</text:p>
          </table:table-cell>
          <table:table-cell office:value-type="float" office:value="361.5065">
            <text:p>361.5065</text:p>
          </table:table-cell>
          <table:table-cell office:value-type="float" office:value="365.1581">
            <text:p>365.1581</text:p>
          </table:table-cell>
          <table:table-cell office:value-type="string">
            <text:p>11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5065">
            <text:p>361.5065</text:p>
          </table:table-cell>
          <table:table-cell office:value-type="string">
            <text:p>3/11/2015</text:p>
          </table:table-cell>
          <table:table-cell table:number-columns-repeated="2" office:value-type="float" office:value="365.1581">
            <text:p>365.15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8.0087">
            <text:p>368.0087</text:p>
          </table:table-cell>
          <table:table-cell office:value-type="float" office:value="364.3286">
            <text:p>364.3286</text:p>
          </table:table-cell>
          <table:table-cell office:value-type="float" office:value="368.0087">
            <text:p>368.0087</text:p>
          </table:table-cell>
          <table:table-cell office:value-type="string">
            <text:p>12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4.3286">
            <text:p>364.3286</text:p>
          </table:table-cell>
          <table:table-cell office:value-type="string">
            <text:p>3/12/2015</text:p>
          </table:table-cell>
          <table:table-cell table:number-columns-repeated="2" office:value-type="float" office:value="368.0087">
            <text:p>368.00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3.5426">
            <text:p>363.5426</text:p>
          </table:table-cell>
          <table:table-cell office:value-type="float" office:value="359.9072">
            <text:p>359.9072</text:p>
          </table:table-cell>
          <table:table-cell office:value-type="float" office:value="363.5426">
            <text:p>363.5426</text:p>
          </table:table-cell>
          <table:table-cell office:value-type="string">
            <text:p>13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9072">
            <text:p>359.9072</text:p>
          </table:table-cell>
          <table:table-cell office:value-type="string">
            <text:p>3/13/2015</text:p>
          </table:table-cell>
          <table:table-cell table:number-columns-repeated="2" office:value-type="float" office:value="363.5426">
            <text:p>363.54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3.3485">
            <text:p>363.3485</text:p>
          </table:table-cell>
          <table:table-cell office:value-type="float" office:value="359.715">
            <text:p>359.715</text:p>
          </table:table-cell>
          <table:table-cell office:value-type="float" office:value="363.3485">
            <text:p>363.3485</text:p>
          </table:table-cell>
          <table:table-cell office:value-type="string">
            <text:p>16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715">
            <text:p>359.715</text:p>
          </table:table-cell>
          <table:table-cell office:value-type="string">
            <text:p>3/16/2015</text:p>
          </table:table-cell>
          <table:table-cell table:number-columns-repeated="2" office:value-type="float" office:value="363.3485">
            <text:p>363.34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2859">
            <text:p>367.2859</text:p>
          </table:table-cell>
          <table:table-cell office:value-type="float" office:value="363.613">
            <text:p>363.613</text:p>
          </table:table-cell>
          <table:table-cell office:value-type="float" office:value="367.2859">
            <text:p>367.2859</text:p>
          </table:table-cell>
          <table:table-cell office:value-type="string">
            <text:p>17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613">
            <text:p>363.613</text:p>
          </table:table-cell>
          <table:table-cell office:value-type="string">
            <text:p>3/17/2015</text:p>
          </table:table-cell>
          <table:table-cell table:number-columns-repeated="2" office:value-type="float" office:value="367.2859">
            <text:p>367.28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6.1026">
            <text:p>366.1026</text:p>
          </table:table-cell>
          <table:table-cell office:value-type="float" office:value="362.4416">
            <text:p>362.4416</text:p>
          </table:table-cell>
          <table:table-cell office:value-type="float" office:value="366.1026">
            <text:p>366.1026</text:p>
          </table:table-cell>
          <table:table-cell office:value-type="string">
            <text:p>18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2.4416">
            <text:p>362.4416</text:p>
          </table:table-cell>
          <table:table-cell office:value-type="string">
            <text:p>3/18/2015</text:p>
          </table:table-cell>
          <table:table-cell table:number-columns-repeated="2" office:value-type="float" office:value="366.1026">
            <text:p>366.10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3.6123">
            <text:p>363.6123</text:p>
          </table:table-cell>
          <table:table-cell office:value-type="float" office:value="359.9762">
            <text:p>359.9762</text:p>
          </table:table-cell>
          <table:table-cell office:value-type="float" office:value="363.6123">
            <text:p>363.6123</text:p>
          </table:table-cell>
          <table:table-cell office:value-type="string">
            <text:p>19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9762">
            <text:p>359.9762</text:p>
          </table:table-cell>
          <table:table-cell office:value-type="string">
            <text:p>3/19/2015</text:p>
          </table:table-cell>
          <table:table-cell table:number-columns-repeated="2" office:value-type="float" office:value="363.6123">
            <text:p>363.61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0677">
            <text:p>362.0677</text:p>
          </table:table-cell>
          <table:table-cell office:value-type="float" office:value="358.447">
            <text:p>358.447</text:p>
          </table:table-cell>
          <table:table-cell office:value-type="float" office:value="362.0677">
            <text:p>362.0677</text:p>
          </table:table-cell>
          <table:table-cell office:value-type="string">
            <text:p>20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447">
            <text:p>358.447</text:p>
          </table:table-cell>
          <table:table-cell office:value-type="string">
            <text:p>3/20/2015</text:p>
          </table:table-cell>
          <table:table-cell table:number-columns-repeated="2" office:value-type="float" office:value="362.0677">
            <text:p>362.067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4272">
            <text:p>361.4272</text:p>
          </table:table-cell>
          <table:table-cell office:value-type="float" office:value="357.8129">
            <text:p>357.8129</text:p>
          </table:table-cell>
          <table:table-cell office:value-type="float" office:value="361.4272">
            <text:p>361.4272</text:p>
          </table:table-cell>
          <table:table-cell office:value-type="string">
            <text:p>23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8129">
            <text:p>357.8129</text:p>
          </table:table-cell>
          <table:table-cell office:value-type="string">
            <text:p>3/23/2015</text:p>
          </table:table-cell>
          <table:table-cell table:number-columns-repeated="2" office:value-type="float" office:value="361.4272">
            <text:p>361.42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5122">
            <text:p>361.5122</text:p>
          </table:table-cell>
          <table:table-cell office:value-type="float" office:value="357.8971">
            <text:p>357.8971</text:p>
          </table:table-cell>
          <table:table-cell office:value-type="float" office:value="361.5122">
            <text:p>361.5122</text:p>
          </table:table-cell>
          <table:table-cell office:value-type="string">
            <text:p>24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8971">
            <text:p>357.8971</text:p>
          </table:table-cell>
          <table:table-cell office:value-type="string">
            <text:p>3/24/2015</text:p>
          </table:table-cell>
          <table:table-cell table:number-columns-repeated="2" office:value-type="float" office:value="361.5122">
            <text:p>361.51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7765">
            <text:p>360.7765</text:p>
          </table:table-cell>
          <table:table-cell office:value-type="float" office:value="357.1687">
            <text:p>357.1687</text:p>
          </table:table-cell>
          <table:table-cell office:value-type="float" office:value="360.7765">
            <text:p>360.7765</text:p>
          </table:table-cell>
          <table:table-cell office:value-type="string">
            <text:p>25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1687">
            <text:p>357.1687</text:p>
          </table:table-cell>
          <table:table-cell office:value-type="string">
            <text:p>3/25/2015</text:p>
          </table:table-cell>
          <table:table-cell table:number-columns-repeated="2" office:value-type="float" office:value="360.7765">
            <text:p>360.77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5.5531">
            <text:p>355.5531</text:p>
          </table:table-cell>
          <table:table-cell office:value-type="float" office:value="351.9976">
            <text:p>351.9976</text:p>
          </table:table-cell>
          <table:table-cell office:value-type="float" office:value="355.5531">
            <text:p>355.5531</text:p>
          </table:table-cell>
          <table:table-cell office:value-type="string">
            <text:p>26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1.9976">
            <text:p>351.9976</text:p>
          </table:table-cell>
          <table:table-cell office:value-type="string">
            <text:p>3/26/2015</text:p>
          </table:table-cell>
          <table:table-cell table:number-columns-repeated="2" office:value-type="float" office:value="355.5531">
            <text:p>355.55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0306">
            <text:p>356.0306</text:p>
          </table:table-cell>
          <table:table-cell office:value-type="float" office:value="352.4703">
            <text:p>352.4703</text:p>
          </table:table-cell>
          <table:table-cell office:value-type="float" office:value="356.0306">
            <text:p>356.0306</text:p>
          </table:table-cell>
          <table:table-cell office:value-type="string">
            <text:p>27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2.4703">
            <text:p>352.4703</text:p>
          </table:table-cell>
          <table:table-cell office:value-type="string">
            <text:p>3/27/2015</text:p>
          </table:table-cell>
          <table:table-cell table:number-columns-repeated="2" office:value-type="float" office:value="356.0306">
            <text:p>356.03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3599">
            <text:p>361.3599</text:p>
          </table:table-cell>
          <table:table-cell office:value-type="float" office:value="357.7463">
            <text:p>357.7463</text:p>
          </table:table-cell>
          <table:table-cell office:value-type="float" office:value="361.3599">
            <text:p>361.3599</text:p>
          </table:table-cell>
          <table:table-cell office:value-type="string">
            <text:p>30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7463">
            <text:p>357.7463</text:p>
          </table:table-cell>
          <table:table-cell office:value-type="string">
            <text:p>3/30/2015</text:p>
          </table:table-cell>
          <table:table-cell table:number-columns-repeated="2" office:value-type="float" office:value="361.3599">
            <text:p>361.35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855">
            <text:p>361.855</text:p>
          </table:table-cell>
          <table:table-cell office:value-type="float" office:value="358.2365">
            <text:p>358.2365</text:p>
          </table:table-cell>
          <table:table-cell office:value-type="float" office:value="361.855">
            <text:p>361.855</text:p>
          </table:table-cell>
          <table:table-cell office:value-type="string">
            <text:p>31-Ma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2365">
            <text:p>358.2365</text:p>
          </table:table-cell>
          <table:table-cell office:value-type="string">
            <text:p>3/31/2015</text:p>
          </table:table-cell>
          <table:table-cell table:number-columns-repeated="2" office:value-type="float" office:value="361.855">
            <text:p>361.8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5.6646">
            <text:p>365.6646</text:p>
          </table:table-cell>
          <table:table-cell office:value-type="float" office:value="362.008">
            <text:p>362.008</text:p>
          </table:table-cell>
          <table:table-cell office:value-type="float" office:value="365.6646">
            <text:p>365.6646</text:p>
          </table:table-cell>
          <table:table-cell office:value-type="string">
            <text:p>1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2.008">
            <text:p>362.008</text:p>
          </table:table-cell>
          <table:table-cell office:value-type="string">
            <text:p>4/1/2015</text:p>
          </table:table-cell>
          <table:table-cell table:number-columns-repeated="2" office:value-type="float" office:value="365.6646">
            <text:p>365.664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1357">
            <text:p>367.1357</text:p>
          </table:table-cell>
          <table:table-cell office:value-type="float" office:value="363.4643">
            <text:p>363.4643</text:p>
          </table:table-cell>
          <table:table-cell office:value-type="float" office:value="367.1357">
            <text:p>367.1357</text:p>
          </table:table-cell>
          <table:table-cell office:value-type="string">
            <text:p>6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4643">
            <text:p>363.4643</text:p>
          </table:table-cell>
          <table:table-cell office:value-type="string">
            <text:p>4/6/2015</text:p>
          </table:table-cell>
          <table:table-cell table:number-columns-repeated="2" office:value-type="float" office:value="367.1357">
            <text:p>367.13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6364">
            <text:p>367.6364</text:p>
          </table:table-cell>
          <table:table-cell office:value-type="float" office:value="363.96">
            <text:p>363.96</text:p>
          </table:table-cell>
          <table:table-cell office:value-type="float" office:value="367.6364">
            <text:p>367.6364</text:p>
          </table:table-cell>
          <table:table-cell office:value-type="string">
            <text:p>7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96">
            <text:p>363.96</text:p>
          </table:table-cell>
          <table:table-cell office:value-type="string">
            <text:p>4/7/2015</text:p>
          </table:table-cell>
          <table:table-cell table:number-columns-repeated="2" office:value-type="float" office:value="367.6364">
            <text:p>367.63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0.2912">
            <text:p>370.2912</text:p>
          </table:table-cell>
          <table:table-cell office:value-type="float" office:value="366.5883">
            <text:p>366.5883</text:p>
          </table:table-cell>
          <table:table-cell office:value-type="float" office:value="370.2912">
            <text:p>370.2912</text:p>
          </table:table-cell>
          <table:table-cell office:value-type="string">
            <text:p>8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6.5883">
            <text:p>366.5883</text:p>
          </table:table-cell>
          <table:table-cell office:value-type="string">
            <text:p>4/8/2015</text:p>
          </table:table-cell>
          <table:table-cell table:number-columns-repeated="2" office:value-type="float" office:value="370.2912">
            <text:p>370.29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2.6374">
            <text:p>372.6374</text:p>
          </table:table-cell>
          <table:table-cell office:value-type="float" office:value="368.911">
            <text:p>368.911</text:p>
          </table:table-cell>
          <table:table-cell office:value-type="float" office:value="372.6374">
            <text:p>372.6374</text:p>
          </table:table-cell>
          <table:table-cell office:value-type="string">
            <text:p>9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8.911">
            <text:p>368.911</text:p>
          </table:table-cell>
          <table:table-cell office:value-type="string">
            <text:p>4/9/2015</text:p>
          </table:table-cell>
          <table:table-cell table:number-columns-repeated="2" office:value-type="float" office:value="372.6374">
            <text:p>372.63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3.4097">
            <text:p>373.4097</text:p>
          </table:table-cell>
          <table:table-cell office:value-type="float" office:value="369.6756">
            <text:p>369.6756</text:p>
          </table:table-cell>
          <table:table-cell office:value-type="float" office:value="373.4097">
            <text:p>373.4097</text:p>
          </table:table-cell>
          <table:table-cell office:value-type="string">
            <text:p>10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9.6756">
            <text:p>369.6756</text:p>
          </table:table-cell>
          <table:table-cell office:value-type="string">
            <text:p>4/10/2015</text:p>
          </table:table-cell>
          <table:table-cell table:number-columns-repeated="2" office:value-type="float" office:value="373.4097">
            <text:p>373.40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5739">
            <text:p>374.5739</text:p>
          </table:table-cell>
          <table:table-cell office:value-type="float" office:value="370.8282">
            <text:p>370.8282</text:p>
          </table:table-cell>
          <table:table-cell office:value-type="float" office:value="374.5739">
            <text:p>374.5739</text:p>
          </table:table-cell>
          <table:table-cell office:value-type="string">
            <text:p>13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8282">
            <text:p>370.8282</text:p>
          </table:table-cell>
          <table:table-cell office:value-type="string">
            <text:p>4/13/2015</text:p>
          </table:table-cell>
          <table:table-cell table:number-columns-repeated="2" office:value-type="float" office:value="374.5739">
            <text:p>374.57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1.4708">
            <text:p>371.4708</text:p>
          </table:table-cell>
          <table:table-cell office:value-type="float" office:value="367.7561">
            <text:p>367.7561</text:p>
          </table:table-cell>
          <table:table-cell office:value-type="float" office:value="371.4708">
            <text:p>371.4708</text:p>
          </table:table-cell>
          <table:table-cell office:value-type="string">
            <text:p>15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7.7561">
            <text:p>367.7561</text:p>
          </table:table-cell>
          <table:table-cell office:value-type="string">
            <text:p>4/15/2015</text:p>
          </table:table-cell>
          <table:table-cell table:number-columns-repeated="2" office:value-type="float" office:value="371.4708">
            <text:p>371.470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9.8924">
            <text:p>369.8924</text:p>
          </table:table-cell>
          <table:table-cell office:value-type="float" office:value="366.1935">
            <text:p>366.1935</text:p>
          </table:table-cell>
          <table:table-cell office:value-type="float" office:value="369.8924">
            <text:p>369.8924</text:p>
          </table:table-cell>
          <table:table-cell office:value-type="string">
            <text:p>16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6.1935">
            <text:p>366.1935</text:p>
          </table:table-cell>
          <table:table-cell office:value-type="string">
            <text:p>4/16/2015</text:p>
          </table:table-cell>
          <table:table-cell table:number-columns-repeated="2" office:value-type="float" office:value="369.8924">
            <text:p>369.89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4.0656">
            <text:p>364.0656</text:p>
          </table:table-cell>
          <table:table-cell office:value-type="float" office:value="360.4249">
            <text:p>360.4249</text:p>
          </table:table-cell>
          <table:table-cell office:value-type="float" office:value="364.0656">
            <text:p>364.0656</text:p>
          </table:table-cell>
          <table:table-cell office:value-type="string">
            <text:p>17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4249">
            <text:p>360.4249</text:p>
          </table:table-cell>
          <table:table-cell office:value-type="string">
            <text:p>4/17/2015</text:p>
          </table:table-cell>
          <table:table-cell table:number-columns-repeated="2" office:value-type="float" office:value="364.0656">
            <text:p>364.06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8.0193">
            <text:p>358.0193</text:p>
          </table:table-cell>
          <table:table-cell office:value-type="float" office:value="354.4391">
            <text:p>354.4391</text:p>
          </table:table-cell>
          <table:table-cell office:value-type="float" office:value="358.0193">
            <text:p>358.0193</text:p>
          </table:table-cell>
          <table:table-cell office:value-type="string">
            <text:p>20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4.4391">
            <text:p>354.4391</text:p>
          </table:table-cell>
          <table:table-cell office:value-type="string">
            <text:p>4/20/2015</text:p>
          </table:table-cell>
          <table:table-cell table:number-columns-repeated="2" office:value-type="float" office:value="358.0193">
            <text:p>358.01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8029">
            <text:p>356.8029</text:p>
          </table:table-cell>
          <table:table-cell office:value-type="float" office:value="353.2349">
            <text:p>353.2349</text:p>
          </table:table-cell>
          <table:table-cell office:value-type="float" office:value="356.8029">
            <text:p>356.8029</text:p>
          </table:table-cell>
          <table:table-cell office:value-type="string">
            <text:p>21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2349">
            <text:p>353.2349</text:p>
          </table:table-cell>
          <table:table-cell office:value-type="string">
            <text:p>4/21/2015</text:p>
          </table:table-cell>
          <table:table-cell table:number-columns-repeated="2" office:value-type="float" office:value="356.8029">
            <text:p>356.80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9.0802">
            <text:p>359.0802</text:p>
          </table:table-cell>
          <table:table-cell office:value-type="float" office:value="355.4894">
            <text:p>355.4894</text:p>
          </table:table-cell>
          <table:table-cell office:value-type="float" office:value="359.0802">
            <text:p>359.0802</text:p>
          </table:table-cell>
          <table:table-cell office:value-type="string">
            <text:p>22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5.4894">
            <text:p>355.4894</text:p>
          </table:table-cell>
          <table:table-cell office:value-type="string">
            <text:p>4/22/2015</text:p>
          </table:table-cell>
          <table:table-cell table:number-columns-repeated="2" office:value-type="float" office:value="359.0802">
            <text:p>359.08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8.9168">
            <text:p>358.9168</text:p>
          </table:table-cell>
          <table:table-cell office:value-type="float" office:value="355.3276">
            <text:p>355.3276</text:p>
          </table:table-cell>
          <table:table-cell office:value-type="float" office:value="358.9168">
            <text:p>358.9168</text:p>
          </table:table-cell>
          <table:table-cell office:value-type="string">
            <text:p>23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5.3276">
            <text:p>355.3276</text:p>
          </table:table-cell>
          <table:table-cell office:value-type="string">
            <text:p>4/23/2015</text:p>
          </table:table-cell>
          <table:table-cell table:number-columns-repeated="2" office:value-type="float" office:value="358.9168">
            <text:p>358.91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4.5656">
            <text:p>354.5656</text:p>
          </table:table-cell>
          <table:table-cell office:value-type="float" office:value="351.0199">
            <text:p>351.0199</text:p>
          </table:table-cell>
          <table:table-cell office:value-type="float" office:value="354.5656">
            <text:p>354.5656</text:p>
          </table:table-cell>
          <table:table-cell office:value-type="string">
            <text:p>24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1.0199">
            <text:p>351.0199</text:p>
          </table:table-cell>
          <table:table-cell office:value-type="string">
            <text:p>4/24/2015</text:p>
          </table:table-cell>
          <table:table-cell table:number-columns-repeated="2" office:value-type="float" office:value="354.5656">
            <text:p>354.56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2624">
            <text:p>350.2624</text:p>
          </table:table-cell>
          <table:table-cell office:value-type="float" office:value="346.7598">
            <text:p>346.7598</text:p>
          </table:table-cell>
          <table:table-cell office:value-type="float" office:value="350.2624">
            <text:p>350.2624</text:p>
          </table:table-cell>
          <table:table-cell office:value-type="string">
            <text:p>27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7598">
            <text:p>346.7598</text:p>
          </table:table-cell>
          <table:table-cell office:value-type="string">
            <text:p>4/27/2015</text:p>
          </table:table-cell>
          <table:table-cell table:number-columns-repeated="2" office:value-type="float" office:value="350.2624">
            <text:p>350.26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2342">
            <text:p>353.2342</text:p>
          </table:table-cell>
          <table:table-cell office:value-type="float" office:value="349.7019">
            <text:p>349.7019</text:p>
          </table:table-cell>
          <table:table-cell office:value-type="float" office:value="353.2342">
            <text:p>353.2342</text:p>
          </table:table-cell>
          <table:table-cell office:value-type="string">
            <text:p>28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7019">
            <text:p>349.7019</text:p>
          </table:table-cell>
          <table:table-cell office:value-type="string">
            <text:p>4/28/2015</text:p>
          </table:table-cell>
          <table:table-cell table:number-columns-repeated="2" office:value-type="float" office:value="353.2342">
            <text:p>353.23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2.6002">
            <text:p>352.6002</text:p>
          </table:table-cell>
          <table:table-cell office:value-type="float" office:value="349.0742">
            <text:p>349.0742</text:p>
          </table:table-cell>
          <table:table-cell office:value-type="float" office:value="352.6002">
            <text:p>352.6002</text:p>
          </table:table-cell>
          <table:table-cell office:value-type="string">
            <text:p>29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0742">
            <text:p>349.0742</text:p>
          </table:table-cell>
          <table:table-cell office:value-type="string">
            <text:p>4/29/2015</text:p>
          </table:table-cell>
          <table:table-cell table:number-columns-repeated="2" office:value-type="float" office:value="352.6002">
            <text:p>352.60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7541">
            <text:p>350.7541</text:p>
          </table:table-cell>
          <table:table-cell office:value-type="float" office:value="347.2466">
            <text:p>347.2466</text:p>
          </table:table-cell>
          <table:table-cell office:value-type="float" office:value="350.7541">
            <text:p>350.7541</text:p>
          </table:table-cell>
          <table:table-cell office:value-type="string">
            <text:p>30-Apr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2466">
            <text:p>347.2466</text:p>
          </table:table-cell>
          <table:table-cell office:value-type="string">
            <text:p>4/30/2015</text:p>
          </table:table-cell>
          <table:table-cell table:number-columns-repeated="2" office:value-type="float" office:value="350.7541">
            <text:p>350.75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5.9373">
            <text:p>355.9373</text:p>
          </table:table-cell>
          <table:table-cell office:value-type="float" office:value="352.3779">
            <text:p>352.3779</text:p>
          </table:table-cell>
          <table:table-cell office:value-type="float" office:value="355.9373">
            <text:p>355.9373</text:p>
          </table:table-cell>
          <table:table-cell office:value-type="string">
            <text:p>4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2.3779">
            <text:p>352.3779</text:p>
          </table:table-cell>
          <table:table-cell office:value-type="string">
            <text:p>5/4/2015</text:p>
          </table:table-cell>
          <table:table-cell table:number-columns-repeated="2" office:value-type="float" office:value="355.9373">
            <text:p>355.93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7049">
            <text:p>356.7049</text:p>
          </table:table-cell>
          <table:table-cell office:value-type="float" office:value="353.1379">
            <text:p>353.1379</text:p>
          </table:table-cell>
          <table:table-cell office:value-type="float" office:value="356.7049">
            <text:p>356.7049</text:p>
          </table:table-cell>
          <table:table-cell office:value-type="string">
            <text:p>5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1379">
            <text:p>353.1379</text:p>
          </table:table-cell>
          <table:table-cell office:value-type="string">
            <text:p>5/5/2015</text:p>
          </table:table-cell>
          <table:table-cell table:number-columns-repeated="2" office:value-type="float" office:value="356.7049">
            <text:p>356.70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7.6383">
            <text:p>347.6383</text:p>
          </table:table-cell>
          <table:table-cell office:value-type="float" office:value="344.1619">
            <text:p>344.1619</text:p>
          </table:table-cell>
          <table:table-cell office:value-type="float" office:value="347.6383">
            <text:p>347.6383</text:p>
          </table:table-cell>
          <table:table-cell office:value-type="string">
            <text:p>6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4.1619">
            <text:p>344.1619</text:p>
          </table:table-cell>
          <table:table-cell office:value-type="string">
            <text:p>5/6/2015</text:p>
          </table:table-cell>
          <table:table-cell table:number-columns-repeated="2" office:value-type="float" office:value="347.6383">
            <text:p>347.63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5.5852">
            <text:p>345.5852</text:p>
          </table:table-cell>
          <table:table-cell office:value-type="float" office:value="342.1293">
            <text:p>342.1293</text:p>
          </table:table-cell>
          <table:table-cell office:value-type="float" office:value="345.5852">
            <text:p>345.5852</text:p>
          </table:table-cell>
          <table:table-cell office:value-type="string">
            <text:p>7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2.1293">
            <text:p>342.1293</text:p>
          </table:table-cell>
          <table:table-cell office:value-type="string">
            <text:p>5/7/2015</text:p>
          </table:table-cell>
          <table:table-cell table:number-columns-repeated="2" office:value-type="float" office:value="345.5852">
            <text:p>345.58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1421">
            <text:p>350.1421</text:p>
          </table:table-cell>
          <table:table-cell office:value-type="float" office:value="346.6407">
            <text:p>346.6407</text:p>
          </table:table-cell>
          <table:table-cell office:value-type="float" office:value="350.1421">
            <text:p>350.1421</text:p>
          </table:table-cell>
          <table:table-cell office:value-type="string">
            <text:p>8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6407">
            <text:p>346.6407</text:p>
          </table:table-cell>
          <table:table-cell office:value-type="string">
            <text:p>5/8/2015</text:p>
          </table:table-cell>
          <table:table-cell table:number-columns-repeated="2" office:value-type="float" office:value="350.1421">
            <text:p>350.14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5.2893">
            <text:p>355.2893</text:p>
          </table:table-cell>
          <table:table-cell office:value-type="float" office:value="351.7364">
            <text:p>351.7364</text:p>
          </table:table-cell>
          <table:table-cell office:value-type="float" office:value="355.2893">
            <text:p>355.2893</text:p>
          </table:table-cell>
          <table:table-cell office:value-type="string">
            <text:p>11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1.7364">
            <text:p>351.7364</text:p>
          </table:table-cell>
          <table:table-cell office:value-type="string">
            <text:p>5/11/2015</text:p>
          </table:table-cell>
          <table:table-cell table:number-columns-repeated="2" office:value-type="float" office:value="355.2893">
            <text:p>355.28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8607">
            <text:p>348.8607</text:p>
          </table:table-cell>
          <table:table-cell office:value-type="float" office:value="345.3721">
            <text:p>345.3721</text:p>
          </table:table-cell>
          <table:table-cell office:value-type="float" office:value="348.8607">
            <text:p>348.8607</text:p>
          </table:table-cell>
          <table:table-cell office:value-type="string">
            <text:p>12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5.3721">
            <text:p>345.3721</text:p>
          </table:table-cell>
          <table:table-cell office:value-type="string">
            <text:p>5/12/2015</text:p>
          </table:table-cell>
          <table:table-cell table:number-columns-repeated="2" office:value-type="float" office:value="348.8607">
            <text:p>348.86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0343">
            <text:p>353.0343</text:p>
          </table:table-cell>
          <table:table-cell office:value-type="float" office:value="349.504">
            <text:p>349.504</text:p>
          </table:table-cell>
          <table:table-cell office:value-type="float" office:value="353.0343">
            <text:p>353.0343</text:p>
          </table:table-cell>
          <table:table-cell office:value-type="string">
            <text:p>13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504">
            <text:p>349.504</text:p>
          </table:table-cell>
          <table:table-cell office:value-type="string">
            <text:p>5/13/2015</text:p>
          </table:table-cell>
          <table:table-cell table:number-columns-repeated="2" office:value-type="float" office:value="353.0343">
            <text:p>353.03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3888">
            <text:p>353.3888</text:p>
          </table:table-cell>
          <table:table-cell office:value-type="float" office:value="349.8549">
            <text:p>349.8549</text:p>
          </table:table-cell>
          <table:table-cell office:value-type="float" office:value="353.3888">
            <text:p>353.3888</text:p>
          </table:table-cell>
          <table:table-cell office:value-type="string">
            <text:p>14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8549">
            <text:p>349.8549</text:p>
          </table:table-cell>
          <table:table-cell office:value-type="string">
            <text:p>5/14/2015</text:p>
          </table:table-cell>
          <table:table-cell table:number-columns-repeated="2" office:value-type="float" office:value="353.3888">
            <text:p>353.38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5.1993">
            <text:p>355.1993</text:p>
          </table:table-cell>
          <table:table-cell office:value-type="float" office:value="351.6473">
            <text:p>351.6473</text:p>
          </table:table-cell>
          <table:table-cell office:value-type="float" office:value="355.1993">
            <text:p>355.1993</text:p>
          </table:table-cell>
          <table:table-cell office:value-type="string">
            <text:p>15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1.6473">
            <text:p>351.6473</text:p>
          </table:table-cell>
          <table:table-cell office:value-type="string">
            <text:p>5/15/2015</text:p>
          </table:table-cell>
          <table:table-cell table:number-columns-repeated="2" office:value-type="float" office:value="355.1993">
            <text:p>355.19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9.3918">
            <text:p>359.3918</text:p>
          </table:table-cell>
          <table:table-cell office:value-type="float" office:value="355.7979">
            <text:p>355.7979</text:p>
          </table:table-cell>
          <table:table-cell office:value-type="float" office:value="359.3918">
            <text:p>359.3918</text:p>
          </table:table-cell>
          <table:table-cell office:value-type="string">
            <text:p>18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5.7979">
            <text:p>355.7979</text:p>
          </table:table-cell>
          <table:table-cell office:value-type="string">
            <text:p>5/18/2015</text:p>
          </table:table-cell>
          <table:table-cell table:number-columns-repeated="2" office:value-type="float" office:value="359.3918">
            <text:p>359.39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2706">
            <text:p>360.2706</text:p>
          </table:table-cell>
          <table:table-cell office:value-type="float" office:value="356.6679">
            <text:p>356.6679</text:p>
          </table:table-cell>
          <table:table-cell office:value-type="float" office:value="360.2706">
            <text:p>360.2706</text:p>
          </table:table-cell>
          <table:table-cell office:value-type="string">
            <text:p>19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6.6679">
            <text:p>356.6679</text:p>
          </table:table-cell>
          <table:table-cell office:value-type="string">
            <text:p>5/19/2015</text:p>
          </table:table-cell>
          <table:table-cell table:number-columns-repeated="2" office:value-type="float" office:value="360.2706">
            <text:p>360.27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233">
            <text:p>362.233</text:p>
          </table:table-cell>
          <table:table-cell office:value-type="float" office:value="358.6107">
            <text:p>358.6107</text:p>
          </table:table-cell>
          <table:table-cell office:value-type="float" office:value="362.233">
            <text:p>362.233</text:p>
          </table:table-cell>
          <table:table-cell office:value-type="string">
            <text:p>20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6107">
            <text:p>358.6107</text:p>
          </table:table-cell>
          <table:table-cell office:value-type="string">
            <text:p>5/20/2015</text:p>
          </table:table-cell>
          <table:table-cell table:number-columns-repeated="2" office:value-type="float" office:value="362.233">
            <text:p>362.2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7268">
            <text:p>362.7268</text:p>
          </table:table-cell>
          <table:table-cell office:value-type="float" office:value="359.0995">
            <text:p>359.0995</text:p>
          </table:table-cell>
          <table:table-cell office:value-type="float" office:value="362.7268">
            <text:p>362.7268</text:p>
          </table:table-cell>
          <table:table-cell office:value-type="string">
            <text:p>21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0995">
            <text:p>359.0995</text:p>
          </table:table-cell>
          <table:table-cell office:value-type="string">
            <text:p>5/21/2015</text:p>
          </table:table-cell>
          <table:table-cell table:number-columns-repeated="2" office:value-type="float" office:value="362.7268">
            <text:p>362.72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3.2519">
            <text:p>363.2519</text:p>
          </table:table-cell>
          <table:table-cell office:value-type="float" office:value="359.6194">
            <text:p>359.6194</text:p>
          </table:table-cell>
          <table:table-cell office:value-type="float" office:value="363.2519">
            <text:p>363.2519</text:p>
          </table:table-cell>
          <table:table-cell office:value-type="string">
            <text:p>22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6194">
            <text:p>359.6194</text:p>
          </table:table-cell>
          <table:table-cell office:value-type="string">
            <text:p>5/22/2015</text:p>
          </table:table-cell>
          <table:table-cell table:number-columns-repeated="2" office:value-type="float" office:value="363.2519">
            <text:p>363.25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6921">
            <text:p>361.6921</text:p>
          </table:table-cell>
          <table:table-cell office:value-type="float" office:value="358.0752">
            <text:p>358.0752</text:p>
          </table:table-cell>
          <table:table-cell office:value-type="float" office:value="361.6921">
            <text:p>361.6921</text:p>
          </table:table-cell>
          <table:table-cell office:value-type="string">
            <text:p>25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0752">
            <text:p>358.0752</text:p>
          </table:table-cell>
          <table:table-cell office:value-type="string">
            <text:p>5/25/2015</text:p>
          </table:table-cell>
          <table:table-cell table:number-columns-repeated="2" office:value-type="float" office:value="361.6921">
            <text:p>361.69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1565">
            <text:p>361.1565</text:p>
          </table:table-cell>
          <table:table-cell office:value-type="float" office:value="357.5449">
            <text:p>357.5449</text:p>
          </table:table-cell>
          <table:table-cell office:value-type="float" office:value="361.1565">
            <text:p>361.1565</text:p>
          </table:table-cell>
          <table:table-cell office:value-type="string">
            <text:p>26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5449">
            <text:p>357.5449</text:p>
          </table:table-cell>
          <table:table-cell office:value-type="string">
            <text:p>5/26/2015</text:p>
          </table:table-cell>
          <table:table-cell table:number-columns-repeated="2" office:value-type="float" office:value="361.1565">
            <text:p>361.15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7901">
            <text:p>361.7901</text:p>
          </table:table-cell>
          <table:table-cell office:value-type="float" office:value="358.1722">
            <text:p>358.1722</text:p>
          </table:table-cell>
          <table:table-cell office:value-type="float" office:value="361.7901">
            <text:p>361.7901</text:p>
          </table:table-cell>
          <table:table-cell office:value-type="string">
            <text:p>27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1722">
            <text:p>358.1722</text:p>
          </table:table-cell>
          <table:table-cell office:value-type="string">
            <text:p>5/27/2015</text:p>
          </table:table-cell>
          <table:table-cell table:number-columns-repeated="2" office:value-type="float" office:value="361.7901">
            <text:p>361.79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4368">
            <text:p>361.4368</text:p>
          </table:table-cell>
          <table:table-cell office:value-type="float" office:value="357.8224">
            <text:p>357.8224</text:p>
          </table:table-cell>
          <table:table-cell office:value-type="float" office:value="361.4368">
            <text:p>361.4368</text:p>
          </table:table-cell>
          <table:table-cell office:value-type="string">
            <text:p>28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8224">
            <text:p>357.8224</text:p>
          </table:table-cell>
          <table:table-cell office:value-type="string">
            <text:p>5/28/2015</text:p>
          </table:table-cell>
          <table:table-cell table:number-columns-repeated="2" office:value-type="float" office:value="361.4368">
            <text:p>361.43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8262">
            <text:p>367.8262</text:p>
          </table:table-cell>
          <table:table-cell office:value-type="float" office:value="364.1479">
            <text:p>364.1479</text:p>
          </table:table-cell>
          <table:table-cell office:value-type="float" office:value="367.8262">
            <text:p>367.8262</text:p>
          </table:table-cell>
          <table:table-cell office:value-type="string">
            <text:p>29-May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4.1479">
            <text:p>364.1479</text:p>
          </table:table-cell>
          <table:table-cell office:value-type="string">
            <text:p>5/29/2015</text:p>
          </table:table-cell>
          <table:table-cell table:number-columns-repeated="2" office:value-type="float" office:value="367.8262">
            <text:p>367.82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0169">
            <text:p>367.0169</text:p>
          </table:table-cell>
          <table:table-cell office:value-type="float" office:value="363.3467">
            <text:p>363.3467</text:p>
          </table:table-cell>
          <table:table-cell office:value-type="float" office:value="367.0169">
            <text:p>367.0169</text:p>
          </table:table-cell>
          <table:table-cell office:value-type="string">
            <text:p>1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3467">
            <text:p>363.3467</text:p>
          </table:table-cell>
          <table:table-cell office:value-type="string">
            <text:p>6/1/2015</text:p>
          </table:table-cell>
          <table:table-cell table:number-columns-repeated="2" office:value-type="float" office:value="367.0169">
            <text:p>367.01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9.5162">
            <text:p>359.5162</text:p>
          </table:table-cell>
          <table:table-cell office:value-type="float" office:value="355.921">
            <text:p>355.921</text:p>
          </table:table-cell>
          <table:table-cell office:value-type="float" office:value="359.5162">
            <text:p>359.5162</text:p>
          </table:table-cell>
          <table:table-cell office:value-type="string">
            <text:p>2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5.921">
            <text:p>355.921</text:p>
          </table:table-cell>
          <table:table-cell office:value-type="string">
            <text:p>6/2/2015</text:p>
          </table:table-cell>
          <table:table-cell table:number-columns-repeated="2" office:value-type="float" office:value="359.5162">
            <text:p>359.51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703">
            <text:p>356.703</text:p>
          </table:table-cell>
          <table:table-cell office:value-type="float" office:value="353.136">
            <text:p>353.136</text:p>
          </table:table-cell>
          <table:table-cell office:value-type="float" office:value="356.703">
            <text:p>356.703</text:p>
          </table:table-cell>
          <table:table-cell office:value-type="string">
            <text:p>3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136">
            <text:p>353.136</text:p>
          </table:table-cell>
          <table:table-cell office:value-type="string">
            <text:p>6/3/2015</text:p>
          </table:table-cell>
          <table:table-cell table:number-columns-repeated="2" office:value-type="float" office:value="356.703">
            <text:p>356.7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7.3858">
            <text:p>357.3858</text:p>
          </table:table-cell>
          <table:table-cell office:value-type="float" office:value="353.8119">
            <text:p>353.8119</text:p>
          </table:table-cell>
          <table:table-cell office:value-type="float" office:value="357.3858">
            <text:p>357.3858</text:p>
          </table:table-cell>
          <table:table-cell office:value-type="string">
            <text:p>4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8119">
            <text:p>353.8119</text:p>
          </table:table-cell>
          <table:table-cell office:value-type="string">
            <text:p>6/4/2015</text:p>
          </table:table-cell>
          <table:table-cell table:number-columns-repeated="2" office:value-type="float" office:value="357.3858">
            <text:p>357.38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5.9403">
            <text:p>355.9403</text:p>
          </table:table-cell>
          <table:table-cell office:value-type="float" office:value="352.3809">
            <text:p>352.3809</text:p>
          </table:table-cell>
          <table:table-cell office:value-type="float" office:value="355.9403">
            <text:p>355.9403</text:p>
          </table:table-cell>
          <table:table-cell office:value-type="string">
            <text:p>5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2.3809">
            <text:p>352.3809</text:p>
          </table:table-cell>
          <table:table-cell office:value-type="string">
            <text:p>6/5/2015</text:p>
          </table:table-cell>
          <table:table-cell table:number-columns-repeated="2" office:value-type="float" office:value="355.9403">
            <text:p>355.94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4811">
            <text:p>353.4811</text:p>
          </table:table-cell>
          <table:table-cell office:value-type="float" office:value="349.9463">
            <text:p>349.9463</text:p>
          </table:table-cell>
          <table:table-cell office:value-type="float" office:value="353.4811">
            <text:p>353.4811</text:p>
          </table:table-cell>
          <table:table-cell office:value-type="string">
            <text:p>8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9463">
            <text:p>349.9463</text:p>
          </table:table-cell>
          <table:table-cell office:value-type="string">
            <text:p>6/8/2015</text:p>
          </table:table-cell>
          <table:table-cell table:number-columns-repeated="2" office:value-type="float" office:value="353.4811">
            <text:p>353.48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7407">
            <text:p>351.7407</text:p>
          </table:table-cell>
          <table:table-cell office:value-type="float" office:value="348.2233">
            <text:p>348.2233</text:p>
          </table:table-cell>
          <table:table-cell office:value-type="float" office:value="351.7407">
            <text:p>351.7407</text:p>
          </table:table-cell>
          <table:table-cell office:value-type="string">
            <text:p>9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2233">
            <text:p>348.2233</text:p>
          </table:table-cell>
          <table:table-cell office:value-type="string">
            <text:p>6/9/2015</text:p>
          </table:table-cell>
          <table:table-cell table:number-columns-repeated="2" office:value-type="float" office:value="351.7407">
            <text:p>351.74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5.6225">
            <text:p>355.6225</text:p>
          </table:table-cell>
          <table:table-cell office:value-type="float" office:value="352.0663">
            <text:p>352.0663</text:p>
          </table:table-cell>
          <table:table-cell office:value-type="float" office:value="355.6225">
            <text:p>355.6225</text:p>
          </table:table-cell>
          <table:table-cell office:value-type="string">
            <text:p>10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2.0663">
            <text:p>352.0663</text:p>
          </table:table-cell>
          <table:table-cell office:value-type="string">
            <text:p>6/10/2015</text:p>
          </table:table-cell>
          <table:table-cell table:number-columns-repeated="2" office:value-type="float" office:value="355.6225">
            <text:p>355.62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9.4645">
            <text:p>349.4645</text:p>
          </table:table-cell>
          <table:table-cell office:value-type="float" office:value="345.9699">
            <text:p>345.9699</text:p>
          </table:table-cell>
          <table:table-cell office:value-type="float" office:value="349.4645">
            <text:p>349.4645</text:p>
          </table:table-cell>
          <table:table-cell office:value-type="string">
            <text:p>11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5.9699">
            <text:p>345.9699</text:p>
          </table:table-cell>
          <table:table-cell office:value-type="string">
            <text:p>6/11/2015</text:p>
          </table:table-cell>
          <table:table-cell table:number-columns-repeated="2" office:value-type="float" office:value="349.4645">
            <text:p>349.46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2439">
            <text:p>350.2439</text:p>
          </table:table-cell>
          <table:table-cell office:value-type="float" office:value="346.7415">
            <text:p>346.7415</text:p>
          </table:table-cell>
          <table:table-cell office:value-type="float" office:value="350.2439">
            <text:p>350.2439</text:p>
          </table:table-cell>
          <table:table-cell office:value-type="string">
            <text:p>12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7415">
            <text:p>346.7415</text:p>
          </table:table-cell>
          <table:table-cell office:value-type="string">
            <text:p>6/12/2015</text:p>
          </table:table-cell>
          <table:table-cell table:number-columns-repeated="2" office:value-type="float" office:value="350.2439">
            <text:p>350.24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2376">
            <text:p>350.2376</text:p>
          </table:table-cell>
          <table:table-cell office:value-type="float" office:value="346.7352">
            <text:p>346.7352</text:p>
          </table:table-cell>
          <table:table-cell office:value-type="float" office:value="350.2376">
            <text:p>350.2376</text:p>
          </table:table-cell>
          <table:table-cell office:value-type="string">
            <text:p>15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7352">
            <text:p>346.7352</text:p>
          </table:table-cell>
          <table:table-cell office:value-type="string">
            <text:p>6/15/2015</text:p>
          </table:table-cell>
          <table:table-cell table:number-columns-repeated="2" office:value-type="float" office:value="350.2376">
            <text:p>350.23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7869">
            <text:p>351.7869</text:p>
          </table:table-cell>
          <table:table-cell office:value-type="float" office:value="348.269">
            <text:p>348.269</text:p>
          </table:table-cell>
          <table:table-cell office:value-type="float" office:value="351.7869">
            <text:p>351.7869</text:p>
          </table:table-cell>
          <table:table-cell office:value-type="string">
            <text:p>16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269">
            <text:p>348.269</text:p>
          </table:table-cell>
          <table:table-cell office:value-type="string">
            <text:p>6/16/2015</text:p>
          </table:table-cell>
          <table:table-cell table:number-columns-repeated="2" office:value-type="float" office:value="351.7869">
            <text:p>351.78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4362">
            <text:p>353.4362</text:p>
          </table:table-cell>
          <table:table-cell office:value-type="float" office:value="349.9018">
            <text:p>349.9018</text:p>
          </table:table-cell>
          <table:table-cell office:value-type="float" office:value="353.4362">
            <text:p>353.4362</text:p>
          </table:table-cell>
          <table:table-cell office:value-type="string">
            <text:p>17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9018">
            <text:p>349.9018</text:p>
          </table:table-cell>
          <table:table-cell office:value-type="string">
            <text:p>6/17/2015</text:p>
          </table:table-cell>
          <table:table-cell table:number-columns-repeated="2" office:value-type="float" office:value="353.4362">
            <text:p>353.43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1941">
            <text:p>356.1941</text:p>
          </table:table-cell>
          <table:table-cell office:value-type="float" office:value="352.6322">
            <text:p>352.6322</text:p>
          </table:table-cell>
          <table:table-cell office:value-type="float" office:value="356.1941">
            <text:p>356.1941</text:p>
          </table:table-cell>
          <table:table-cell office:value-type="string">
            <text:p>18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2.6322">
            <text:p>352.6322</text:p>
          </table:table-cell>
          <table:table-cell office:value-type="string">
            <text:p>6/18/2015</text:p>
          </table:table-cell>
          <table:table-cell table:number-columns-repeated="2" office:value-type="float" office:value="356.1941">
            <text:p>356.19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8.5">
            <text:p>358.5</text:p>
          </table:table-cell>
          <table:table-cell office:value-type="float" office:value="354.915">
            <text:p>354.915</text:p>
          </table:table-cell>
          <table:table-cell office:value-type="float" office:value="358.5">
            <text:p>358.5</text:p>
          </table:table-cell>
          <table:table-cell office:value-type="string">
            <text:p>19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4.915">
            <text:p>354.915</text:p>
          </table:table-cell>
          <table:table-cell office:value-type="string">
            <text:p>6/19/2015</text:p>
          </table:table-cell>
          <table:table-cell table:number-columns-repeated="2" office:value-type="float" office:value="358.5">
            <text:p>358.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4711">
            <text:p>362.4711</text:p>
          </table:table-cell>
          <table:table-cell office:value-type="float" office:value="358.8464">
            <text:p>358.8464</text:p>
          </table:table-cell>
          <table:table-cell office:value-type="float" office:value="362.4711">
            <text:p>362.4711</text:p>
          </table:table-cell>
          <table:table-cell office:value-type="string">
            <text:p>22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8464">
            <text:p>358.8464</text:p>
          </table:table-cell>
          <table:table-cell office:value-type="string">
            <text:p>6/22/2015</text:p>
          </table:table-cell>
          <table:table-cell table:number-columns-repeated="2" office:value-type="float" office:value="362.4711">
            <text:p>362.47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3.3649">
            <text:p>363.3649</text:p>
          </table:table-cell>
          <table:table-cell office:value-type="float" office:value="359.7313">
            <text:p>359.7313</text:p>
          </table:table-cell>
          <table:table-cell office:value-type="float" office:value="363.3649">
            <text:p>363.3649</text:p>
          </table:table-cell>
          <table:table-cell office:value-type="string">
            <text:p>23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7313">
            <text:p>359.7313</text:p>
          </table:table-cell>
          <table:table-cell office:value-type="string">
            <text:p>6/23/2015</text:p>
          </table:table-cell>
          <table:table-cell table:number-columns-repeated="2" office:value-type="float" office:value="363.3649">
            <text:p>363.36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6391">
            <text:p>362.6391</text:p>
          </table:table-cell>
          <table:table-cell office:value-type="float" office:value="359.0127">
            <text:p>359.0127</text:p>
          </table:table-cell>
          <table:table-cell office:value-type="float" office:value="362.6391">
            <text:p>362.6391</text:p>
          </table:table-cell>
          <table:table-cell office:value-type="string">
            <text:p>24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0127">
            <text:p>359.0127</text:p>
          </table:table-cell>
          <table:table-cell office:value-type="string">
            <text:p>6/24/2015</text:p>
          </table:table-cell>
          <table:table-cell table:number-columns-repeated="2" office:value-type="float" office:value="362.6391">
            <text:p>362.63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3.7482">
            <text:p>363.7482</text:p>
          </table:table-cell>
          <table:table-cell office:value-type="float" office:value="360.1107">
            <text:p>360.1107</text:p>
          </table:table-cell>
          <table:table-cell office:value-type="float" office:value="363.7482">
            <text:p>363.7482</text:p>
          </table:table-cell>
          <table:table-cell office:value-type="string">
            <text:p>25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1107">
            <text:p>360.1107</text:p>
          </table:table-cell>
          <table:table-cell office:value-type="string">
            <text:p>6/25/2015</text:p>
          </table:table-cell>
          <table:table-cell table:number-columns-repeated="2" office:value-type="float" office:value="363.7482">
            <text:p>363.74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3.9659">
            <text:p>363.9659</text:p>
          </table:table-cell>
          <table:table-cell office:value-type="float" office:value="360.3262">
            <text:p>360.3262</text:p>
          </table:table-cell>
          <table:table-cell office:value-type="float" office:value="363.9659">
            <text:p>363.9659</text:p>
          </table:table-cell>
          <table:table-cell office:value-type="string">
            <text:p>26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3262">
            <text:p>360.3262</text:p>
          </table:table-cell>
          <table:table-cell office:value-type="string">
            <text:p>6/26/2015</text:p>
          </table:table-cell>
          <table:table-cell table:number-columns-repeated="2" office:value-type="float" office:value="363.9659">
            <text:p>363.96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1248">
            <text:p>361.1248</text:p>
          </table:table-cell>
          <table:table-cell office:value-type="float" office:value="357.5136">
            <text:p>357.5136</text:p>
          </table:table-cell>
          <table:table-cell office:value-type="float" office:value="361.1248">
            <text:p>361.1248</text:p>
          </table:table-cell>
          <table:table-cell office:value-type="string">
            <text:p>29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5136">
            <text:p>357.5136</text:p>
          </table:table-cell>
          <table:table-cell office:value-type="string">
            <text:p>6/29/2015</text:p>
          </table:table-cell>
          <table:table-cell table:number-columns-repeated="2" office:value-type="float" office:value="361.1248">
            <text:p>361.12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837">
            <text:p>362.837</text:p>
          </table:table-cell>
          <table:table-cell office:value-type="float" office:value="359.2086">
            <text:p>359.2086</text:p>
          </table:table-cell>
          <table:table-cell office:value-type="float" office:value="362.837">
            <text:p>362.837</text:p>
          </table:table-cell>
          <table:table-cell office:value-type="string">
            <text:p>30-Jun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2086">
            <text:p>359.2086</text:p>
          </table:table-cell>
          <table:table-cell office:value-type="string">
            <text:p>6/30/2015</text:p>
          </table:table-cell>
          <table:table-cell table:number-columns-repeated="2" office:value-type="float" office:value="362.837">
            <text:p>362.8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6.8531">
            <text:p>366.8531</text:p>
          </table:table-cell>
          <table:table-cell office:value-type="float" office:value="363.1846">
            <text:p>363.1846</text:p>
          </table:table-cell>
          <table:table-cell office:value-type="float" office:value="366.8531">
            <text:p>366.8531</text:p>
          </table:table-cell>
          <table:table-cell office:value-type="string">
            <text:p>1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1846">
            <text:p>363.1846</text:p>
          </table:table-cell>
          <table:table-cell office:value-type="string">
            <text:p>7/1/2015</text:p>
          </table:table-cell>
          <table:table-cell table:number-columns-repeated="2" office:value-type="float" office:value="366.8531">
            <text:p>366.85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3641">
            <text:p>367.3641</text:p>
          </table:table-cell>
          <table:table-cell office:value-type="float" office:value="363.6905">
            <text:p>363.6905</text:p>
          </table:table-cell>
          <table:table-cell office:value-type="float" office:value="367.3641">
            <text:p>367.3641</text:p>
          </table:table-cell>
          <table:table-cell office:value-type="string">
            <text:p>2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6905">
            <text:p>363.6905</text:p>
          </table:table-cell>
          <table:table-cell office:value-type="string">
            <text:p>7/2/2015</text:p>
          </table:table-cell>
          <table:table-cell table:number-columns-repeated="2" office:value-type="float" office:value="367.3641">
            <text:p>367.36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8.4051">
            <text:p>368.4051</text:p>
          </table:table-cell>
          <table:table-cell office:value-type="float" office:value="364.721">
            <text:p>364.721</text:p>
          </table:table-cell>
          <table:table-cell office:value-type="float" office:value="368.4051">
            <text:p>368.4051</text:p>
          </table:table-cell>
          <table:table-cell office:value-type="string">
            <text:p>3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4.721">
            <text:p>364.721</text:p>
          </table:table-cell>
          <table:table-cell office:value-type="string">
            <text:p>7/3/2015</text:p>
          </table:table-cell>
          <table:table-cell table:number-columns-repeated="2" office:value-type="float" office:value="368.4051">
            <text:p>368.40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0.4638">
            <text:p>370.4638</text:p>
          </table:table-cell>
          <table:table-cell office:value-type="float" office:value="366.7592">
            <text:p>366.7592</text:p>
          </table:table-cell>
          <table:table-cell office:value-type="float" office:value="370.4638">
            <text:p>370.4638</text:p>
          </table:table-cell>
          <table:table-cell office:value-type="string">
            <text:p>6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6.7592">
            <text:p>366.7592</text:p>
          </table:table-cell>
          <table:table-cell office:value-type="string">
            <text:p>7/6/2015</text:p>
          </table:table-cell>
          <table:table-cell table:number-columns-repeated="2" office:value-type="float" office:value="370.4638">
            <text:p>370.46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0.1405">
            <text:p>370.1405</text:p>
          </table:table-cell>
          <table:table-cell office:value-type="float" office:value="366.4391">
            <text:p>366.4391</text:p>
          </table:table-cell>
          <table:table-cell office:value-type="float" office:value="370.1405">
            <text:p>370.1405</text:p>
          </table:table-cell>
          <table:table-cell office:value-type="string">
            <text:p>7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6.4391">
            <text:p>366.4391</text:p>
          </table:table-cell>
          <table:table-cell office:value-type="string">
            <text:p>7/7/2015</text:p>
          </table:table-cell>
          <table:table-cell table:number-columns-repeated="2" office:value-type="float" office:value="370.1405">
            <text:p>370.14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5.2884">
            <text:p>365.2884</text:p>
          </table:table-cell>
          <table:table-cell office:value-type="float" office:value="361.6355">
            <text:p>361.6355</text:p>
          </table:table-cell>
          <table:table-cell office:value-type="float" office:value="365.2884">
            <text:p>365.2884</text:p>
          </table:table-cell>
          <table:table-cell office:value-type="string">
            <text:p>8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6355">
            <text:p>361.6355</text:p>
          </table:table-cell>
          <table:table-cell office:value-type="string">
            <text:p>7/8/2015</text:p>
          </table:table-cell>
          <table:table-cell table:number-columns-repeated="2" office:value-type="float" office:value="365.2884">
            <text:p>365.28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3.7805">
            <text:p>363.7805</text:p>
          </table:table-cell>
          <table:table-cell office:value-type="float" office:value="360.1427">
            <text:p>360.1427</text:p>
          </table:table-cell>
          <table:table-cell office:value-type="float" office:value="363.7805">
            <text:p>363.7805</text:p>
          </table:table-cell>
          <table:table-cell office:value-type="string">
            <text:p>9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1427">
            <text:p>360.1427</text:p>
          </table:table-cell>
          <table:table-cell office:value-type="string">
            <text:p>7/9/2015</text:p>
          </table:table-cell>
          <table:table-cell table:number-columns-repeated="2" office:value-type="float" office:value="363.7805">
            <text:p>363.78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5.4066">
            <text:p>365.4066</text:p>
          </table:table-cell>
          <table:table-cell office:value-type="float" office:value="361.7525">
            <text:p>361.7525</text:p>
          </table:table-cell>
          <table:table-cell office:value-type="float" office:value="365.4066">
            <text:p>365.4066</text:p>
          </table:table-cell>
          <table:table-cell office:value-type="string">
            <text:p>10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7525">
            <text:p>361.7525</text:p>
          </table:table-cell>
          <table:table-cell office:value-type="string">
            <text:p>7/10/2015</text:p>
          </table:table-cell>
          <table:table-cell table:number-columns-repeated="2" office:value-type="float" office:value="365.4066">
            <text:p>365.406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9.0186">
            <text:p>369.0186</text:p>
          </table:table-cell>
          <table:table-cell office:value-type="float" office:value="365.3284">
            <text:p>365.3284</text:p>
          </table:table-cell>
          <table:table-cell office:value-type="float" office:value="369.0186">
            <text:p>369.0186</text:p>
          </table:table-cell>
          <table:table-cell office:value-type="string">
            <text:p>13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5.3284">
            <text:p>365.3284</text:p>
          </table:table-cell>
          <table:table-cell office:value-type="string">
            <text:p>7/13/2015</text:p>
          </table:table-cell>
          <table:table-cell table:number-columns-repeated="2" office:value-type="float" office:value="369.0186">
            <text:p>369.018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9.0125">
            <text:p>369.0125</text:p>
          </table:table-cell>
          <table:table-cell office:value-type="float" office:value="365.3224">
            <text:p>365.3224</text:p>
          </table:table-cell>
          <table:table-cell office:value-type="float" office:value="369.0125">
            <text:p>369.0125</text:p>
          </table:table-cell>
          <table:table-cell office:value-type="string">
            <text:p>14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5.3224">
            <text:p>365.3224</text:p>
          </table:table-cell>
          <table:table-cell office:value-type="string">
            <text:p>7/14/2015</text:p>
          </table:table-cell>
          <table:table-cell table:number-columns-repeated="2" office:value-type="float" office:value="369.0125">
            <text:p>369.01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1.4448">
            <text:p>371.4448</text:p>
          </table:table-cell>
          <table:table-cell office:value-type="float" office:value="367.7304">
            <text:p>367.7304</text:p>
          </table:table-cell>
          <table:table-cell office:value-type="float" office:value="371.4448">
            <text:p>371.4448</text:p>
          </table:table-cell>
          <table:table-cell office:value-type="string">
            <text:p>15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7.7304">
            <text:p>367.7304</text:p>
          </table:table-cell>
          <table:table-cell office:value-type="string">
            <text:p>7/15/2015</text:p>
          </table:table-cell>
          <table:table-cell table:number-columns-repeated="2" office:value-type="float" office:value="371.4448">
            <text:p>371.44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7204">
            <text:p>374.7204</text:p>
          </table:table-cell>
          <table:table-cell office:value-type="float" office:value="370.9732">
            <text:p>370.9732</text:p>
          </table:table-cell>
          <table:table-cell office:value-type="float" office:value="374.7204">
            <text:p>374.7204</text:p>
          </table:table-cell>
          <table:table-cell office:value-type="string">
            <text:p>16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9732">
            <text:p>370.9732</text:p>
          </table:table-cell>
          <table:table-cell office:value-type="string">
            <text:p>7/16/2015</text:p>
          </table:table-cell>
          <table:table-cell table:number-columns-repeated="2" office:value-type="float" office:value="374.7204">
            <text:p>374.72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9235">
            <text:p>374.9235</text:p>
          </table:table-cell>
          <table:table-cell office:value-type="float" office:value="371.1743">
            <text:p>371.1743</text:p>
          </table:table-cell>
          <table:table-cell office:value-type="float" office:value="374.9235">
            <text:p>374.9235</text:p>
          </table:table-cell>
          <table:table-cell office:value-type="string">
            <text:p>17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1.1743">
            <text:p>371.1743</text:p>
          </table:table-cell>
          <table:table-cell office:value-type="string">
            <text:p>7/17/2015</text:p>
          </table:table-cell>
          <table:table-cell table:number-columns-repeated="2" office:value-type="float" office:value="374.9235">
            <text:p>374.92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5.8972">
            <text:p>375.8972</text:p>
          </table:table-cell>
          <table:table-cell office:value-type="float" office:value="372.1382">
            <text:p>372.1382</text:p>
          </table:table-cell>
          <table:table-cell office:value-type="float" office:value="375.8972">
            <text:p>375.8972</text:p>
          </table:table-cell>
          <table:table-cell office:value-type="string">
            <text:p>20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2.1382">
            <text:p>372.1382</text:p>
          </table:table-cell>
          <table:table-cell office:value-type="string">
            <text:p>7/20/2015</text:p>
          </table:table-cell>
          <table:table-cell table:number-columns-repeated="2" office:value-type="float" office:value="375.8972">
            <text:p>375.89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3.6174">
            <text:p>373.6174</text:p>
          </table:table-cell>
          <table:table-cell office:value-type="float" office:value="369.8812">
            <text:p>369.8812</text:p>
          </table:table-cell>
          <table:table-cell office:value-type="float" office:value="373.6174">
            <text:p>373.6174</text:p>
          </table:table-cell>
          <table:table-cell office:value-type="string">
            <text:p>21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9.8812">
            <text:p>369.8812</text:p>
          </table:table-cell>
          <table:table-cell office:value-type="string">
            <text:p>7/21/2015</text:p>
          </table:table-cell>
          <table:table-cell table:number-columns-repeated="2" office:value-type="float" office:value="373.6174">
            <text:p>373.61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8.0695">
            <text:p>378.0695</text:p>
          </table:table-cell>
          <table:table-cell office:value-type="float" office:value="374.2888">
            <text:p>374.2888</text:p>
          </table:table-cell>
          <table:table-cell office:value-type="float" office:value="378.0695">
            <text:p>378.0695</text:p>
          </table:table-cell>
          <table:table-cell office:value-type="string">
            <text:p>22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4.2888">
            <text:p>374.2888</text:p>
          </table:table-cell>
          <table:table-cell office:value-type="string">
            <text:p>7/22/2015</text:p>
          </table:table-cell>
          <table:table-cell table:number-columns-repeated="2" office:value-type="float" office:value="378.0695">
            <text:p>378.06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7.043">
            <text:p>377.043</text:p>
          </table:table-cell>
          <table:table-cell office:value-type="float" office:value="373.2726">
            <text:p>373.2726</text:p>
          </table:table-cell>
          <table:table-cell office:value-type="float" office:value="377.043">
            <text:p>377.043</text:p>
          </table:table-cell>
          <table:table-cell office:value-type="string">
            <text:p>23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3.2726">
            <text:p>373.2726</text:p>
          </table:table-cell>
          <table:table-cell office:value-type="string">
            <text:p>7/23/2015</text:p>
          </table:table-cell>
          <table:table-cell table:number-columns-repeated="2" office:value-type="float" office:value="377.043">
            <text:p>377.0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4738">
            <text:p>374.4738</text:p>
          </table:table-cell>
          <table:table-cell office:value-type="float" office:value="370.7291">
            <text:p>370.7291</text:p>
          </table:table-cell>
          <table:table-cell office:value-type="float" office:value="374.4738">
            <text:p>374.4738</text:p>
          </table:table-cell>
          <table:table-cell office:value-type="string">
            <text:p>24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7291">
            <text:p>370.7291</text:p>
          </table:table-cell>
          <table:table-cell office:value-type="string">
            <text:p>7/24/2015</text:p>
          </table:table-cell>
          <table:table-cell table:number-columns-repeated="2" office:value-type="float" office:value="374.4738">
            <text:p>374.47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5665">
            <text:p>367.5665</text:p>
          </table:table-cell>
          <table:table-cell office:value-type="float" office:value="363.8908">
            <text:p>363.8908</text:p>
          </table:table-cell>
          <table:table-cell office:value-type="float" office:value="367.5665">
            <text:p>367.5665</text:p>
          </table:table-cell>
          <table:table-cell office:value-type="string">
            <text:p>27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8908">
            <text:p>363.8908</text:p>
          </table:table-cell>
          <table:table-cell office:value-type="string">
            <text:p>7/27/2015</text:p>
          </table:table-cell>
          <table:table-cell table:number-columns-repeated="2" office:value-type="float" office:value="367.5665">
            <text:p>367.56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6.4424">
            <text:p>366.4424</text:p>
          </table:table-cell>
          <table:table-cell office:value-type="float" office:value="362.778">
            <text:p>362.778</text:p>
          </table:table-cell>
          <table:table-cell office:value-type="float" office:value="366.4424">
            <text:p>366.4424</text:p>
          </table:table-cell>
          <table:table-cell office:value-type="string">
            <text:p>28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2.778">
            <text:p>362.778</text:p>
          </table:table-cell>
          <table:table-cell office:value-type="string">
            <text:p>7/28/2015</text:p>
          </table:table-cell>
          <table:table-cell table:number-columns-repeated="2" office:value-type="float" office:value="366.4424">
            <text:p>366.44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9.0464">
            <text:p>369.0464</text:p>
          </table:table-cell>
          <table:table-cell office:value-type="float" office:value="365.3559">
            <text:p>365.3559</text:p>
          </table:table-cell>
          <table:table-cell office:value-type="float" office:value="369.0464">
            <text:p>369.0464</text:p>
          </table:table-cell>
          <table:table-cell office:value-type="string">
            <text:p>29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5.3559">
            <text:p>365.3559</text:p>
          </table:table-cell>
          <table:table-cell office:value-type="string">
            <text:p>7/29/2015</text:p>
          </table:table-cell>
          <table:table-cell table:number-columns-repeated="2" office:value-type="float" office:value="369.0464">
            <text:p>369.04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1.5072">
            <text:p>371.5072</text:p>
          </table:table-cell>
          <table:table-cell office:value-type="float" office:value="367.7921">
            <text:p>367.7921</text:p>
          </table:table-cell>
          <table:table-cell office:value-type="float" office:value="371.5072">
            <text:p>371.5072</text:p>
          </table:table-cell>
          <table:table-cell office:value-type="string">
            <text:p>30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7.7921">
            <text:p>367.7921</text:p>
          </table:table-cell>
          <table:table-cell office:value-type="string">
            <text:p>7/30/2015</text:p>
          </table:table-cell>
          <table:table-cell table:number-columns-repeated="2" office:value-type="float" office:value="371.5072">
            <text:p>371.50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5.5511">
            <text:p>375.5511</text:p>
          </table:table-cell>
          <table:table-cell office:value-type="float" office:value="371.7956">
            <text:p>371.7956</text:p>
          </table:table-cell>
          <table:table-cell office:value-type="float" office:value="375.5511">
            <text:p>375.5511</text:p>
          </table:table-cell>
          <table:table-cell office:value-type="string">
            <text:p>31-Jul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1.7956">
            <text:p>371.7956</text:p>
          </table:table-cell>
          <table:table-cell office:value-type="string">
            <text:p>7/31/2015</text:p>
          </table:table-cell>
          <table:table-cell table:number-columns-repeated="2" office:value-type="float" office:value="375.5511">
            <text:p>375.55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5.7668">
            <text:p>375.7668</text:p>
          </table:table-cell>
          <table:table-cell office:value-type="float" office:value="372.0091">
            <text:p>372.0091</text:p>
          </table:table-cell>
          <table:table-cell office:value-type="float" office:value="375.7668">
            <text:p>375.7668</text:p>
          </table:table-cell>
          <table:table-cell office:value-type="string">
            <text:p>3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2.0091">
            <text:p>372.0091</text:p>
          </table:table-cell>
          <table:table-cell office:value-type="string">
            <text:p>8/3/2015</text:p>
          </table:table-cell>
          <table:table-cell table:number-columns-repeated="2" office:value-type="float" office:value="375.7668">
            <text:p>375.76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5.2982">
            <text:p>375.2982</text:p>
          </table:table-cell>
          <table:table-cell office:value-type="float" office:value="371.5452">
            <text:p>371.5452</text:p>
          </table:table-cell>
          <table:table-cell office:value-type="float" office:value="375.2982">
            <text:p>375.2982</text:p>
          </table:table-cell>
          <table:table-cell office:value-type="string">
            <text:p>4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1.5452">
            <text:p>371.5452</text:p>
          </table:table-cell>
          <table:table-cell office:value-type="string">
            <text:p>8/4/2015</text:p>
          </table:table-cell>
          <table:table-cell table:number-columns-repeated="2" office:value-type="float" office:value="375.2982">
            <text:p>375.29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7.5488">
            <text:p>377.5488</text:p>
          </table:table-cell>
          <table:table-cell office:value-type="float" office:value="373.7733">
            <text:p>373.7733</text:p>
          </table:table-cell>
          <table:table-cell office:value-type="float" office:value="377.5488">
            <text:p>377.5488</text:p>
          </table:table-cell>
          <table:table-cell office:value-type="string">
            <text:p>5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3.7733">
            <text:p>373.7733</text:p>
          </table:table-cell>
          <table:table-cell office:value-type="string">
            <text:p>8/5/2015</text:p>
          </table:table-cell>
          <table:table-cell table:number-columns-repeated="2" office:value-type="float" office:value="377.5488">
            <text:p>377.54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0.8759">
            <text:p>380.8759</text:p>
          </table:table-cell>
          <table:table-cell office:value-type="float" office:value="377.0671">
            <text:p>377.0671</text:p>
          </table:table-cell>
          <table:table-cell office:value-type="float" office:value="380.8759">
            <text:p>380.8759</text:p>
          </table:table-cell>
          <table:table-cell office:value-type="string">
            <text:p>6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7.0671">
            <text:p>377.0671</text:p>
          </table:table-cell>
          <table:table-cell office:value-type="string">
            <text:p>8/6/2015</text:p>
          </table:table-cell>
          <table:table-cell table:number-columns-repeated="2" office:value-type="float" office:value="380.8759">
            <text:p>380.87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0.7609">
            <text:p>380.7609</text:p>
          </table:table-cell>
          <table:table-cell office:value-type="float" office:value="376.9533">
            <text:p>376.9533</text:p>
          </table:table-cell>
          <table:table-cell office:value-type="float" office:value="380.7609">
            <text:p>380.7609</text:p>
          </table:table-cell>
          <table:table-cell office:value-type="string">
            <text:p>7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9533">
            <text:p>376.9533</text:p>
          </table:table-cell>
          <table:table-cell office:value-type="string">
            <text:p>8/7/2015</text:p>
          </table:table-cell>
          <table:table-cell table:number-columns-repeated="2" office:value-type="float" office:value="380.7609">
            <text:p>380.76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8.9778">
            <text:p>378.9778</text:p>
          </table:table-cell>
          <table:table-cell office:value-type="float" office:value="375.188">
            <text:p>375.188</text:p>
          </table:table-cell>
          <table:table-cell office:value-type="float" office:value="378.9778">
            <text:p>378.9778</text:p>
          </table:table-cell>
          <table:table-cell office:value-type="string">
            <text:p>10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5.188">
            <text:p>375.188</text:p>
          </table:table-cell>
          <table:table-cell office:value-type="string">
            <text:p>8/10/2015</text:p>
          </table:table-cell>
          <table:table-cell table:number-columns-repeated="2" office:value-type="float" office:value="378.9778">
            <text:p>378.977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6.4652">
            <text:p>376.4652</text:p>
          </table:table-cell>
          <table:table-cell office:value-type="float" office:value="372.7005">
            <text:p>372.7005</text:p>
          </table:table-cell>
          <table:table-cell office:value-type="float" office:value="376.4652">
            <text:p>376.4652</text:p>
          </table:table-cell>
          <table:table-cell office:value-type="string">
            <text:p>11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2.7005">
            <text:p>372.7005</text:p>
          </table:table-cell>
          <table:table-cell office:value-type="string">
            <text:p>8/11/2015</text:p>
          </table:table-cell>
          <table:table-cell table:number-columns-repeated="2" office:value-type="float" office:value="376.4652">
            <text:p>376.46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1.7005">
            <text:p>371.7005</text:p>
          </table:table-cell>
          <table:table-cell office:value-type="float" office:value="367.9835">
            <text:p>367.9835</text:p>
          </table:table-cell>
          <table:table-cell office:value-type="float" office:value="371.7005">
            <text:p>371.7005</text:p>
          </table:table-cell>
          <table:table-cell office:value-type="string">
            <text:p>12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7.9835">
            <text:p>367.9835</text:p>
          </table:table-cell>
          <table:table-cell office:value-type="string">
            <text:p>8/12/2015</text:p>
          </table:table-cell>
          <table:table-cell table:number-columns-repeated="2" office:value-type="float" office:value="371.7005">
            <text:p>371.70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2.0624">
            <text:p>372.0624</text:p>
          </table:table-cell>
          <table:table-cell office:value-type="float" office:value="368.3418">
            <text:p>368.3418</text:p>
          </table:table-cell>
          <table:table-cell office:value-type="float" office:value="372.0624">
            <text:p>372.0624</text:p>
          </table:table-cell>
          <table:table-cell office:value-type="string">
            <text:p>13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8.3418">
            <text:p>368.3418</text:p>
          </table:table-cell>
          <table:table-cell office:value-type="string">
            <text:p>8/13/2015</text:p>
          </table:table-cell>
          <table:table-cell table:number-columns-repeated="2" office:value-type="float" office:value="372.0624">
            <text:p>372.06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8.9334">
            <text:p>378.9334</text:p>
          </table:table-cell>
          <table:table-cell office:value-type="float" office:value="375.1441">
            <text:p>375.1441</text:p>
          </table:table-cell>
          <table:table-cell office:value-type="float" office:value="378.9334">
            <text:p>378.9334</text:p>
          </table:table-cell>
          <table:table-cell office:value-type="string">
            <text:p>14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5.1441">
            <text:p>375.1441</text:p>
          </table:table-cell>
          <table:table-cell office:value-type="string">
            <text:p>8/14/2015</text:p>
          </table:table-cell>
          <table:table-cell table:number-columns-repeated="2" office:value-type="float" office:value="378.9334">
            <text:p>378.93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7.6521">
            <text:p>377.6521</text:p>
          </table:table-cell>
          <table:table-cell office:value-type="float" office:value="373.8756">
            <text:p>373.8756</text:p>
          </table:table-cell>
          <table:table-cell office:value-type="float" office:value="377.6521">
            <text:p>377.6521</text:p>
          </table:table-cell>
          <table:table-cell office:value-type="string">
            <text:p>17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3.8756">
            <text:p>373.8756</text:p>
          </table:table-cell>
          <table:table-cell office:value-type="string">
            <text:p>8/17/2015</text:p>
          </table:table-cell>
          <table:table-cell table:number-columns-repeated="2" office:value-type="float" office:value="377.6521">
            <text:p>377.65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8.1647">
            <text:p>378.1647</text:p>
          </table:table-cell>
          <table:table-cell office:value-type="float" office:value="374.3831">
            <text:p>374.3831</text:p>
          </table:table-cell>
          <table:table-cell office:value-type="float" office:value="378.1647">
            <text:p>378.1647</text:p>
          </table:table-cell>
          <table:table-cell office:value-type="string">
            <text:p>18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4.3831">
            <text:p>374.3831</text:p>
          </table:table-cell>
          <table:table-cell office:value-type="string">
            <text:p>8/18/2015</text:p>
          </table:table-cell>
          <table:table-cell table:number-columns-repeated="2" office:value-type="float" office:value="378.1647">
            <text:p>378.16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9.3137">
            <text:p>379.3137</text:p>
          </table:table-cell>
          <table:table-cell office:value-type="float" office:value="375.5206">
            <text:p>375.5206</text:p>
          </table:table-cell>
          <table:table-cell office:value-type="float" office:value="379.3137">
            <text:p>379.3137</text:p>
          </table:table-cell>
          <table:table-cell office:value-type="string">
            <text:p>19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5.5206">
            <text:p>375.5206</text:p>
          </table:table-cell>
          <table:table-cell office:value-type="string">
            <text:p>8/19/2015</text:p>
          </table:table-cell>
          <table:table-cell table:number-columns-repeated="2" office:value-type="float" office:value="379.3137">
            <text:p>379.31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2.2706">
            <text:p>372.2706</text:p>
          </table:table-cell>
          <table:table-cell office:value-type="float" office:value="368.5479">
            <text:p>368.5479</text:p>
          </table:table-cell>
          <table:table-cell office:value-type="float" office:value="372.2706">
            <text:p>372.2706</text:p>
          </table:table-cell>
          <table:table-cell office:value-type="string">
            <text:p>20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8.5479">
            <text:p>368.5479</text:p>
          </table:table-cell>
          <table:table-cell office:value-type="string">
            <text:p>8/20/2015</text:p>
          </table:table-cell>
          <table:table-cell table:number-columns-repeated="2" office:value-type="float" office:value="372.2706">
            <text:p>372.27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8.4044">
            <text:p>368.4044</text:p>
          </table:table-cell>
          <table:table-cell office:value-type="float" office:value="364.7204">
            <text:p>364.7204</text:p>
          </table:table-cell>
          <table:table-cell office:value-type="float" office:value="368.4044">
            <text:p>368.4044</text:p>
          </table:table-cell>
          <table:table-cell office:value-type="string">
            <text:p>21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4.7204">
            <text:p>364.7204</text:p>
          </table:table-cell>
          <table:table-cell office:value-type="string">
            <text:p>8/21/2015</text:p>
          </table:table-cell>
          <table:table-cell table:number-columns-repeated="2" office:value-type="float" office:value="368.4044">
            <text:p>368.40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7.4155">
            <text:p>347.4155</text:p>
          </table:table-cell>
          <table:table-cell office:value-type="float" office:value="343.9413">
            <text:p>343.9413</text:p>
          </table:table-cell>
          <table:table-cell office:value-type="float" office:value="347.4155">
            <text:p>347.4155</text:p>
          </table:table-cell>
          <table:table-cell office:value-type="string">
            <text:p>24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9413">
            <text:p>343.9413</text:p>
          </table:table-cell>
          <table:table-cell office:value-type="string">
            <text:p>8/24/2015</text:p>
          </table:table-cell>
          <table:table-cell table:number-columns-repeated="2" office:value-type="float" office:value="347.4155">
            <text:p>347.41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8757">
            <text:p>350.8757</text:p>
          </table:table-cell>
          <table:table-cell office:value-type="float" office:value="347.3669">
            <text:p>347.3669</text:p>
          </table:table-cell>
          <table:table-cell office:value-type="float" office:value="350.8757">
            <text:p>350.8757</text:p>
          </table:table-cell>
          <table:table-cell office:value-type="string">
            <text:p>25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3669">
            <text:p>347.3669</text:p>
          </table:table-cell>
          <table:table-cell office:value-type="string">
            <text:p>8/25/2015</text:p>
          </table:table-cell>
          <table:table-cell table:number-columns-repeated="2" office:value-type="float" office:value="350.8757">
            <text:p>350.87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7.3014">
            <text:p>347.3014</text:p>
          </table:table-cell>
          <table:table-cell office:value-type="float" office:value="343.8284">
            <text:p>343.8284</text:p>
          </table:table-cell>
          <table:table-cell office:value-type="float" office:value="347.3014">
            <text:p>347.3014</text:p>
          </table:table-cell>
          <table:table-cell office:value-type="string">
            <text:p>26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8284">
            <text:p>343.8284</text:p>
          </table:table-cell>
          <table:table-cell office:value-type="string">
            <text:p>8/26/2015</text:p>
          </table:table-cell>
          <table:table-cell table:number-columns-repeated="2" office:value-type="float" office:value="347.3014">
            <text:p>347.30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3532">
            <text:p>353.3532</text:p>
          </table:table-cell>
          <table:table-cell office:value-type="float" office:value="349.8197">
            <text:p>349.8197</text:p>
          </table:table-cell>
          <table:table-cell office:value-type="float" office:value="353.3532">
            <text:p>353.3532</text:p>
          </table:table-cell>
          <table:table-cell office:value-type="string">
            <text:p>27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8197">
            <text:p>349.8197</text:p>
          </table:table-cell>
          <table:table-cell office:value-type="string">
            <text:p>8/27/2015</text:p>
          </table:table-cell>
          <table:table-cell table:number-columns-repeated="2" office:value-type="float" office:value="353.3532">
            <text:p>353.35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2778">
            <text:p>356.2778</text:p>
          </table:table-cell>
          <table:table-cell office:value-type="float" office:value="352.715">
            <text:p>352.715</text:p>
          </table:table-cell>
          <table:table-cell office:value-type="float" office:value="356.2778">
            <text:p>356.2778</text:p>
          </table:table-cell>
          <table:table-cell office:value-type="string">
            <text:p>28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2.715">
            <text:p>352.715</text:p>
          </table:table-cell>
          <table:table-cell office:value-type="string">
            <text:p>8/28/2015</text:p>
          </table:table-cell>
          <table:table-cell table:number-columns-repeated="2" office:value-type="float" office:value="356.2778">
            <text:p>356.277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5.0875">
            <text:p>355.0875</text:p>
          </table:table-cell>
          <table:table-cell office:value-type="float" office:value="351.5366">
            <text:p>351.5366</text:p>
          </table:table-cell>
          <table:table-cell office:value-type="float" office:value="355.0875">
            <text:p>355.0875</text:p>
          </table:table-cell>
          <table:table-cell office:value-type="string">
            <text:p>31-Aug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1.5366">
            <text:p>351.5366</text:p>
          </table:table-cell>
          <table:table-cell office:value-type="string">
            <text:p>8/31/2015</text:p>
          </table:table-cell>
          <table:table-cell table:number-columns-repeated="2" office:value-type="float" office:value="355.0875">
            <text:p>355.08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7.5712">
            <text:p>347.5712</text:p>
          </table:table-cell>
          <table:table-cell office:value-type="float" office:value="344.0955">
            <text:p>344.0955</text:p>
          </table:table-cell>
          <table:table-cell office:value-type="float" office:value="347.5712">
            <text:p>347.5712</text:p>
          </table:table-cell>
          <table:table-cell office:value-type="string">
            <text:p>1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4.0955">
            <text:p>344.0955</text:p>
          </table:table-cell>
          <table:table-cell office:value-type="string">
            <text:p>9/1/2015</text:p>
          </table:table-cell>
          <table:table-cell table:number-columns-repeated="2" office:value-type="float" office:value="347.5712">
            <text:p>347.57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4.0915">
            <text:p>344.0915</text:p>
          </table:table-cell>
          <table:table-cell office:value-type="float" office:value="340.6506">
            <text:p>340.6506</text:p>
          </table:table-cell>
          <table:table-cell office:value-type="float" office:value="344.0915">
            <text:p>344.0915</text:p>
          </table:table-cell>
          <table:table-cell office:value-type="string">
            <text:p>2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0.6506">
            <text:p>340.6506</text:p>
          </table:table-cell>
          <table:table-cell office:value-type="string">
            <text:p>9/2/2015</text:p>
          </table:table-cell>
          <table:table-cell table:number-columns-repeated="2" office:value-type="float" office:value="344.0915">
            <text:p>344.09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7312">
            <text:p>348.7312</text:p>
          </table:table-cell>
          <table:table-cell office:value-type="float" office:value="345.2439">
            <text:p>345.2439</text:p>
          </table:table-cell>
          <table:table-cell office:value-type="float" office:value="348.7312">
            <text:p>348.7312</text:p>
          </table:table-cell>
          <table:table-cell office:value-type="string">
            <text:p>3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5.2439">
            <text:p>345.2439</text:p>
          </table:table-cell>
          <table:table-cell office:value-type="string">
            <text:p>9/3/2015</text:p>
          </table:table-cell>
          <table:table-cell table:number-columns-repeated="2" office:value-type="float" office:value="348.7312">
            <text:p>348.73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2.7245">
            <text:p>342.7245</text:p>
          </table:table-cell>
          <table:table-cell office:value-type="float" office:value="339.2973">
            <text:p>339.2973</text:p>
          </table:table-cell>
          <table:table-cell office:value-type="float" office:value="342.7245">
            <text:p>342.7245</text:p>
          </table:table-cell>
          <table:table-cell office:value-type="string">
            <text:p>4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9.2973">
            <text:p>339.2973</text:p>
          </table:table-cell>
          <table:table-cell office:value-type="string">
            <text:p>9/4/2015</text:p>
          </table:table-cell>
          <table:table-cell table:number-columns-repeated="2" office:value-type="float" office:value="342.7245">
            <text:p>342.72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0517">
            <text:p>338.0517</text:p>
          </table:table-cell>
          <table:table-cell office:value-type="float" office:value="334.6712">
            <text:p>334.6712</text:p>
          </table:table-cell>
          <table:table-cell office:value-type="float" office:value="338.0517">
            <text:p>338.0517</text:p>
          </table:table-cell>
          <table:table-cell office:value-type="string">
            <text:p>7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4.6712">
            <text:p>334.6712</text:p>
          </table:table-cell>
          <table:table-cell office:value-type="string">
            <text:p>9/7/2015</text:p>
          </table:table-cell>
          <table:table-cell table:number-columns-repeated="2" office:value-type="float" office:value="338.0517">
            <text:p>338.05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3.1834">
            <text:p>343.1834</text:p>
          </table:table-cell>
          <table:table-cell office:value-type="float" office:value="339.7516">
            <text:p>339.7516</text:p>
          </table:table-cell>
          <table:table-cell office:value-type="float" office:value="343.1834">
            <text:p>343.1834</text:p>
          </table:table-cell>
          <table:table-cell office:value-type="string">
            <text:p>8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9.7516">
            <text:p>339.7516</text:p>
          </table:table-cell>
          <table:table-cell office:value-type="string">
            <text:p>9/8/2015</text:p>
          </table:table-cell>
          <table:table-cell table:number-columns-repeated="2" office:value-type="float" office:value="343.1834">
            <text:p>343.18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9.2175">
            <text:p>349.2175</text:p>
          </table:table-cell>
          <table:table-cell office:value-type="float" office:value="345.7253">
            <text:p>345.7253</text:p>
          </table:table-cell>
          <table:table-cell office:value-type="float" office:value="349.2175">
            <text:p>349.2175</text:p>
          </table:table-cell>
          <table:table-cell office:value-type="string">
            <text:p>9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5.7253">
            <text:p>345.7253</text:p>
          </table:table-cell>
          <table:table-cell office:value-type="string">
            <text:p>9/9/2015</text:p>
          </table:table-cell>
          <table:table-cell table:number-columns-repeated="2" office:value-type="float" office:value="349.2175">
            <text:p>349.21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2228">
            <text:p>348.2228</text:p>
          </table:table-cell>
          <table:table-cell office:value-type="float" office:value="344.7406">
            <text:p>344.7406</text:p>
          </table:table-cell>
          <table:table-cell office:value-type="float" office:value="348.2228">
            <text:p>348.2228</text:p>
          </table:table-cell>
          <table:table-cell office:value-type="string">
            <text:p>10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4.7406">
            <text:p>344.7406</text:p>
          </table:table-cell>
          <table:table-cell office:value-type="string">
            <text:p>9/10/2015</text:p>
          </table:table-cell>
          <table:table-cell table:number-columns-repeated="2" office:value-type="float" office:value="348.2228">
            <text:p>348.22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6051">
            <text:p>348.6051</text:p>
          </table:table-cell>
          <table:table-cell office:value-type="float" office:value="345.119">
            <text:p>345.119</text:p>
          </table:table-cell>
          <table:table-cell office:value-type="float" office:value="348.6051">
            <text:p>348.6051</text:p>
          </table:table-cell>
          <table:table-cell office:value-type="string">
            <text:p>11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5.119">
            <text:p>345.119</text:p>
          </table:table-cell>
          <table:table-cell office:value-type="string">
            <text:p>9/11/2015</text:p>
          </table:table-cell>
          <table:table-cell table:number-columns-repeated="2" office:value-type="float" office:value="348.6051">
            <text:p>348.60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2.4213">
            <text:p>352.4213</text:p>
          </table:table-cell>
          <table:table-cell office:value-type="float" office:value="348.8971">
            <text:p>348.8971</text:p>
          </table:table-cell>
          <table:table-cell office:value-type="float" office:value="352.4213">
            <text:p>352.4213</text:p>
          </table:table-cell>
          <table:table-cell office:value-type="string">
            <text:p>14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8971">
            <text:p>348.8971</text:p>
          </table:table-cell>
          <table:table-cell office:value-type="string">
            <text:p>9/14/2015</text:p>
          </table:table-cell>
          <table:table-cell table:number-columns-repeated="2" office:value-type="float" office:value="352.4213">
            <text:p>352.42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9.875">
            <text:p>349.875</text:p>
          </table:table-cell>
          <table:table-cell office:value-type="float" office:value="346.3763">
            <text:p>346.3763</text:p>
          </table:table-cell>
          <table:table-cell office:value-type="float" office:value="349.875">
            <text:p>349.875</text:p>
          </table:table-cell>
          <table:table-cell office:value-type="string">
            <text:p>15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3763">
            <text:p>346.3763</text:p>
          </table:table-cell>
          <table:table-cell office:value-type="string">
            <text:p>9/15/2015</text:p>
          </table:table-cell>
          <table:table-cell table:number-columns-repeated="2" office:value-type="float" office:value="349.875">
            <text:p>349.8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3796">
            <text:p>353.3796</text:p>
          </table:table-cell>
          <table:table-cell office:value-type="float" office:value="349.8458">
            <text:p>349.8458</text:p>
          </table:table-cell>
          <table:table-cell office:value-type="float" office:value="353.3796">
            <text:p>353.3796</text:p>
          </table:table-cell>
          <table:table-cell office:value-type="string">
            <text:p>16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8458">
            <text:p>349.8458</text:p>
          </table:table-cell>
          <table:table-cell office:value-type="string">
            <text:p>9/16/2015</text:p>
          </table:table-cell>
          <table:table-cell table:number-columns-repeated="2" office:value-type="float" office:value="353.3796">
            <text:p>353.37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7.2004">
            <text:p>357.2004</text:p>
          </table:table-cell>
          <table:table-cell office:value-type="float" office:value="353.6284">
            <text:p>353.6284</text:p>
          </table:table-cell>
          <table:table-cell office:value-type="float" office:value="357.2004">
            <text:p>357.2004</text:p>
          </table:table-cell>
          <table:table-cell office:value-type="string">
            <text:p>18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6284">
            <text:p>353.6284</text:p>
          </table:table-cell>
          <table:table-cell office:value-type="string">
            <text:p>9/18/2015</text:p>
          </table:table-cell>
          <table:table-cell table:number-columns-repeated="2" office:value-type="float" office:value="357.2004">
            <text:p>357.20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7.31">
            <text:p>357.31</text:p>
          </table:table-cell>
          <table:table-cell office:value-type="float" office:value="353.7369">
            <text:p>353.7369</text:p>
          </table:table-cell>
          <table:table-cell office:value-type="float" office:value="357.31">
            <text:p>357.31</text:p>
          </table:table-cell>
          <table:table-cell office:value-type="string">
            <text:p>21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7369">
            <text:p>353.7369</text:p>
          </table:table-cell>
          <table:table-cell office:value-type="string">
            <text:p>9/21/2015</text:p>
          </table:table-cell>
          <table:table-cell table:number-columns-repeated="2" office:value-type="float" office:value="357.31">
            <text:p>357.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6185">
            <text:p>350.6185</text:p>
          </table:table-cell>
          <table:table-cell office:value-type="float" office:value="347.1123">
            <text:p>347.1123</text:p>
          </table:table-cell>
          <table:table-cell office:value-type="float" office:value="350.6185">
            <text:p>350.6185</text:p>
          </table:table-cell>
          <table:table-cell office:value-type="string">
            <text:p>22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1123">
            <text:p>347.1123</text:p>
          </table:table-cell>
          <table:table-cell office:value-type="string">
            <text:p>9/22/2015</text:p>
          </table:table-cell>
          <table:table-cell table:number-columns-repeated="2" office:value-type="float" office:value="350.6185">
            <text:p>350.61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9918">
            <text:p>351.9918</text:p>
          </table:table-cell>
          <table:table-cell office:value-type="float" office:value="348.4719">
            <text:p>348.4719</text:p>
          </table:table-cell>
          <table:table-cell office:value-type="float" office:value="351.9918">
            <text:p>351.9918</text:p>
          </table:table-cell>
          <table:table-cell office:value-type="string">
            <text:p>23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4719">
            <text:p>348.4719</text:p>
          </table:table-cell>
          <table:table-cell office:value-type="string">
            <text:p>9/23/2015</text:p>
          </table:table-cell>
          <table:table-cell table:number-columns-repeated="2" office:value-type="float" office:value="351.9918">
            <text:p>351.99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2.4269">
            <text:p>352.4269</text:p>
          </table:table-cell>
          <table:table-cell office:value-type="float" office:value="348.9026">
            <text:p>348.9026</text:p>
          </table:table-cell>
          <table:table-cell office:value-type="float" office:value="352.4269">
            <text:p>352.4269</text:p>
          </table:table-cell>
          <table:table-cell office:value-type="string">
            <text:p>24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9026">
            <text:p>348.9026</text:p>
          </table:table-cell>
          <table:table-cell office:value-type="string">
            <text:p>9/24/2015</text:p>
          </table:table-cell>
          <table:table-cell table:number-columns-repeated="2" office:value-type="float" office:value="352.4269">
            <text:p>352.42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9.5997">
            <text:p>349.5997</text:p>
          </table:table-cell>
          <table:table-cell office:value-type="float" office:value="346.1037">
            <text:p>346.1037</text:p>
          </table:table-cell>
          <table:table-cell office:value-type="float" office:value="349.5997">
            <text:p>349.5997</text:p>
          </table:table-cell>
          <table:table-cell office:value-type="string">
            <text:p>28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1037">
            <text:p>346.1037</text:p>
          </table:table-cell>
          <table:table-cell office:value-type="string">
            <text:p>9/28/2015</text:p>
          </table:table-cell>
          <table:table-cell table:number-columns-repeated="2" office:value-type="float" office:value="349.5997">
            <text:p>349.59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9.8472">
            <text:p>349.8472</text:p>
          </table:table-cell>
          <table:table-cell office:value-type="float" office:value="346.3487">
            <text:p>346.3487</text:p>
          </table:table-cell>
          <table:table-cell office:value-type="float" office:value="349.8472">
            <text:p>349.8472</text:p>
          </table:table-cell>
          <table:table-cell office:value-type="string">
            <text:p>29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3487">
            <text:p>346.3487</text:p>
          </table:table-cell>
          <table:table-cell office:value-type="string">
            <text:p>9/29/2015</text:p>
          </table:table-cell>
          <table:table-cell table:number-columns-repeated="2" office:value-type="float" office:value="349.8472">
            <text:p>349.84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4.5252">
            <text:p>354.5252</text:p>
          </table:table-cell>
          <table:table-cell office:value-type="float" office:value="350.9799">
            <text:p>350.9799</text:p>
          </table:table-cell>
          <table:table-cell office:value-type="float" office:value="354.5252">
            <text:p>354.5252</text:p>
          </table:table-cell>
          <table:table-cell office:value-type="string">
            <text:p>30-Sep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9799">
            <text:p>350.9799</text:p>
          </table:table-cell>
          <table:table-cell office:value-type="string">
            <text:p>9/30/2015</text:p>
          </table:table-cell>
          <table:table-cell table:number-columns-repeated="2" office:value-type="float" office:value="354.5252">
            <text:p>354.52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5.3206">
            <text:p>355.3206</text:p>
          </table:table-cell>
          <table:table-cell office:value-type="float" office:value="351.7674">
            <text:p>351.7674</text:p>
          </table:table-cell>
          <table:table-cell office:value-type="float" office:value="355.3206">
            <text:p>355.3206</text:p>
          </table:table-cell>
          <table:table-cell office:value-type="string">
            <text:p>1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1.7674">
            <text:p>351.7674</text:p>
          </table:table-cell>
          <table:table-cell office:value-type="string">
            <text:p>10/1/2015</text:p>
          </table:table-cell>
          <table:table-cell table:number-columns-repeated="2" office:value-type="float" office:value="355.3206">
            <text:p>355.32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4454">
            <text:p>361.4454</text:p>
          </table:table-cell>
          <table:table-cell office:value-type="float" office:value="357.8309">
            <text:p>357.8309</text:p>
          </table:table-cell>
          <table:table-cell office:value-type="float" office:value="361.4454">
            <text:p>361.4454</text:p>
          </table:table-cell>
          <table:table-cell office:value-type="string">
            <text:p>5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8309">
            <text:p>357.8309</text:p>
          </table:table-cell>
          <table:table-cell office:value-type="string">
            <text:p>10/5/2015</text:p>
          </table:table-cell>
          <table:table-cell table:number-columns-repeated="2" office:value-type="float" office:value="361.4454">
            <text:p>361.44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5263">
            <text:p>362.5263</text:p>
          </table:table-cell>
          <table:table-cell office:value-type="float" office:value="358.901">
            <text:p>358.901</text:p>
          </table:table-cell>
          <table:table-cell office:value-type="float" office:value="362.5263">
            <text:p>362.5263</text:p>
          </table:table-cell>
          <table:table-cell office:value-type="string">
            <text:p>6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901">
            <text:p>358.901</text:p>
          </table:table-cell>
          <table:table-cell office:value-type="string">
            <text:p>10/6/2015</text:p>
          </table:table-cell>
          <table:table-cell table:number-columns-repeated="2" office:value-type="float" office:value="362.5263">
            <text:p>362.52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0087">
            <text:p>362.0087</text:p>
          </table:table-cell>
          <table:table-cell office:value-type="float" office:value="358.3886">
            <text:p>358.3886</text:p>
          </table:table-cell>
          <table:table-cell office:value-type="float" office:value="362.0087">
            <text:p>362.0087</text:p>
          </table:table-cell>
          <table:table-cell office:value-type="string">
            <text:p>7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3886">
            <text:p>358.3886</text:p>
          </table:table-cell>
          <table:table-cell office:value-type="string">
            <text:p>10/7/2015</text:p>
          </table:table-cell>
          <table:table-cell table:number-columns-repeated="2" office:value-type="float" office:value="362.0087">
            <text:p>362.00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6467">
            <text:p>360.6467</text:p>
          </table:table-cell>
          <table:table-cell office:value-type="float" office:value="357.0402">
            <text:p>357.0402</text:p>
          </table:table-cell>
          <table:table-cell office:value-type="float" office:value="360.6467">
            <text:p>360.6467</text:p>
          </table:table-cell>
          <table:table-cell office:value-type="string">
            <text:p>8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0402">
            <text:p>357.0402</text:p>
          </table:table-cell>
          <table:table-cell office:value-type="string">
            <text:p>10/8/2015</text:p>
          </table:table-cell>
          <table:table-cell table:number-columns-repeated="2" office:value-type="float" office:value="360.6467">
            <text:p>360.64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5909">
            <text:p>362.5909</text:p>
          </table:table-cell>
          <table:table-cell office:value-type="float" office:value="358.965">
            <text:p>358.965</text:p>
          </table:table-cell>
          <table:table-cell office:value-type="float" office:value="362.5909">
            <text:p>362.5909</text:p>
          </table:table-cell>
          <table:table-cell office:value-type="string">
            <text:p>9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965">
            <text:p>358.965</text:p>
          </table:table-cell>
          <table:table-cell office:value-type="string">
            <text:p>10/9/2015</text:p>
          </table:table-cell>
          <table:table-cell table:number-columns-repeated="2" office:value-type="float" office:value="362.5909">
            <text:p>362.59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2989">
            <text:p>361.2989</text:p>
          </table:table-cell>
          <table:table-cell office:value-type="float" office:value="357.6859">
            <text:p>357.6859</text:p>
          </table:table-cell>
          <table:table-cell office:value-type="float" office:value="361.2989">
            <text:p>361.2989</text:p>
          </table:table-cell>
          <table:table-cell office:value-type="string">
            <text:p>12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6859">
            <text:p>357.6859</text:p>
          </table:table-cell>
          <table:table-cell office:value-type="string">
            <text:p>10/12/2015</text:p>
          </table:table-cell>
          <table:table-cell table:number-columns-repeated="2" office:value-type="float" office:value="361.2989">
            <text:p>361.29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6933">
            <text:p>360.6933</text:p>
          </table:table-cell>
          <table:table-cell office:value-type="float" office:value="357.0864">
            <text:p>357.0864</text:p>
          </table:table-cell>
          <table:table-cell office:value-type="float" office:value="360.6933">
            <text:p>360.6933</text:p>
          </table:table-cell>
          <table:table-cell office:value-type="string">
            <text:p>13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0864">
            <text:p>357.0864</text:p>
          </table:table-cell>
          <table:table-cell office:value-type="string">
            <text:p>10/13/2015</text:p>
          </table:table-cell>
          <table:table-cell table:number-columns-repeated="2" office:value-type="float" office:value="360.6933">
            <text:p>360.69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9.8204">
            <text:p>359.8204</text:p>
          </table:table-cell>
          <table:table-cell office:value-type="float" office:value="356.2222">
            <text:p>356.2222</text:p>
          </table:table-cell>
          <table:table-cell office:value-type="float" office:value="359.8204">
            <text:p>359.8204</text:p>
          </table:table-cell>
          <table:table-cell office:value-type="string">
            <text:p>14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6.2222">
            <text:p>356.2222</text:p>
          </table:table-cell>
          <table:table-cell office:value-type="string">
            <text:p>10/14/2015</text:p>
          </table:table-cell>
          <table:table-cell table:number-columns-repeated="2" office:value-type="float" office:value="359.8204">
            <text:p>359.82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9362">
            <text:p>362.9362</text:p>
          </table:table-cell>
          <table:table-cell office:value-type="float" office:value="359.3068">
            <text:p>359.3068</text:p>
          </table:table-cell>
          <table:table-cell office:value-type="float" office:value="362.9362">
            <text:p>362.9362</text:p>
          </table:table-cell>
          <table:table-cell office:value-type="string">
            <text:p>15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3068">
            <text:p>359.3068</text:p>
          </table:table-cell>
          <table:table-cell office:value-type="string">
            <text:p>10/15/2015</text:p>
          </table:table-cell>
          <table:table-cell table:number-columns-repeated="2" office:value-type="float" office:value="362.9362">
            <text:p>362.93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5.5847">
            <text:p>365.5847</text:p>
          </table:table-cell>
          <table:table-cell office:value-type="float" office:value="361.9289">
            <text:p>361.9289</text:p>
          </table:table-cell>
          <table:table-cell office:value-type="float" office:value="365.5847">
            <text:p>365.5847</text:p>
          </table:table-cell>
          <table:table-cell office:value-type="string">
            <text:p>16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9289">
            <text:p>361.9289</text:p>
          </table:table-cell>
          <table:table-cell office:value-type="string">
            <text:p>10/16/2015</text:p>
          </table:table-cell>
          <table:table-cell table:number-columns-repeated="2" office:value-type="float" office:value="365.5847">
            <text:p>365.58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0745">
            <text:p>367.0745</text:p>
          </table:table-cell>
          <table:table-cell office:value-type="float" office:value="363.4038">
            <text:p>363.4038</text:p>
          </table:table-cell>
          <table:table-cell office:value-type="float" office:value="367.0745">
            <text:p>367.0745</text:p>
          </table:table-cell>
          <table:table-cell office:value-type="string">
            <text:p>19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4038">
            <text:p>363.4038</text:p>
          </table:table-cell>
          <table:table-cell office:value-type="string">
            <text:p>10/19/2015</text:p>
          </table:table-cell>
          <table:table-cell table:number-columns-repeated="2" office:value-type="float" office:value="367.0745">
            <text:p>367.07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6.8734">
            <text:p>366.8734</text:p>
          </table:table-cell>
          <table:table-cell office:value-type="float" office:value="363.2047">
            <text:p>363.2047</text:p>
          </table:table-cell>
          <table:table-cell office:value-type="float" office:value="366.8734">
            <text:p>366.8734</text:p>
          </table:table-cell>
          <table:table-cell office:value-type="string">
            <text:p>20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2047">
            <text:p>363.2047</text:p>
          </table:table-cell>
          <table:table-cell office:value-type="string">
            <text:p>10/20/2015</text:p>
          </table:table-cell>
          <table:table-cell table:number-columns-repeated="2" office:value-type="float" office:value="366.8734">
            <text:p>366.87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6.7289">
            <text:p>366.7289</text:p>
          </table:table-cell>
          <table:table-cell office:value-type="float" office:value="363.0616">
            <text:p>363.0616</text:p>
          </table:table-cell>
          <table:table-cell office:value-type="float" office:value="366.7289">
            <text:p>366.7289</text:p>
          </table:table-cell>
          <table:table-cell office:value-type="string">
            <text:p>21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0616">
            <text:p>363.0616</text:p>
          </table:table-cell>
          <table:table-cell office:value-type="string">
            <text:p>10/21/2015</text:p>
          </table:table-cell>
          <table:table-cell table:number-columns-repeated="2" office:value-type="float" office:value="366.7289">
            <text:p>366.72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8.5244">
            <text:p>368.5244</text:p>
          </table:table-cell>
          <table:table-cell office:value-type="float" office:value="364.8392">
            <text:p>364.8392</text:p>
          </table:table-cell>
          <table:table-cell office:value-type="float" office:value="368.5244">
            <text:p>368.5244</text:p>
          </table:table-cell>
          <table:table-cell office:value-type="string">
            <text:p>23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4.8392">
            <text:p>364.8392</text:p>
          </table:table-cell>
          <table:table-cell office:value-type="string">
            <text:p>10/23/2015</text:p>
          </table:table-cell>
          <table:table-cell table:number-columns-repeated="2" office:value-type="float" office:value="368.5244">
            <text:p>368.52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6.9809">
            <text:p>366.9809</text:p>
          </table:table-cell>
          <table:table-cell office:value-type="float" office:value="363.3111">
            <text:p>363.3111</text:p>
          </table:table-cell>
          <table:table-cell office:value-type="float" office:value="366.9809">
            <text:p>366.9809</text:p>
          </table:table-cell>
          <table:table-cell office:value-type="string">
            <text:p>26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3111">
            <text:p>363.3111</text:p>
          </table:table-cell>
          <table:table-cell office:value-type="string">
            <text:p>10/26/2015</text:p>
          </table:table-cell>
          <table:table-cell table:number-columns-repeated="2" office:value-type="float" office:value="366.9809">
            <text:p>366.98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6.9112">
            <text:p>366.9112</text:p>
          </table:table-cell>
          <table:table-cell office:value-type="float" office:value="363.2421">
            <text:p>363.2421</text:p>
          </table:table-cell>
          <table:table-cell office:value-type="float" office:value="366.9112">
            <text:p>366.9112</text:p>
          </table:table-cell>
          <table:table-cell office:value-type="string">
            <text:p>27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3.2421">
            <text:p>363.2421</text:p>
          </table:table-cell>
          <table:table-cell office:value-type="string">
            <text:p>10/27/2015</text:p>
          </table:table-cell>
          <table:table-cell table:number-columns-repeated="2" office:value-type="float" office:value="366.9112">
            <text:p>366.91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4.4363">
            <text:p>364.4363</text:p>
          </table:table-cell>
          <table:table-cell office:value-type="float" office:value="360.7919">
            <text:p>360.7919</text:p>
          </table:table-cell>
          <table:table-cell office:value-type="float" office:value="364.4363">
            <text:p>364.4363</text:p>
          </table:table-cell>
          <table:table-cell office:value-type="string">
            <text:p>28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7919">
            <text:p>360.7919</text:p>
          </table:table-cell>
          <table:table-cell office:value-type="string">
            <text:p>10/28/2015</text:p>
          </table:table-cell>
          <table:table-cell table:number-columns-repeated="2" office:value-type="float" office:value="364.4363">
            <text:p>364.43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9429">
            <text:p>362.9429</text:p>
          </table:table-cell>
          <table:table-cell office:value-type="float" office:value="359.3135">
            <text:p>359.3135</text:p>
          </table:table-cell>
          <table:table-cell office:value-type="float" office:value="362.9429">
            <text:p>362.9429</text:p>
          </table:table-cell>
          <table:table-cell office:value-type="string">
            <text:p>29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3135">
            <text:p>359.3135</text:p>
          </table:table-cell>
          <table:table-cell office:value-type="string">
            <text:p>10/29/2015</text:p>
          </table:table-cell>
          <table:table-cell table:number-columns-repeated="2" office:value-type="float" office:value="362.9429">
            <text:p>362.94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7139">
            <text:p>361.7139</text:p>
          </table:table-cell>
          <table:table-cell office:value-type="float" office:value="358.0968">
            <text:p>358.0968</text:p>
          </table:table-cell>
          <table:table-cell office:value-type="float" office:value="361.7139">
            <text:p>361.7139</text:p>
          </table:table-cell>
          <table:table-cell office:value-type="string">
            <text:p>30-Oct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0968">
            <text:p>358.0968</text:p>
          </table:table-cell>
          <table:table-cell office:value-type="string">
            <text:p>10/30/2015</text:p>
          </table:table-cell>
          <table:table-cell table:number-columns-repeated="2" office:value-type="float" office:value="361.7139">
            <text:p>361.71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4984">
            <text:p>361.4984</text:p>
          </table:table-cell>
          <table:table-cell office:value-type="float" office:value="357.8834">
            <text:p>357.8834</text:p>
          </table:table-cell>
          <table:table-cell office:value-type="float" office:value="361.4984">
            <text:p>361.4984</text:p>
          </table:table-cell>
          <table:table-cell office:value-type="string">
            <text:p>2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8834">
            <text:p>357.8834</text:p>
          </table:table-cell>
          <table:table-cell office:value-type="string">
            <text:p>11/2/2015</text:p>
          </table:table-cell>
          <table:table-cell table:number-columns-repeated="2" office:value-type="float" office:value="361.4984">
            <text:p>361.49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4227">
            <text:p>362.4227</text:p>
          </table:table-cell>
          <table:table-cell office:value-type="float" office:value="358.7985">
            <text:p>358.7985</text:p>
          </table:table-cell>
          <table:table-cell office:value-type="float" office:value="362.4227">
            <text:p>362.4227</text:p>
          </table:table-cell>
          <table:table-cell office:value-type="string">
            <text:p>3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7985">
            <text:p>358.7985</text:p>
          </table:table-cell>
          <table:table-cell office:value-type="string">
            <text:p>11/3/2015</text:p>
          </table:table-cell>
          <table:table-cell table:number-columns-repeated="2" office:value-type="float" office:value="362.4227">
            <text:p>362.422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3876">
            <text:p>362.3876</text:p>
          </table:table-cell>
          <table:table-cell office:value-type="float" office:value="358.7637">
            <text:p>358.7637</text:p>
          </table:table-cell>
          <table:table-cell office:value-type="float" office:value="362.3876">
            <text:p>362.3876</text:p>
          </table:table-cell>
          <table:table-cell office:value-type="string">
            <text:p>4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7637">
            <text:p>358.7637</text:p>
          </table:table-cell>
          <table:table-cell office:value-type="string">
            <text:p>11/4/2015</text:p>
          </table:table-cell>
          <table:table-cell table:number-columns-repeated="2" office:value-type="float" office:value="362.3876">
            <text:p>362.38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8.8239">
            <text:p>358.8239</text:p>
          </table:table-cell>
          <table:table-cell office:value-type="float" office:value="355.2357">
            <text:p>355.2357</text:p>
          </table:table-cell>
          <table:table-cell office:value-type="float" office:value="358.8239">
            <text:p>358.8239</text:p>
          </table:table-cell>
          <table:table-cell office:value-type="string">
            <text:p>5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5.2357">
            <text:p>355.2357</text:p>
          </table:table-cell>
          <table:table-cell office:value-type="string">
            <text:p>11/5/2015</text:p>
          </table:table-cell>
          <table:table-cell table:number-columns-repeated="2" office:value-type="float" office:value="358.8239">
            <text:p>358.82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7.3285">
            <text:p>357.3285</text:p>
          </table:table-cell>
          <table:table-cell office:value-type="float" office:value="353.7552">
            <text:p>353.7552</text:p>
          </table:table-cell>
          <table:table-cell office:value-type="float" office:value="357.3285">
            <text:p>357.3285</text:p>
          </table:table-cell>
          <table:table-cell office:value-type="string">
            <text:p>6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7552">
            <text:p>353.7552</text:p>
          </table:table-cell>
          <table:table-cell office:value-type="string">
            <text:p>11/6/2015</text:p>
          </table:table-cell>
          <table:table-cell table:number-columns-repeated="2" office:value-type="float" office:value="357.3285">
            <text:p>357.32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7554">
            <text:p>356.7554</text:p>
          </table:table-cell>
          <table:table-cell office:value-type="float" office:value="353.1878">
            <text:p>353.1878</text:p>
          </table:table-cell>
          <table:table-cell office:value-type="float" office:value="356.7554">
            <text:p>356.7554</text:p>
          </table:table-cell>
          <table:table-cell office:value-type="string">
            <text:p>9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1878">
            <text:p>353.1878</text:p>
          </table:table-cell>
          <table:table-cell office:value-type="string">
            <text:p>11/9/2015</text:p>
          </table:table-cell>
          <table:table-cell table:number-columns-repeated="2" office:value-type="float" office:value="356.7554">
            <text:p>356.75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3156">
            <text:p>351.3156</text:p>
          </table:table-cell>
          <table:table-cell office:value-type="float" office:value="347.8024">
            <text:p>347.8024</text:p>
          </table:table-cell>
          <table:table-cell office:value-type="float" office:value="351.3156">
            <text:p>351.3156</text:p>
          </table:table-cell>
          <table:table-cell office:value-type="string">
            <text:p>10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8024">
            <text:p>347.8024</text:p>
          </table:table-cell>
          <table:table-cell office:value-type="string">
            <text:p>11/10/2015</text:p>
          </table:table-cell>
          <table:table-cell table:number-columns-repeated="2" office:value-type="float" office:value="351.3156">
            <text:p>351.31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8457">
            <text:p>351.8457</text:p>
          </table:table-cell>
          <table:table-cell office:value-type="float" office:value="348.3272">
            <text:p>348.3272</text:p>
          </table:table-cell>
          <table:table-cell office:value-type="float" office:value="351.8457">
            <text:p>351.8457</text:p>
          </table:table-cell>
          <table:table-cell office:value-type="string">
            <text:p>13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3272">
            <text:p>348.3272</text:p>
          </table:table-cell>
          <table:table-cell office:value-type="string">
            <text:p>11/13/2015</text:p>
          </table:table-cell>
          <table:table-cell table:number-columns-repeated="2" office:value-type="float" office:value="351.8457">
            <text:p>351.84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2.6889">
            <text:p>352.6889</text:p>
          </table:table-cell>
          <table:table-cell office:value-type="float" office:value="349.162">
            <text:p>349.162</text:p>
          </table:table-cell>
          <table:table-cell office:value-type="float" office:value="352.6889">
            <text:p>352.6889</text:p>
          </table:table-cell>
          <table:table-cell office:value-type="string">
            <text:p>16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162">
            <text:p>349.162</text:p>
          </table:table-cell>
          <table:table-cell office:value-type="string">
            <text:p>11/16/2015</text:p>
          </table:table-cell>
          <table:table-cell table:number-columns-repeated="2" office:value-type="float" office:value="352.6889">
            <text:p>352.68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2.4374">
            <text:p>352.4374</text:p>
          </table:table-cell>
          <table:table-cell office:value-type="float" office:value="348.913">
            <text:p>348.913</text:p>
          </table:table-cell>
          <table:table-cell office:value-type="float" office:value="352.4374">
            <text:p>352.4374</text:p>
          </table:table-cell>
          <table:table-cell office:value-type="string">
            <text:p>17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913">
            <text:p>348.913</text:p>
          </table:table-cell>
          <table:table-cell office:value-type="string">
            <text:p>11/17/2015</text:p>
          </table:table-cell>
          <table:table-cell table:number-columns-repeated="2" office:value-type="float" office:value="352.4374">
            <text:p>352.43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8738">
            <text:p>348.8738</text:p>
          </table:table-cell>
          <table:table-cell office:value-type="float" office:value="345.3851">
            <text:p>345.3851</text:p>
          </table:table-cell>
          <table:table-cell office:value-type="float" office:value="348.8738">
            <text:p>348.8738</text:p>
          </table:table-cell>
          <table:table-cell office:value-type="string">
            <text:p>18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5.3851">
            <text:p>345.3851</text:p>
          </table:table-cell>
          <table:table-cell office:value-type="string">
            <text:p>11/18/2015</text:p>
          </table:table-cell>
          <table:table-cell table:number-columns-repeated="2" office:value-type="float" office:value="348.8738">
            <text:p>348.87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2.9793">
            <text:p>352.9793</text:p>
          </table:table-cell>
          <table:table-cell office:value-type="float" office:value="349.4495">
            <text:p>349.4495</text:p>
          </table:table-cell>
          <table:table-cell office:value-type="float" office:value="352.9793">
            <text:p>352.9793</text:p>
          </table:table-cell>
          <table:table-cell office:value-type="string">
            <text:p>19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4495">
            <text:p>349.4495</text:p>
          </table:table-cell>
          <table:table-cell office:value-type="string">
            <text:p>11/19/2015</text:p>
          </table:table-cell>
          <table:table-cell table:number-columns-repeated="2" office:value-type="float" office:value="352.9793">
            <text:p>352.97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9801">
            <text:p>353.9801</text:p>
          </table:table-cell>
          <table:table-cell office:value-type="float" office:value="350.4403">
            <text:p>350.4403</text:p>
          </table:table-cell>
          <table:table-cell office:value-type="float" office:value="353.9801">
            <text:p>353.9801</text:p>
          </table:table-cell>
          <table:table-cell office:value-type="string">
            <text:p>20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4403">
            <text:p>350.4403</text:p>
          </table:table-cell>
          <table:table-cell office:value-type="string">
            <text:p>11/20/2015</text:p>
          </table:table-cell>
          <table:table-cell table:number-columns-repeated="2" office:value-type="float" office:value="353.9801">
            <text:p>353.98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4.6275">
            <text:p>354.6275</text:p>
          </table:table-cell>
          <table:table-cell office:value-type="float" office:value="351.0812">
            <text:p>351.0812</text:p>
          </table:table-cell>
          <table:table-cell office:value-type="float" office:value="354.6275">
            <text:p>354.6275</text:p>
          </table:table-cell>
          <table:table-cell office:value-type="string">
            <text:p>23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1.0812">
            <text:p>351.0812</text:p>
          </table:table-cell>
          <table:table-cell office:value-type="string">
            <text:p>11/23/2015</text:p>
          </table:table-cell>
          <table:table-cell table:number-columns-repeated="2" office:value-type="float" office:value="354.6275">
            <text:p>354.62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4431">
            <text:p>353.4431</text:p>
          </table:table-cell>
          <table:table-cell office:value-type="float" office:value="349.9087">
            <text:p>349.9087</text:p>
          </table:table-cell>
          <table:table-cell office:value-type="float" office:value="353.4431">
            <text:p>353.4431</text:p>
          </table:table-cell>
          <table:table-cell office:value-type="string">
            <text:p>24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9087">
            <text:p>349.9087</text:p>
          </table:table-cell>
          <table:table-cell office:value-type="string">
            <text:p>11/24/2015</text:p>
          </table:table-cell>
          <table:table-cell table:number-columns-repeated="2" office:value-type="float" office:value="353.4431">
            <text:p>353.44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4.5024">
            <text:p>354.5024</text:p>
          </table:table-cell>
          <table:table-cell office:value-type="float" office:value="350.9574">
            <text:p>350.9574</text:p>
          </table:table-cell>
          <table:table-cell office:value-type="float" office:value="354.5024">
            <text:p>354.5024</text:p>
          </table:table-cell>
          <table:table-cell office:value-type="string">
            <text:p>26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9574">
            <text:p>350.9574</text:p>
          </table:table-cell>
          <table:table-cell office:value-type="string">
            <text:p>11/26/2015</text:p>
          </table:table-cell>
          <table:table-cell table:number-columns-repeated="2" office:value-type="float" office:value="354.5024">
            <text:p>354.50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8661">
            <text:p>356.8661</text:p>
          </table:table-cell>
          <table:table-cell office:value-type="float" office:value="353.2974">
            <text:p>353.2974</text:p>
          </table:table-cell>
          <table:table-cell office:value-type="float" office:value="356.8661">
            <text:p>356.8661</text:p>
          </table:table-cell>
          <table:table-cell office:value-type="string">
            <text:p>27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2974">
            <text:p>353.2974</text:p>
          </table:table-cell>
          <table:table-cell office:value-type="string">
            <text:p>11/27/2015</text:p>
          </table:table-cell>
          <table:table-cell table:number-columns-repeated="2" office:value-type="float" office:value="356.8661">
            <text:p>356.866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7.1533">
            <text:p>357.1533</text:p>
          </table:table-cell>
          <table:table-cell office:value-type="float" office:value="353.5818">
            <text:p>353.5818</text:p>
          </table:table-cell>
          <table:table-cell office:value-type="float" office:value="357.1533">
            <text:p>357.1533</text:p>
          </table:table-cell>
          <table:table-cell office:value-type="string">
            <text:p>30-Nov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5818">
            <text:p>353.5818</text:p>
          </table:table-cell>
          <table:table-cell office:value-type="string">
            <text:p>11/30/2015</text:p>
          </table:table-cell>
          <table:table-cell table:number-columns-repeated="2" office:value-type="float" office:value="357.1533">
            <text:p>357.15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7.6057">
            <text:p>357.6057</text:p>
          </table:table-cell>
          <table:table-cell office:value-type="float" office:value="354.0296">
            <text:p>354.0296</text:p>
          </table:table-cell>
          <table:table-cell office:value-type="float" office:value="357.6057">
            <text:p>357.6057</text:p>
          </table:table-cell>
          <table:table-cell office:value-type="string">
            <text:p>1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4.0296">
            <text:p>354.0296</text:p>
          </table:table-cell>
          <table:table-cell office:value-type="string">
            <text:p>12/1/2015</text:p>
          </table:table-cell>
          <table:table-cell table:number-columns-repeated="2" office:value-type="float" office:value="357.6057">
            <text:p>357.60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6356">
            <text:p>356.6356</text:p>
          </table:table-cell>
          <table:table-cell office:value-type="float" office:value="353.0692">
            <text:p>353.0692</text:p>
          </table:table-cell>
          <table:table-cell office:value-type="float" office:value="356.6356">
            <text:p>356.6356</text:p>
          </table:table-cell>
          <table:table-cell office:value-type="string">
            <text:p>2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0692">
            <text:p>353.0692</text:p>
          </table:table-cell>
          <table:table-cell office:value-type="string">
            <text:p>12/2/2015</text:p>
          </table:table-cell>
          <table:table-cell table:number-columns-repeated="2" office:value-type="float" office:value="356.6356">
            <text:p>356.63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7229">
            <text:p>353.7229</text:p>
          </table:table-cell>
          <table:table-cell office:value-type="float" office:value="350.1857">
            <text:p>350.1857</text:p>
          </table:table-cell>
          <table:table-cell office:value-type="float" office:value="353.7229">
            <text:p>353.7229</text:p>
          </table:table-cell>
          <table:table-cell office:value-type="string">
            <text:p>3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1857">
            <text:p>350.1857</text:p>
          </table:table-cell>
          <table:table-cell office:value-type="string">
            <text:p>12/3/2015</text:p>
          </table:table-cell>
          <table:table-cell table:number-columns-repeated="2" office:value-type="float" office:value="353.7229">
            <text:p>353.72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3921">
            <text:p>350.3921</text:p>
          </table:table-cell>
          <table:table-cell office:value-type="float" office:value="346.8882">
            <text:p>346.8882</text:p>
          </table:table-cell>
          <table:table-cell office:value-type="float" office:value="350.3921">
            <text:p>350.3921</text:p>
          </table:table-cell>
          <table:table-cell office:value-type="string">
            <text:p>4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8882">
            <text:p>346.8882</text:p>
          </table:table-cell>
          <table:table-cell office:value-type="string">
            <text:p>12/4/2015</text:p>
          </table:table-cell>
          <table:table-cell table:number-columns-repeated="2" office:value-type="float" office:value="350.3921">
            <text:p>350.39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9483">
            <text:p>350.9483</text:p>
          </table:table-cell>
          <table:table-cell office:value-type="float" office:value="347.4388">
            <text:p>347.4388</text:p>
          </table:table-cell>
          <table:table-cell office:value-type="float" office:value="350.9483">
            <text:p>350.9483</text:p>
          </table:table-cell>
          <table:table-cell office:value-type="string">
            <text:p>7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4388">
            <text:p>347.4388</text:p>
          </table:table-cell>
          <table:table-cell office:value-type="string">
            <text:p>12/7/2015</text:p>
          </table:table-cell>
          <table:table-cell table:number-columns-repeated="2" office:value-type="float" office:value="350.9483">
            <text:p>350.94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1396">
            <text:p>348.1396</text:p>
          </table:table-cell>
          <table:table-cell office:value-type="float" office:value="344.6582">
            <text:p>344.6582</text:p>
          </table:table-cell>
          <table:table-cell office:value-type="float" office:value="348.1396">
            <text:p>348.1396</text:p>
          </table:table-cell>
          <table:table-cell office:value-type="string">
            <text:p>8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4.6582">
            <text:p>344.6582</text:p>
          </table:table-cell>
          <table:table-cell office:value-type="string">
            <text:p>12/8/2015</text:p>
          </table:table-cell>
          <table:table-cell table:number-columns-repeated="2" office:value-type="float" office:value="348.1396">
            <text:p>348.13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3.9381">
            <text:p>343.9381</text:p>
          </table:table-cell>
          <table:table-cell office:value-type="float" office:value="340.4987">
            <text:p>340.4987</text:p>
          </table:table-cell>
          <table:table-cell office:value-type="float" office:value="343.9381">
            <text:p>343.9381</text:p>
          </table:table-cell>
          <table:table-cell office:value-type="string">
            <text:p>9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0.4987">
            <text:p>340.4987</text:p>
          </table:table-cell>
          <table:table-cell office:value-type="string">
            <text:p>12/9/2015</text:p>
          </table:table-cell>
          <table:table-cell table:number-columns-repeated="2" office:value-type="float" office:value="343.9381">
            <text:p>343.93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5.5324">
            <text:p>345.5324</text:p>
          </table:table-cell>
          <table:table-cell office:value-type="float" office:value="342.0771">
            <text:p>342.0771</text:p>
          </table:table-cell>
          <table:table-cell office:value-type="float" office:value="345.5324">
            <text:p>345.5324</text:p>
          </table:table-cell>
          <table:table-cell office:value-type="string">
            <text:p>10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2.0771">
            <text:p>342.0771</text:p>
          </table:table-cell>
          <table:table-cell office:value-type="string">
            <text:p>12/10/2015</text:p>
          </table:table-cell>
          <table:table-cell table:number-columns-repeated="2" office:value-type="float" office:value="345.5324">
            <text:p>345.53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1.7303">
            <text:p>341.7303</text:p>
          </table:table-cell>
          <table:table-cell office:value-type="float" office:value="338.313">
            <text:p>338.313</text:p>
          </table:table-cell>
          <table:table-cell office:value-type="float" office:value="341.7303">
            <text:p>341.7303</text:p>
          </table:table-cell>
          <table:table-cell office:value-type="string">
            <text:p>11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8.313">
            <text:p>338.313</text:p>
          </table:table-cell>
          <table:table-cell office:value-type="string">
            <text:p>12/11/2015</text:p>
          </table:table-cell>
          <table:table-cell table:number-columns-repeated="2" office:value-type="float" office:value="341.7303">
            <text:p>341.73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2.5771">
            <text:p>342.5771</text:p>
          </table:table-cell>
          <table:table-cell office:value-type="float" office:value="339.1513">
            <text:p>339.1513</text:p>
          </table:table-cell>
          <table:table-cell office:value-type="float" office:value="342.5771">
            <text:p>342.5771</text:p>
          </table:table-cell>
          <table:table-cell office:value-type="string">
            <text:p>14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9.1513">
            <text:p>339.1513</text:p>
          </table:table-cell>
          <table:table-cell office:value-type="string">
            <text:p>12/14/2015</text:p>
          </table:table-cell>
          <table:table-cell table:number-columns-repeated="2" office:value-type="float" office:value="342.5771">
            <text:p>342.57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4.731">
            <text:p>344.731</text:p>
          </table:table-cell>
          <table:table-cell office:value-type="float" office:value="341.2837">
            <text:p>341.2837</text:p>
          </table:table-cell>
          <table:table-cell office:value-type="float" office:value="344.731">
            <text:p>344.731</text:p>
          </table:table-cell>
          <table:table-cell office:value-type="string">
            <text:p>15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1.2837">
            <text:p>341.2837</text:p>
          </table:table-cell>
          <table:table-cell office:value-type="string">
            <text:p>12/15/2015</text:p>
          </table:table-cell>
          <table:table-cell table:number-columns-repeated="2" office:value-type="float" office:value="344.731">
            <text:p>344.7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7.2125">
            <text:p>347.2125</text:p>
          </table:table-cell>
          <table:table-cell office:value-type="float" office:value="343.7404">
            <text:p>343.7404</text:p>
          </table:table-cell>
          <table:table-cell office:value-type="float" office:value="347.2125">
            <text:p>347.2125</text:p>
          </table:table-cell>
          <table:table-cell office:value-type="string">
            <text:p>16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7404">
            <text:p>343.7404</text:p>
          </table:table-cell>
          <table:table-cell office:value-type="string">
            <text:p>12/16/2015</text:p>
          </table:table-cell>
          <table:table-cell table:number-columns-repeated="2" office:value-type="float" office:value="347.2125">
            <text:p>347.21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3225">
            <text:p>351.3225</text:p>
          </table:table-cell>
          <table:table-cell office:value-type="float" office:value="347.8093">
            <text:p>347.8093</text:p>
          </table:table-cell>
          <table:table-cell office:value-type="float" office:value="351.3225">
            <text:p>351.3225</text:p>
          </table:table-cell>
          <table:table-cell office:value-type="string">
            <text:p>17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8093">
            <text:p>347.8093</text:p>
          </table:table-cell>
          <table:table-cell office:value-type="string">
            <text:p>12/17/2015</text:p>
          </table:table-cell>
          <table:table-cell table:number-columns-repeated="2" office:value-type="float" office:value="351.3225">
            <text:p>351.32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7.87">
            <text:p>347.87</text:p>
          </table:table-cell>
          <table:table-cell office:value-type="float" office:value="344.3913">
            <text:p>344.3913</text:p>
          </table:table-cell>
          <table:table-cell office:value-type="float" office:value="347.87">
            <text:p>347.87</text:p>
          </table:table-cell>
          <table:table-cell office:value-type="string">
            <text:p>18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4.3913">
            <text:p>344.3913</text:p>
          </table:table-cell>
          <table:table-cell office:value-type="string">
            <text:p>12/18/2015</text:p>
          </table:table-cell>
          <table:table-cell table:number-columns-repeated="2" office:value-type="float" office:value="347.87">
            <text:p>347.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0961">
            <text:p>350.0961</text:p>
          </table:table-cell>
          <table:table-cell office:value-type="float" office:value="346.5951">
            <text:p>346.5951</text:p>
          </table:table-cell>
          <table:table-cell office:value-type="float" office:value="350.0961">
            <text:p>350.0961</text:p>
          </table:table-cell>
          <table:table-cell office:value-type="string">
            <text:p>21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5951">
            <text:p>346.5951</text:p>
          </table:table-cell>
          <table:table-cell office:value-type="string">
            <text:p>12/21/2015</text:p>
          </table:table-cell>
          <table:table-cell table:number-columns-repeated="2" office:value-type="float" office:value="350.0961">
            <text:p>350.096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5734">
            <text:p>348.5734</text:p>
          </table:table-cell>
          <table:table-cell office:value-type="float" office:value="345.0877">
            <text:p>345.0877</text:p>
          </table:table-cell>
          <table:table-cell office:value-type="float" office:value="348.5734">
            <text:p>348.5734</text:p>
          </table:table-cell>
          <table:table-cell office:value-type="string">
            <text:p>22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5.0877">
            <text:p>345.0877</text:p>
          </table:table-cell>
          <table:table-cell office:value-type="string">
            <text:p>12/22/2015</text:p>
          </table:table-cell>
          <table:table-cell table:number-columns-repeated="2" office:value-type="float" office:value="348.5734">
            <text:p>348.57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3133">
            <text:p>351.3133</text:p>
          </table:table-cell>
          <table:table-cell office:value-type="float" office:value="347.8002">
            <text:p>347.8002</text:p>
          </table:table-cell>
          <table:table-cell office:value-type="float" office:value="351.3133">
            <text:p>351.3133</text:p>
          </table:table-cell>
          <table:table-cell office:value-type="string">
            <text:p>23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8002">
            <text:p>347.8002</text:p>
          </table:table-cell>
          <table:table-cell office:value-type="string">
            <text:p>12/23/2015</text:p>
          </table:table-cell>
          <table:table-cell table:number-columns-repeated="2" office:value-type="float" office:value="351.3133">
            <text:p>351.31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5117">
            <text:p>351.5117</text:p>
          </table:table-cell>
          <table:table-cell office:value-type="float" office:value="347.9966">
            <text:p>347.9966</text:p>
          </table:table-cell>
          <table:table-cell office:value-type="float" office:value="351.5117">
            <text:p>351.5117</text:p>
          </table:table-cell>
          <table:table-cell office:value-type="string">
            <text:p>24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9966">
            <text:p>347.9966</text:p>
          </table:table-cell>
          <table:table-cell office:value-type="string">
            <text:p>12/24/2015</text:p>
          </table:table-cell>
          <table:table-cell table:number-columns-repeated="2" office:value-type="float" office:value="351.5117">
            <text:p>351.51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788">
            <text:p>353.788</text:p>
          </table:table-cell>
          <table:table-cell office:value-type="float" office:value="350.2501">
            <text:p>350.2501</text:p>
          </table:table-cell>
          <table:table-cell office:value-type="float" office:value="353.788">
            <text:p>353.788</text:p>
          </table:table-cell>
          <table:table-cell office:value-type="string">
            <text:p>28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2501">
            <text:p>350.2501</text:p>
          </table:table-cell>
          <table:table-cell office:value-type="string">
            <text:p>12/28/2015</text:p>
          </table:table-cell>
          <table:table-cell table:number-columns-repeated="2" office:value-type="float" office:value="353.788">
            <text:p>353.7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977">
            <text:p>353.977</text:p>
          </table:table-cell>
          <table:table-cell office:value-type="float" office:value="350.4372">
            <text:p>350.4372</text:p>
          </table:table-cell>
          <table:table-cell office:value-type="float" office:value="353.977">
            <text:p>353.977</text:p>
          </table:table-cell>
          <table:table-cell office:value-type="string">
            <text:p>29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4372">
            <text:p>350.4372</text:p>
          </table:table-cell>
          <table:table-cell office:value-type="string">
            <text:p>12/29/2015</text:p>
          </table:table-cell>
          <table:table-cell table:number-columns-repeated="2" office:value-type="float" office:value="353.977">
            <text:p>353.97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2.9861">
            <text:p>352.9861</text:p>
          </table:table-cell>
          <table:table-cell office:value-type="float" office:value="349.4562">
            <text:p>349.4562</text:p>
          </table:table-cell>
          <table:table-cell office:value-type="float" office:value="352.9861">
            <text:p>352.9861</text:p>
          </table:table-cell>
          <table:table-cell office:value-type="string">
            <text:p>30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4562">
            <text:p>349.4562</text:p>
          </table:table-cell>
          <table:table-cell office:value-type="string">
            <text:p>12/30/2015</text:p>
          </table:table-cell>
          <table:table-cell table:number-columns-repeated="2" office:value-type="float" office:value="352.9861">
            <text:p>352.986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289">
            <text:p>353.289</text:p>
          </table:table-cell>
          <table:table-cell office:value-type="float" office:value="349.7561">
            <text:p>349.7561</text:p>
          </table:table-cell>
          <table:table-cell office:value-type="float" office:value="353.289">
            <text:p>353.289</text:p>
          </table:table-cell>
          <table:table-cell office:value-type="string">
            <text:p>31-Dec-15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7561">
            <text:p>349.7561</text:p>
          </table:table-cell>
          <table:table-cell office:value-type="string">
            <text:p>12/31/2015</text:p>
          </table:table-cell>
          <table:table-cell table:number-columns-repeated="2" office:value-type="float" office:value="353.289">
            <text:p>353.2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4.2967">
            <text:p>354.2967</text:p>
          </table:table-cell>
          <table:table-cell office:value-type="float" office:value="350.7537">
            <text:p>350.7537</text:p>
          </table:table-cell>
          <table:table-cell office:value-type="float" office:value="354.2967">
            <text:p>354.2967</text:p>
          </table:table-cell>
          <table:table-cell office:value-type="string">
            <text:p>1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7537">
            <text:p>350.7537</text:p>
          </table:table-cell>
          <table:table-cell office:value-type="string">
            <text:p>1/1/2016</text:p>
          </table:table-cell>
          <table:table-cell table:number-columns-repeated="2" office:value-type="float" office:value="354.2967">
            <text:p>354.29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7.4673">
            <text:p>347.4673</text:p>
          </table:table-cell>
          <table:table-cell office:value-type="float" office:value="343.9926">
            <text:p>343.9926</text:p>
          </table:table-cell>
          <table:table-cell office:value-type="float" office:value="347.4673">
            <text:p>347.4673</text:p>
          </table:table-cell>
          <table:table-cell office:value-type="string">
            <text:p>4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9926">
            <text:p>343.9926</text:p>
          </table:table-cell>
          <table:table-cell office:value-type="string">
            <text:p>1/4/2016</text:p>
          </table:table-cell>
          <table:table-cell table:number-columns-repeated="2" office:value-type="float" office:value="347.4673">
            <text:p>347.46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8155">
            <text:p>346.8155</text:p>
          </table:table-cell>
          <table:table-cell office:value-type="float" office:value="343.3473">
            <text:p>343.3473</text:p>
          </table:table-cell>
          <table:table-cell office:value-type="float" office:value="346.8155">
            <text:p>346.8155</text:p>
          </table:table-cell>
          <table:table-cell office:value-type="string">
            <text:p>5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3473">
            <text:p>343.3473</text:p>
          </table:table-cell>
          <table:table-cell office:value-type="string">
            <text:p>1/5/2016</text:p>
          </table:table-cell>
          <table:table-cell table:number-columns-repeated="2" office:value-type="float" office:value="346.8155">
            <text:p>346.81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5.5226">
            <text:p>345.5226</text:p>
          </table:table-cell>
          <table:table-cell office:value-type="float" office:value="342.0674">
            <text:p>342.0674</text:p>
          </table:table-cell>
          <table:table-cell office:value-type="float" office:value="345.5226">
            <text:p>345.5226</text:p>
          </table:table-cell>
          <table:table-cell office:value-type="string">
            <text:p>6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2.0674">
            <text:p>342.0674</text:p>
          </table:table-cell>
          <table:table-cell office:value-type="string">
            <text:p>1/6/2016</text:p>
          </table:table-cell>
          <table:table-cell table:number-columns-repeated="2" office:value-type="float" office:value="345.5226">
            <text:p>345.52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8142">
            <text:p>338.8142</text:p>
          </table:table-cell>
          <table:table-cell office:value-type="float" office:value="335.4261">
            <text:p>335.4261</text:p>
          </table:table-cell>
          <table:table-cell office:value-type="float" office:value="338.8142">
            <text:p>338.8142</text:p>
          </table:table-cell>
          <table:table-cell office:value-type="string">
            <text:p>7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5.4261">
            <text:p>335.4261</text:p>
          </table:table-cell>
          <table:table-cell office:value-type="string">
            <text:p>1/7/2016</text:p>
          </table:table-cell>
          <table:table-cell table:number-columns-repeated="2" office:value-type="float" office:value="338.8142">
            <text:p>338.81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0.8217">
            <text:p>340.8217</text:p>
          </table:table-cell>
          <table:table-cell office:value-type="float" office:value="337.4135">
            <text:p>337.4135</text:p>
          </table:table-cell>
          <table:table-cell office:value-type="float" office:value="340.8217">
            <text:p>340.8217</text:p>
          </table:table-cell>
          <table:table-cell office:value-type="string">
            <text:p>8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7.4135">
            <text:p>337.4135</text:p>
          </table:table-cell>
          <table:table-cell office:value-type="string">
            <text:p>1/8/2016</text:p>
          </table:table-cell>
          <table:table-cell table:number-columns-repeated="2" office:value-type="float" office:value="340.8217">
            <text:p>340.82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6822">
            <text:p>338.6822</text:p>
          </table:table-cell>
          <table:table-cell office:value-type="float" office:value="335.2954">
            <text:p>335.2954</text:p>
          </table:table-cell>
          <table:table-cell office:value-type="float" office:value="338.6822">
            <text:p>338.6822</text:p>
          </table:table-cell>
          <table:table-cell office:value-type="string">
            <text:p>11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5.2954">
            <text:p>335.2954</text:p>
          </table:table-cell>
          <table:table-cell office:value-type="string">
            <text:p>1/11/2016</text:p>
          </table:table-cell>
          <table:table-cell table:number-columns-repeated="2" office:value-type="float" office:value="338.6822">
            <text:p>338.68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6.0475">
            <text:p>336.0475</text:p>
          </table:table-cell>
          <table:table-cell office:value-type="float" office:value="332.687">
            <text:p>332.687</text:p>
          </table:table-cell>
          <table:table-cell office:value-type="float" office:value="336.0475">
            <text:p>336.0475</text:p>
          </table:table-cell>
          <table:table-cell office:value-type="string">
            <text:p>12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2.687">
            <text:p>332.687</text:p>
          </table:table-cell>
          <table:table-cell office:value-type="string">
            <text:p>1/12/2016</text:p>
          </table:table-cell>
          <table:table-cell table:number-columns-repeated="2" office:value-type="float" office:value="336.0475">
            <text:p>336.04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9985">
            <text:p>338.9985</text:p>
          </table:table-cell>
          <table:table-cell office:value-type="float" office:value="335.6085">
            <text:p>335.6085</text:p>
          </table:table-cell>
          <table:table-cell office:value-type="float" office:value="338.9985">
            <text:p>338.9985</text:p>
          </table:table-cell>
          <table:table-cell office:value-type="string">
            <text:p>13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5.6085">
            <text:p>335.6085</text:p>
          </table:table-cell>
          <table:table-cell office:value-type="string">
            <text:p>1/13/2016</text:p>
          </table:table-cell>
          <table:table-cell table:number-columns-repeated="2" office:value-type="float" office:value="338.9985">
            <text:p>338.99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6.836">
            <text:p>336.836</text:p>
          </table:table-cell>
          <table:table-cell office:value-type="float" office:value="333.4676">
            <text:p>333.4676</text:p>
          </table:table-cell>
          <table:table-cell office:value-type="float" office:value="336.836">
            <text:p>336.836</text:p>
          </table:table-cell>
          <table:table-cell office:value-type="string">
            <text:p>14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3.4676">
            <text:p>333.4676</text:p>
          </table:table-cell>
          <table:table-cell office:value-type="string">
            <text:p>1/14/2016</text:p>
          </table:table-cell>
          <table:table-cell table:number-columns-repeated="2" office:value-type="float" office:value="336.836">
            <text:p>336.8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4.0818">
            <text:p>334.0818</text:p>
          </table:table-cell>
          <table:table-cell office:value-type="float" office:value="330.741">
            <text:p>330.741</text:p>
          </table:table-cell>
          <table:table-cell office:value-type="float" office:value="334.0818">
            <text:p>334.0818</text:p>
          </table:table-cell>
          <table:table-cell office:value-type="string">
            <text:p>15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0.741">
            <text:p>330.741</text:p>
          </table:table-cell>
          <table:table-cell office:value-type="string">
            <text:p>1/15/2016</text:p>
          </table:table-cell>
          <table:table-cell table:number-columns-repeated="2" office:value-type="float" office:value="334.0818">
            <text:p>334.08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9.309">
            <text:p>329.309</text:p>
          </table:table-cell>
          <table:table-cell office:value-type="float" office:value="326.0159">
            <text:p>326.0159</text:p>
          </table:table-cell>
          <table:table-cell office:value-type="float" office:value="329.309">
            <text:p>329.309</text:p>
          </table:table-cell>
          <table:table-cell office:value-type="string">
            <text:p>18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6.0159">
            <text:p>326.0159</text:p>
          </table:table-cell>
          <table:table-cell office:value-type="string">
            <text:p>1/18/2016</text:p>
          </table:table-cell>
          <table:table-cell table:number-columns-repeated="2" office:value-type="float" office:value="329.309">
            <text:p>329.3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3.2707">
            <text:p>333.2707</text:p>
          </table:table-cell>
          <table:table-cell office:value-type="float" office:value="329.938">
            <text:p>329.938</text:p>
          </table:table-cell>
          <table:table-cell office:value-type="float" office:value="333.2707">
            <text:p>333.2707</text:p>
          </table:table-cell>
          <table:table-cell office:value-type="string">
            <text:p>19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9.938">
            <text:p>329.938</text:p>
          </table:table-cell>
          <table:table-cell office:value-type="string">
            <text:p>1/19/2016</text:p>
          </table:table-cell>
          <table:table-cell table:number-columns-repeated="2" office:value-type="float" office:value="333.2707">
            <text:p>333.27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8.7405">
            <text:p>328.7405</text:p>
          </table:table-cell>
          <table:table-cell office:value-type="float" office:value="325.4531">
            <text:p>325.4531</text:p>
          </table:table-cell>
          <table:table-cell office:value-type="float" office:value="328.7405">
            <text:p>328.7405</text:p>
          </table:table-cell>
          <table:table-cell office:value-type="string">
            <text:p>20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5.4531">
            <text:p>325.4531</text:p>
          </table:table-cell>
          <table:table-cell office:value-type="string">
            <text:p>1/20/2016</text:p>
          </table:table-cell>
          <table:table-cell table:number-columns-repeated="2" office:value-type="float" office:value="328.7405">
            <text:p>328.74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7.6927">
            <text:p>327.6927</text:p>
          </table:table-cell>
          <table:table-cell office:value-type="float" office:value="324.4158">
            <text:p>324.4158</text:p>
          </table:table-cell>
          <table:table-cell office:value-type="float" office:value="327.6927">
            <text:p>327.6927</text:p>
          </table:table-cell>
          <table:table-cell office:value-type="string">
            <text:p>21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4.4158">
            <text:p>324.4158</text:p>
          </table:table-cell>
          <table:table-cell office:value-type="string">
            <text:p>1/21/2016</text:p>
          </table:table-cell>
          <table:table-cell table:number-columns-repeated="2" office:value-type="float" office:value="327.6927">
            <text:p>327.692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3.0685">
            <text:p>333.0685</text:p>
          </table:table-cell>
          <table:table-cell office:value-type="float" office:value="329.7378">
            <text:p>329.7378</text:p>
          </table:table-cell>
          <table:table-cell office:value-type="float" office:value="333.0685">
            <text:p>333.0685</text:p>
          </table:table-cell>
          <table:table-cell office:value-type="string">
            <text:p>22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9.7378">
            <text:p>329.7378</text:p>
          </table:table-cell>
          <table:table-cell office:value-type="string">
            <text:p>1/22/2016</text:p>
          </table:table-cell>
          <table:table-cell table:number-columns-repeated="2" office:value-type="float" office:value="333.0685">
            <text:p>333.06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3.5068">
            <text:p>333.5068</text:p>
          </table:table-cell>
          <table:table-cell office:value-type="float" office:value="330.1717">
            <text:p>330.1717</text:p>
          </table:table-cell>
          <table:table-cell office:value-type="float" office:value="333.5068">
            <text:p>333.5068</text:p>
          </table:table-cell>
          <table:table-cell office:value-type="string">
            <text:p>25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0.1717">
            <text:p>330.1717</text:p>
          </table:table-cell>
          <table:table-cell office:value-type="string">
            <text:p>1/25/2016</text:p>
          </table:table-cell>
          <table:table-cell table:number-columns-repeated="2" office:value-type="float" office:value="333.5068">
            <text:p>333.50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4.0638">
            <text:p>334.0638</text:p>
          </table:table-cell>
          <table:table-cell office:value-type="float" office:value="330.7232">
            <text:p>330.7232</text:p>
          </table:table-cell>
          <table:table-cell office:value-type="float" office:value="334.0638">
            <text:p>334.0638</text:p>
          </table:table-cell>
          <table:table-cell office:value-type="string">
            <text:p>27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0.7232">
            <text:p>330.7232</text:p>
          </table:table-cell>
          <table:table-cell office:value-type="string">
            <text:p>1/27/2016</text:p>
          </table:table-cell>
          <table:table-cell table:number-columns-repeated="2" office:value-type="float" office:value="334.0638">
            <text:p>334.06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2.6831">
            <text:p>332.6831</text:p>
          </table:table-cell>
          <table:table-cell office:value-type="float" office:value="329.3563">
            <text:p>329.3563</text:p>
          </table:table-cell>
          <table:table-cell office:value-type="float" office:value="332.6831">
            <text:p>332.6831</text:p>
          </table:table-cell>
          <table:table-cell office:value-type="string">
            <text:p>28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9.3563">
            <text:p>329.3563</text:p>
          </table:table-cell>
          <table:table-cell office:value-type="string">
            <text:p>1/28/2016</text:p>
          </table:table-cell>
          <table:table-cell table:number-columns-repeated="2" office:value-type="float" office:value="332.6831">
            <text:p>332.68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9.2135">
            <text:p>339.2135</text:p>
          </table:table-cell>
          <table:table-cell office:value-type="float" office:value="335.8214">
            <text:p>335.8214</text:p>
          </table:table-cell>
          <table:table-cell office:value-type="float" office:value="339.2135">
            <text:p>339.2135</text:p>
          </table:table-cell>
          <table:table-cell office:value-type="string">
            <text:p>29-Ja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5.8214">
            <text:p>335.8214</text:p>
          </table:table-cell>
          <table:table-cell office:value-type="string">
            <text:p>1/29/2016</text:p>
          </table:table-cell>
          <table:table-cell table:number-columns-repeated="2" office:value-type="float" office:value="339.2135">
            <text:p>339.21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0.2136">
            <text:p>340.2136</text:p>
          </table:table-cell>
          <table:table-cell office:value-type="float" office:value="336.8115">
            <text:p>336.8115</text:p>
          </table:table-cell>
          <table:table-cell office:value-type="float" office:value="340.2136">
            <text:p>340.2136</text:p>
          </table:table-cell>
          <table:table-cell office:value-type="string">
            <text:p>1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6.8115">
            <text:p>336.8115</text:p>
          </table:table-cell>
          <table:table-cell office:value-type="string">
            <text:p>2/1/2016</text:p>
          </table:table-cell>
          <table:table-cell table:number-columns-repeated="2" office:value-type="float" office:value="340.2136">
            <text:p>340.21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6.3975">
            <text:p>336.3975</text:p>
          </table:table-cell>
          <table:table-cell office:value-type="float" office:value="333.0335">
            <text:p>333.0335</text:p>
          </table:table-cell>
          <table:table-cell office:value-type="float" office:value="336.3975">
            <text:p>336.3975</text:p>
          </table:table-cell>
          <table:table-cell office:value-type="string">
            <text:p>2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3.0335">
            <text:p>333.0335</text:p>
          </table:table-cell>
          <table:table-cell office:value-type="string">
            <text:p>2/2/2016</text:p>
          </table:table-cell>
          <table:table-cell table:number-columns-repeated="2" office:value-type="float" office:value="336.3975">
            <text:p>336.39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2.049">
            <text:p>332.049</text:p>
          </table:table-cell>
          <table:table-cell office:value-type="float" office:value="328.7285">
            <text:p>328.7285</text:p>
          </table:table-cell>
          <table:table-cell office:value-type="float" office:value="332.049">
            <text:p>332.049</text:p>
          </table:table-cell>
          <table:table-cell office:value-type="string">
            <text:p>3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8.7285">
            <text:p>328.7285</text:p>
          </table:table-cell>
          <table:table-cell office:value-type="string">
            <text:p>2/3/2016</text:p>
          </table:table-cell>
          <table:table-cell table:number-columns-repeated="2" office:value-type="float" office:value="332.049">
            <text:p>332.0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4.0034">
            <text:p>334.0034</text:p>
          </table:table-cell>
          <table:table-cell office:value-type="float" office:value="330.6634">
            <text:p>330.6634</text:p>
          </table:table-cell>
          <table:table-cell office:value-type="float" office:value="334.0034">
            <text:p>334.0034</text:p>
          </table:table-cell>
          <table:table-cell office:value-type="string">
            <text:p>4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0.6634">
            <text:p>330.6634</text:p>
          </table:table-cell>
          <table:table-cell office:value-type="string">
            <text:p>2/4/2016</text:p>
          </table:table-cell>
          <table:table-cell table:number-columns-repeated="2" office:value-type="float" office:value="334.0034">
            <text:p>334.00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7.9799">
            <text:p>337.9799</text:p>
          </table:table-cell>
          <table:table-cell office:value-type="float" office:value="334.6001">
            <text:p>334.6001</text:p>
          </table:table-cell>
          <table:table-cell office:value-type="float" office:value="337.9799">
            <text:p>337.9799</text:p>
          </table:table-cell>
          <table:table-cell office:value-type="string">
            <text:p>5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4.6001">
            <text:p>334.6001</text:p>
          </table:table-cell>
          <table:table-cell office:value-type="string">
            <text:p>2/5/2016</text:p>
          </table:table-cell>
          <table:table-cell table:number-columns-repeated="2" office:value-type="float" office:value="337.9799">
            <text:p>337.97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4.1207">
            <text:p>334.1207</text:p>
          </table:table-cell>
          <table:table-cell office:value-type="float" office:value="330.7795">
            <text:p>330.7795</text:p>
          </table:table-cell>
          <table:table-cell office:value-type="float" office:value="334.1207">
            <text:p>334.1207</text:p>
          </table:table-cell>
          <table:table-cell office:value-type="string">
            <text:p>8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0.7795">
            <text:p>330.7795</text:p>
          </table:table-cell>
          <table:table-cell office:value-type="string">
            <text:p>2/8/2016</text:p>
          </table:table-cell>
          <table:table-cell table:number-columns-repeated="2" office:value-type="float" office:value="334.1207">
            <text:p>334.12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8.6418">
            <text:p>328.6418</text:p>
          </table:table-cell>
          <table:table-cell office:value-type="float" office:value="325.3554">
            <text:p>325.3554</text:p>
          </table:table-cell>
          <table:table-cell office:value-type="float" office:value="328.6418">
            <text:p>328.6418</text:p>
          </table:table-cell>
          <table:table-cell office:value-type="string">
            <text:p>9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5.3554">
            <text:p>325.3554</text:p>
          </table:table-cell>
          <table:table-cell office:value-type="string">
            <text:p>2/9/2016</text:p>
          </table:table-cell>
          <table:table-cell table:number-columns-repeated="2" office:value-type="float" office:value="328.6418">
            <text:p>328.64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5.4265">
            <text:p>325.4265</text:p>
          </table:table-cell>
          <table:table-cell office:value-type="float" office:value="322.1722">
            <text:p>322.1722</text:p>
          </table:table-cell>
          <table:table-cell office:value-type="float" office:value="325.4265">
            <text:p>325.4265</text:p>
          </table:table-cell>
          <table:table-cell office:value-type="string">
            <text:p>10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2.1722">
            <text:p>322.1722</text:p>
          </table:table-cell>
          <table:table-cell office:value-type="string">
            <text:p>2/10/2016</text:p>
          </table:table-cell>
          <table:table-cell table:number-columns-repeated="2" office:value-type="float" office:value="325.4265">
            <text:p>325.42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7.1598">
            <text:p>317.1598</text:p>
          </table:table-cell>
          <table:table-cell office:value-type="float" office:value="313.9882">
            <text:p>313.9882</text:p>
          </table:table-cell>
          <table:table-cell office:value-type="float" office:value="317.1598">
            <text:p>317.1598</text:p>
          </table:table-cell>
          <table:table-cell office:value-type="string">
            <text:p>11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3.9882">
            <text:p>313.9882</text:p>
          </table:table-cell>
          <table:table-cell office:value-type="string">
            <text:p>2/11/2016</text:p>
          </table:table-cell>
          <table:table-cell table:number-columns-repeated="2" office:value-type="float" office:value="317.1598">
            <text:p>317.15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6.241">
            <text:p>316.241</text:p>
          </table:table-cell>
          <table:table-cell office:value-type="float" office:value="313.0786">
            <text:p>313.0786</text:p>
          </table:table-cell>
          <table:table-cell office:value-type="float" office:value="316.241">
            <text:p>316.241</text:p>
          </table:table-cell>
          <table:table-cell office:value-type="string">
            <text:p>12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3.0786">
            <text:p>313.0786</text:p>
          </table:table-cell>
          <table:table-cell office:value-type="string">
            <text:p>2/12/2016</text:p>
          </table:table-cell>
          <table:table-cell table:number-columns-repeated="2" office:value-type="float" office:value="316.241">
            <text:p>316.2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4.2132">
            <text:p>324.2132</text:p>
          </table:table-cell>
          <table:table-cell office:value-type="float" office:value="320.9711">
            <text:p>320.9711</text:p>
          </table:table-cell>
          <table:table-cell office:value-type="float" office:value="324.2132">
            <text:p>324.2132</text:p>
          </table:table-cell>
          <table:table-cell office:value-type="string">
            <text:p>15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0.9711">
            <text:p>320.9711</text:p>
          </table:table-cell>
          <table:table-cell office:value-type="string">
            <text:p>2/15/2016</text:p>
          </table:table-cell>
          <table:table-cell table:number-columns-repeated="2" office:value-type="float" office:value="324.2132">
            <text:p>324.21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9.5225">
            <text:p>319.5225</text:p>
          </table:table-cell>
          <table:table-cell office:value-type="float" office:value="316.3273">
            <text:p>316.3273</text:p>
          </table:table-cell>
          <table:table-cell office:value-type="float" office:value="319.5225">
            <text:p>319.5225</text:p>
          </table:table-cell>
          <table:table-cell office:value-type="string">
            <text:p>16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6.3273">
            <text:p>316.3273</text:p>
          </table:table-cell>
          <table:table-cell office:value-type="string">
            <text:p>2/16/2016</text:p>
          </table:table-cell>
          <table:table-cell table:number-columns-repeated="2" office:value-type="float" office:value="319.5225">
            <text:p>319.52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1.9391">
            <text:p>321.9391</text:p>
          </table:table-cell>
          <table:table-cell office:value-type="float" office:value="318.7197">
            <text:p>318.7197</text:p>
          </table:table-cell>
          <table:table-cell office:value-type="float" office:value="321.9391">
            <text:p>321.9391</text:p>
          </table:table-cell>
          <table:table-cell office:value-type="string">
            <text:p>17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8.7197">
            <text:p>318.7197</text:p>
          </table:table-cell>
          <table:table-cell office:value-type="string">
            <text:p>2/17/2016</text:p>
          </table:table-cell>
          <table:table-cell table:number-columns-repeated="2" office:value-type="float" office:value="321.9391">
            <text:p>321.93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6.6716">
            <text:p>326.6716</text:p>
          </table:table-cell>
          <table:table-cell office:value-type="float" office:value="323.4049">
            <text:p>323.4049</text:p>
          </table:table-cell>
          <table:table-cell office:value-type="float" office:value="326.6716">
            <text:p>326.6716</text:p>
          </table:table-cell>
          <table:table-cell office:value-type="string">
            <text:p>18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3.4049">
            <text:p>323.4049</text:p>
          </table:table-cell>
          <table:table-cell office:value-type="string">
            <text:p>2/18/2016</text:p>
          </table:table-cell>
          <table:table-cell table:number-columns-repeated="2" office:value-type="float" office:value="326.6716">
            <text:p>326.67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7.6324">
            <text:p>327.6324</text:p>
          </table:table-cell>
          <table:table-cell office:value-type="float" office:value="324.3561">
            <text:p>324.3561</text:p>
          </table:table-cell>
          <table:table-cell office:value-type="float" office:value="327.6324">
            <text:p>327.6324</text:p>
          </table:table-cell>
          <table:table-cell office:value-type="string">
            <text:p>19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4.3561">
            <text:p>324.3561</text:p>
          </table:table-cell>
          <table:table-cell office:value-type="string">
            <text:p>2/19/2016</text:p>
          </table:table-cell>
          <table:table-cell table:number-columns-repeated="2" office:value-type="float" office:value="327.6324">
            <text:p>327.63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9.1881">
            <text:p>329.1881</text:p>
          </table:table-cell>
          <table:table-cell office:value-type="float" office:value="325.8962">
            <text:p>325.8962</text:p>
          </table:table-cell>
          <table:table-cell office:value-type="float" office:value="329.1881">
            <text:p>329.1881</text:p>
          </table:table-cell>
          <table:table-cell office:value-type="string">
            <text:p>22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5.8962">
            <text:p>325.8962</text:p>
          </table:table-cell>
          <table:table-cell office:value-type="string">
            <text:p>2/22/2016</text:p>
          </table:table-cell>
          <table:table-cell table:number-columns-repeated="2" office:value-type="float" office:value="329.1881">
            <text:p>329.18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4.0782">
            <text:p>324.0782</text:p>
          </table:table-cell>
          <table:table-cell office:value-type="float" office:value="320.8374">
            <text:p>320.8374</text:p>
          </table:table-cell>
          <table:table-cell office:value-type="float" office:value="324.0782">
            <text:p>324.0782</text:p>
          </table:table-cell>
          <table:table-cell office:value-type="string">
            <text:p>23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0.8374">
            <text:p>320.8374</text:p>
          </table:table-cell>
          <table:table-cell office:value-type="string">
            <text:p>2/23/2016</text:p>
          </table:table-cell>
          <table:table-cell table:number-columns-repeated="2" office:value-type="float" office:value="324.0782">
            <text:p>324.07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1.0293">
            <text:p>321.0293</text:p>
          </table:table-cell>
          <table:table-cell office:value-type="float" office:value="317.819">
            <text:p>317.819</text:p>
          </table:table-cell>
          <table:table-cell office:value-type="float" office:value="321.0293">
            <text:p>321.0293</text:p>
          </table:table-cell>
          <table:table-cell office:value-type="string">
            <text:p>24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7.819">
            <text:p>317.819</text:p>
          </table:table-cell>
          <table:table-cell office:value-type="string">
            <text:p>2/24/2016</text:p>
          </table:table-cell>
          <table:table-cell table:number-columns-repeated="2" office:value-type="float" office:value="321.0293">
            <text:p>321.02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8.0827">
            <text:p>318.0827</text:p>
          </table:table-cell>
          <table:table-cell office:value-type="float" office:value="314.9019">
            <text:p>314.9019</text:p>
          </table:table-cell>
          <table:table-cell office:value-type="float" office:value="318.0827">
            <text:p>318.0827</text:p>
          </table:table-cell>
          <table:table-cell office:value-type="string">
            <text:p>25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4.9019">
            <text:p>314.9019</text:p>
          </table:table-cell>
          <table:table-cell office:value-type="string">
            <text:p>2/25/2016</text:p>
          </table:table-cell>
          <table:table-cell table:number-columns-repeated="2" office:value-type="float" office:value="318.0827">
            <text:p>318.082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0.0264">
            <text:p>320.0264</text:p>
          </table:table-cell>
          <table:table-cell office:value-type="float" office:value="316.8261">
            <text:p>316.8261</text:p>
          </table:table-cell>
          <table:table-cell office:value-type="float" office:value="320.0264">
            <text:p>320.0264</text:p>
          </table:table-cell>
          <table:table-cell office:value-type="string">
            <text:p>26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6.8261">
            <text:p>316.8261</text:p>
          </table:table-cell>
          <table:table-cell office:value-type="string">
            <text:p>2/26/2016</text:p>
          </table:table-cell>
          <table:table-cell table:number-columns-repeated="2" office:value-type="float" office:value="320.0264">
            <text:p>320.02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18.1636">
            <text:p>318.1636</text:p>
          </table:table-cell>
          <table:table-cell office:value-type="float" office:value="314.982">
            <text:p>314.982</text:p>
          </table:table-cell>
          <table:table-cell office:value-type="float" office:value="318.1636">
            <text:p>318.1636</text:p>
          </table:table-cell>
          <table:table-cell office:value-type="string">
            <text:p>29-Feb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14.982">
            <text:p>314.982</text:p>
          </table:table-cell>
          <table:table-cell office:value-type="string">
            <text:p>2/29/2016</text:p>
          </table:table-cell>
          <table:table-cell table:number-columns-repeated="2" office:value-type="float" office:value="318.1636">
            <text:p>318.16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26.9296">
            <text:p>326.9296</text:p>
          </table:table-cell>
          <table:table-cell office:value-type="float" office:value="323.6603">
            <text:p>323.6603</text:p>
          </table:table-cell>
          <table:table-cell office:value-type="float" office:value="326.9296">
            <text:p>326.9296</text:p>
          </table:table-cell>
          <table:table-cell office:value-type="string">
            <text:p>1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3.6603">
            <text:p>323.6603</text:p>
          </table:table-cell>
          <table:table-cell office:value-type="string">
            <text:p>3/1/2016</text:p>
          </table:table-cell>
          <table:table-cell table:number-columns-repeated="2" office:value-type="float" office:value="326.9296">
            <text:p>326.92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3.2254">
            <text:p>333.2254</text:p>
          </table:table-cell>
          <table:table-cell office:value-type="float" office:value="329.8931">
            <text:p>329.8931</text:p>
          </table:table-cell>
          <table:table-cell office:value-type="float" office:value="333.2254">
            <text:p>333.2254</text:p>
          </table:table-cell>
          <table:table-cell office:value-type="string">
            <text:p>2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29.8931">
            <text:p>329.8931</text:p>
          </table:table-cell>
          <table:table-cell office:value-type="string">
            <text:p>3/2/2016</text:p>
          </table:table-cell>
          <table:table-cell table:number-columns-repeated="2" office:value-type="float" office:value="333.2254">
            <text:p>333.22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7.9431">
            <text:p>337.9431</text:p>
          </table:table-cell>
          <table:table-cell office:value-type="float" office:value="334.5637">
            <text:p>334.5637</text:p>
          </table:table-cell>
          <table:table-cell office:value-type="float" office:value="337.9431">
            <text:p>337.9431</text:p>
          </table:table-cell>
          <table:table-cell office:value-type="string">
            <text:p>3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4.5637">
            <text:p>334.5637</text:p>
          </table:table-cell>
          <table:table-cell office:value-type="string">
            <text:p>3/3/2016</text:p>
          </table:table-cell>
          <table:table-cell table:number-columns-repeated="2" office:value-type="float" office:value="337.9431">
            <text:p>337.94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9.078">
            <text:p>339.078</text:p>
          </table:table-cell>
          <table:table-cell office:value-type="float" office:value="335.6872">
            <text:p>335.6872</text:p>
          </table:table-cell>
          <table:table-cell office:value-type="float" office:value="339.078">
            <text:p>339.078</text:p>
          </table:table-cell>
          <table:table-cell office:value-type="string">
            <text:p>4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5.6872">
            <text:p>335.6872</text:p>
          </table:table-cell>
          <table:table-cell office:value-type="string">
            <text:p>3/4/2016</text:p>
          </table:table-cell>
          <table:table-cell table:number-columns-repeated="2" office:value-type="float" office:value="339.078">
            <text:p>339.07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0849">
            <text:p>338.0849</text:p>
          </table:table-cell>
          <table:table-cell office:value-type="float" office:value="334.7041">
            <text:p>334.7041</text:p>
          </table:table-cell>
          <table:table-cell office:value-type="float" office:value="338.0849">
            <text:p>338.0849</text:p>
          </table:table-cell>
          <table:table-cell office:value-type="string">
            <text:p>8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4.7041">
            <text:p>334.7041</text:p>
          </table:table-cell>
          <table:table-cell office:value-type="string">
            <text:p>3/8/2016</text:p>
          </table:table-cell>
          <table:table-cell table:number-columns-repeated="2" office:value-type="float" office:value="338.0849">
            <text:p>338.08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0.3612">
            <text:p>340.3612</text:p>
          </table:table-cell>
          <table:table-cell office:value-type="float" office:value="336.9576">
            <text:p>336.9576</text:p>
          </table:table-cell>
          <table:table-cell office:value-type="float" office:value="340.3612">
            <text:p>340.3612</text:p>
          </table:table-cell>
          <table:table-cell office:value-type="string">
            <text:p>9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6.9576">
            <text:p>336.9576</text:p>
          </table:table-cell>
          <table:table-cell office:value-type="string">
            <text:p>3/9/2016</text:p>
          </table:table-cell>
          <table:table-cell table:number-columns-repeated="2" office:value-type="float" office:value="340.3612">
            <text:p>340.36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3692">
            <text:p>338.3692</text:p>
          </table:table-cell>
          <table:table-cell office:value-type="float" office:value="334.9855">
            <text:p>334.9855</text:p>
          </table:table-cell>
          <table:table-cell office:value-type="float" office:value="338.3692">
            <text:p>338.3692</text:p>
          </table:table-cell>
          <table:table-cell office:value-type="string">
            <text:p>10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4.9855">
            <text:p>334.9855</text:p>
          </table:table-cell>
          <table:table-cell office:value-type="string">
            <text:p>3/10/2016</text:p>
          </table:table-cell>
          <table:table-cell table:number-columns-repeated="2" office:value-type="float" office:value="338.3692">
            <text:p>338.369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8.7918">
            <text:p>338.7918</text:p>
          </table:table-cell>
          <table:table-cell office:value-type="float" office:value="335.4039">
            <text:p>335.4039</text:p>
          </table:table-cell>
          <table:table-cell office:value-type="float" office:value="338.7918">
            <text:p>338.7918</text:p>
          </table:table-cell>
          <table:table-cell office:value-type="string">
            <text:p>11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5.4039">
            <text:p>335.4039</text:p>
          </table:table-cell>
          <table:table-cell office:value-type="string">
            <text:p>3/11/2016</text:p>
          </table:table-cell>
          <table:table-cell table:number-columns-repeated="2" office:value-type="float" office:value="338.7918">
            <text:p>338.79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0.8072">
            <text:p>340.8072</text:p>
          </table:table-cell>
          <table:table-cell office:value-type="float" office:value="337.3991">
            <text:p>337.3991</text:p>
          </table:table-cell>
          <table:table-cell office:value-type="float" office:value="340.8072">
            <text:p>340.8072</text:p>
          </table:table-cell>
          <table:table-cell office:value-type="string">
            <text:p>14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7.3991">
            <text:p>337.3991</text:p>
          </table:table-cell>
          <table:table-cell office:value-type="string">
            <text:p>3/14/2016</text:p>
          </table:table-cell>
          <table:table-cell table:number-columns-repeated="2" office:value-type="float" office:value="340.8072">
            <text:p>340.80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39.4772">
            <text:p>339.4772</text:p>
          </table:table-cell>
          <table:table-cell office:value-type="float" office:value="336.0824">
            <text:p>336.0824</text:p>
          </table:table-cell>
          <table:table-cell office:value-type="float" office:value="339.4772">
            <text:p>339.4772</text:p>
          </table:table-cell>
          <table:table-cell office:value-type="string">
            <text:p>15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6.0824">
            <text:p>336.0824</text:p>
          </table:table-cell>
          <table:table-cell office:value-type="string">
            <text:p>3/15/2016</text:p>
          </table:table-cell>
          <table:table-cell table:number-columns-repeated="2" office:value-type="float" office:value="339.4772">
            <text:p>339.47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0.3464">
            <text:p>340.3464</text:p>
          </table:table-cell>
          <table:table-cell office:value-type="float" office:value="336.9429">
            <text:p>336.9429</text:p>
          </table:table-cell>
          <table:table-cell office:value-type="float" office:value="340.3464">
            <text:p>340.3464</text:p>
          </table:table-cell>
          <table:table-cell office:value-type="string">
            <text:p>16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6.9429">
            <text:p>336.9429</text:p>
          </table:table-cell>
          <table:table-cell office:value-type="string">
            <text:p>3/16/2016</text:p>
          </table:table-cell>
          <table:table-cell table:number-columns-repeated="2" office:value-type="float" office:value="340.3464">
            <text:p>340.34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1.8319">
            <text:p>341.8319</text:p>
          </table:table-cell>
          <table:table-cell office:value-type="float" office:value="338.4136">
            <text:p>338.4136</text:p>
          </table:table-cell>
          <table:table-cell office:value-type="float" office:value="341.8319">
            <text:p>341.8319</text:p>
          </table:table-cell>
          <table:table-cell office:value-type="string">
            <text:p>17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38.4136">
            <text:p>338.4136</text:p>
          </table:table-cell>
          <table:table-cell office:value-type="string">
            <text:p>3/17/2016</text:p>
          </table:table-cell>
          <table:table-cell table:number-columns-repeated="2" office:value-type="float" office:value="341.8319">
            <text:p>341.83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5.7842">
            <text:p>345.7842</text:p>
          </table:table-cell>
          <table:table-cell office:value-type="float" office:value="342.3264">
            <text:p>342.3264</text:p>
          </table:table-cell>
          <table:table-cell office:value-type="float" office:value="345.7842">
            <text:p>345.7842</text:p>
          </table:table-cell>
          <table:table-cell office:value-type="string">
            <text:p>18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2.3264">
            <text:p>342.3264</text:p>
          </table:table-cell>
          <table:table-cell office:value-type="string">
            <text:p>3/18/2016</text:p>
          </table:table-cell>
          <table:table-cell table:number-columns-repeated="2" office:value-type="float" office:value="345.7842">
            <text:p>345.78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9.7706">
            <text:p>349.7706</text:p>
          </table:table-cell>
          <table:table-cell office:value-type="float" office:value="346.2729">
            <text:p>346.2729</text:p>
          </table:table-cell>
          <table:table-cell office:value-type="float" office:value="349.7706">
            <text:p>349.7706</text:p>
          </table:table-cell>
          <table:table-cell office:value-type="string">
            <text:p>21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2729">
            <text:p>346.2729</text:p>
          </table:table-cell>
          <table:table-cell office:value-type="string">
            <text:p>3/21/2016</text:p>
          </table:table-cell>
          <table:table-cell table:number-columns-repeated="2" office:value-type="float" office:value="349.7706">
            <text:p>349.77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9.8076">
            <text:p>349.8076</text:p>
          </table:table-cell>
          <table:table-cell office:value-type="float" office:value="346.3095">
            <text:p>346.3095</text:p>
          </table:table-cell>
          <table:table-cell office:value-type="float" office:value="349.8076">
            <text:p>349.8076</text:p>
          </table:table-cell>
          <table:table-cell office:value-type="string">
            <text:p>22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3095">
            <text:p>346.3095</text:p>
          </table:table-cell>
          <table:table-cell office:value-type="string">
            <text:p>3/22/2016</text:p>
          </table:table-cell>
          <table:table-cell table:number-columns-repeated="2" office:value-type="float" office:value="349.8076">
            <text:p>349.80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0.0065">
            <text:p>350.0065</text:p>
          </table:table-cell>
          <table:table-cell office:value-type="float" office:value="346.5064">
            <text:p>346.5064</text:p>
          </table:table-cell>
          <table:table-cell office:value-type="float" office:value="350.0065">
            <text:p>350.0065</text:p>
          </table:table-cell>
          <table:table-cell office:value-type="string">
            <text:p>23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6.5064">
            <text:p>346.5064</text:p>
          </table:table-cell>
          <table:table-cell office:value-type="string">
            <text:p>3/23/2016</text:p>
          </table:table-cell>
          <table:table-cell table:number-columns-repeated="2" office:value-type="float" office:value="350.0065">
            <text:p>350.00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5418">
            <text:p>346.5418</text:p>
          </table:table-cell>
          <table:table-cell office:value-type="float" office:value="343.0764">
            <text:p>343.0764</text:p>
          </table:table-cell>
          <table:table-cell office:value-type="float" office:value="346.5418">
            <text:p>346.5418</text:p>
          </table:table-cell>
          <table:table-cell office:value-type="string">
            <text:p>28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0764">
            <text:p>343.0764</text:p>
          </table:table-cell>
          <table:table-cell office:value-type="string">
            <text:p>3/28/2016</text:p>
          </table:table-cell>
          <table:table-cell table:number-columns-repeated="2" office:value-type="float" office:value="346.5418">
            <text:p>346.54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4742">
            <text:p>346.4742</text:p>
          </table:table-cell>
          <table:table-cell office:value-type="float" office:value="343.0095">
            <text:p>343.0095</text:p>
          </table:table-cell>
          <table:table-cell office:value-type="float" office:value="346.4742">
            <text:p>346.4742</text:p>
          </table:table-cell>
          <table:table-cell office:value-type="string">
            <text:p>29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0095">
            <text:p>343.0095</text:p>
          </table:table-cell>
          <table:table-cell office:value-type="string">
            <text:p>3/29/2016</text:p>
          </table:table-cell>
          <table:table-cell table:number-columns-repeated="2" office:value-type="float" office:value="346.4742">
            <text:p>346.47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1763">
            <text:p>353.1763</text:p>
          </table:table-cell>
          <table:table-cell office:value-type="float" office:value="349.6445">
            <text:p>349.6445</text:p>
          </table:table-cell>
          <table:table-cell office:value-type="float" office:value="353.1763">
            <text:p>353.1763</text:p>
          </table:table-cell>
          <table:table-cell office:value-type="string">
            <text:p>30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6445">
            <text:p>349.6445</text:p>
          </table:table-cell>
          <table:table-cell office:value-type="string">
            <text:p>3/30/2016</text:p>
          </table:table-cell>
          <table:table-cell table:number-columns-repeated="2" office:value-type="float" office:value="353.1763">
            <text:p>353.17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4251">
            <text:p>353.4251</text:p>
          </table:table-cell>
          <table:table-cell office:value-type="float" office:value="349.8908">
            <text:p>349.8908</text:p>
          </table:table-cell>
          <table:table-cell office:value-type="float" office:value="353.4251">
            <text:p>353.4251</text:p>
          </table:table-cell>
          <table:table-cell office:value-type="string">
            <text:p>31-Ma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8908">
            <text:p>349.8908</text:p>
          </table:table-cell>
          <table:table-cell office:value-type="string">
            <text:p>3/31/2016</text:p>
          </table:table-cell>
          <table:table-cell table:number-columns-repeated="2" office:value-type="float" office:value="353.4251">
            <text:p>353.42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2.1928">
            <text:p>352.1928</text:p>
          </table:table-cell>
          <table:table-cell office:value-type="float" office:value="348.6709">
            <text:p>348.6709</text:p>
          </table:table-cell>
          <table:table-cell office:value-type="float" office:value="352.1928">
            <text:p>352.1928</text:p>
          </table:table-cell>
          <table:table-cell office:value-type="string">
            <text:p>1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8.6709">
            <text:p>348.6709</text:p>
          </table:table-cell>
          <table:table-cell office:value-type="string">
            <text:p>4/1/2016</text:p>
          </table:table-cell>
          <table:table-cell table:number-columns-repeated="2" office:value-type="float" office:value="352.1928">
            <text:p>352.19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4.6456">
            <text:p>354.6456</text:p>
          </table:table-cell>
          <table:table-cell office:value-type="float" office:value="351.0991">
            <text:p>351.0991</text:p>
          </table:table-cell>
          <table:table-cell office:value-type="float" office:value="354.6456">
            <text:p>354.6456</text:p>
          </table:table-cell>
          <table:table-cell office:value-type="string">
            <text:p>4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1.0991">
            <text:p>351.0991</text:p>
          </table:table-cell>
          <table:table-cell office:value-type="string">
            <text:p>4/4/2016</text:p>
          </table:table-cell>
          <table:table-cell table:number-columns-repeated="2" office:value-type="float" office:value="354.6456">
            <text:p>354.64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7.4164">
            <text:p>347.4164</text:p>
          </table:table-cell>
          <table:table-cell office:value-type="float" office:value="343.9422">
            <text:p>343.9422</text:p>
          </table:table-cell>
          <table:table-cell office:value-type="float" office:value="347.4164">
            <text:p>347.4164</text:p>
          </table:table-cell>
          <table:table-cell office:value-type="string">
            <text:p>5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9422">
            <text:p>343.9422</text:p>
          </table:table-cell>
          <table:table-cell office:value-type="string">
            <text:p>4/5/2016</text:p>
          </table:table-cell>
          <table:table-cell table:number-columns-repeated="2" office:value-type="float" office:value="347.4164">
            <text:p>347.41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8.4995">
            <text:p>348.4995</text:p>
          </table:table-cell>
          <table:table-cell office:value-type="float" office:value="345.0145">
            <text:p>345.0145</text:p>
          </table:table-cell>
          <table:table-cell office:value-type="float" office:value="348.4995">
            <text:p>348.4995</text:p>
          </table:table-cell>
          <table:table-cell office:value-type="string">
            <text:p>6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5.0145">
            <text:p>345.0145</text:p>
          </table:table-cell>
          <table:table-cell office:value-type="string">
            <text:p>4/6/2016</text:p>
          </table:table-cell>
          <table:table-cell table:number-columns-repeated="2" office:value-type="float" office:value="348.4995">
            <text:p>348.49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5671">
            <text:p>346.5671</text:p>
          </table:table-cell>
          <table:table-cell office:value-type="float" office:value="343.1014">
            <text:p>343.1014</text:p>
          </table:table-cell>
          <table:table-cell office:value-type="float" office:value="346.5671">
            <text:p>346.5671</text:p>
          </table:table-cell>
          <table:table-cell office:value-type="string">
            <text:p>7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1014">
            <text:p>343.1014</text:p>
          </table:table-cell>
          <table:table-cell office:value-type="string">
            <text:p>4/7/2016</text:p>
          </table:table-cell>
          <table:table-cell table:number-columns-repeated="2" office:value-type="float" office:value="346.5671">
            <text:p>346.56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46.9115">
            <text:p>346.9115</text:p>
          </table:table-cell>
          <table:table-cell office:value-type="float" office:value="343.4424">
            <text:p>343.4424</text:p>
          </table:table-cell>
          <table:table-cell office:value-type="float" office:value="346.9115">
            <text:p>346.9115</text:p>
          </table:table-cell>
          <table:table-cell office:value-type="string">
            <text:p>8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3.4424">
            <text:p>343.4424</text:p>
          </table:table-cell>
          <table:table-cell office:value-type="string">
            <text:p>4/8/2016</text:p>
          </table:table-cell>
          <table:table-cell table:number-columns-repeated="2" office:value-type="float" office:value="346.9115">
            <text:p>346.91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1.4636">
            <text:p>351.4636</text:p>
          </table:table-cell>
          <table:table-cell office:value-type="float" office:value="347.949">
            <text:p>347.949</text:p>
          </table:table-cell>
          <table:table-cell office:value-type="float" office:value="351.4636">
            <text:p>351.4636</text:p>
          </table:table-cell>
          <table:table-cell office:value-type="string">
            <text:p>11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7.949">
            <text:p>347.949</text:p>
          </table:table-cell>
          <table:table-cell office:value-type="string">
            <text:p>4/11/2016</text:p>
          </table:table-cell>
          <table:table-cell table:number-columns-repeated="2" office:value-type="float" office:value="351.4636">
            <text:p>351.46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2878">
            <text:p>353.2878</text:p>
          </table:table-cell>
          <table:table-cell office:value-type="float" office:value="349.7549">
            <text:p>349.7549</text:p>
          </table:table-cell>
          <table:table-cell office:value-type="float" office:value="353.2878">
            <text:p>353.2878</text:p>
          </table:table-cell>
          <table:table-cell office:value-type="string">
            <text:p>12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49.7549">
            <text:p>349.7549</text:p>
          </table:table-cell>
          <table:table-cell office:value-type="string">
            <text:p>4/12/2016</text:p>
          </table:table-cell>
          <table:table-cell table:number-columns-repeated="2" office:value-type="float" office:value="353.2878">
            <text:p>353.287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8.4584">
            <text:p>358.4584</text:p>
          </table:table-cell>
          <table:table-cell office:value-type="float" office:value="354.8738">
            <text:p>354.8738</text:p>
          </table:table-cell>
          <table:table-cell office:value-type="float" office:value="358.4584">
            <text:p>358.4584</text:p>
          </table:table-cell>
          <table:table-cell office:value-type="string">
            <text:p>13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4.8738">
            <text:p>354.8738</text:p>
          </table:table-cell>
          <table:table-cell office:value-type="string">
            <text:p>4/13/2016</text:p>
          </table:table-cell>
          <table:table-cell table:number-columns-repeated="2" office:value-type="float" office:value="358.4584">
            <text:p>358.45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9657">
            <text:p>360.9657</text:p>
          </table:table-cell>
          <table:table-cell office:value-type="float" office:value="357.356">
            <text:p>357.356</text:p>
          </table:table-cell>
          <table:table-cell office:value-type="float" office:value="360.9657">
            <text:p>360.9657</text:p>
          </table:table-cell>
          <table:table-cell office:value-type="string">
            <text:p>18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356">
            <text:p>357.356</text:p>
          </table:table-cell>
          <table:table-cell office:value-type="string">
            <text:p>4/18/2016</text:p>
          </table:table-cell>
          <table:table-cell table:number-columns-repeated="2" office:value-type="float" office:value="360.9657">
            <text:p>360.96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9842">
            <text:p>360.9842</text:p>
          </table:table-cell>
          <table:table-cell office:value-type="float" office:value="357.3744">
            <text:p>357.3744</text:p>
          </table:table-cell>
          <table:table-cell office:value-type="float" office:value="360.9842">
            <text:p>360.9842</text:p>
          </table:table-cell>
          <table:table-cell office:value-type="string">
            <text:p>20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3744">
            <text:p>357.3744</text:p>
          </table:table-cell>
          <table:table-cell office:value-type="string">
            <text:p>4/20/2016</text:p>
          </table:table-cell>
          <table:table-cell table:number-columns-repeated="2" office:value-type="float" office:value="360.9842">
            <text:p>360.98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241">
            <text:p>361.241</text:p>
          </table:table-cell>
          <table:table-cell office:value-type="float" office:value="357.6286">
            <text:p>357.6286</text:p>
          </table:table-cell>
          <table:table-cell office:value-type="float" office:value="361.241">
            <text:p>361.241</text:p>
          </table:table-cell>
          <table:table-cell office:value-type="string">
            <text:p>21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6286">
            <text:p>357.6286</text:p>
          </table:table-cell>
          <table:table-cell office:value-type="string">
            <text:p>4/21/2016</text:p>
          </table:table-cell>
          <table:table-cell table:number-columns-repeated="2" office:value-type="float" office:value="361.241">
            <text:p>361.2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4845">
            <text:p>361.4845</text:p>
          </table:table-cell>
          <table:table-cell office:value-type="float" office:value="357.8697">
            <text:p>357.8697</text:p>
          </table:table-cell>
          <table:table-cell office:value-type="float" office:value="361.4845">
            <text:p>361.4845</text:p>
          </table:table-cell>
          <table:table-cell office:value-type="string">
            <text:p>22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8697">
            <text:p>357.8697</text:p>
          </table:table-cell>
          <table:table-cell office:value-type="string">
            <text:p>4/22/2016</text:p>
          </table:table-cell>
          <table:table-cell table:number-columns-repeated="2" office:value-type="float" office:value="361.4845">
            <text:p>361.48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6248">
            <text:p>360.6248</text:p>
          </table:table-cell>
          <table:table-cell office:value-type="float" office:value="357.0186">
            <text:p>357.0186</text:p>
          </table:table-cell>
          <table:table-cell office:value-type="float" office:value="360.6248">
            <text:p>360.6248</text:p>
          </table:table-cell>
          <table:table-cell office:value-type="string">
            <text:p>25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0186">
            <text:p>357.0186</text:p>
          </table:table-cell>
          <table:table-cell office:value-type="string">
            <text:p>4/25/2016</text:p>
          </table:table-cell>
          <table:table-cell table:number-columns-repeated="2" office:value-type="float" office:value="360.6248">
            <text:p>360.62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4.5883">
            <text:p>364.5883</text:p>
          </table:table-cell>
          <table:table-cell office:value-type="float" office:value="360.9424">
            <text:p>360.9424</text:p>
          </table:table-cell>
          <table:table-cell office:value-type="float" office:value="364.5883">
            <text:p>364.5883</text:p>
          </table:table-cell>
          <table:table-cell office:value-type="string">
            <text:p>26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9424">
            <text:p>360.9424</text:p>
          </table:table-cell>
          <table:table-cell office:value-type="string">
            <text:p>4/26/2016</text:p>
          </table:table-cell>
          <table:table-cell table:number-columns-repeated="2" office:value-type="float" office:value="364.5883">
            <text:p>364.58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5.5243">
            <text:p>365.5243</text:p>
          </table:table-cell>
          <table:table-cell office:value-type="float" office:value="361.8691">
            <text:p>361.8691</text:p>
          </table:table-cell>
          <table:table-cell office:value-type="float" office:value="365.5243">
            <text:p>365.5243</text:p>
          </table:table-cell>
          <table:table-cell office:value-type="string">
            <text:p>27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1.8691">
            <text:p>361.8691</text:p>
          </table:table-cell>
          <table:table-cell office:value-type="string">
            <text:p>4/27/2016</text:p>
          </table:table-cell>
          <table:table-cell table:number-columns-repeated="2" office:value-type="float" office:value="365.5243">
            <text:p>365.52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4477">
            <text:p>361.4477</text:p>
          </table:table-cell>
          <table:table-cell office:value-type="float" office:value="357.8332">
            <text:p>357.8332</text:p>
          </table:table-cell>
          <table:table-cell office:value-type="float" office:value="361.4477">
            <text:p>361.4477</text:p>
          </table:table-cell>
          <table:table-cell office:value-type="string">
            <text:p>28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8332">
            <text:p>357.8332</text:p>
          </table:table-cell>
          <table:table-cell office:value-type="string">
            <text:p>4/28/2016</text:p>
          </table:table-cell>
          <table:table-cell table:number-columns-repeated="2" office:value-type="float" office:value="361.4477">
            <text:p>361.447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3414">
            <text:p>361.3414</text:p>
          </table:table-cell>
          <table:table-cell office:value-type="float" office:value="357.728">
            <text:p>357.728</text:p>
          </table:table-cell>
          <table:table-cell office:value-type="float" office:value="361.3414">
            <text:p>361.3414</text:p>
          </table:table-cell>
          <table:table-cell office:value-type="string">
            <text:p>29-Apr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728">
            <text:p>357.728</text:p>
          </table:table-cell>
          <table:table-cell office:value-type="string">
            <text:p>4/29/2016</text:p>
          </table:table-cell>
          <table:table-cell table:number-columns-repeated="2" office:value-type="float" office:value="361.3414">
            <text:p>361.34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8.6513">
            <text:p>358.6513</text:p>
          </table:table-cell>
          <table:table-cell office:value-type="float" office:value="355.0648">
            <text:p>355.0648</text:p>
          </table:table-cell>
          <table:table-cell office:value-type="float" office:value="358.6513">
            <text:p>358.6513</text:p>
          </table:table-cell>
          <table:table-cell office:value-type="string">
            <text:p>2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5.0648">
            <text:p>355.0648</text:p>
          </table:table-cell>
          <table:table-cell office:value-type="string">
            <text:p>5/2/2016</text:p>
          </table:table-cell>
          <table:table-cell table:number-columns-repeated="2" office:value-type="float" office:value="358.6513">
            <text:p>358.65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4663">
            <text:p>356.4663</text:p>
          </table:table-cell>
          <table:table-cell office:value-type="float" office:value="352.9016">
            <text:p>352.9016</text:p>
          </table:table-cell>
          <table:table-cell office:value-type="float" office:value="356.4663">
            <text:p>356.4663</text:p>
          </table:table-cell>
          <table:table-cell office:value-type="string">
            <text:p>3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2.9016">
            <text:p>352.9016</text:p>
          </table:table-cell>
          <table:table-cell office:value-type="string">
            <text:p>5/3/2016</text:p>
          </table:table-cell>
          <table:table-cell table:number-columns-repeated="2" office:value-type="float" office:value="356.4663">
            <text:p>356.46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7722">
            <text:p>353.7722</text:p>
          </table:table-cell>
          <table:table-cell office:value-type="float" office:value="350.2345">
            <text:p>350.2345</text:p>
          </table:table-cell>
          <table:table-cell office:value-type="float" office:value="353.7722">
            <text:p>353.7722</text:p>
          </table:table-cell>
          <table:table-cell office:value-type="string">
            <text:p>4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2345">
            <text:p>350.2345</text:p>
          </table:table-cell>
          <table:table-cell office:value-type="string">
            <text:p>5/4/2016</text:p>
          </table:table-cell>
          <table:table-cell table:number-columns-repeated="2" office:value-type="float" office:value="353.7722">
            <text:p>353.77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8896">
            <text:p>353.8896</text:p>
          </table:table-cell>
          <table:table-cell office:value-type="float" office:value="350.3507">
            <text:p>350.3507</text:p>
          </table:table-cell>
          <table:table-cell office:value-type="float" office:value="353.8896">
            <text:p>353.8896</text:p>
          </table:table-cell>
          <table:table-cell office:value-type="string">
            <text:p>5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3507">
            <text:p>350.3507</text:p>
          </table:table-cell>
          <table:table-cell office:value-type="string">
            <text:p>5/5/2016</text:p>
          </table:table-cell>
          <table:table-cell table:number-columns-repeated="2" office:value-type="float" office:value="353.8896">
            <text:p>353.88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3.684">
            <text:p>353.684</text:p>
          </table:table-cell>
          <table:table-cell office:value-type="float" office:value="350.1472">
            <text:p>350.1472</text:p>
          </table:table-cell>
          <table:table-cell office:value-type="float" office:value="353.684">
            <text:p>353.684</text:p>
          </table:table-cell>
          <table:table-cell office:value-type="string">
            <text:p>6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0.1472">
            <text:p>350.1472</text:p>
          </table:table-cell>
          <table:table-cell office:value-type="string">
            <text:p>5/6/2016</text:p>
          </table:table-cell>
          <table:table-cell table:number-columns-repeated="2" office:value-type="float" office:value="353.684">
            <text:p>353.6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9.7923">
            <text:p>359.7923</text:p>
          </table:table-cell>
          <table:table-cell office:value-type="float" office:value="356.1944">
            <text:p>356.1944</text:p>
          </table:table-cell>
          <table:table-cell office:value-type="float" office:value="359.7923">
            <text:p>359.7923</text:p>
          </table:table-cell>
          <table:table-cell office:value-type="string">
            <text:p>9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6.1944">
            <text:p>356.1944</text:p>
          </table:table-cell>
          <table:table-cell office:value-type="string">
            <text:p>5/9/2016</text:p>
          </table:table-cell>
          <table:table-cell table:number-columns-repeated="2" office:value-type="float" office:value="359.7923">
            <text:p>359.79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4094">
            <text:p>361.4094</text:p>
          </table:table-cell>
          <table:table-cell office:value-type="float" office:value="357.7953">
            <text:p>357.7953</text:p>
          </table:table-cell>
          <table:table-cell office:value-type="float" office:value="361.4094">
            <text:p>361.4094</text:p>
          </table:table-cell>
          <table:table-cell office:value-type="string">
            <text:p>10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7953">
            <text:p>357.7953</text:p>
          </table:table-cell>
          <table:table-cell office:value-type="string">
            <text:p>5/10/2016</text:p>
          </table:table-cell>
          <table:table-cell table:number-columns-repeated="2" office:value-type="float" office:value="361.4094">
            <text:p>361.40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3976">
            <text:p>360.3976</text:p>
          </table:table-cell>
          <table:table-cell office:value-type="float" office:value="356.7936">
            <text:p>356.7936</text:p>
          </table:table-cell>
          <table:table-cell office:value-type="float" office:value="360.3976">
            <text:p>360.3976</text:p>
          </table:table-cell>
          <table:table-cell office:value-type="string">
            <text:p>11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6.7936">
            <text:p>356.7936</text:p>
          </table:table-cell>
          <table:table-cell office:value-type="string">
            <text:p>5/11/2016</text:p>
          </table:table-cell>
          <table:table-cell table:number-columns-repeated="2" office:value-type="float" office:value="360.3976">
            <text:p>360.39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2.6672">
            <text:p>362.6672</text:p>
          </table:table-cell>
          <table:table-cell office:value-type="float" office:value="359.0405">
            <text:p>359.0405</text:p>
          </table:table-cell>
          <table:table-cell office:value-type="float" office:value="362.6672">
            <text:p>362.6672</text:p>
          </table:table-cell>
          <table:table-cell office:value-type="string">
            <text:p>12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9.0405">
            <text:p>359.0405</text:p>
          </table:table-cell>
          <table:table-cell office:value-type="string">
            <text:p>5/12/2016</text:p>
          </table:table-cell>
          <table:table-cell table:number-columns-repeated="2" office:value-type="float" office:value="362.6672">
            <text:p>362.66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9.7274">
            <text:p>359.7274</text:p>
          </table:table-cell>
          <table:table-cell office:value-type="float" office:value="356.1301">
            <text:p>356.1301</text:p>
          </table:table-cell>
          <table:table-cell office:value-type="float" office:value="359.7274">
            <text:p>359.7274</text:p>
          </table:table-cell>
          <table:table-cell office:value-type="string">
            <text:p>13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6.1301">
            <text:p>356.1301</text:p>
          </table:table-cell>
          <table:table-cell office:value-type="string">
            <text:p>5/13/2016</text:p>
          </table:table-cell>
          <table:table-cell table:number-columns-repeated="2" office:value-type="float" office:value="359.7274">
            <text:p>359.72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0.7987">
            <text:p>360.7987</text:p>
          </table:table-cell>
          <table:table-cell office:value-type="float" office:value="357.1907">
            <text:p>357.1907</text:p>
          </table:table-cell>
          <table:table-cell office:value-type="float" office:value="360.7987">
            <text:p>360.7987</text:p>
          </table:table-cell>
          <table:table-cell office:value-type="string">
            <text:p>16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7.1907">
            <text:p>357.1907</text:p>
          </table:table-cell>
          <table:table-cell office:value-type="string">
            <text:p>5/16/2016</text:p>
          </table:table-cell>
          <table:table-cell table:number-columns-repeated="2" office:value-type="float" office:value="360.7987">
            <text:p>360.79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9806">
            <text:p>361.9806</text:p>
          </table:table-cell>
          <table:table-cell office:value-type="float" office:value="358.3608">
            <text:p>358.3608</text:p>
          </table:table-cell>
          <table:table-cell office:value-type="float" office:value="361.9806">
            <text:p>361.9806</text:p>
          </table:table-cell>
          <table:table-cell office:value-type="string">
            <text:p>17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3608">
            <text:p>358.3608</text:p>
          </table:table-cell>
          <table:table-cell office:value-type="string">
            <text:p>5/17/2016</text:p>
          </table:table-cell>
          <table:table-cell table:number-columns-repeated="2" office:value-type="float" office:value="361.9806">
            <text:p>361.98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1.6175">
            <text:p>361.6175</text:p>
          </table:table-cell>
          <table:table-cell office:value-type="float" office:value="358.0013">
            <text:p>358.0013</text:p>
          </table:table-cell>
          <table:table-cell office:value-type="float" office:value="361.6175">
            <text:p>361.6175</text:p>
          </table:table-cell>
          <table:table-cell office:value-type="string">
            <text:p>18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8.0013">
            <text:p>358.0013</text:p>
          </table:table-cell>
          <table:table-cell office:value-type="string">
            <text:p>5/18/2016</text:p>
          </table:table-cell>
          <table:table-cell table:number-columns-repeated="2" office:value-type="float" office:value="361.6175">
            <text:p>361.61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9.2415">
            <text:p>359.2415</text:p>
          </table:table-cell>
          <table:table-cell office:value-type="float" office:value="355.6491">
            <text:p>355.6491</text:p>
          </table:table-cell>
          <table:table-cell office:value-type="float" office:value="359.2415">
            <text:p>359.2415</text:p>
          </table:table-cell>
          <table:table-cell office:value-type="string">
            <text:p>19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5.6491">
            <text:p>355.6491</text:p>
          </table:table-cell>
          <table:table-cell office:value-type="string">
            <text:p>5/19/2016</text:p>
          </table:table-cell>
          <table:table-cell table:number-columns-repeated="2" office:value-type="float" office:value="359.2415">
            <text:p>359.24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7.5534">
            <text:p>357.5534</text:p>
          </table:table-cell>
          <table:table-cell office:value-type="float" office:value="353.9779">
            <text:p>353.9779</text:p>
          </table:table-cell>
          <table:table-cell office:value-type="float" office:value="357.5534">
            <text:p>357.5534</text:p>
          </table:table-cell>
          <table:table-cell office:value-type="string">
            <text:p>20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9779">
            <text:p>353.9779</text:p>
          </table:table-cell>
          <table:table-cell office:value-type="string">
            <text:p>5/20/2016</text:p>
          </table:table-cell>
          <table:table-cell table:number-columns-repeated="2" office:value-type="float" office:value="357.5534">
            <text:p>357.55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7367">
            <text:p>356.7367</text:p>
          </table:table-cell>
          <table:table-cell office:value-type="float" office:value="353.1693">
            <text:p>353.1693</text:p>
          </table:table-cell>
          <table:table-cell office:value-type="float" office:value="356.7367">
            <text:p>356.7367</text:p>
          </table:table-cell>
          <table:table-cell office:value-type="string">
            <text:p>23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1693">
            <text:p>353.1693</text:p>
          </table:table-cell>
          <table:table-cell office:value-type="string">
            <text:p>5/23/2016</text:p>
          </table:table-cell>
          <table:table-cell table:number-columns-repeated="2" office:value-type="float" office:value="356.7367">
            <text:p>356.73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56.6763">
            <text:p>356.6763</text:p>
          </table:table-cell>
          <table:table-cell office:value-type="float" office:value="353.1095">
            <text:p>353.1095</text:p>
          </table:table-cell>
          <table:table-cell office:value-type="float" office:value="356.6763">
            <text:p>356.6763</text:p>
          </table:table-cell>
          <table:table-cell office:value-type="string">
            <text:p>24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53.1095">
            <text:p>353.1095</text:p>
          </table:table-cell>
          <table:table-cell office:value-type="string">
            <text:p>5/24/2016</text:p>
          </table:table-cell>
          <table:table-cell table:number-columns-repeated="2" office:value-type="float" office:value="356.6763">
            <text:p>356.67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4.16">
            <text:p>364.16</text:p>
          </table:table-cell>
          <table:table-cell office:value-type="float" office:value="360.5184">
            <text:p>360.5184</text:p>
          </table:table-cell>
          <table:table-cell office:value-type="float" office:value="364.16">
            <text:p>364.16</text:p>
          </table:table-cell>
          <table:table-cell office:value-type="string">
            <text:p>25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0.5184">
            <text:p>360.5184</text:p>
          </table:table-cell>
          <table:table-cell office:value-type="string">
            <text:p>5/25/2016</text:p>
          </table:table-cell>
          <table:table-cell table:number-columns-repeated="2" office:value-type="float" office:value="364.16">
            <text:p>364.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9.1159">
            <text:p>369.1159</text:p>
          </table:table-cell>
          <table:table-cell office:value-type="float" office:value="365.4247">
            <text:p>365.4247</text:p>
          </table:table-cell>
          <table:table-cell office:value-type="float" office:value="369.1159">
            <text:p>369.1159</text:p>
          </table:table-cell>
          <table:table-cell office:value-type="string">
            <text:p>26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5.4247">
            <text:p>365.4247</text:p>
          </table:table-cell>
          <table:table-cell office:value-type="string">
            <text:p>5/26/2016</text:p>
          </table:table-cell>
          <table:table-cell table:number-columns-repeated="2" office:value-type="float" office:value="369.1159">
            <text:p>369.11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2.3222">
            <text:p>372.3222</text:p>
          </table:table-cell>
          <table:table-cell office:value-type="float" office:value="368.599">
            <text:p>368.599</text:p>
          </table:table-cell>
          <table:table-cell office:value-type="float" office:value="372.3222">
            <text:p>372.3222</text:p>
          </table:table-cell>
          <table:table-cell office:value-type="string">
            <text:p>27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8.599">
            <text:p>368.599</text:p>
          </table:table-cell>
          <table:table-cell office:value-type="string">
            <text:p>5/27/2016</text:p>
          </table:table-cell>
          <table:table-cell table:number-columns-repeated="2" office:value-type="float" office:value="372.3222">
            <text:p>372.32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3065">
            <text:p>374.3065</text:p>
          </table:table-cell>
          <table:table-cell office:value-type="float" office:value="370.5634">
            <text:p>370.5634</text:p>
          </table:table-cell>
          <table:table-cell office:value-type="float" office:value="374.3065">
            <text:p>374.3065</text:p>
          </table:table-cell>
          <table:table-cell office:value-type="string">
            <text:p>30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5634">
            <text:p>370.5634</text:p>
          </table:table-cell>
          <table:table-cell office:value-type="string">
            <text:p>5/30/2016</text:p>
          </table:table-cell>
          <table:table-cell table:number-columns-repeated="2" office:value-type="float" office:value="374.3065">
            <text:p>374.30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3548">
            <text:p>374.3548</text:p>
          </table:table-cell>
          <table:table-cell office:value-type="float" office:value="370.6113">
            <text:p>370.6113</text:p>
          </table:table-cell>
          <table:table-cell office:value-type="float" office:value="374.3548">
            <text:p>374.3548</text:p>
          </table:table-cell>
          <table:table-cell office:value-type="string">
            <text:p>31-May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6113">
            <text:p>370.6113</text:p>
          </table:table-cell>
          <table:table-cell office:value-type="string">
            <text:p>5/31/2016</text:p>
          </table:table-cell>
          <table:table-cell table:number-columns-repeated="2" office:value-type="float" office:value="374.3548">
            <text:p>374.35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3.8984">
            <text:p>373.8984</text:p>
          </table:table-cell>
          <table:table-cell office:value-type="float" office:value="370.1594">
            <text:p>370.1594</text:p>
          </table:table-cell>
          <table:table-cell office:value-type="float" office:value="373.8984">
            <text:p>373.8984</text:p>
          </table:table-cell>
          <table:table-cell office:value-type="string">
            <text:p>1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1594">
            <text:p>370.1594</text:p>
          </table:table-cell>
          <table:table-cell office:value-type="string">
            <text:p>6/1/2016</text:p>
          </table:table-cell>
          <table:table-cell table:number-columns-repeated="2" office:value-type="float" office:value="373.8984">
            <text:p>373.89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5.4033">
            <text:p>375.4033</text:p>
          </table:table-cell>
          <table:table-cell office:value-type="float" office:value="371.6493">
            <text:p>371.6493</text:p>
          </table:table-cell>
          <table:table-cell office:value-type="float" office:value="375.4033">
            <text:p>375.4033</text:p>
          </table:table-cell>
          <table:table-cell office:value-type="string">
            <text:p>2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1.6493">
            <text:p>371.6493</text:p>
          </table:table-cell>
          <table:table-cell office:value-type="string">
            <text:p>6/2/2016</text:p>
          </table:table-cell>
          <table:table-cell table:number-columns-repeated="2" office:value-type="float" office:value="375.4033">
            <text:p>375.40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5.5506">
            <text:p>375.5506</text:p>
          </table:table-cell>
          <table:table-cell office:value-type="float" office:value="371.7951">
            <text:p>371.7951</text:p>
          </table:table-cell>
          <table:table-cell office:value-type="float" office:value="375.5506">
            <text:p>375.5506</text:p>
          </table:table-cell>
          <table:table-cell office:value-type="string">
            <text:p>3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1.7951">
            <text:p>371.7951</text:p>
          </table:table-cell>
          <table:table-cell office:value-type="string">
            <text:p>6/3/2016</text:p>
          </table:table-cell>
          <table:table-cell table:number-columns-repeated="2" office:value-type="float" office:value="375.5506">
            <text:p>375.55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8877">
            <text:p>374.8877</text:p>
          </table:table-cell>
          <table:table-cell office:value-type="float" office:value="371.1388">
            <text:p>371.1388</text:p>
          </table:table-cell>
          <table:table-cell office:value-type="float" office:value="374.8877">
            <text:p>374.8877</text:p>
          </table:table-cell>
          <table:table-cell office:value-type="string">
            <text:p>6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1.1388">
            <text:p>371.1388</text:p>
          </table:table-cell>
          <table:table-cell office:value-type="string">
            <text:p>6/6/2016</text:p>
          </table:table-cell>
          <table:table-cell table:number-columns-repeated="2" office:value-type="float" office:value="374.8877">
            <text:p>374.887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6.8742">
            <text:p>376.8742</text:p>
          </table:table-cell>
          <table:table-cell office:value-type="float" office:value="373.1055">
            <text:p>373.1055</text:p>
          </table:table-cell>
          <table:table-cell office:value-type="float" office:value="376.8742">
            <text:p>376.8742</text:p>
          </table:table-cell>
          <table:table-cell office:value-type="string">
            <text:p>7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3.1055">
            <text:p>373.1055</text:p>
          </table:table-cell>
          <table:table-cell office:value-type="string">
            <text:p>6/7/2016</text:p>
          </table:table-cell>
          <table:table-cell table:number-columns-repeated="2" office:value-type="float" office:value="376.8742">
            <text:p>376.87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7.5131">
            <text:p>377.5131</text:p>
          </table:table-cell>
          <table:table-cell office:value-type="float" office:value="373.738">
            <text:p>373.738</text:p>
          </table:table-cell>
          <table:table-cell office:value-type="float" office:value="377.5131">
            <text:p>377.5131</text:p>
          </table:table-cell>
          <table:table-cell office:value-type="string">
            <text:p>8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3.738">
            <text:p>373.738</text:p>
          </table:table-cell>
          <table:table-cell office:value-type="string">
            <text:p>6/8/2016</text:p>
          </table:table-cell>
          <table:table-cell table:number-columns-repeated="2" office:value-type="float" office:value="377.5131">
            <text:p>377.51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5.8533">
            <text:p>375.8533</text:p>
          </table:table-cell>
          <table:table-cell office:value-type="float" office:value="372.0948">
            <text:p>372.0948</text:p>
          </table:table-cell>
          <table:table-cell office:value-type="float" office:value="375.8533">
            <text:p>375.8533</text:p>
          </table:table-cell>
          <table:table-cell office:value-type="string">
            <text:p>9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2.0948">
            <text:p>372.0948</text:p>
          </table:table-cell>
          <table:table-cell office:value-type="string">
            <text:p>6/9/2016</text:p>
          </table:table-cell>
          <table:table-cell table:number-columns-repeated="2" office:value-type="float" office:value="375.8533">
            <text:p>375.85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8215">
            <text:p>374.8215</text:p>
          </table:table-cell>
          <table:table-cell office:value-type="float" office:value="371.0733">
            <text:p>371.0733</text:p>
          </table:table-cell>
          <table:table-cell office:value-type="float" office:value="374.8215">
            <text:p>374.8215</text:p>
          </table:table-cell>
          <table:table-cell office:value-type="string">
            <text:p>10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1.0733">
            <text:p>371.0733</text:p>
          </table:table-cell>
          <table:table-cell office:value-type="string">
            <text:p>6/10/2016</text:p>
          </table:table-cell>
          <table:table-cell table:number-columns-repeated="2" office:value-type="float" office:value="374.8215">
            <text:p>374.82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2.5389">
            <text:p>372.5389</text:p>
          </table:table-cell>
          <table:table-cell office:value-type="float" office:value="368.8135">
            <text:p>368.8135</text:p>
          </table:table-cell>
          <table:table-cell office:value-type="float" office:value="372.5389">
            <text:p>372.5389</text:p>
          </table:table-cell>
          <table:table-cell office:value-type="string">
            <text:p>13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8.8135">
            <text:p>368.8135</text:p>
          </table:table-cell>
          <table:table-cell office:value-type="string">
            <text:p>6/13/2016</text:p>
          </table:table-cell>
          <table:table-cell table:number-columns-repeated="2" office:value-type="float" office:value="372.5389">
            <text:p>372.538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2.2212">
            <text:p>372.2212</text:p>
          </table:table-cell>
          <table:table-cell office:value-type="float" office:value="368.499">
            <text:p>368.499</text:p>
          </table:table-cell>
          <table:table-cell office:value-type="float" office:value="372.2212">
            <text:p>372.2212</text:p>
          </table:table-cell>
          <table:table-cell office:value-type="string">
            <text:p>14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8.499">
            <text:p>368.499</text:p>
          </table:table-cell>
          <table:table-cell office:value-type="string">
            <text:p>6/14/2016</text:p>
          </table:table-cell>
          <table:table-cell table:number-columns-repeated="2" office:value-type="float" office:value="372.2212">
            <text:p>372.22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6.3409">
            <text:p>376.3409</text:p>
          </table:table-cell>
          <table:table-cell office:value-type="float" office:value="372.5775">
            <text:p>372.5775</text:p>
          </table:table-cell>
          <table:table-cell office:value-type="float" office:value="376.3409">
            <text:p>376.3409</text:p>
          </table:table-cell>
          <table:table-cell office:value-type="string">
            <text:p>15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2.5775">
            <text:p>372.5775</text:p>
          </table:table-cell>
          <table:table-cell office:value-type="string">
            <text:p>6/15/2016</text:p>
          </table:table-cell>
          <table:table-cell table:number-columns-repeated="2" office:value-type="float" office:value="376.3409">
            <text:p>376.34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3.4857">
            <text:p>373.4857</text:p>
          </table:table-cell>
          <table:table-cell office:value-type="float" office:value="369.7508">
            <text:p>369.7508</text:p>
          </table:table-cell>
          <table:table-cell office:value-type="float" office:value="373.4857">
            <text:p>373.4857</text:p>
          </table:table-cell>
          <table:table-cell office:value-type="string">
            <text:p>16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9.7508">
            <text:p>369.7508</text:p>
          </table:table-cell>
          <table:table-cell office:value-type="string">
            <text:p>6/16/2016</text:p>
          </table:table-cell>
          <table:table-cell table:number-columns-repeated="2" office:value-type="float" office:value="373.4857">
            <text:p>373.48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5535">
            <text:p>374.5535</text:p>
          </table:table-cell>
          <table:table-cell office:value-type="float" office:value="370.808">
            <text:p>370.808</text:p>
          </table:table-cell>
          <table:table-cell office:value-type="float" office:value="374.5535">
            <text:p>374.5535</text:p>
          </table:table-cell>
          <table:table-cell office:value-type="string">
            <text:p>17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808">
            <text:p>370.808</text:p>
          </table:table-cell>
          <table:table-cell office:value-type="string">
            <text:p>6/17/2016</text:p>
          </table:table-cell>
          <table:table-cell table:number-columns-repeated="2" office:value-type="float" office:value="374.5535">
            <text:p>374.55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7.4009">
            <text:p>377.4009</text:p>
          </table:table-cell>
          <table:table-cell office:value-type="float" office:value="373.6269">
            <text:p>373.6269</text:p>
          </table:table-cell>
          <table:table-cell office:value-type="float" office:value="377.4009">
            <text:p>377.4009</text:p>
          </table:table-cell>
          <table:table-cell office:value-type="string">
            <text:p>20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3.6269">
            <text:p>373.6269</text:p>
          </table:table-cell>
          <table:table-cell office:value-type="string">
            <text:p>6/20/2016</text:p>
          </table:table-cell>
          <table:table-cell table:number-columns-repeated="2" office:value-type="float" office:value="377.4009">
            <text:p>377.400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7.2449">
            <text:p>377.2449</text:p>
          </table:table-cell>
          <table:table-cell office:value-type="float" office:value="373.4725">
            <text:p>373.4725</text:p>
          </table:table-cell>
          <table:table-cell office:value-type="float" office:value="377.2449">
            <text:p>377.2449</text:p>
          </table:table-cell>
          <table:table-cell office:value-type="string">
            <text:p>21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3.4725">
            <text:p>373.4725</text:p>
          </table:table-cell>
          <table:table-cell office:value-type="string">
            <text:p>6/21/2016</text:p>
          </table:table-cell>
          <table:table-cell table:number-columns-repeated="2" office:value-type="float" office:value="377.2449">
            <text:p>377.24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7.3029">
            <text:p>377.3029</text:p>
          </table:table-cell>
          <table:table-cell office:value-type="float" office:value="373.5299">
            <text:p>373.5299</text:p>
          </table:table-cell>
          <table:table-cell office:value-type="float" office:value="377.3029">
            <text:p>377.3029</text:p>
          </table:table-cell>
          <table:table-cell office:value-type="string">
            <text:p>22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3.5299">
            <text:p>373.5299</text:p>
          </table:table-cell>
          <table:table-cell office:value-type="string">
            <text:p>6/22/2016</text:p>
          </table:table-cell>
          <table:table-cell table:number-columns-repeated="2" office:value-type="float" office:value="377.3029">
            <text:p>377.30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0.633">
            <text:p>380.633</text:p>
          </table:table-cell>
          <table:table-cell office:value-type="float" office:value="376.8267">
            <text:p>376.8267</text:p>
          </table:table-cell>
          <table:table-cell office:value-type="float" office:value="380.633">
            <text:p>380.633</text:p>
          </table:table-cell>
          <table:table-cell office:value-type="string">
            <text:p>23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8267">
            <text:p>376.8267</text:p>
          </table:table-cell>
          <table:table-cell office:value-type="string">
            <text:p>6/23/2016</text:p>
          </table:table-cell>
          <table:table-cell table:number-columns-repeated="2" office:value-type="float" office:value="380.633">
            <text:p>380.6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2314">
            <text:p>374.2314</text:p>
          </table:table-cell>
          <table:table-cell office:value-type="float" office:value="370.4891">
            <text:p>370.4891</text:p>
          </table:table-cell>
          <table:table-cell office:value-type="float" office:value="374.2314">
            <text:p>374.2314</text:p>
          </table:table-cell>
          <table:table-cell office:value-type="string">
            <text:p>24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4891">
            <text:p>370.4891</text:p>
          </table:table-cell>
          <table:table-cell office:value-type="string">
            <text:p>6/24/2016</text:p>
          </table:table-cell>
          <table:table-cell table:number-columns-repeated="2" office:value-type="float" office:value="374.2314">
            <text:p>374.23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0588">
            <text:p>374.0588</text:p>
          </table:table-cell>
          <table:table-cell office:value-type="float" office:value="370.3182">
            <text:p>370.3182</text:p>
          </table:table-cell>
          <table:table-cell office:value-type="float" office:value="374.0588">
            <text:p>374.0588</text:p>
          </table:table-cell>
          <table:table-cell office:value-type="string">
            <text:p>27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3182">
            <text:p>370.3182</text:p>
          </table:table-cell>
          <table:table-cell office:value-type="string">
            <text:p>6/27/2016</text:p>
          </table:table-cell>
          <table:table-cell table:number-columns-repeated="2" office:value-type="float" office:value="374.0588">
            <text:p>374.05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4.4063">
            <text:p>374.4063</text:p>
          </table:table-cell>
          <table:table-cell office:value-type="float" office:value="370.6622">
            <text:p>370.6622</text:p>
          </table:table-cell>
          <table:table-cell office:value-type="float" office:value="374.4063">
            <text:p>374.4063</text:p>
          </table:table-cell>
          <table:table-cell office:value-type="string">
            <text:p>28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6622">
            <text:p>370.6622</text:p>
          </table:table-cell>
          <table:table-cell office:value-type="string">
            <text:p>6/28/2016</text:p>
          </table:table-cell>
          <table:table-cell table:number-columns-repeated="2" office:value-type="float" office:value="374.4063">
            <text:p>374.40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7.857">
            <text:p>377.857</text:p>
          </table:table-cell>
          <table:table-cell office:value-type="float" office:value="374.0784">
            <text:p>374.0784</text:p>
          </table:table-cell>
          <table:table-cell office:value-type="float" office:value="377.857">
            <text:p>377.857</text:p>
          </table:table-cell>
          <table:table-cell office:value-type="string">
            <text:p>29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4.0784">
            <text:p>374.0784</text:p>
          </table:table-cell>
          <table:table-cell office:value-type="string">
            <text:p>6/29/2016</text:p>
          </table:table-cell>
          <table:table-cell table:number-columns-repeated="2" office:value-type="float" office:value="377.857">
            <text:p>377.8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2.685">
            <text:p>382.685</text:p>
          </table:table-cell>
          <table:table-cell office:value-type="float" office:value="378.8582">
            <text:p>378.8582</text:p>
          </table:table-cell>
          <table:table-cell office:value-type="float" office:value="382.685">
            <text:p>382.685</text:p>
          </table:table-cell>
          <table:table-cell office:value-type="string">
            <text:p>30-Jun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8.8582">
            <text:p>378.8582</text:p>
          </table:table-cell>
          <table:table-cell office:value-type="string">
            <text:p>6/30/2016</text:p>
          </table:table-cell>
          <table:table-cell table:number-columns-repeated="2" office:value-type="float" office:value="382.685">
            <text:p>382.6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5.301">
            <text:p>385.301</text:p>
          </table:table-cell>
          <table:table-cell office:value-type="float" office:value="381.448">
            <text:p>381.448</text:p>
          </table:table-cell>
          <table:table-cell office:value-type="float" office:value="385.301">
            <text:p>385.301</text:p>
          </table:table-cell>
          <table:table-cell office:value-type="string">
            <text:p>1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1.448">
            <text:p>381.448</text:p>
          </table:table-cell>
          <table:table-cell office:value-type="string">
            <text:p>7/1/2016</text:p>
          </table:table-cell>
          <table:table-cell table:number-columns-repeated="2" office:value-type="float" office:value="385.301">
            <text:p>385.3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7.2531">
            <text:p>387.2531</text:p>
          </table:table-cell>
          <table:table-cell office:value-type="float" office:value="383.3806">
            <text:p>383.3806</text:p>
          </table:table-cell>
          <table:table-cell office:value-type="float" office:value="387.2531">
            <text:p>387.2531</text:p>
          </table:table-cell>
          <table:table-cell office:value-type="string">
            <text:p>4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3.3806">
            <text:p>383.3806</text:p>
          </table:table-cell>
          <table:table-cell office:value-type="string">
            <text:p>7/4/2016</text:p>
          </table:table-cell>
          <table:table-cell table:number-columns-repeated="2" office:value-type="float" office:value="387.2531">
            <text:p>387.253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5.5974">
            <text:p>385.5974</text:p>
          </table:table-cell>
          <table:table-cell office:value-type="float" office:value="381.7414">
            <text:p>381.7414</text:p>
          </table:table-cell>
          <table:table-cell office:value-type="float" office:value="385.5974">
            <text:p>385.5974</text:p>
          </table:table-cell>
          <table:table-cell office:value-type="string">
            <text:p>5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1.7414">
            <text:p>381.7414</text:p>
          </table:table-cell>
          <table:table-cell office:value-type="string">
            <text:p>7/5/2016</text:p>
          </table:table-cell>
          <table:table-cell table:number-columns-repeated="2" office:value-type="float" office:value="385.5974">
            <text:p>385.59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5.3599">
            <text:p>385.3599</text:p>
          </table:table-cell>
          <table:table-cell office:value-type="float" office:value="381.5063">
            <text:p>381.5063</text:p>
          </table:table-cell>
          <table:table-cell office:value-type="float" office:value="385.3599">
            <text:p>385.3599</text:p>
          </table:table-cell>
          <table:table-cell office:value-type="string">
            <text:p>7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1.5063">
            <text:p>381.5063</text:p>
          </table:table-cell>
          <table:table-cell office:value-type="string">
            <text:p>7/7/2016</text:p>
          </table:table-cell>
          <table:table-cell table:number-columns-repeated="2" office:value-type="float" office:value="385.3599">
            <text:p>385.35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5.0854">
            <text:p>385.0854</text:p>
          </table:table-cell>
          <table:table-cell office:value-type="float" office:value="381.2345">
            <text:p>381.2345</text:p>
          </table:table-cell>
          <table:table-cell office:value-type="float" office:value="385.0854">
            <text:p>385.0854</text:p>
          </table:table-cell>
          <table:table-cell office:value-type="string">
            <text:p>8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1.2345">
            <text:p>381.2345</text:p>
          </table:table-cell>
          <table:table-cell office:value-type="string">
            <text:p>7/8/2016</text:p>
          </table:table-cell>
          <table:table-cell table:number-columns-repeated="2" office:value-type="float" office:value="385.0854">
            <text:p>385.08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1.3817">
            <text:p>391.3817</text:p>
          </table:table-cell>
          <table:table-cell office:value-type="float" office:value="387.4679">
            <text:p>387.4679</text:p>
          </table:table-cell>
          <table:table-cell office:value-type="float" office:value="391.3817">
            <text:p>391.3817</text:p>
          </table:table-cell>
          <table:table-cell office:value-type="string">
            <text:p>11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7.4679">
            <text:p>387.4679</text:p>
          </table:table-cell>
          <table:table-cell office:value-type="string">
            <text:p>7/11/2016</text:p>
          </table:table-cell>
          <table:table-cell table:number-columns-repeated="2" office:value-type="float" office:value="391.3817">
            <text:p>391.38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3.4688">
            <text:p>393.4688</text:p>
          </table:table-cell>
          <table:table-cell office:value-type="float" office:value="389.5341">
            <text:p>389.5341</text:p>
          </table:table-cell>
          <table:table-cell office:value-type="float" office:value="393.4688">
            <text:p>393.4688</text:p>
          </table:table-cell>
          <table:table-cell office:value-type="string">
            <text:p>12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9.5341">
            <text:p>389.5341</text:p>
          </table:table-cell>
          <table:table-cell office:value-type="string">
            <text:p>7/12/2016</text:p>
          </table:table-cell>
          <table:table-cell table:number-columns-repeated="2" office:value-type="float" office:value="393.4688">
            <text:p>393.46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2.7171">
            <text:p>392.7171</text:p>
          </table:table-cell>
          <table:table-cell office:value-type="float" office:value="388.7899">
            <text:p>388.7899</text:p>
          </table:table-cell>
          <table:table-cell office:value-type="float" office:value="392.7171">
            <text:p>392.7171</text:p>
          </table:table-cell>
          <table:table-cell office:value-type="string">
            <text:p>13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8.7899">
            <text:p>388.7899</text:p>
          </table:table-cell>
          <table:table-cell office:value-type="string">
            <text:p>7/13/2016</text:p>
          </table:table-cell>
          <table:table-cell table:number-columns-repeated="2" office:value-type="float" office:value="392.7171">
            <text:p>392.71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5.0312">
            <text:p>395.0312</text:p>
          </table:table-cell>
          <table:table-cell office:value-type="float" office:value="391.0809">
            <text:p>391.0809</text:p>
          </table:table-cell>
          <table:table-cell office:value-type="float" office:value="395.0312">
            <text:p>395.0312</text:p>
          </table:table-cell>
          <table:table-cell office:value-type="string">
            <text:p>14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1.0809">
            <text:p>391.0809</text:p>
          </table:table-cell>
          <table:table-cell office:value-type="string">
            <text:p>7/14/2016</text:p>
          </table:table-cell>
          <table:table-cell table:number-columns-repeated="2" office:value-type="float" office:value="395.0312">
            <text:p>395.03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4.8617">
            <text:p>394.8617</text:p>
          </table:table-cell>
          <table:table-cell office:value-type="float" office:value="390.9131">
            <text:p>390.9131</text:p>
          </table:table-cell>
          <table:table-cell office:value-type="float" office:value="394.8617">
            <text:p>394.8617</text:p>
          </table:table-cell>
          <table:table-cell office:value-type="string">
            <text:p>15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0.9131">
            <text:p>390.9131</text:p>
          </table:table-cell>
          <table:table-cell office:value-type="string">
            <text:p>7/15/2016</text:p>
          </table:table-cell>
          <table:table-cell table:number-columns-repeated="2" office:value-type="float" office:value="394.8617">
            <text:p>394.86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3.2284">
            <text:p>393.2284</text:p>
          </table:table-cell>
          <table:table-cell office:value-type="float" office:value="389.2961">
            <text:p>389.2961</text:p>
          </table:table-cell>
          <table:table-cell office:value-type="float" office:value="393.2284">
            <text:p>393.2284</text:p>
          </table:table-cell>
          <table:table-cell office:value-type="string">
            <text:p>18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9.2961">
            <text:p>389.2961</text:p>
          </table:table-cell>
          <table:table-cell office:value-type="string">
            <text:p>7/18/2016</text:p>
          </table:table-cell>
          <table:table-cell table:number-columns-repeated="2" office:value-type="float" office:value="393.2284">
            <text:p>393.22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3.8204">
            <text:p>393.8204</text:p>
          </table:table-cell>
          <table:table-cell office:value-type="float" office:value="389.8822">
            <text:p>389.8822</text:p>
          </table:table-cell>
          <table:table-cell office:value-type="float" office:value="393.8204">
            <text:p>393.8204</text:p>
          </table:table-cell>
          <table:table-cell office:value-type="string">
            <text:p>19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9.8822">
            <text:p>389.8822</text:p>
          </table:table-cell>
          <table:table-cell office:value-type="string">
            <text:p>7/19/2016</text:p>
          </table:table-cell>
          <table:table-cell table:number-columns-repeated="2" office:value-type="float" office:value="393.8204">
            <text:p>393.82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5.9057">
            <text:p>395.9057</text:p>
          </table:table-cell>
          <table:table-cell office:value-type="float" office:value="391.9466">
            <text:p>391.9466</text:p>
          </table:table-cell>
          <table:table-cell office:value-type="float" office:value="395.9057">
            <text:p>395.9057</text:p>
          </table:table-cell>
          <table:table-cell office:value-type="string">
            <text:p>20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1.9466">
            <text:p>391.9466</text:p>
          </table:table-cell>
          <table:table-cell office:value-type="string">
            <text:p>7/20/2016</text:p>
          </table:table-cell>
          <table:table-cell table:number-columns-repeated="2" office:value-type="float" office:value="395.9057">
            <text:p>395.90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4.9759">
            <text:p>394.9759</text:p>
          </table:table-cell>
          <table:table-cell office:value-type="float" office:value="391.0261">
            <text:p>391.0261</text:p>
          </table:table-cell>
          <table:table-cell office:value-type="float" office:value="394.9759">
            <text:p>394.9759</text:p>
          </table:table-cell>
          <table:table-cell office:value-type="string">
            <text:p>21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1.0261">
            <text:p>391.0261</text:p>
          </table:table-cell>
          <table:table-cell office:value-type="string">
            <text:p>7/21/2016</text:p>
          </table:table-cell>
          <table:table-cell table:number-columns-repeated="2" office:value-type="float" office:value="394.9759">
            <text:p>394.97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5.6213">
            <text:p>395.6213</text:p>
          </table:table-cell>
          <table:table-cell office:value-type="float" office:value="391.6651">
            <text:p>391.6651</text:p>
          </table:table-cell>
          <table:table-cell office:value-type="float" office:value="395.6213">
            <text:p>395.6213</text:p>
          </table:table-cell>
          <table:table-cell office:value-type="string">
            <text:p>22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1.6651">
            <text:p>391.6651</text:p>
          </table:table-cell>
          <table:table-cell office:value-type="string">
            <text:p>7/22/2016</text:p>
          </table:table-cell>
          <table:table-cell table:number-columns-repeated="2" office:value-type="float" office:value="395.6213">
            <text:p>395.62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9.3299">
            <text:p>399.3299</text:p>
          </table:table-cell>
          <table:table-cell office:value-type="float" office:value="395.3366">
            <text:p>395.3366</text:p>
          </table:table-cell>
          <table:table-cell office:value-type="float" office:value="399.3299">
            <text:p>399.3299</text:p>
          </table:table-cell>
          <table:table-cell office:value-type="string">
            <text:p>25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5.3366">
            <text:p>395.3366</text:p>
          </table:table-cell>
          <table:table-cell office:value-type="string">
            <text:p>7/25/2016</text:p>
          </table:table-cell>
          <table:table-cell table:number-columns-repeated="2" office:value-type="float" office:value="399.3299">
            <text:p>399.32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7.616">
            <text:p>397.616</text:p>
          </table:table-cell>
          <table:table-cell office:value-type="float" office:value="393.6398">
            <text:p>393.6398</text:p>
          </table:table-cell>
          <table:table-cell office:value-type="float" office:value="397.616">
            <text:p>397.616</text:p>
          </table:table-cell>
          <table:table-cell office:value-type="string">
            <text:p>26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3.6398">
            <text:p>393.6398</text:p>
          </table:table-cell>
          <table:table-cell office:value-type="string">
            <text:p>7/26/2016</text:p>
          </table:table-cell>
          <table:table-cell table:number-columns-repeated="2" office:value-type="float" office:value="397.616">
            <text:p>397.6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7.6596">
            <text:p>397.6596</text:p>
          </table:table-cell>
          <table:table-cell office:value-type="float" office:value="393.683">
            <text:p>393.683</text:p>
          </table:table-cell>
          <table:table-cell office:value-type="float" office:value="397.6596">
            <text:p>397.6596</text:p>
          </table:table-cell>
          <table:table-cell office:value-type="string">
            <text:p>27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3.683">
            <text:p>393.683</text:p>
          </table:table-cell>
          <table:table-cell office:value-type="string">
            <text:p>7/27/2016</text:p>
          </table:table-cell>
          <table:table-cell table:number-columns-repeated="2" office:value-type="float" office:value="397.6596">
            <text:p>397.65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8.5965">
            <text:p>398.5965</text:p>
          </table:table-cell>
          <table:table-cell office:value-type="float" office:value="394.6105">
            <text:p>394.6105</text:p>
          </table:table-cell>
          <table:table-cell office:value-type="float" office:value="398.5965">
            <text:p>398.5965</text:p>
          </table:table-cell>
          <table:table-cell office:value-type="string">
            <text:p>28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4.6105">
            <text:p>394.6105</text:p>
          </table:table-cell>
          <table:table-cell office:value-type="string">
            <text:p>7/28/2016</text:p>
          </table:table-cell>
          <table:table-cell table:number-columns-repeated="2" office:value-type="float" office:value="398.5965">
            <text:p>398.59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7.1099">
            <text:p>397.1099</text:p>
          </table:table-cell>
          <table:table-cell office:value-type="float" office:value="393.1388">
            <text:p>393.1388</text:p>
          </table:table-cell>
          <table:table-cell office:value-type="float" office:value="397.1099">
            <text:p>397.1099</text:p>
          </table:table-cell>
          <table:table-cell office:value-type="string">
            <text:p>29-Jul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3.1388">
            <text:p>393.1388</text:p>
          </table:table-cell>
          <table:table-cell office:value-type="string">
            <text:p>7/29/2016</text:p>
          </table:table-cell>
          <table:table-cell table:number-columns-repeated="2" office:value-type="float" office:value="397.1099">
            <text:p>397.10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6.4397">
            <text:p>396.4397</text:p>
          </table:table-cell>
          <table:table-cell office:value-type="float" office:value="392.4753">
            <text:p>392.4753</text:p>
          </table:table-cell>
          <table:table-cell office:value-type="float" office:value="396.4397">
            <text:p>396.4397</text:p>
          </table:table-cell>
          <table:table-cell office:value-type="string">
            <text:p>1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2.4753">
            <text:p>392.4753</text:p>
          </table:table-cell>
          <table:table-cell office:value-type="string">
            <text:p>8/1/2016</text:p>
          </table:table-cell>
          <table:table-cell table:number-columns-repeated="2" office:value-type="float" office:value="396.4397">
            <text:p>396.43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6.026">
            <text:p>396.026</text:p>
          </table:table-cell>
          <table:table-cell office:value-type="float" office:value="392.0657">
            <text:p>392.0657</text:p>
          </table:table-cell>
          <table:table-cell office:value-type="float" office:value="396.026">
            <text:p>396.026</text:p>
          </table:table-cell>
          <table:table-cell office:value-type="string">
            <text:p>2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2.0657">
            <text:p>392.0657</text:p>
          </table:table-cell>
          <table:table-cell office:value-type="string">
            <text:p>8/2/2016</text:p>
          </table:table-cell>
          <table:table-cell table:number-columns-repeated="2" office:value-type="float" office:value="396.026">
            <text:p>396.0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3.7926">
            <text:p>393.7926</text:p>
          </table:table-cell>
          <table:table-cell office:value-type="float" office:value="389.8547">
            <text:p>389.8547</text:p>
          </table:table-cell>
          <table:table-cell office:value-type="float" office:value="393.7926">
            <text:p>393.7926</text:p>
          </table:table-cell>
          <table:table-cell office:value-type="string">
            <text:p>3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9.8547">
            <text:p>389.8547</text:p>
          </table:table-cell>
          <table:table-cell office:value-type="string">
            <text:p>8/3/2016</text:p>
          </table:table-cell>
          <table:table-cell table:number-columns-repeated="2" office:value-type="float" office:value="393.7926">
            <text:p>393.79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4.7902">
            <text:p>394.7902</text:p>
          </table:table-cell>
          <table:table-cell office:value-type="float" office:value="390.8423">
            <text:p>390.8423</text:p>
          </table:table-cell>
          <table:table-cell office:value-type="float" office:value="394.7902">
            <text:p>394.7902</text:p>
          </table:table-cell>
          <table:table-cell office:value-type="string">
            <text:p>4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0.8423">
            <text:p>390.8423</text:p>
          </table:table-cell>
          <table:table-cell office:value-type="string">
            <text:p>8/4/2016</text:p>
          </table:table-cell>
          <table:table-cell table:number-columns-repeated="2" office:value-type="float" office:value="394.7902">
            <text:p>394.79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4173">
            <text:p>401.4173</text:p>
          </table:table-cell>
          <table:table-cell office:value-type="float" office:value="397.4031">
            <text:p>397.4031</text:p>
          </table:table-cell>
          <table:table-cell office:value-type="float" office:value="401.4173">
            <text:p>401.4173</text:p>
          </table:table-cell>
          <table:table-cell office:value-type="string">
            <text:p>5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4031">
            <text:p>397.4031</text:p>
          </table:table-cell>
          <table:table-cell office:value-type="string">
            <text:p>8/5/2016</text:p>
          </table:table-cell>
          <table:table-cell table:number-columns-repeated="2" office:value-type="float" office:value="401.4173">
            <text:p>401.41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6846">
            <text:p>402.6846</text:p>
          </table:table-cell>
          <table:table-cell office:value-type="float" office:value="398.6578">
            <text:p>398.6578</text:p>
          </table:table-cell>
          <table:table-cell office:value-type="float" office:value="402.6846">
            <text:p>402.6846</text:p>
          </table:table-cell>
          <table:table-cell office:value-type="string">
            <text:p>8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6578">
            <text:p>398.6578</text:p>
          </table:table-cell>
          <table:table-cell office:value-type="string">
            <text:p>8/8/2016</text:p>
          </table:table-cell>
          <table:table-cell table:number-columns-repeated="2" office:value-type="float" office:value="402.6846">
            <text:p>402.684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2011">
            <text:p>401.2011</text:p>
          </table:table-cell>
          <table:table-cell office:value-type="float" office:value="397.1891">
            <text:p>397.1891</text:p>
          </table:table-cell>
          <table:table-cell office:value-type="float" office:value="401.2011">
            <text:p>401.2011</text:p>
          </table:table-cell>
          <table:table-cell office:value-type="string">
            <text:p>9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1891">
            <text:p>397.1891</text:p>
          </table:table-cell>
          <table:table-cell office:value-type="string">
            <text:p>8/9/2016</text:p>
          </table:table-cell>
          <table:table-cell table:number-columns-repeated="2" office:value-type="float" office:value="401.2011">
            <text:p>401.20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5.778">
            <text:p>395.778</text:p>
          </table:table-cell>
          <table:table-cell office:value-type="float" office:value="391.8202">
            <text:p>391.8202</text:p>
          </table:table-cell>
          <table:table-cell office:value-type="float" office:value="395.778">
            <text:p>395.778</text:p>
          </table:table-cell>
          <table:table-cell office:value-type="string">
            <text:p>10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1.8202">
            <text:p>391.8202</text:p>
          </table:table-cell>
          <table:table-cell office:value-type="string">
            <text:p>8/10/2016</text:p>
          </table:table-cell>
          <table:table-cell table:number-columns-repeated="2" office:value-type="float" office:value="395.778">
            <text:p>395.77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5.4338">
            <text:p>395.4338</text:p>
          </table:table-cell>
          <table:table-cell office:value-type="float" office:value="391.4795">
            <text:p>391.4795</text:p>
          </table:table-cell>
          <table:table-cell office:value-type="float" office:value="395.4338">
            <text:p>395.4338</text:p>
          </table:table-cell>
          <table:table-cell office:value-type="string">
            <text:p>11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1.4795">
            <text:p>391.4795</text:p>
          </table:table-cell>
          <table:table-cell office:value-type="string">
            <text:p>8/11/2016</text:p>
          </table:table-cell>
          <table:table-cell table:number-columns-repeated="2" office:value-type="float" office:value="395.4338">
            <text:p>395.43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7.6453">
            <text:p>397.6453</text:p>
          </table:table-cell>
          <table:table-cell office:value-type="float" office:value="393.6688">
            <text:p>393.6688</text:p>
          </table:table-cell>
          <table:table-cell office:value-type="float" office:value="397.6453">
            <text:p>397.6453</text:p>
          </table:table-cell>
          <table:table-cell office:value-type="string">
            <text:p>12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3.6688">
            <text:p>393.6688</text:p>
          </table:table-cell>
          <table:table-cell office:value-type="string">
            <text:p>8/12/2016</text:p>
          </table:table-cell>
          <table:table-cell table:number-columns-repeated="2" office:value-type="float" office:value="397.6453">
            <text:p>397.64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6.7549">
            <text:p>396.7549</text:p>
          </table:table-cell>
          <table:table-cell office:value-type="float" office:value="392.7874">
            <text:p>392.7874</text:p>
          </table:table-cell>
          <table:table-cell office:value-type="float" office:value="396.7549">
            <text:p>396.7549</text:p>
          </table:table-cell>
          <table:table-cell office:value-type="string">
            <text:p>16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2.7874">
            <text:p>392.7874</text:p>
          </table:table-cell>
          <table:table-cell office:value-type="string">
            <text:p>8/16/2016</text:p>
          </table:table-cell>
          <table:table-cell table:number-columns-repeated="2" office:value-type="float" office:value="396.7549">
            <text:p>396.75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6.9254">
            <text:p>396.9254</text:p>
          </table:table-cell>
          <table:table-cell office:value-type="float" office:value="392.9561">
            <text:p>392.9561</text:p>
          </table:table-cell>
          <table:table-cell office:value-type="float" office:value="396.9254">
            <text:p>396.9254</text:p>
          </table:table-cell>
          <table:table-cell office:value-type="string">
            <text:p>17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2.9561">
            <text:p>392.9561</text:p>
          </table:table-cell>
          <table:table-cell office:value-type="string">
            <text:p>8/17/2016</text:p>
          </table:table-cell>
          <table:table-cell table:number-columns-repeated="2" office:value-type="float" office:value="396.9254">
            <text:p>396.92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0.1755">
            <text:p>400.1755</text:p>
          </table:table-cell>
          <table:table-cell office:value-type="float" office:value="396.1737">
            <text:p>396.1737</text:p>
          </table:table-cell>
          <table:table-cell office:value-type="float" office:value="400.1755">
            <text:p>400.1755</text:p>
          </table:table-cell>
          <table:table-cell office:value-type="string">
            <text:p>18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6.1737">
            <text:p>396.1737</text:p>
          </table:table-cell>
          <table:table-cell office:value-type="string">
            <text:p>8/18/2016</text:p>
          </table:table-cell>
          <table:table-cell table:number-columns-repeated="2" office:value-type="float" office:value="400.1755">
            <text:p>400.17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0.432">
            <text:p>400.432</text:p>
          </table:table-cell>
          <table:table-cell office:value-type="float" office:value="396.4277">
            <text:p>396.4277</text:p>
          </table:table-cell>
          <table:table-cell office:value-type="float" office:value="400.432">
            <text:p>400.432</text:p>
          </table:table-cell>
          <table:table-cell office:value-type="string">
            <text:p>19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6.4277">
            <text:p>396.4277</text:p>
          </table:table-cell>
          <table:table-cell office:value-type="string">
            <text:p>8/19/2016</text:p>
          </table:table-cell>
          <table:table-cell table:number-columns-repeated="2" office:value-type="float" office:value="400.432">
            <text:p>400.4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8.5119">
            <text:p>398.5119</text:p>
          </table:table-cell>
          <table:table-cell office:value-type="float" office:value="394.5268">
            <text:p>394.5268</text:p>
          </table:table-cell>
          <table:table-cell office:value-type="float" office:value="398.5119">
            <text:p>398.5119</text:p>
          </table:table-cell>
          <table:table-cell office:value-type="string">
            <text:p>22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4.5268">
            <text:p>394.5268</text:p>
          </table:table-cell>
          <table:table-cell office:value-type="string">
            <text:p>8/22/2016</text:p>
          </table:table-cell>
          <table:table-cell table:number-columns-repeated="2" office:value-type="float" office:value="398.5119">
            <text:p>398.51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9.0312">
            <text:p>399.0312</text:p>
          </table:table-cell>
          <table:table-cell office:value-type="float" office:value="395.0409">
            <text:p>395.0409</text:p>
          </table:table-cell>
          <table:table-cell office:value-type="float" office:value="399.0312">
            <text:p>399.0312</text:p>
          </table:table-cell>
          <table:table-cell office:value-type="string">
            <text:p>23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5.0409">
            <text:p>395.0409</text:p>
          </table:table-cell>
          <table:table-cell office:value-type="string">
            <text:p>8/23/2016</text:p>
          </table:table-cell>
          <table:table-cell table:number-columns-repeated="2" office:value-type="float" office:value="399.0312">
            <text:p>399.03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9.5352">
            <text:p>399.5352</text:p>
          </table:table-cell>
          <table:table-cell office:value-type="float" office:value="395.5398">
            <text:p>395.5398</text:p>
          </table:table-cell>
          <table:table-cell office:value-type="float" office:value="399.5352">
            <text:p>399.5352</text:p>
          </table:table-cell>
          <table:table-cell office:value-type="string">
            <text:p>24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5.5398">
            <text:p>395.5398</text:p>
          </table:table-cell>
          <table:table-cell office:value-type="string">
            <text:p>8/24/2016</text:p>
          </table:table-cell>
          <table:table-cell table:number-columns-repeated="2" office:value-type="float" office:value="399.5352">
            <text:p>399.53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7.6035">
            <text:p>397.6035</text:p>
          </table:table-cell>
          <table:table-cell office:value-type="float" office:value="393.6275">
            <text:p>393.6275</text:p>
          </table:table-cell>
          <table:table-cell office:value-type="float" office:value="397.6035">
            <text:p>397.6035</text:p>
          </table:table-cell>
          <table:table-cell office:value-type="string">
            <text:p>25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3.6275">
            <text:p>393.6275</text:p>
          </table:table-cell>
          <table:table-cell office:value-type="string">
            <text:p>8/25/2016</text:p>
          </table:table-cell>
          <table:table-cell table:number-columns-repeated="2" office:value-type="float" office:value="397.6035">
            <text:p>397.60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6.0578">
            <text:p>396.0578</text:p>
          </table:table-cell>
          <table:table-cell office:value-type="float" office:value="392.0972">
            <text:p>392.0972</text:p>
          </table:table-cell>
          <table:table-cell office:value-type="float" office:value="396.0578">
            <text:p>396.0578</text:p>
          </table:table-cell>
          <table:table-cell office:value-type="string">
            <text:p>26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2.0972">
            <text:p>392.0972</text:p>
          </table:table-cell>
          <table:table-cell office:value-type="string">
            <text:p>8/26/2016</text:p>
          </table:table-cell>
          <table:table-cell table:number-columns-repeated="2" office:value-type="float" office:value="396.0578">
            <text:p>396.057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7.2694">
            <text:p>397.2694</text:p>
          </table:table-cell>
          <table:table-cell office:value-type="float" office:value="393.2967">
            <text:p>393.2967</text:p>
          </table:table-cell>
          <table:table-cell office:value-type="float" office:value="397.2694">
            <text:p>397.2694</text:p>
          </table:table-cell>
          <table:table-cell office:value-type="string">
            <text:p>29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3.2967">
            <text:p>393.2967</text:p>
          </table:table-cell>
          <table:table-cell office:value-type="string">
            <text:p>8/29/2016</text:p>
          </table:table-cell>
          <table:table-cell table:number-columns-repeated="2" office:value-type="float" office:value="397.2694">
            <text:p>397.26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3381">
            <text:p>402.3381</text:p>
          </table:table-cell>
          <table:table-cell office:value-type="float" office:value="398.3147">
            <text:p>398.3147</text:p>
          </table:table-cell>
          <table:table-cell office:value-type="float" office:value="402.3381">
            <text:p>402.3381</text:p>
          </table:table-cell>
          <table:table-cell office:value-type="string">
            <text:p>30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3147">
            <text:p>398.3147</text:p>
          </table:table-cell>
          <table:table-cell office:value-type="string">
            <text:p>8/30/2016</text:p>
          </table:table-cell>
          <table:table-cell table:number-columns-repeated="2" office:value-type="float" office:value="402.3381">
            <text:p>402.33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4.5074">
            <text:p>404.5074</text:p>
          </table:table-cell>
          <table:table-cell office:value-type="float" office:value="400.4623">
            <text:p>400.4623</text:p>
          </table:table-cell>
          <table:table-cell office:value-type="float" office:value="404.5074">
            <text:p>404.5074</text:p>
          </table:table-cell>
          <table:table-cell office:value-type="string">
            <text:p>31-Aug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0.4623">
            <text:p>400.4623</text:p>
          </table:table-cell>
          <table:table-cell office:value-type="string">
            <text:p>8/31/2016</text:p>
          </table:table-cell>
          <table:table-cell table:number-columns-repeated="2" office:value-type="float" office:value="404.5074">
            <text:p>404.50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8755">
            <text:p>402.8755</text:p>
          </table:table-cell>
          <table:table-cell office:value-type="float" office:value="398.8467">
            <text:p>398.8467</text:p>
          </table:table-cell>
          <table:table-cell office:value-type="float" office:value="402.8755">
            <text:p>402.8755</text:p>
          </table:table-cell>
          <table:table-cell office:value-type="string">
            <text:p>1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8467">
            <text:p>398.8467</text:p>
          </table:table-cell>
          <table:table-cell office:value-type="string">
            <text:p>9/1/2016</text:p>
          </table:table-cell>
          <table:table-cell table:number-columns-repeated="2" office:value-type="float" office:value="402.8755">
            <text:p>402.87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4.5708">
            <text:p>404.5708</text:p>
          </table:table-cell>
          <table:table-cell office:value-type="float" office:value="400.5251">
            <text:p>400.5251</text:p>
          </table:table-cell>
          <table:table-cell office:value-type="float" office:value="404.5708">
            <text:p>404.5708</text:p>
          </table:table-cell>
          <table:table-cell office:value-type="string">
            <text:p>2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0.5251">
            <text:p>400.5251</text:p>
          </table:table-cell>
          <table:table-cell office:value-type="string">
            <text:p>9/2/2016</text:p>
          </table:table-cell>
          <table:table-cell table:number-columns-repeated="2" office:value-type="float" office:value="404.5708">
            <text:p>404.570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0.4642">
            <text:p>410.4642</text:p>
          </table:table-cell>
          <table:table-cell office:value-type="float" office:value="406.3596">
            <text:p>406.3596</text:p>
          </table:table-cell>
          <table:table-cell office:value-type="float" office:value="410.4642">
            <text:p>410.4642</text:p>
          </table:table-cell>
          <table:table-cell office:value-type="string">
            <text:p>6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6.3596">
            <text:p>406.3596</text:p>
          </table:table-cell>
          <table:table-cell office:value-type="string">
            <text:p>9/6/2016</text:p>
          </table:table-cell>
          <table:table-cell table:number-columns-repeated="2" office:value-type="float" office:value="410.4642">
            <text:p>410.46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9.7787">
            <text:p>409.7787</text:p>
          </table:table-cell>
          <table:table-cell office:value-type="float" office:value="405.6809">
            <text:p>405.6809</text:p>
          </table:table-cell>
          <table:table-cell office:value-type="float" office:value="409.7787">
            <text:p>409.7787</text:p>
          </table:table-cell>
          <table:table-cell office:value-type="string">
            <text:p>7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5.6809">
            <text:p>405.6809</text:p>
          </table:table-cell>
          <table:table-cell office:value-type="string">
            <text:p>9/7/2016</text:p>
          </table:table-cell>
          <table:table-cell table:number-columns-repeated="2" office:value-type="float" office:value="409.7787">
            <text:p>409.77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0.8264">
            <text:p>410.8264</text:p>
          </table:table-cell>
          <table:table-cell office:value-type="float" office:value="406.7181">
            <text:p>406.7181</text:p>
          </table:table-cell>
          <table:table-cell office:value-type="float" office:value="410.8264">
            <text:p>410.8264</text:p>
          </table:table-cell>
          <table:table-cell office:value-type="string">
            <text:p>8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6.7181">
            <text:p>406.7181</text:p>
          </table:table-cell>
          <table:table-cell office:value-type="string">
            <text:p>9/8/2016</text:p>
          </table:table-cell>
          <table:table-cell table:number-columns-repeated="2" office:value-type="float" office:value="410.8264">
            <text:p>410.82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7.4011">
            <text:p>407.4011</text:p>
          </table:table-cell>
          <table:table-cell office:value-type="float" office:value="403.3271">
            <text:p>403.3271</text:p>
          </table:table-cell>
          <table:table-cell office:value-type="float" office:value="407.4011">
            <text:p>407.4011</text:p>
          </table:table-cell>
          <table:table-cell office:value-type="string">
            <text:p>9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3.3271">
            <text:p>403.3271</text:p>
          </table:table-cell>
          <table:table-cell office:value-type="string">
            <text:p>9/9/2016</text:p>
          </table:table-cell>
          <table:table-cell table:number-columns-repeated="2" office:value-type="float" office:value="407.4011">
            <text:p>407.40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0.3591">
            <text:p>400.3591</text:p>
          </table:table-cell>
          <table:table-cell office:value-type="float" office:value="396.3555">
            <text:p>396.3555</text:p>
          </table:table-cell>
          <table:table-cell office:value-type="float" office:value="400.3591">
            <text:p>400.3591</text:p>
          </table:table-cell>
          <table:table-cell office:value-type="string">
            <text:p>12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6.3555">
            <text:p>396.3555</text:p>
          </table:table-cell>
          <table:table-cell office:value-type="string">
            <text:p>9/12/2016</text:p>
          </table:table-cell>
          <table:table-cell table:number-columns-repeated="2" office:value-type="float" office:value="400.3591">
            <text:p>400.35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8687">
            <text:p>401.8687</text:p>
          </table:table-cell>
          <table:table-cell office:value-type="float" office:value="397.85">
            <text:p>397.85</text:p>
          </table:table-cell>
          <table:table-cell office:value-type="float" office:value="401.8687">
            <text:p>401.8687</text:p>
          </table:table-cell>
          <table:table-cell office:value-type="string">
            <text:p>14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85">
            <text:p>397.85</text:p>
          </table:table-cell>
          <table:table-cell office:value-type="string">
            <text:p>9/14/2016</text:p>
          </table:table-cell>
          <table:table-cell table:number-columns-repeated="2" office:value-type="float" office:value="401.8687">
            <text:p>401.86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0.8098">
            <text:p>400.8098</text:p>
          </table:table-cell>
          <table:table-cell office:value-type="float" office:value="396.8017">
            <text:p>396.8017</text:p>
          </table:table-cell>
          <table:table-cell office:value-type="float" office:value="400.8098">
            <text:p>400.8098</text:p>
          </table:table-cell>
          <table:table-cell office:value-type="string">
            <text:p>15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6.8017">
            <text:p>396.8017</text:p>
          </table:table-cell>
          <table:table-cell office:value-type="string">
            <text:p>9/15/2016</text:p>
          </table:table-cell>
          <table:table-cell table:number-columns-repeated="2" office:value-type="float" office:value="400.8098">
            <text:p>400.80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7628">
            <text:p>401.7628</text:p>
          </table:table-cell>
          <table:table-cell office:value-type="float" office:value="397.7452">
            <text:p>397.7452</text:p>
          </table:table-cell>
          <table:table-cell office:value-type="float" office:value="401.7628">
            <text:p>401.7628</text:p>
          </table:table-cell>
          <table:table-cell office:value-type="string">
            <text:p>16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7452">
            <text:p>397.7452</text:p>
          </table:table-cell>
          <table:table-cell office:value-type="string">
            <text:p>9/16/2016</text:p>
          </table:table-cell>
          <table:table-cell table:number-columns-repeated="2" office:value-type="float" office:value="401.7628">
            <text:p>401.76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3.4379">
            <text:p>403.4379</text:p>
          </table:table-cell>
          <table:table-cell office:value-type="float" office:value="399.4035">
            <text:p>399.4035</text:p>
          </table:table-cell>
          <table:table-cell office:value-type="float" office:value="403.4379">
            <text:p>403.4379</text:p>
          </table:table-cell>
          <table:table-cell office:value-type="string">
            <text:p>19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9.4035">
            <text:p>399.4035</text:p>
          </table:table-cell>
          <table:table-cell office:value-type="string">
            <text:p>9/19/2016</text:p>
          </table:table-cell>
          <table:table-cell table:number-columns-repeated="2" office:value-type="float" office:value="403.4379">
            <text:p>403.43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3281">
            <text:p>402.3281</text:p>
          </table:table-cell>
          <table:table-cell office:value-type="float" office:value="398.3048">
            <text:p>398.3048</text:p>
          </table:table-cell>
          <table:table-cell office:value-type="float" office:value="402.3281">
            <text:p>402.3281</text:p>
          </table:table-cell>
          <table:table-cell office:value-type="string">
            <text:p>20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3048">
            <text:p>398.3048</text:p>
          </table:table-cell>
          <table:table-cell office:value-type="string">
            <text:p>9/20/2016</text:p>
          </table:table-cell>
          <table:table-cell table:number-columns-repeated="2" office:value-type="float" office:value="402.3281">
            <text:p>402.32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8758">
            <text:p>401.8758</text:p>
          </table:table-cell>
          <table:table-cell office:value-type="float" office:value="397.857">
            <text:p>397.857</text:p>
          </table:table-cell>
          <table:table-cell office:value-type="float" office:value="401.8758">
            <text:p>401.8758</text:p>
          </table:table-cell>
          <table:table-cell office:value-type="string">
            <text:p>21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857">
            <text:p>397.857</text:p>
          </table:table-cell>
          <table:table-cell office:value-type="string">
            <text:p>9/21/2016</text:p>
          </table:table-cell>
          <table:table-cell table:number-columns-repeated="2" office:value-type="float" office:value="401.8758">
            <text:p>401.875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5.8126">
            <text:p>405.8126</text:p>
          </table:table-cell>
          <table:table-cell office:value-type="float" office:value="401.7545">
            <text:p>401.7545</text:p>
          </table:table-cell>
          <table:table-cell office:value-type="float" office:value="405.8126">
            <text:p>405.8126</text:p>
          </table:table-cell>
          <table:table-cell office:value-type="string">
            <text:p>22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1.7545">
            <text:p>401.7545</text:p>
          </table:table-cell>
          <table:table-cell office:value-type="string">
            <text:p>9/22/2016</text:p>
          </table:table-cell>
          <table:table-cell table:number-columns-repeated="2" office:value-type="float" office:value="405.8126">
            <text:p>405.81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4.6686">
            <text:p>404.6686</text:p>
          </table:table-cell>
          <table:table-cell office:value-type="float" office:value="400.6219">
            <text:p>400.6219</text:p>
          </table:table-cell>
          <table:table-cell office:value-type="float" office:value="404.6686">
            <text:p>404.6686</text:p>
          </table:table-cell>
          <table:table-cell office:value-type="string">
            <text:p>23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0.6219">
            <text:p>400.6219</text:p>
          </table:table-cell>
          <table:table-cell office:value-type="string">
            <text:p>9/23/2016</text:p>
          </table:table-cell>
          <table:table-cell table:number-columns-repeated="2" office:value-type="float" office:value="404.6686">
            <text:p>404.668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0.747">
            <text:p>400.747</text:p>
          </table:table-cell>
          <table:table-cell office:value-type="float" office:value="396.7395">
            <text:p>396.7395</text:p>
          </table:table-cell>
          <table:table-cell office:value-type="float" office:value="400.747">
            <text:p>400.747</text:p>
          </table:table-cell>
          <table:table-cell office:value-type="string">
            <text:p>26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6.7395">
            <text:p>396.7395</text:p>
          </table:table-cell>
          <table:table-cell office:value-type="string">
            <text:p>9/26/2016</text:p>
          </table:table-cell>
          <table:table-cell table:number-columns-repeated="2" office:value-type="float" office:value="400.747">
            <text:p>400.7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9.8002">
            <text:p>399.8002</text:p>
          </table:table-cell>
          <table:table-cell office:value-type="float" office:value="395.8022">
            <text:p>395.8022</text:p>
          </table:table-cell>
          <table:table-cell office:value-type="float" office:value="399.8002">
            <text:p>399.8002</text:p>
          </table:table-cell>
          <table:table-cell office:value-type="string">
            <text:p>27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5.8022">
            <text:p>395.8022</text:p>
          </table:table-cell>
          <table:table-cell office:value-type="string">
            <text:p>9/27/2016</text:p>
          </table:table-cell>
          <table:table-cell table:number-columns-repeated="2" office:value-type="float" office:value="399.8002">
            <text:p>399.80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0666">
            <text:p>402.0666</text:p>
          </table:table-cell>
          <table:table-cell office:value-type="float" office:value="398.0459">
            <text:p>398.0459</text:p>
          </table:table-cell>
          <table:table-cell office:value-type="float" office:value="402.0666">
            <text:p>402.0666</text:p>
          </table:table-cell>
          <table:table-cell office:value-type="string">
            <text:p>28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0459">
            <text:p>398.0459</text:p>
          </table:table-cell>
          <table:table-cell office:value-type="string">
            <text:p>9/28/2016</text:p>
          </table:table-cell>
          <table:table-cell table:number-columns-repeated="2" office:value-type="float" office:value="402.0666">
            <text:p>402.066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4.9224">
            <text:p>394.9224</text:p>
          </table:table-cell>
          <table:table-cell office:value-type="float" office:value="390.9732">
            <text:p>390.9732</text:p>
          </table:table-cell>
          <table:table-cell office:value-type="float" office:value="394.9224">
            <text:p>394.9224</text:p>
          </table:table-cell>
          <table:table-cell office:value-type="string">
            <text:p>29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0.9732">
            <text:p>390.9732</text:p>
          </table:table-cell>
          <table:table-cell office:value-type="string">
            <text:p>9/29/2016</text:p>
          </table:table-cell>
          <table:table-cell table:number-columns-repeated="2" office:value-type="float" office:value="394.9224">
            <text:p>394.92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7.2681">
            <text:p>397.2681</text:p>
          </table:table-cell>
          <table:table-cell office:value-type="float" office:value="393.2954">
            <text:p>393.2954</text:p>
          </table:table-cell>
          <table:table-cell office:value-type="float" office:value="397.2681">
            <text:p>397.2681</text:p>
          </table:table-cell>
          <table:table-cell office:value-type="string">
            <text:p>30-Sep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3.2954">
            <text:p>393.2954</text:p>
          </table:table-cell>
          <table:table-cell office:value-type="string">
            <text:p>9/30/2016</text:p>
          </table:table-cell>
          <table:table-cell table:number-columns-repeated="2" office:value-type="float" office:value="397.2681">
            <text:p>397.26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0317">
            <text:p>401.0317</text:p>
          </table:table-cell>
          <table:table-cell office:value-type="float" office:value="397.0214">
            <text:p>397.0214</text:p>
          </table:table-cell>
          <table:table-cell office:value-type="float" office:value="401.0317">
            <text:p>401.0317</text:p>
          </table:table-cell>
          <table:table-cell office:value-type="string">
            <text:p>3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0214">
            <text:p>397.0214</text:p>
          </table:table-cell>
          <table:table-cell office:value-type="string">
            <text:p>10/3/2016</text:p>
          </table:table-cell>
          <table:table-cell table:number-columns-repeated="2" office:value-type="float" office:value="401.0317">
            <text:p>401.03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3.6599">
            <text:p>403.6599</text:p>
          </table:table-cell>
          <table:table-cell office:value-type="float" office:value="399.6233">
            <text:p>399.6233</text:p>
          </table:table-cell>
          <table:table-cell office:value-type="float" office:value="403.6599">
            <text:p>403.6599</text:p>
          </table:table-cell>
          <table:table-cell office:value-type="string">
            <text:p>4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9.6233">
            <text:p>399.6233</text:p>
          </table:table-cell>
          <table:table-cell office:value-type="string">
            <text:p>10/4/2016</text:p>
          </table:table-cell>
          <table:table-cell table:number-columns-repeated="2" office:value-type="float" office:value="403.6599">
            <text:p>403.65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7097">
            <text:p>402.7097</text:p>
          </table:table-cell>
          <table:table-cell office:value-type="float" office:value="398.6826">
            <text:p>398.6826</text:p>
          </table:table-cell>
          <table:table-cell office:value-type="float" office:value="402.7097">
            <text:p>402.7097</text:p>
          </table:table-cell>
          <table:table-cell office:value-type="string">
            <text:p>5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6826">
            <text:p>398.6826</text:p>
          </table:table-cell>
          <table:table-cell office:value-type="string">
            <text:p>10/5/2016</text:p>
          </table:table-cell>
          <table:table-cell table:number-columns-repeated="2" office:value-type="float" office:value="402.7097">
            <text:p>402.70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5503">
            <text:p>401.5503</text:p>
          </table:table-cell>
          <table:table-cell office:value-type="float" office:value="397.5348">
            <text:p>397.5348</text:p>
          </table:table-cell>
          <table:table-cell office:value-type="float" office:value="401.5503">
            <text:p>401.5503</text:p>
          </table:table-cell>
          <table:table-cell office:value-type="string">
            <text:p>6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5348">
            <text:p>397.5348</text:p>
          </table:table-cell>
          <table:table-cell office:value-type="string">
            <text:p>10/6/2016</text:p>
          </table:table-cell>
          <table:table-cell table:number-columns-repeated="2" office:value-type="float" office:value="401.5503">
            <text:p>401.55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4332">
            <text:p>401.4332</text:p>
          </table:table-cell>
          <table:table-cell office:value-type="float" office:value="397.4189">
            <text:p>397.4189</text:p>
          </table:table-cell>
          <table:table-cell office:value-type="float" office:value="401.4332">
            <text:p>401.4332</text:p>
          </table:table-cell>
          <table:table-cell office:value-type="string">
            <text:p>7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4189">
            <text:p>397.4189</text:p>
          </table:table-cell>
          <table:table-cell office:value-type="string">
            <text:p>10/7/2016</text:p>
          </table:table-cell>
          <table:table-cell table:number-columns-repeated="2" office:value-type="float" office:value="401.4332">
            <text:p>401.43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4015">
            <text:p>401.4015</text:p>
          </table:table-cell>
          <table:table-cell office:value-type="float" office:value="397.3875">
            <text:p>397.3875</text:p>
          </table:table-cell>
          <table:table-cell office:value-type="float" office:value="401.4015">
            <text:p>401.4015</text:p>
          </table:table-cell>
          <table:table-cell office:value-type="string">
            <text:p>10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3875">
            <text:p>397.3875</text:p>
          </table:table-cell>
          <table:table-cell office:value-type="string">
            <text:p>10/10/2016</text:p>
          </table:table-cell>
          <table:table-cell table:number-columns-repeated="2" office:value-type="float" office:value="401.4015">
            <text:p>401.40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6.3973">
            <text:p>396.3973</text:p>
          </table:table-cell>
          <table:table-cell office:value-type="float" office:value="392.4333">
            <text:p>392.4333</text:p>
          </table:table-cell>
          <table:table-cell office:value-type="float" office:value="396.3973">
            <text:p>396.3973</text:p>
          </table:table-cell>
          <table:table-cell office:value-type="string">
            <text:p>13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2.4333">
            <text:p>392.4333</text:p>
          </table:table-cell>
          <table:table-cell office:value-type="string">
            <text:p>10/13/2016</text:p>
          </table:table-cell>
          <table:table-cell table:number-columns-repeated="2" office:value-type="float" office:value="396.3973">
            <text:p>396.39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7.891">
            <text:p>397.891</text:p>
          </table:table-cell>
          <table:table-cell office:value-type="float" office:value="393.9121">
            <text:p>393.9121</text:p>
          </table:table-cell>
          <table:table-cell office:value-type="float" office:value="397.891">
            <text:p>397.891</text:p>
          </table:table-cell>
          <table:table-cell office:value-type="string">
            <text:p>14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3.9121">
            <text:p>393.9121</text:p>
          </table:table-cell>
          <table:table-cell office:value-type="string">
            <text:p>10/14/2016</text:p>
          </table:table-cell>
          <table:table-cell table:number-columns-repeated="2" office:value-type="float" office:value="397.891">
            <text:p>397.8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4.7615">
            <text:p>394.7615</text:p>
          </table:table-cell>
          <table:table-cell office:value-type="float" office:value="390.8139">
            <text:p>390.8139</text:p>
          </table:table-cell>
          <table:table-cell office:value-type="float" office:value="394.7615">
            <text:p>394.7615</text:p>
          </table:table-cell>
          <table:table-cell office:value-type="string">
            <text:p>17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0.8139">
            <text:p>390.8139</text:p>
          </table:table-cell>
          <table:table-cell office:value-type="string">
            <text:p>10/17/2016</text:p>
          </table:table-cell>
          <table:table-cell table:number-columns-repeated="2" office:value-type="float" office:value="394.7615">
            <text:p>394.76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0.1832">
            <text:p>400.1832</text:p>
          </table:table-cell>
          <table:table-cell office:value-type="float" office:value="396.1814">
            <text:p>396.1814</text:p>
          </table:table-cell>
          <table:table-cell office:value-type="float" office:value="400.1832">
            <text:p>400.1832</text:p>
          </table:table-cell>
          <table:table-cell office:value-type="string">
            <text:p>18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6.1814">
            <text:p>396.1814</text:p>
          </table:table-cell>
          <table:table-cell office:value-type="string">
            <text:p>10/18/2016</text:p>
          </table:table-cell>
          <table:table-cell table:number-columns-repeated="2" office:value-type="float" office:value="400.1832">
            <text:p>400.18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0.1759">
            <text:p>400.1759</text:p>
          </table:table-cell>
          <table:table-cell office:value-type="float" office:value="396.1741">
            <text:p>396.1741</text:p>
          </table:table-cell>
          <table:table-cell office:value-type="float" office:value="400.1759">
            <text:p>400.1759</text:p>
          </table:table-cell>
          <table:table-cell office:value-type="string">
            <text:p>19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6.1741">
            <text:p>396.1741</text:p>
          </table:table-cell>
          <table:table-cell office:value-type="string">
            <text:p>10/19/2016</text:p>
          </table:table-cell>
          <table:table-cell table:number-columns-repeated="2" office:value-type="float" office:value="400.1759">
            <text:p>400.17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5869">
            <text:p>401.5869</text:p>
          </table:table-cell>
          <table:table-cell office:value-type="float" office:value="397.571">
            <text:p>397.571</text:p>
          </table:table-cell>
          <table:table-cell office:value-type="float" office:value="401.5869">
            <text:p>401.5869</text:p>
          </table:table-cell>
          <table:table-cell office:value-type="string">
            <text:p>20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571">
            <text:p>397.571</text:p>
          </table:table-cell>
          <table:table-cell office:value-type="string">
            <text:p>10/20/2016</text:p>
          </table:table-cell>
          <table:table-cell table:number-columns-repeated="2" office:value-type="float" office:value="401.5869">
            <text:p>401.58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3241">
            <text:p>402.3241</text:p>
          </table:table-cell>
          <table:table-cell office:value-type="float" office:value="398.3009">
            <text:p>398.3009</text:p>
          </table:table-cell>
          <table:table-cell office:value-type="float" office:value="402.3241">
            <text:p>402.3241</text:p>
          </table:table-cell>
          <table:table-cell office:value-type="string">
            <text:p>21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3009">
            <text:p>398.3009</text:p>
          </table:table-cell>
          <table:table-cell office:value-type="string">
            <text:p>10/21/2016</text:p>
          </table:table-cell>
          <table:table-cell table:number-columns-repeated="2" office:value-type="float" office:value="402.3241">
            <text:p>402.32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6674">
            <text:p>402.6674</text:p>
          </table:table-cell>
          <table:table-cell office:value-type="float" office:value="398.6407">
            <text:p>398.6407</text:p>
          </table:table-cell>
          <table:table-cell office:value-type="float" office:value="402.6674">
            <text:p>402.6674</text:p>
          </table:table-cell>
          <table:table-cell office:value-type="string">
            <text:p>24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6407">
            <text:p>398.6407</text:p>
          </table:table-cell>
          <table:table-cell office:value-type="string">
            <text:p>10/24/2016</text:p>
          </table:table-cell>
          <table:table-cell table:number-columns-repeated="2" office:value-type="float" office:value="402.6674">
            <text:p>402.66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9298">
            <text:p>402.9298</text:p>
          </table:table-cell>
          <table:table-cell office:value-type="float" office:value="398.9005">
            <text:p>398.9005</text:p>
          </table:table-cell>
          <table:table-cell office:value-type="float" office:value="402.9298">
            <text:p>402.9298</text:p>
          </table:table-cell>
          <table:table-cell office:value-type="string">
            <text:p>25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9005">
            <text:p>398.9005</text:p>
          </table:table-cell>
          <table:table-cell office:value-type="string">
            <text:p>10/25/2016</text:p>
          </table:table-cell>
          <table:table-cell table:number-columns-repeated="2" office:value-type="float" office:value="402.9298">
            <text:p>402.92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9.8293">
            <text:p>399.8293</text:p>
          </table:table-cell>
          <table:table-cell office:value-type="float" office:value="395.831">
            <text:p>395.831</text:p>
          </table:table-cell>
          <table:table-cell office:value-type="float" office:value="399.8293">
            <text:p>399.8293</text:p>
          </table:table-cell>
          <table:table-cell office:value-type="string">
            <text:p>26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5.831">
            <text:p>395.831</text:p>
          </table:table-cell>
          <table:table-cell office:value-type="string">
            <text:p>10/26/2016</text:p>
          </table:table-cell>
          <table:table-cell table:number-columns-repeated="2" office:value-type="float" office:value="399.8293">
            <text:p>399.82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8.2439">
            <text:p>398.2439</text:p>
          </table:table-cell>
          <table:table-cell office:value-type="float" office:value="394.2615">
            <text:p>394.2615</text:p>
          </table:table-cell>
          <table:table-cell office:value-type="float" office:value="398.2439">
            <text:p>398.2439</text:p>
          </table:table-cell>
          <table:table-cell office:value-type="string">
            <text:p>27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4.2615">
            <text:p>394.2615</text:p>
          </table:table-cell>
          <table:table-cell office:value-type="string">
            <text:p>10/27/2016</text:p>
          </table:table-cell>
          <table:table-cell table:number-columns-repeated="2" office:value-type="float" office:value="398.2439">
            <text:p>398.24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0.1753">
            <text:p>400.1753</text:p>
          </table:table-cell>
          <table:table-cell office:value-type="float" office:value="396.1735">
            <text:p>396.1735</text:p>
          </table:table-cell>
          <table:table-cell office:value-type="float" office:value="400.1753">
            <text:p>400.1753</text:p>
          </table:table-cell>
          <table:table-cell office:value-type="string">
            <text:p>28-Oct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6.1735">
            <text:p>396.1735</text:p>
          </table:table-cell>
          <table:table-cell office:value-type="string">
            <text:p>10/28/2016</text:p>
          </table:table-cell>
          <table:table-cell table:number-columns-repeated="2" office:value-type="float" office:value="400.1753">
            <text:p>400.17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9.4764">
            <text:p>399.4764</text:p>
          </table:table-cell>
          <table:table-cell office:value-type="float" office:value="395.4816">
            <text:p>395.4816</text:p>
          </table:table-cell>
          <table:table-cell office:value-type="float" office:value="399.4764">
            <text:p>399.4764</text:p>
          </table:table-cell>
          <table:table-cell office:value-type="string">
            <text:p>1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5.4816">
            <text:p>395.4816</text:p>
          </table:table-cell>
          <table:table-cell office:value-type="string">
            <text:p>11/1/2016</text:p>
          </table:table-cell>
          <table:table-cell table:number-columns-repeated="2" office:value-type="float" office:value="399.4764">
            <text:p>399.47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4.1241">
            <text:p>394.1241</text:p>
          </table:table-cell>
          <table:table-cell office:value-type="float" office:value="390.1829">
            <text:p>390.1829</text:p>
          </table:table-cell>
          <table:table-cell office:value-type="float" office:value="394.1241">
            <text:p>394.1241</text:p>
          </table:table-cell>
          <table:table-cell office:value-type="string">
            <text:p>2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0.1829">
            <text:p>390.1829</text:p>
          </table:table-cell>
          <table:table-cell office:value-type="string">
            <text:p>11/2/2016</text:p>
          </table:table-cell>
          <table:table-cell table:number-columns-repeated="2" office:value-type="float" office:value="394.1241">
            <text:p>394.12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2.3193">
            <text:p>392.3193</text:p>
          </table:table-cell>
          <table:table-cell office:value-type="float" office:value="388.3961">
            <text:p>388.3961</text:p>
          </table:table-cell>
          <table:table-cell office:value-type="float" office:value="392.3193">
            <text:p>392.3193</text:p>
          </table:table-cell>
          <table:table-cell office:value-type="string">
            <text:p>3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8.3961">
            <text:p>388.3961</text:p>
          </table:table-cell>
          <table:table-cell office:value-type="string">
            <text:p>11/3/2016</text:p>
          </table:table-cell>
          <table:table-cell table:number-columns-repeated="2" office:value-type="float" office:value="392.3193">
            <text:p>392.31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9.494">
            <text:p>389.494</text:p>
          </table:table-cell>
          <table:table-cell office:value-type="float" office:value="385.5991">
            <text:p>385.5991</text:p>
          </table:table-cell>
          <table:table-cell office:value-type="float" office:value="389.494">
            <text:p>389.494</text:p>
          </table:table-cell>
          <table:table-cell office:value-type="string">
            <text:p>4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5.5991">
            <text:p>385.5991</text:p>
          </table:table-cell>
          <table:table-cell office:value-type="string">
            <text:p>11/4/2016</text:p>
          </table:table-cell>
          <table:table-cell table:number-columns-repeated="2" office:value-type="float" office:value="389.494">
            <text:p>389.4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2.4127">
            <text:p>392.4127</text:p>
          </table:table-cell>
          <table:table-cell office:value-type="float" office:value="388.4886">
            <text:p>388.4886</text:p>
          </table:table-cell>
          <table:table-cell office:value-type="float" office:value="392.4127">
            <text:p>392.4127</text:p>
          </table:table-cell>
          <table:table-cell office:value-type="string">
            <text:p>7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8.4886">
            <text:p>388.4886</text:p>
          </table:table-cell>
          <table:table-cell office:value-type="string">
            <text:p>11/7/2016</text:p>
          </table:table-cell>
          <table:table-cell table:number-columns-repeated="2" office:value-type="float" office:value="392.4127">
            <text:p>392.412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5.2791">
            <text:p>395.2791</text:p>
          </table:table-cell>
          <table:table-cell office:value-type="float" office:value="391.3263">
            <text:p>391.3263</text:p>
          </table:table-cell>
          <table:table-cell office:value-type="float" office:value="395.2791">
            <text:p>395.2791</text:p>
          </table:table-cell>
          <table:table-cell office:value-type="string">
            <text:p>8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1.3263">
            <text:p>391.3263</text:p>
          </table:table-cell>
          <table:table-cell office:value-type="string">
            <text:p>11/8/2016</text:p>
          </table:table-cell>
          <table:table-cell table:number-columns-repeated="2" office:value-type="float" office:value="395.2791">
            <text:p>395.27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2.8818">
            <text:p>392.8818</text:p>
          </table:table-cell>
          <table:table-cell office:value-type="float" office:value="388.953">
            <text:p>388.953</text:p>
          </table:table-cell>
          <table:table-cell office:value-type="float" office:value="392.8818">
            <text:p>392.8818</text:p>
          </table:table-cell>
          <table:table-cell office:value-type="string">
            <text:p>9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8.953">
            <text:p>388.953</text:p>
          </table:table-cell>
          <table:table-cell office:value-type="string">
            <text:p>11/9/2016</text:p>
          </table:table-cell>
          <table:table-cell table:number-columns-repeated="2" office:value-type="float" office:value="392.8818">
            <text:p>392.88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8.2198">
            <text:p>398.2198</text:p>
          </table:table-cell>
          <table:table-cell office:value-type="float" office:value="394.2376">
            <text:p>394.2376</text:p>
          </table:table-cell>
          <table:table-cell office:value-type="float" office:value="398.2198">
            <text:p>398.2198</text:p>
          </table:table-cell>
          <table:table-cell office:value-type="string">
            <text:p>10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4.2376">
            <text:p>394.2376</text:p>
          </table:table-cell>
          <table:table-cell office:value-type="string">
            <text:p>11/10/2016</text:p>
          </table:table-cell>
          <table:table-cell table:number-columns-repeated="2" office:value-type="float" office:value="398.2198">
            <text:p>398.21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8.4813">
            <text:p>388.4813</text:p>
          </table:table-cell>
          <table:table-cell office:value-type="float" office:value="384.5965">
            <text:p>384.5965</text:p>
          </table:table-cell>
          <table:table-cell office:value-type="float" office:value="388.4813">
            <text:p>388.4813</text:p>
          </table:table-cell>
          <table:table-cell office:value-type="string">
            <text:p>11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4.5965">
            <text:p>384.5965</text:p>
          </table:table-cell>
          <table:table-cell office:value-type="string">
            <text:p>11/11/2016</text:p>
          </table:table-cell>
          <table:table-cell table:number-columns-repeated="2" office:value-type="float" office:value="388.4813">
            <text:p>388.48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0.1516">
            <text:p>380.1516</text:p>
          </table:table-cell>
          <table:table-cell office:value-type="float" office:value="376.3501">
            <text:p>376.3501</text:p>
          </table:table-cell>
          <table:table-cell office:value-type="float" office:value="380.1516">
            <text:p>380.1516</text:p>
          </table:table-cell>
          <table:table-cell office:value-type="string">
            <text:p>15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3501">
            <text:p>376.3501</text:p>
          </table:table-cell>
          <table:table-cell office:value-type="string">
            <text:p>11/15/2016</text:p>
          </table:table-cell>
          <table:table-cell table:number-columns-repeated="2" office:value-type="float" office:value="380.1516">
            <text:p>380.15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0.5768">
            <text:p>380.5768</text:p>
          </table:table-cell>
          <table:table-cell office:value-type="float" office:value="376.771">
            <text:p>376.771</text:p>
          </table:table-cell>
          <table:table-cell office:value-type="float" office:value="380.5768">
            <text:p>380.5768</text:p>
          </table:table-cell>
          <table:table-cell office:value-type="string">
            <text:p>16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771">
            <text:p>376.771</text:p>
          </table:table-cell>
          <table:table-cell office:value-type="string">
            <text:p>11/16/2016</text:p>
          </table:table-cell>
          <table:table-cell table:number-columns-repeated="2" office:value-type="float" office:value="380.5768">
            <text:p>380.57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9.0829">
            <text:p>379.0829</text:p>
          </table:table-cell>
          <table:table-cell office:value-type="float" office:value="375.2921">
            <text:p>375.2921</text:p>
          </table:table-cell>
          <table:table-cell office:value-type="float" office:value="379.0829">
            <text:p>379.0829</text:p>
          </table:table-cell>
          <table:table-cell office:value-type="string">
            <text:p>17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5.2921">
            <text:p>375.2921</text:p>
          </table:table-cell>
          <table:table-cell office:value-type="string">
            <text:p>11/17/2016</text:p>
          </table:table-cell>
          <table:table-cell table:number-columns-repeated="2" office:value-type="float" office:value="379.0829">
            <text:p>379.08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0.0018">
            <text:p>380.0018</text:p>
          </table:table-cell>
          <table:table-cell office:value-type="float" office:value="376.2018">
            <text:p>376.2018</text:p>
          </table:table-cell>
          <table:table-cell office:value-type="float" office:value="380.0018">
            <text:p>380.0018</text:p>
          </table:table-cell>
          <table:table-cell office:value-type="string">
            <text:p>18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2018">
            <text:p>376.2018</text:p>
          </table:table-cell>
          <table:table-cell office:value-type="string">
            <text:p>11/18/2016</text:p>
          </table:table-cell>
          <table:table-cell table:number-columns-repeated="2" office:value-type="float" office:value="380.0018">
            <text:p>380.00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2.588">
            <text:p>372.588</text:p>
          </table:table-cell>
          <table:table-cell office:value-type="float" office:value="368.8621">
            <text:p>368.8621</text:p>
          </table:table-cell>
          <table:table-cell office:value-type="float" office:value="372.588">
            <text:p>372.588</text:p>
          </table:table-cell>
          <table:table-cell office:value-type="string">
            <text:p>21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8.8621">
            <text:p>368.8621</text:p>
          </table:table-cell>
          <table:table-cell office:value-type="string">
            <text:p>11/21/2016</text:p>
          </table:table-cell>
          <table:table-cell table:number-columns-repeated="2" office:value-type="float" office:value="372.588">
            <text:p>372.5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5.4367">
            <text:p>375.4367</text:p>
          </table:table-cell>
          <table:table-cell office:value-type="float" office:value="371.6823">
            <text:p>371.6823</text:p>
          </table:table-cell>
          <table:table-cell office:value-type="float" office:value="375.4367">
            <text:p>375.4367</text:p>
          </table:table-cell>
          <table:table-cell office:value-type="string">
            <text:p>22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1.6823">
            <text:p>371.6823</text:p>
          </table:table-cell>
          <table:table-cell office:value-type="string">
            <text:p>11/22/2016</text:p>
          </table:table-cell>
          <table:table-cell table:number-columns-repeated="2" office:value-type="float" office:value="375.4367">
            <text:p>375.43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6.4508">
            <text:p>376.4508</text:p>
          </table:table-cell>
          <table:table-cell office:value-type="float" office:value="372.6863">
            <text:p>372.6863</text:p>
          </table:table-cell>
          <table:table-cell office:value-type="float" office:value="376.4508">
            <text:p>376.4508</text:p>
          </table:table-cell>
          <table:table-cell office:value-type="string">
            <text:p>23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2.6863">
            <text:p>372.6863</text:p>
          </table:table-cell>
          <table:table-cell office:value-type="string">
            <text:p>11/23/2016</text:p>
          </table:table-cell>
          <table:table-cell table:number-columns-repeated="2" office:value-type="float" office:value="376.4508">
            <text:p>376.450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3.7845">
            <text:p>373.7845</text:p>
          </table:table-cell>
          <table:table-cell office:value-type="float" office:value="370.0467">
            <text:p>370.0467</text:p>
          </table:table-cell>
          <table:table-cell office:value-type="float" office:value="373.7845">
            <text:p>373.7845</text:p>
          </table:table-cell>
          <table:table-cell office:value-type="string">
            <text:p>24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0.0467">
            <text:p>370.0467</text:p>
          </table:table-cell>
          <table:table-cell office:value-type="string">
            <text:p>11/24/2016</text:p>
          </table:table-cell>
          <table:table-cell table:number-columns-repeated="2" office:value-type="float" office:value="373.7845">
            <text:p>373.78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9.2873">
            <text:p>379.2873</text:p>
          </table:table-cell>
          <table:table-cell office:value-type="float" office:value="375.4944">
            <text:p>375.4944</text:p>
          </table:table-cell>
          <table:table-cell office:value-type="float" office:value="379.2873">
            <text:p>379.2873</text:p>
          </table:table-cell>
          <table:table-cell office:value-type="string">
            <text:p>25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5.4944">
            <text:p>375.4944</text:p>
          </table:table-cell>
          <table:table-cell office:value-type="string">
            <text:p>11/25/2016</text:p>
          </table:table-cell>
          <table:table-cell table:number-columns-repeated="2" office:value-type="float" office:value="379.2873">
            <text:p>379.28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9.8525">
            <text:p>379.8525</text:p>
          </table:table-cell>
          <table:table-cell office:value-type="float" office:value="376.054">
            <text:p>376.054</text:p>
          </table:table-cell>
          <table:table-cell office:value-type="float" office:value="379.8525">
            <text:p>379.8525</text:p>
          </table:table-cell>
          <table:table-cell office:value-type="string">
            <text:p>28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054">
            <text:p>376.054</text:p>
          </table:table-cell>
          <table:table-cell office:value-type="string">
            <text:p>11/28/2016</text:p>
          </table:table-cell>
          <table:table-cell table:number-columns-repeated="2" office:value-type="float" office:value="379.8525">
            <text:p>379.85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1.4544">
            <text:p>381.4544</text:p>
          </table:table-cell>
          <table:table-cell office:value-type="float" office:value="377.6399">
            <text:p>377.6399</text:p>
          </table:table-cell>
          <table:table-cell office:value-type="float" office:value="381.4544">
            <text:p>381.4544</text:p>
          </table:table-cell>
          <table:table-cell office:value-type="string">
            <text:p>29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7.6399">
            <text:p>377.6399</text:p>
          </table:table-cell>
          <table:table-cell office:value-type="string">
            <text:p>11/29/2016</text:p>
          </table:table-cell>
          <table:table-cell table:number-columns-repeated="2" office:value-type="float" office:value="381.4544">
            <text:p>381.45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4.9286">
            <text:p>384.9286</text:p>
          </table:table-cell>
          <table:table-cell office:value-type="float" office:value="381.0793">
            <text:p>381.0793</text:p>
          </table:table-cell>
          <table:table-cell office:value-type="float" office:value="384.9286">
            <text:p>384.9286</text:p>
          </table:table-cell>
          <table:table-cell office:value-type="string">
            <text:p>30-Nov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1.0793">
            <text:p>381.0793</text:p>
          </table:table-cell>
          <table:table-cell office:value-type="string">
            <text:p>11/30/2016</text:p>
          </table:table-cell>
          <table:table-cell table:number-columns-repeated="2" office:value-type="float" office:value="384.9286">
            <text:p>384.928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2.4636">
            <text:p>382.4636</text:p>
          </table:table-cell>
          <table:table-cell office:value-type="float" office:value="378.639">
            <text:p>378.639</text:p>
          </table:table-cell>
          <table:table-cell office:value-type="float" office:value="382.4636">
            <text:p>382.4636</text:p>
          </table:table-cell>
          <table:table-cell office:value-type="string">
            <text:p>1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8.639">
            <text:p>378.639</text:p>
          </table:table-cell>
          <table:table-cell office:value-type="string">
            <text:p>12/1/2016</text:p>
          </table:table-cell>
          <table:table-cell table:number-columns-repeated="2" office:value-type="float" office:value="382.4636">
            <text:p>382.46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8.4396">
            <text:p>378.4396</text:p>
          </table:table-cell>
          <table:table-cell office:value-type="float" office:value="374.6552">
            <text:p>374.6552</text:p>
          </table:table-cell>
          <table:table-cell office:value-type="float" office:value="378.4396">
            <text:p>378.4396</text:p>
          </table:table-cell>
          <table:table-cell office:value-type="string">
            <text:p>2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4.6552">
            <text:p>374.6552</text:p>
          </table:table-cell>
          <table:table-cell office:value-type="string">
            <text:p>12/2/2016</text:p>
          </table:table-cell>
          <table:table-cell table:number-columns-repeated="2" office:value-type="float" office:value="378.4396">
            <text:p>378.43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1.0417">
            <text:p>381.0417</text:p>
          </table:table-cell>
          <table:table-cell office:value-type="float" office:value="377.2313">
            <text:p>377.2313</text:p>
          </table:table-cell>
          <table:table-cell office:value-type="float" office:value="381.0417">
            <text:p>381.0417</text:p>
          </table:table-cell>
          <table:table-cell office:value-type="string">
            <text:p>5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7.2313">
            <text:p>377.2313</text:p>
          </table:table-cell>
          <table:table-cell office:value-type="string">
            <text:p>12/5/2016</text:p>
          </table:table-cell>
          <table:table-cell table:number-columns-repeated="2" office:value-type="float" office:value="381.0417">
            <text:p>381.04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1.5784">
            <text:p>381.5784</text:p>
          </table:table-cell>
          <table:table-cell office:value-type="float" office:value="377.7626">
            <text:p>377.7626</text:p>
          </table:table-cell>
          <table:table-cell office:value-type="float" office:value="381.5784">
            <text:p>381.5784</text:p>
          </table:table-cell>
          <table:table-cell office:value-type="string">
            <text:p>6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7.7626">
            <text:p>377.7626</text:p>
          </table:table-cell>
          <table:table-cell office:value-type="string">
            <text:p>12/6/2016</text:p>
          </table:table-cell>
          <table:table-cell table:number-columns-repeated="2" office:value-type="float" office:value="381.5784">
            <text:p>381.57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9.8195">
            <text:p>379.8195</text:p>
          </table:table-cell>
          <table:table-cell office:value-type="float" office:value="376.0213">
            <text:p>376.0213</text:p>
          </table:table-cell>
          <table:table-cell office:value-type="float" office:value="379.8195">
            <text:p>379.8195</text:p>
          </table:table-cell>
          <table:table-cell office:value-type="string">
            <text:p>7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0213">
            <text:p>376.0213</text:p>
          </table:table-cell>
          <table:table-cell office:value-type="string">
            <text:p>12/7/2016</text:p>
          </table:table-cell>
          <table:table-cell table:number-columns-repeated="2" office:value-type="float" office:value="379.8195">
            <text:p>379.81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5.9896">
            <text:p>385.9896</text:p>
          </table:table-cell>
          <table:table-cell office:value-type="float" office:value="382.1297">
            <text:p>382.1297</text:p>
          </table:table-cell>
          <table:table-cell office:value-type="float" office:value="385.9896">
            <text:p>385.9896</text:p>
          </table:table-cell>
          <table:table-cell office:value-type="string">
            <text:p>8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2.1297">
            <text:p>382.1297</text:p>
          </table:table-cell>
          <table:table-cell office:value-type="string">
            <text:p>12/8/2016</text:p>
          </table:table-cell>
          <table:table-cell table:number-columns-repeated="2" office:value-type="float" office:value="385.9896">
            <text:p>385.98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6.0795">
            <text:p>386.0795</text:p>
          </table:table-cell>
          <table:table-cell office:value-type="float" office:value="382.2187">
            <text:p>382.2187</text:p>
          </table:table-cell>
          <table:table-cell office:value-type="float" office:value="386.0795">
            <text:p>386.0795</text:p>
          </table:table-cell>
          <table:table-cell office:value-type="string">
            <text:p>9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2.2187">
            <text:p>382.2187</text:p>
          </table:table-cell>
          <table:table-cell office:value-type="string">
            <text:p>12/9/2016</text:p>
          </table:table-cell>
          <table:table-cell table:number-columns-repeated="2" office:value-type="float" office:value="386.0795">
            <text:p>386.07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1.3954">
            <text:p>381.3954</text:p>
          </table:table-cell>
          <table:table-cell office:value-type="float" office:value="377.5814">
            <text:p>377.5814</text:p>
          </table:table-cell>
          <table:table-cell office:value-type="float" office:value="381.3954">
            <text:p>381.3954</text:p>
          </table:table-cell>
          <table:table-cell office:value-type="string">
            <text:p>12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7.5814">
            <text:p>377.5814</text:p>
          </table:table-cell>
          <table:table-cell office:value-type="string">
            <text:p>12/12/2016</text:p>
          </table:table-cell>
          <table:table-cell table:number-columns-repeated="2" office:value-type="float" office:value="381.3954">
            <text:p>381.39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2.9122">
            <text:p>382.9122</text:p>
          </table:table-cell>
          <table:table-cell office:value-type="float" office:value="379.0831">
            <text:p>379.0831</text:p>
          </table:table-cell>
          <table:table-cell office:value-type="float" office:value="382.9122">
            <text:p>382.9122</text:p>
          </table:table-cell>
          <table:table-cell office:value-type="string">
            <text:p>13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9.0831">
            <text:p>379.0831</text:p>
          </table:table-cell>
          <table:table-cell office:value-type="string">
            <text:p>12/13/2016</text:p>
          </table:table-cell>
          <table:table-cell table:number-columns-repeated="2" office:value-type="float" office:value="382.9122">
            <text:p>382.91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1.0296">
            <text:p>381.0296</text:p>
          </table:table-cell>
          <table:table-cell office:value-type="float" office:value="377.2193">
            <text:p>377.2193</text:p>
          </table:table-cell>
          <table:table-cell office:value-type="float" office:value="381.0296">
            <text:p>381.0296</text:p>
          </table:table-cell>
          <table:table-cell office:value-type="string">
            <text:p>14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7.2193">
            <text:p>377.2193</text:p>
          </table:table-cell>
          <table:table-cell office:value-type="string">
            <text:p>12/14/2016</text:p>
          </table:table-cell>
          <table:table-cell table:number-columns-repeated="2" office:value-type="float" office:value="381.0296">
            <text:p>381.02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0.2198">
            <text:p>380.2198</text:p>
          </table:table-cell>
          <table:table-cell office:value-type="float" office:value="376.4176">
            <text:p>376.4176</text:p>
          </table:table-cell>
          <table:table-cell office:value-type="float" office:value="380.2198">
            <text:p>380.2198</text:p>
          </table:table-cell>
          <table:table-cell office:value-type="string">
            <text:p>15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4176">
            <text:p>376.4176</text:p>
          </table:table-cell>
          <table:table-cell office:value-type="string">
            <text:p>12/15/2016</text:p>
          </table:table-cell>
          <table:table-cell table:number-columns-repeated="2" office:value-type="float" office:value="380.2198">
            <text:p>380.219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8.9445">
            <text:p>378.9445</text:p>
          </table:table-cell>
          <table:table-cell office:value-type="float" office:value="375.1551">
            <text:p>375.1551</text:p>
          </table:table-cell>
          <table:table-cell office:value-type="float" office:value="378.9445">
            <text:p>378.9445</text:p>
          </table:table-cell>
          <table:table-cell office:value-type="string">
            <text:p>16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5.1551">
            <text:p>375.1551</text:p>
          </table:table-cell>
          <table:table-cell office:value-type="string">
            <text:p>12/16/2016</text:p>
          </table:table-cell>
          <table:table-cell table:number-columns-repeated="2" office:value-type="float" office:value="378.9445">
            <text:p>378.94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7.38">
            <text:p>377.38</text:p>
          </table:table-cell>
          <table:table-cell office:value-type="float" office:value="373.6062">
            <text:p>373.6062</text:p>
          </table:table-cell>
          <table:table-cell office:value-type="float" office:value="377.38">
            <text:p>377.38</text:p>
          </table:table-cell>
          <table:table-cell office:value-type="string">
            <text:p>19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3.6062">
            <text:p>373.6062</text:p>
          </table:table-cell>
          <table:table-cell office:value-type="string">
            <text:p>12/19/2016</text:p>
          </table:table-cell>
          <table:table-cell table:number-columns-repeated="2" office:value-type="float" office:value="377.38">
            <text:p>377.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6.0014">
            <text:p>376.0014</text:p>
          </table:table-cell>
          <table:table-cell office:value-type="float" office:value="372.2414">
            <text:p>372.2414</text:p>
          </table:table-cell>
          <table:table-cell office:value-type="float" office:value="376.0014">
            <text:p>376.0014</text:p>
          </table:table-cell>
          <table:table-cell office:value-type="string">
            <text:p>20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2.2414">
            <text:p>372.2414</text:p>
          </table:table-cell>
          <table:table-cell office:value-type="string">
            <text:p>12/20/2016</text:p>
          </table:table-cell>
          <table:table-cell table:number-columns-repeated="2" office:value-type="float" office:value="376.0014">
            <text:p>376.00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5.3217">
            <text:p>375.3217</text:p>
          </table:table-cell>
          <table:table-cell office:value-type="float" office:value="371.5685">
            <text:p>371.5685</text:p>
          </table:table-cell>
          <table:table-cell office:value-type="float" office:value="375.3217">
            <text:p>375.3217</text:p>
          </table:table-cell>
          <table:table-cell office:value-type="string">
            <text:p>21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1.5685">
            <text:p>371.5685</text:p>
          </table:table-cell>
          <table:table-cell office:value-type="string">
            <text:p>12/21/2016</text:p>
          </table:table-cell>
          <table:table-cell table:number-columns-repeated="2" office:value-type="float" office:value="375.3217">
            <text:p>375.32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1.3514">
            <text:p>371.3514</text:p>
          </table:table-cell>
          <table:table-cell office:value-type="float" office:value="367.6379">
            <text:p>367.6379</text:p>
          </table:table-cell>
          <table:table-cell office:value-type="float" office:value="371.3514">
            <text:p>371.3514</text:p>
          </table:table-cell>
          <table:table-cell office:value-type="string">
            <text:p>22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7.6379">
            <text:p>367.6379</text:p>
          </table:table-cell>
          <table:table-cell office:value-type="string">
            <text:p>12/22/2016</text:p>
          </table:table-cell>
          <table:table-cell table:number-columns-repeated="2" office:value-type="float" office:value="371.3514">
            <text:p>371.35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1.2318">
            <text:p>371.2318</text:p>
          </table:table-cell>
          <table:table-cell office:value-type="float" office:value="367.5195">
            <text:p>367.5195</text:p>
          </table:table-cell>
          <table:table-cell office:value-type="float" office:value="371.2318">
            <text:p>371.2318</text:p>
          </table:table-cell>
          <table:table-cell office:value-type="string">
            <text:p>23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7.5195">
            <text:p>367.5195</text:p>
          </table:table-cell>
          <table:table-cell office:value-type="string">
            <text:p>12/23/2016</text:p>
          </table:table-cell>
          <table:table-cell table:number-columns-repeated="2" office:value-type="float" office:value="371.2318">
            <text:p>371.23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67.9088">
            <text:p>367.9088</text:p>
          </table:table-cell>
          <table:table-cell office:value-type="float" office:value="364.2297">
            <text:p>364.2297</text:p>
          </table:table-cell>
          <table:table-cell office:value-type="float" office:value="367.9088">
            <text:p>367.9088</text:p>
          </table:table-cell>
          <table:table-cell office:value-type="string">
            <text:p>26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4.2297">
            <text:p>364.2297</text:p>
          </table:table-cell>
          <table:table-cell office:value-type="string">
            <text:p>12/26/2016</text:p>
          </table:table-cell>
          <table:table-cell table:number-columns-repeated="2" office:value-type="float" office:value="367.9088">
            <text:p>367.90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2.6856">
            <text:p>372.6856</text:p>
          </table:table-cell>
          <table:table-cell office:value-type="float" office:value="368.9587">
            <text:p>368.9587</text:p>
          </table:table-cell>
          <table:table-cell office:value-type="float" office:value="372.6856">
            <text:p>372.6856</text:p>
          </table:table-cell>
          <table:table-cell office:value-type="string">
            <text:p>27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8.9587">
            <text:p>368.9587</text:p>
          </table:table-cell>
          <table:table-cell office:value-type="string">
            <text:p>12/27/2016</text:p>
          </table:table-cell>
          <table:table-cell table:number-columns-repeated="2" office:value-type="float" office:value="372.6856">
            <text:p>372.68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2.9117">
            <text:p>372.9117</text:p>
          </table:table-cell>
          <table:table-cell office:value-type="float" office:value="369.1826">
            <text:p>369.1826</text:p>
          </table:table-cell>
          <table:table-cell office:value-type="float" office:value="372.9117">
            <text:p>372.9117</text:p>
          </table:table-cell>
          <table:table-cell office:value-type="string">
            <text:p>28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69.1826">
            <text:p>369.1826</text:p>
          </table:table-cell>
          <table:table-cell office:value-type="string">
            <text:p>12/28/2016</text:p>
          </table:table-cell>
          <table:table-cell table:number-columns-repeated="2" office:value-type="float" office:value="372.9117">
            <text:p>372.91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6.1952">
            <text:p>376.1952</text:p>
          </table:table-cell>
          <table:table-cell office:value-type="float" office:value="372.4332">
            <text:p>372.4332</text:p>
          </table:table-cell>
          <table:table-cell office:value-type="float" office:value="376.1952">
            <text:p>376.1952</text:p>
          </table:table-cell>
          <table:table-cell office:value-type="string">
            <text:p>29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2.4332">
            <text:p>372.4332</text:p>
          </table:table-cell>
          <table:table-cell office:value-type="string">
            <text:p>12/29/2016</text:p>
          </table:table-cell>
          <table:table-cell table:number-columns-repeated="2" office:value-type="float" office:value="376.1952">
            <text:p>376.19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9.3044">
            <text:p>379.3044</text:p>
          </table:table-cell>
          <table:table-cell office:value-type="float" office:value="375.5114">
            <text:p>375.5114</text:p>
          </table:table-cell>
          <table:table-cell office:value-type="float" office:value="379.3044">
            <text:p>379.3044</text:p>
          </table:table-cell>
          <table:table-cell office:value-type="string">
            <text:p>30-Dec-16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5.5114">
            <text:p>375.5114</text:p>
          </table:table-cell>
          <table:table-cell office:value-type="string">
            <text:p>12/30/2016</text:p>
          </table:table-cell>
          <table:table-cell table:number-columns-repeated="2" office:value-type="float" office:value="379.3044">
            <text:p>379.30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79.5985">
            <text:p>379.5985</text:p>
          </table:table-cell>
          <table:table-cell office:value-type="float" office:value="375.8025">
            <text:p>375.8025</text:p>
          </table:table-cell>
          <table:table-cell office:value-type="float" office:value="379.5985">
            <text:p>379.5985</text:p>
          </table:table-cell>
          <table:table-cell office:value-type="string">
            <text:p>2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5.8025">
            <text:p>375.8025</text:p>
          </table:table-cell>
          <table:table-cell office:value-type="string">
            <text:p>1/2/2017</text:p>
          </table:table-cell>
          <table:table-cell table:number-columns-repeated="2" office:value-type="float" office:value="379.5985">
            <text:p>379.59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0.3612">
            <text:p>380.3612</text:p>
          </table:table-cell>
          <table:table-cell office:value-type="float" office:value="376.5576">
            <text:p>376.5576</text:p>
          </table:table-cell>
          <table:table-cell office:value-type="float" office:value="380.3612">
            <text:p>380.3612</text:p>
          </table:table-cell>
          <table:table-cell office:value-type="string">
            <text:p>3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5576">
            <text:p>376.5576</text:p>
          </table:table-cell>
          <table:table-cell office:value-type="string">
            <text:p>1/3/2017</text:p>
          </table:table-cell>
          <table:table-cell table:number-columns-repeated="2" office:value-type="float" office:value="380.3612">
            <text:p>380.36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0.7681">
            <text:p>380.7681</text:p>
          </table:table-cell>
          <table:table-cell office:value-type="float" office:value="376.9604">
            <text:p>376.9604</text:p>
          </table:table-cell>
          <table:table-cell office:value-type="float" office:value="380.7681">
            <text:p>380.7681</text:p>
          </table:table-cell>
          <table:table-cell office:value-type="string">
            <text:p>4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6.9604">
            <text:p>376.9604</text:p>
          </table:table-cell>
          <table:table-cell office:value-type="string">
            <text:p>1/4/2017</text:p>
          </table:table-cell>
          <table:table-cell table:number-columns-repeated="2" office:value-type="float" office:value="380.7681">
            <text:p>380.76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5.2713">
            <text:p>385.2713</text:p>
          </table:table-cell>
          <table:table-cell office:value-type="float" office:value="381.4186">
            <text:p>381.4186</text:p>
          </table:table-cell>
          <table:table-cell office:value-type="float" office:value="385.2713">
            <text:p>385.2713</text:p>
          </table:table-cell>
          <table:table-cell office:value-type="string">
            <text:p>5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1.4186">
            <text:p>381.4186</text:p>
          </table:table-cell>
          <table:table-cell office:value-type="string">
            <text:p>1/5/2017</text:p>
          </table:table-cell>
          <table:table-cell table:number-columns-repeated="2" office:value-type="float" office:value="385.2713">
            <text:p>385.27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4.8629">
            <text:p>384.8629</text:p>
          </table:table-cell>
          <table:table-cell office:value-type="float" office:value="381.0143">
            <text:p>381.0143</text:p>
          </table:table-cell>
          <table:table-cell office:value-type="float" office:value="384.8629">
            <text:p>384.8629</text:p>
          </table:table-cell>
          <table:table-cell office:value-type="string">
            <text:p>6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1.0143">
            <text:p>381.0143</text:p>
          </table:table-cell>
          <table:table-cell office:value-type="string">
            <text:p>1/6/2017</text:p>
          </table:table-cell>
          <table:table-cell table:number-columns-repeated="2" office:value-type="float" office:value="384.8629">
            <text:p>384.86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3.7913">
            <text:p>383.7913</text:p>
          </table:table-cell>
          <table:table-cell office:value-type="float" office:value="379.9534">
            <text:p>379.9534</text:p>
          </table:table-cell>
          <table:table-cell office:value-type="float" office:value="383.7913">
            <text:p>383.7913</text:p>
          </table:table-cell>
          <table:table-cell office:value-type="string">
            <text:p>9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79.9534">
            <text:p>379.9534</text:p>
          </table:table-cell>
          <table:table-cell office:value-type="string">
            <text:p>1/9/2017</text:p>
          </table:table-cell>
          <table:table-cell table:number-columns-repeated="2" office:value-type="float" office:value="383.7913">
            <text:p>383.79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5.4056">
            <text:p>385.4056</text:p>
          </table:table-cell>
          <table:table-cell office:value-type="float" office:value="381.5515">
            <text:p>381.5515</text:p>
          </table:table-cell>
          <table:table-cell office:value-type="float" office:value="385.4056">
            <text:p>385.4056</text:p>
          </table:table-cell>
          <table:table-cell office:value-type="string">
            <text:p>10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1.5515">
            <text:p>381.5515</text:p>
          </table:table-cell>
          <table:table-cell office:value-type="string">
            <text:p>1/10/2017</text:p>
          </table:table-cell>
          <table:table-cell table:number-columns-repeated="2" office:value-type="float" office:value="385.4056">
            <text:p>385.40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0.6918">
            <text:p>390.6918</text:p>
          </table:table-cell>
          <table:table-cell office:value-type="float" office:value="386.7849">
            <text:p>386.7849</text:p>
          </table:table-cell>
          <table:table-cell office:value-type="float" office:value="390.6918">
            <text:p>390.6918</text:p>
          </table:table-cell>
          <table:table-cell office:value-type="string">
            <text:p>11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6.7849">
            <text:p>386.7849</text:p>
          </table:table-cell>
          <table:table-cell office:value-type="string">
            <text:p>1/11/2017</text:p>
          </table:table-cell>
          <table:table-cell table:number-columns-repeated="2" office:value-type="float" office:value="390.6918">
            <text:p>390.69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1.3283">
            <text:p>391.3283</text:p>
          </table:table-cell>
          <table:table-cell office:value-type="float" office:value="387.415">
            <text:p>387.415</text:p>
          </table:table-cell>
          <table:table-cell office:value-type="float" office:value="391.3283">
            <text:p>391.3283</text:p>
          </table:table-cell>
          <table:table-cell office:value-type="string">
            <text:p>12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7.415">
            <text:p>387.415</text:p>
          </table:table-cell>
          <table:table-cell office:value-type="string">
            <text:p>1/12/2017</text:p>
          </table:table-cell>
          <table:table-cell table:number-columns-repeated="2" office:value-type="float" office:value="391.3283">
            <text:p>391.32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0.53">
            <text:p>390.53</text:p>
          </table:table-cell>
          <table:table-cell office:value-type="float" office:value="386.6247">
            <text:p>386.6247</text:p>
          </table:table-cell>
          <table:table-cell office:value-type="float" office:value="390.53">
            <text:p>390.53</text:p>
          </table:table-cell>
          <table:table-cell office:value-type="string">
            <text:p>13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6.6247">
            <text:p>386.6247</text:p>
          </table:table-cell>
          <table:table-cell office:value-type="string">
            <text:p>1/13/2017</text:p>
          </table:table-cell>
          <table:table-cell table:number-columns-repeated="2" office:value-type="float" office:value="390.53">
            <text:p>390.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1.3597">
            <text:p>391.3597</text:p>
          </table:table-cell>
          <table:table-cell office:value-type="float" office:value="387.4461">
            <text:p>387.4461</text:p>
          </table:table-cell>
          <table:table-cell office:value-type="float" office:value="391.3597">
            <text:p>391.3597</text:p>
          </table:table-cell>
          <table:table-cell office:value-type="string">
            <text:p>16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7.4461">
            <text:p>387.4461</text:p>
          </table:table-cell>
          <table:table-cell office:value-type="string">
            <text:p>1/16/2017</text:p>
          </table:table-cell>
          <table:table-cell table:number-columns-repeated="2" office:value-type="float" office:value="391.3597">
            <text:p>391.35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0.693">
            <text:p>390.693</text:p>
          </table:table-cell>
          <table:table-cell office:value-type="float" office:value="386.7861">
            <text:p>386.7861</text:p>
          </table:table-cell>
          <table:table-cell office:value-type="float" office:value="390.693">
            <text:p>390.693</text:p>
          </table:table-cell>
          <table:table-cell office:value-type="string">
            <text:p>17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6.7861">
            <text:p>386.7861</text:p>
          </table:table-cell>
          <table:table-cell office:value-type="string">
            <text:p>1/17/2017</text:p>
          </table:table-cell>
          <table:table-cell table:number-columns-repeated="2" office:value-type="float" office:value="390.693">
            <text:p>390.69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1.8201">
            <text:p>391.8201</text:p>
          </table:table-cell>
          <table:table-cell office:value-type="float" office:value="387.9019">
            <text:p>387.9019</text:p>
          </table:table-cell>
          <table:table-cell office:value-type="float" office:value="391.8201">
            <text:p>391.8201</text:p>
          </table:table-cell>
          <table:table-cell office:value-type="string">
            <text:p>18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7.9019">
            <text:p>387.9019</text:p>
          </table:table-cell>
          <table:table-cell office:value-type="string">
            <text:p>1/18/2017</text:p>
          </table:table-cell>
          <table:table-cell table:number-columns-repeated="2" office:value-type="float" office:value="391.8201">
            <text:p>391.82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2.9466">
            <text:p>392.9466</text:p>
          </table:table-cell>
          <table:table-cell office:value-type="float" office:value="389.0171">
            <text:p>389.0171</text:p>
          </table:table-cell>
          <table:table-cell office:value-type="float" office:value="392.9466">
            <text:p>392.9466</text:p>
          </table:table-cell>
          <table:table-cell office:value-type="string">
            <text:p>19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9.0171">
            <text:p>389.0171</text:p>
          </table:table-cell>
          <table:table-cell office:value-type="string">
            <text:p>1/19/2017</text:p>
          </table:table-cell>
          <table:table-cell table:number-columns-repeated="2" office:value-type="float" office:value="392.9466">
            <text:p>392.946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89.5254">
            <text:p>389.5254</text:p>
          </table:table-cell>
          <table:table-cell office:value-type="float" office:value="385.6301">
            <text:p>385.6301</text:p>
          </table:table-cell>
          <table:table-cell office:value-type="float" office:value="389.5254">
            <text:p>389.5254</text:p>
          </table:table-cell>
          <table:table-cell office:value-type="string">
            <text:p>20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5.6301">
            <text:p>385.6301</text:p>
          </table:table-cell>
          <table:table-cell office:value-type="string">
            <text:p>1/20/2017</text:p>
          </table:table-cell>
          <table:table-cell table:number-columns-repeated="2" office:value-type="float" office:value="389.5254">
            <text:p>389.52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1.1555">
            <text:p>391.1555</text:p>
          </table:table-cell>
          <table:table-cell office:value-type="float" office:value="387.2439">
            <text:p>387.2439</text:p>
          </table:table-cell>
          <table:table-cell office:value-type="float" office:value="391.1555">
            <text:p>391.1555</text:p>
          </table:table-cell>
          <table:table-cell office:value-type="string">
            <text:p>23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87.2439">
            <text:p>387.2439</text:p>
          </table:table-cell>
          <table:table-cell office:value-type="string">
            <text:p>1/23/2017</text:p>
          </table:table-cell>
          <table:table-cell table:number-columns-repeated="2" office:value-type="float" office:value="391.1555">
            <text:p>391.15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4.6274">
            <text:p>394.6274</text:p>
          </table:table-cell>
          <table:table-cell office:value-type="float" office:value="390.6811">
            <text:p>390.6811</text:p>
          </table:table-cell>
          <table:table-cell office:value-type="float" office:value="394.6274">
            <text:p>394.6274</text:p>
          </table:table-cell>
          <table:table-cell office:value-type="string">
            <text:p>24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0.6811">
            <text:p>390.6811</text:p>
          </table:table-cell>
          <table:table-cell office:value-type="string">
            <text:p>1/24/2017</text:p>
          </table:table-cell>
          <table:table-cell table:number-columns-repeated="2" office:value-type="float" office:value="394.6274">
            <text:p>394.62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9.4117">
            <text:p>399.4117</text:p>
          </table:table-cell>
          <table:table-cell office:value-type="float" office:value="395.4176">
            <text:p>395.4176</text:p>
          </table:table-cell>
          <table:table-cell office:value-type="float" office:value="399.4117">
            <text:p>399.4117</text:p>
          </table:table-cell>
          <table:table-cell office:value-type="string">
            <text:p>25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5.4176">
            <text:p>395.4176</text:p>
          </table:table-cell>
          <table:table-cell office:value-type="string">
            <text:p>1/25/2017</text:p>
          </table:table-cell>
          <table:table-cell table:number-columns-repeated="2" office:value-type="float" office:value="399.4117">
            <text:p>399.41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1.0454">
            <text:p>401.0454</text:p>
          </table:table-cell>
          <table:table-cell office:value-type="float" office:value="397.0349">
            <text:p>397.0349</text:p>
          </table:table-cell>
          <table:table-cell office:value-type="float" office:value="401.0454">
            <text:p>401.0454</text:p>
          </table:table-cell>
          <table:table-cell office:value-type="string">
            <text:p>27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7.0349">
            <text:p>397.0349</text:p>
          </table:table-cell>
          <table:table-cell office:value-type="string">
            <text:p>1/27/2017</text:p>
          </table:table-cell>
          <table:table-cell table:number-columns-repeated="2" office:value-type="float" office:value="401.0454">
            <text:p>401.04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2.1035">
            <text:p>402.1035</text:p>
          </table:table-cell>
          <table:table-cell office:value-type="float" office:value="398.0825">
            <text:p>398.0825</text:p>
          </table:table-cell>
          <table:table-cell office:value-type="float" office:value="402.1035">
            <text:p>402.1035</text:p>
          </table:table-cell>
          <table:table-cell office:value-type="string">
            <text:p>30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8.0825">
            <text:p>398.0825</text:p>
          </table:table-cell>
          <table:table-cell office:value-type="string">
            <text:p>1/30/2017</text:p>
          </table:table-cell>
          <table:table-cell table:number-columns-repeated="2" office:value-type="float" office:value="402.1035">
            <text:p>402.10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397.9856">
            <text:p>397.9856</text:p>
          </table:table-cell>
          <table:table-cell office:value-type="float" office:value="394.0057">
            <text:p>394.0057</text:p>
          </table:table-cell>
          <table:table-cell office:value-type="float" office:value="397.9856">
            <text:p>397.9856</text:p>
          </table:table-cell>
          <table:table-cell office:value-type="string">
            <text:p>31-Ja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4.0057">
            <text:p>394.0057</text:p>
          </table:table-cell>
          <table:table-cell office:value-type="string">
            <text:p>1/31/2017</text:p>
          </table:table-cell>
          <table:table-cell table:number-columns-repeated="2" office:value-type="float" office:value="397.9856">
            <text:p>397.98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3.8399">
            <text:p>403.8399</text:p>
          </table:table-cell>
          <table:table-cell office:value-type="float" office:value="399.8015">
            <text:p>399.8015</text:p>
          </table:table-cell>
          <table:table-cell office:value-type="float" office:value="403.8399">
            <text:p>403.8399</text:p>
          </table:table-cell>
          <table:table-cell office:value-type="string">
            <text:p>1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399.8015">
            <text:p>399.8015</text:p>
          </table:table-cell>
          <table:table-cell office:value-type="string">
            <text:p>2/1/2017</text:p>
          </table:table-cell>
          <table:table-cell table:number-columns-repeated="2" office:value-type="float" office:value="403.8399">
            <text:p>403.83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4.7063">
            <text:p>404.7063</text:p>
          </table:table-cell>
          <table:table-cell office:value-type="float" office:value="400.6592">
            <text:p>400.6592</text:p>
          </table:table-cell>
          <table:table-cell office:value-type="float" office:value="404.7063">
            <text:p>404.7063</text:p>
          </table:table-cell>
          <table:table-cell office:value-type="string">
            <text:p>2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0.6592">
            <text:p>400.6592</text:p>
          </table:table-cell>
          <table:table-cell office:value-type="string">
            <text:p>2/2/2017</text:p>
          </table:table-cell>
          <table:table-cell table:number-columns-repeated="2" office:value-type="float" office:value="404.7063">
            <text:p>404.70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5.5663">
            <text:p>405.5663</text:p>
          </table:table-cell>
          <table:table-cell office:value-type="float" office:value="401.5106">
            <text:p>401.5106</text:p>
          </table:table-cell>
          <table:table-cell office:value-type="float" office:value="405.5663">
            <text:p>405.5663</text:p>
          </table:table-cell>
          <table:table-cell office:value-type="string">
            <text:p>3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1.5106">
            <text:p>401.5106</text:p>
          </table:table-cell>
          <table:table-cell office:value-type="string">
            <text:p>2/3/2017</text:p>
          </table:table-cell>
          <table:table-cell table:number-columns-repeated="2" office:value-type="float" office:value="405.5663">
            <text:p>405.56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8.0934">
            <text:p>408.0934</text:p>
          </table:table-cell>
          <table:table-cell office:value-type="float" office:value="404.0125">
            <text:p>404.0125</text:p>
          </table:table-cell>
          <table:table-cell office:value-type="float" office:value="408.0934">
            <text:p>408.0934</text:p>
          </table:table-cell>
          <table:table-cell office:value-type="string">
            <text:p>6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4.0125">
            <text:p>404.0125</text:p>
          </table:table-cell>
          <table:table-cell office:value-type="string">
            <text:p>2/6/2017</text:p>
          </table:table-cell>
          <table:table-cell table:number-columns-repeated="2" office:value-type="float" office:value="408.0934">
            <text:p>408.09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6.8138">
            <text:p>406.8138</text:p>
          </table:table-cell>
          <table:table-cell office:value-type="float" office:value="402.7457">
            <text:p>402.7457</text:p>
          </table:table-cell>
          <table:table-cell office:value-type="float" office:value="406.8138">
            <text:p>406.8138</text:p>
          </table:table-cell>
          <table:table-cell office:value-type="string">
            <text:p>7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2.7457">
            <text:p>402.7457</text:p>
          </table:table-cell>
          <table:table-cell office:value-type="string">
            <text:p>2/7/2017</text:p>
          </table:table-cell>
          <table:table-cell table:number-columns-repeated="2" office:value-type="float" office:value="406.8138">
            <text:p>406.81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7.7247">
            <text:p>407.7247</text:p>
          </table:table-cell>
          <table:table-cell office:value-type="float" office:value="403.6475">
            <text:p>403.6475</text:p>
          </table:table-cell>
          <table:table-cell office:value-type="float" office:value="407.7247">
            <text:p>407.7247</text:p>
          </table:table-cell>
          <table:table-cell office:value-type="string">
            <text:p>8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3.6475">
            <text:p>403.6475</text:p>
          </table:table-cell>
          <table:table-cell office:value-type="string">
            <text:p>2/8/2017</text:p>
          </table:table-cell>
          <table:table-cell table:number-columns-repeated="2" office:value-type="float" office:value="407.7247">
            <text:p>407.72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8.2636">
            <text:p>408.2636</text:p>
          </table:table-cell>
          <table:table-cell office:value-type="float" office:value="404.181">
            <text:p>404.181</text:p>
          </table:table-cell>
          <table:table-cell office:value-type="float" office:value="408.2636">
            <text:p>408.2636</text:p>
          </table:table-cell>
          <table:table-cell office:value-type="string">
            <text:p>9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4.181">
            <text:p>404.181</text:p>
          </table:table-cell>
          <table:table-cell office:value-type="string">
            <text:p>2/9/2017</text:p>
          </table:table-cell>
          <table:table-cell table:number-columns-repeated="2" office:value-type="float" office:value="408.2636">
            <text:p>408.26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9.7459">
            <text:p>409.7459</text:p>
          </table:table-cell>
          <table:table-cell office:value-type="float" office:value="405.6484">
            <text:p>405.6484</text:p>
          </table:table-cell>
          <table:table-cell office:value-type="float" office:value="409.7459">
            <text:p>409.7459</text:p>
          </table:table-cell>
          <table:table-cell office:value-type="string">
            <text:p>10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5.6484">
            <text:p>405.6484</text:p>
          </table:table-cell>
          <table:table-cell office:value-type="string">
            <text:p>2/10/2017</text:p>
          </table:table-cell>
          <table:table-cell table:number-columns-repeated="2" office:value-type="float" office:value="409.7459">
            <text:p>409.74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0.1657">
            <text:p>410.1657</text:p>
          </table:table-cell>
          <table:table-cell office:value-type="float" office:value="406.064">
            <text:p>406.064</text:p>
          </table:table-cell>
          <table:table-cell office:value-type="float" office:value="410.1657">
            <text:p>410.1657</text:p>
          </table:table-cell>
          <table:table-cell office:value-type="string">
            <text:p>13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6.064">
            <text:p>406.064</text:p>
          </table:table-cell>
          <table:table-cell office:value-type="string">
            <text:p>2/13/2017</text:p>
          </table:table-cell>
          <table:table-cell table:number-columns-repeated="2" office:value-type="float" office:value="410.1657">
            <text:p>410.16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9.0424">
            <text:p>409.0424</text:p>
          </table:table-cell>
          <table:table-cell office:value-type="float" office:value="404.952">
            <text:p>404.952</text:p>
          </table:table-cell>
          <table:table-cell office:value-type="float" office:value="409.0424">
            <text:p>409.0424</text:p>
          </table:table-cell>
          <table:table-cell office:value-type="string">
            <text:p>14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4.952">
            <text:p>404.952</text:p>
          </table:table-cell>
          <table:table-cell office:value-type="string">
            <text:p>2/14/2017</text:p>
          </table:table-cell>
          <table:table-cell table:number-columns-repeated="2" office:value-type="float" office:value="409.0424">
            <text:p>409.04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5.006">
            <text:p>405.006</text:p>
          </table:table-cell>
          <table:table-cell office:value-type="float" office:value="400.9559">
            <text:p>400.9559</text:p>
          </table:table-cell>
          <table:table-cell office:value-type="float" office:value="405.006">
            <text:p>405.006</text:p>
          </table:table-cell>
          <table:table-cell office:value-type="string">
            <text:p>15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0.9559">
            <text:p>400.9559</text:p>
          </table:table-cell>
          <table:table-cell office:value-type="string">
            <text:p>2/15/2017</text:p>
          </table:table-cell>
          <table:table-cell table:number-columns-repeated="2" office:value-type="float" office:value="405.006">
            <text:p>405.0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09.4041">
            <text:p>409.4041</text:p>
          </table:table-cell>
          <table:table-cell office:value-type="float" office:value="405.3101">
            <text:p>405.3101</text:p>
          </table:table-cell>
          <table:table-cell office:value-type="float" office:value="409.4041">
            <text:p>409.4041</text:p>
          </table:table-cell>
          <table:table-cell office:value-type="string">
            <text:p>16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5.3101">
            <text:p>405.3101</text:p>
          </table:table-cell>
          <table:table-cell office:value-type="string">
            <text:p>2/16/2017</text:p>
          </table:table-cell>
          <table:table-cell table:number-columns-repeated="2" office:value-type="float" office:value="409.4041">
            <text:p>409.40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2.4615">
            <text:p>412.4615</text:p>
          </table:table-cell>
          <table:table-cell office:value-type="float" office:value="408.3369">
            <text:p>408.3369</text:p>
          </table:table-cell>
          <table:table-cell office:value-type="float" office:value="412.4615">
            <text:p>412.4615</text:p>
          </table:table-cell>
          <table:table-cell office:value-type="string">
            <text:p>17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8.3369">
            <text:p>408.3369</text:p>
          </table:table-cell>
          <table:table-cell office:value-type="string">
            <text:p>2/17/2017</text:p>
          </table:table-cell>
          <table:table-cell table:number-columns-repeated="2" office:value-type="float" office:value="412.4615">
            <text:p>412.461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4.557">
            <text:p>414.557</text:p>
          </table:table-cell>
          <table:table-cell office:value-type="float" office:value="410.4114">
            <text:p>410.4114</text:p>
          </table:table-cell>
          <table:table-cell office:value-type="float" office:value="414.557">
            <text:p>414.557</text:p>
          </table:table-cell>
          <table:table-cell office:value-type="string">
            <text:p>20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0.4114">
            <text:p>410.4114</text:p>
          </table:table-cell>
          <table:table-cell office:value-type="string">
            <text:p>2/20/2017</text:p>
          </table:table-cell>
          <table:table-cell table:number-columns-repeated="2" office:value-type="float" office:value="414.557">
            <text:p>414.5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6.014">
            <text:p>416.014</text:p>
          </table:table-cell>
          <table:table-cell office:value-type="float" office:value="411.8539">
            <text:p>411.8539</text:p>
          </table:table-cell>
          <table:table-cell office:value-type="float" office:value="416.014">
            <text:p>416.014</text:p>
          </table:table-cell>
          <table:table-cell office:value-type="string">
            <text:p>21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1.8539">
            <text:p>411.8539</text:p>
          </table:table-cell>
          <table:table-cell office:value-type="string">
            <text:p>2/21/2017</text:p>
          </table:table-cell>
          <table:table-cell table:number-columns-repeated="2" office:value-type="float" office:value="416.014">
            <text:p>416.01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5.9935">
            <text:p>415.9935</text:p>
          </table:table-cell>
          <table:table-cell office:value-type="float" office:value="411.8336">
            <text:p>411.8336</text:p>
          </table:table-cell>
          <table:table-cell office:value-type="float" office:value="415.9935">
            <text:p>415.9935</text:p>
          </table:table-cell>
          <table:table-cell office:value-type="string">
            <text:p>22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1.8336">
            <text:p>411.8336</text:p>
          </table:table-cell>
          <table:table-cell office:value-type="string">
            <text:p>2/22/2017</text:p>
          </table:table-cell>
          <table:table-cell table:number-columns-repeated="2" office:value-type="float" office:value="415.9935">
            <text:p>415.99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6.1408">
            <text:p>416.1408</text:p>
          </table:table-cell>
          <table:table-cell office:value-type="float" office:value="411.9794">
            <text:p>411.9794</text:p>
          </table:table-cell>
          <table:table-cell office:value-type="float" office:value="416.1408">
            <text:p>416.1408</text:p>
          </table:table-cell>
          <table:table-cell office:value-type="string">
            <text:p>23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1.9794">
            <text:p>411.9794</text:p>
          </table:table-cell>
          <table:table-cell office:value-type="string">
            <text:p>2/23/2017</text:p>
          </table:table-cell>
          <table:table-cell table:number-columns-repeated="2" office:value-type="float" office:value="416.1408">
            <text:p>416.140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3.9363">
            <text:p>413.9363</text:p>
          </table:table-cell>
          <table:table-cell office:value-type="float" office:value="409.7969">
            <text:p>409.7969</text:p>
          </table:table-cell>
          <table:table-cell office:value-type="float" office:value="413.9363">
            <text:p>413.9363</text:p>
          </table:table-cell>
          <table:table-cell office:value-type="string">
            <text:p>27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9.7969">
            <text:p>409.7969</text:p>
          </table:table-cell>
          <table:table-cell office:value-type="string">
            <text:p>2/27/2017</text:p>
          </table:table-cell>
          <table:table-cell table:number-columns-repeated="2" office:value-type="float" office:value="413.9363">
            <text:p>413.93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3.9367">
            <text:p>413.9367</text:p>
          </table:table-cell>
          <table:table-cell office:value-type="float" office:value="409.7973">
            <text:p>409.7973</text:p>
          </table:table-cell>
          <table:table-cell office:value-type="float" office:value="413.9367">
            <text:p>413.9367</text:p>
          </table:table-cell>
          <table:table-cell office:value-type="string">
            <text:p>28-Feb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9.7973">
            <text:p>409.7973</text:p>
          </table:table-cell>
          <table:table-cell office:value-type="string">
            <text:p>2/28/2017</text:p>
          </table:table-cell>
          <table:table-cell table:number-columns-repeated="2" office:value-type="float" office:value="413.9367">
            <text:p>413.93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5.6895">
            <text:p>415.6895</text:p>
          </table:table-cell>
          <table:table-cell office:value-type="float" office:value="411.5326">
            <text:p>411.5326</text:p>
          </table:table-cell>
          <table:table-cell office:value-type="float" office:value="415.6895">
            <text:p>415.6895</text:p>
          </table:table-cell>
          <table:table-cell office:value-type="string">
            <text:p>1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1.5326">
            <text:p>411.5326</text:p>
          </table:table-cell>
          <table:table-cell office:value-type="string">
            <text:p>3/1/2017</text:p>
          </table:table-cell>
          <table:table-cell table:number-columns-repeated="2" office:value-type="float" office:value="415.6895">
            <text:p>415.68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3.4383">
            <text:p>413.4383</text:p>
          </table:table-cell>
          <table:table-cell office:value-type="float" office:value="409.3039">
            <text:p>409.3039</text:p>
          </table:table-cell>
          <table:table-cell office:value-type="float" office:value="413.4383">
            <text:p>413.4383</text:p>
          </table:table-cell>
          <table:table-cell office:value-type="string">
            <text:p>2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9.3039">
            <text:p>409.3039</text:p>
          </table:table-cell>
          <table:table-cell office:value-type="string">
            <text:p>3/2/2017</text:p>
          </table:table-cell>
          <table:table-cell table:number-columns-repeated="2" office:value-type="float" office:value="413.4383">
            <text:p>413.43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3.7285">
            <text:p>413.7285</text:p>
          </table:table-cell>
          <table:table-cell office:value-type="float" office:value="409.5912">
            <text:p>409.5912</text:p>
          </table:table-cell>
          <table:table-cell office:value-type="float" office:value="413.7285">
            <text:p>413.7285</text:p>
          </table:table-cell>
          <table:table-cell office:value-type="string">
            <text:p>3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9.5912">
            <text:p>409.5912</text:p>
          </table:table-cell>
          <table:table-cell office:value-type="string">
            <text:p>3/3/2017</text:p>
          </table:table-cell>
          <table:table-cell table:number-columns-repeated="2" office:value-type="float" office:value="413.7285">
            <text:p>413.72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6.3968">
            <text:p>416.3968</text:p>
          </table:table-cell>
          <table:table-cell office:value-type="float" office:value="412.2328">
            <text:p>412.2328</text:p>
          </table:table-cell>
          <table:table-cell office:value-type="float" office:value="416.3968">
            <text:p>416.3968</text:p>
          </table:table-cell>
          <table:table-cell office:value-type="string">
            <text:p>6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2.2328">
            <text:p>412.2328</text:p>
          </table:table-cell>
          <table:table-cell office:value-type="string">
            <text:p>3/6/2017</text:p>
          </table:table-cell>
          <table:table-cell table:number-columns-repeated="2" office:value-type="float" office:value="416.3968">
            <text:p>416.39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5.2549">
            <text:p>415.2549</text:p>
          </table:table-cell>
          <table:table-cell office:value-type="float" office:value="411.1024">
            <text:p>411.1024</text:p>
          </table:table-cell>
          <table:table-cell office:value-type="float" office:value="415.2549">
            <text:p>415.2549</text:p>
          </table:table-cell>
          <table:table-cell office:value-type="string">
            <text:p>7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1.1024">
            <text:p>411.1024</text:p>
          </table:table-cell>
          <table:table-cell office:value-type="string">
            <text:p>3/7/2017</text:p>
          </table:table-cell>
          <table:table-cell table:number-columns-repeated="2" office:value-type="float" office:value="415.2549">
            <text:p>415.25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4.3119">
            <text:p>414.3119</text:p>
          </table:table-cell>
          <table:table-cell office:value-type="float" office:value="410.1688">
            <text:p>410.1688</text:p>
          </table:table-cell>
          <table:table-cell office:value-type="float" office:value="414.3119">
            <text:p>414.3119</text:p>
          </table:table-cell>
          <table:table-cell office:value-type="string">
            <text:p>8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0.1688">
            <text:p>410.1688</text:p>
          </table:table-cell>
          <table:table-cell office:value-type="string">
            <text:p>3/8/2017</text:p>
          </table:table-cell>
          <table:table-cell table:number-columns-repeated="2" office:value-type="float" office:value="414.3119">
            <text:p>414.31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3.8936">
            <text:p>413.8936</text:p>
          </table:table-cell>
          <table:table-cell office:value-type="float" office:value="409.7547">
            <text:p>409.7547</text:p>
          </table:table-cell>
          <table:table-cell office:value-type="float" office:value="413.8936">
            <text:p>413.8936</text:p>
          </table:table-cell>
          <table:table-cell office:value-type="string">
            <text:p>9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09.7547">
            <text:p>409.7547</text:p>
          </table:table-cell>
          <table:table-cell office:value-type="string">
            <text:p>3/9/2017</text:p>
          </table:table-cell>
          <table:table-cell table:number-columns-repeated="2" office:value-type="float" office:value="413.8936">
            <text:p>413.893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4.2867">
            <text:p>414.2867</text:p>
          </table:table-cell>
          <table:table-cell office:value-type="float" office:value="410.1438">
            <text:p>410.1438</text:p>
          </table:table-cell>
          <table:table-cell office:value-type="float" office:value="414.2867">
            <text:p>414.2867</text:p>
          </table:table-cell>
          <table:table-cell office:value-type="string">
            <text:p>10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0.1438">
            <text:p>410.1438</text:p>
          </table:table-cell>
          <table:table-cell office:value-type="string">
            <text:p>3/10/2017</text:p>
          </table:table-cell>
          <table:table-cell table:number-columns-repeated="2" office:value-type="float" office:value="414.2867">
            <text:p>414.286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0.4102">
            <text:p>420.4102</text:p>
          </table:table-cell>
          <table:table-cell office:value-type="float" office:value="416.2061">
            <text:p>416.2061</text:p>
          </table:table-cell>
          <table:table-cell office:value-type="float" office:value="420.4102">
            <text:p>420.4102</text:p>
          </table:table-cell>
          <table:table-cell office:value-type="string">
            <text:p>14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6.2061">
            <text:p>416.2061</text:p>
          </table:table-cell>
          <table:table-cell office:value-type="string">
            <text:p>3/14/2017</text:p>
          </table:table-cell>
          <table:table-cell table:number-columns-repeated="2" office:value-type="float" office:value="420.4102">
            <text:p>420.41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0.8782">
            <text:p>420.8782</text:p>
          </table:table-cell>
          <table:table-cell office:value-type="float" office:value="416.6694">
            <text:p>416.6694</text:p>
          </table:table-cell>
          <table:table-cell office:value-type="float" office:value="420.8782">
            <text:p>420.8782</text:p>
          </table:table-cell>
          <table:table-cell office:value-type="string">
            <text:p>15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6.6694">
            <text:p>416.6694</text:p>
          </table:table-cell>
          <table:table-cell office:value-type="string">
            <text:p>3/15/2017</text:p>
          </table:table-cell>
          <table:table-cell table:number-columns-repeated="2" office:value-type="float" office:value="420.8782">
            <text:p>420.87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3.5668">
            <text:p>423.5668</text:p>
          </table:table-cell>
          <table:table-cell office:value-type="float" office:value="419.3311">
            <text:p>419.3311</text:p>
          </table:table-cell>
          <table:table-cell office:value-type="float" office:value="423.5668">
            <text:p>423.5668</text:p>
          </table:table-cell>
          <table:table-cell office:value-type="string">
            <text:p>16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9.3311">
            <text:p>419.3311</text:p>
          </table:table-cell>
          <table:table-cell office:value-type="string">
            <text:p>3/16/2017</text:p>
          </table:table-cell>
          <table:table-cell table:number-columns-repeated="2" office:value-type="float" office:value="423.5668">
            <text:p>423.56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1.9373">
            <text:p>421.9373</text:p>
          </table:table-cell>
          <table:table-cell office:value-type="float" office:value="417.7179">
            <text:p>417.7179</text:p>
          </table:table-cell>
          <table:table-cell office:value-type="float" office:value="421.9373">
            <text:p>421.9373</text:p>
          </table:table-cell>
          <table:table-cell office:value-type="string">
            <text:p>17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7.7179">
            <text:p>417.7179</text:p>
          </table:table-cell>
          <table:table-cell office:value-type="string">
            <text:p>3/17/2017</text:p>
          </table:table-cell>
          <table:table-cell table:number-columns-repeated="2" office:value-type="float" office:value="421.9373">
            <text:p>421.93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1.1523">
            <text:p>421.1523</text:p>
          </table:table-cell>
          <table:table-cell office:value-type="float" office:value="416.9408">
            <text:p>416.9408</text:p>
          </table:table-cell>
          <table:table-cell office:value-type="float" office:value="421.1523">
            <text:p>421.1523</text:p>
          </table:table-cell>
          <table:table-cell office:value-type="string">
            <text:p>20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6.9408">
            <text:p>416.9408</text:p>
          </table:table-cell>
          <table:table-cell office:value-type="string">
            <text:p>3/20/2017</text:p>
          </table:table-cell>
          <table:table-cell table:number-columns-repeated="2" office:value-type="float" office:value="421.1523">
            <text:p>421.15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9.9454">
            <text:p>419.9454</text:p>
          </table:table-cell>
          <table:table-cell office:value-type="float" office:value="415.7459">
            <text:p>415.7459</text:p>
          </table:table-cell>
          <table:table-cell office:value-type="float" office:value="419.9454">
            <text:p>419.9454</text:p>
          </table:table-cell>
          <table:table-cell office:value-type="string">
            <text:p>21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5.7459">
            <text:p>415.7459</text:p>
          </table:table-cell>
          <table:table-cell office:value-type="string">
            <text:p>3/21/2017</text:p>
          </table:table-cell>
          <table:table-cell table:number-columns-repeated="2" office:value-type="float" office:value="419.9454">
            <text:p>419.94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6.4111">
            <text:p>416.4111</text:p>
          </table:table-cell>
          <table:table-cell office:value-type="float" office:value="412.247">
            <text:p>412.247</text:p>
          </table:table-cell>
          <table:table-cell office:value-type="float" office:value="416.4111">
            <text:p>416.4111</text:p>
          </table:table-cell>
          <table:table-cell office:value-type="string">
            <text:p>22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2.247">
            <text:p>412.247</text:p>
          </table:table-cell>
          <table:table-cell office:value-type="string">
            <text:p>3/22/2017</text:p>
          </table:table-cell>
          <table:table-cell table:number-columns-repeated="2" office:value-type="float" office:value="416.4111">
            <text:p>416.41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0.0268">
            <text:p>420.0268</text:p>
          </table:table-cell>
          <table:table-cell office:value-type="float" office:value="415.8265">
            <text:p>415.8265</text:p>
          </table:table-cell>
          <table:table-cell office:value-type="float" office:value="420.0268">
            <text:p>420.0268</text:p>
          </table:table-cell>
          <table:table-cell office:value-type="string">
            <text:p>23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5.8265">
            <text:p>415.8265</text:p>
          </table:table-cell>
          <table:table-cell office:value-type="string">
            <text:p>3/23/2017</text:p>
          </table:table-cell>
          <table:table-cell table:number-columns-repeated="2" office:value-type="float" office:value="420.0268">
            <text:p>420.02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0.9445">
            <text:p>420.9445</text:p>
          </table:table-cell>
          <table:table-cell office:value-type="float" office:value="416.7351">
            <text:p>416.7351</text:p>
          </table:table-cell>
          <table:table-cell office:value-type="float" office:value="420.9445">
            <text:p>420.9445</text:p>
          </table:table-cell>
          <table:table-cell office:value-type="string">
            <text:p>24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6.7351">
            <text:p>416.7351</text:p>
          </table:table-cell>
          <table:table-cell office:value-type="string">
            <text:p>3/24/2017</text:p>
          </table:table-cell>
          <table:table-cell table:number-columns-repeated="2" office:value-type="float" office:value="420.9445">
            <text:p>420.94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18.639">
            <text:p>418.639</text:p>
          </table:table-cell>
          <table:table-cell office:value-type="float" office:value="414.4526">
            <text:p>414.4526</text:p>
          </table:table-cell>
          <table:table-cell office:value-type="float" office:value="418.639">
            <text:p>418.639</text:p>
          </table:table-cell>
          <table:table-cell office:value-type="string">
            <text:p>27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4.4526">
            <text:p>414.4526</text:p>
          </table:table-cell>
          <table:table-cell office:value-type="string">
            <text:p>3/27/2017</text:p>
          </table:table-cell>
          <table:table-cell table:number-columns-repeated="2" office:value-type="float" office:value="418.639">
            <text:p>418.63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0.8772">
            <text:p>420.8772</text:p>
          </table:table-cell>
          <table:table-cell office:value-type="float" office:value="416.6684">
            <text:p>416.6684</text:p>
          </table:table-cell>
          <table:table-cell office:value-type="float" office:value="420.8772">
            <text:p>420.8772</text:p>
          </table:table-cell>
          <table:table-cell office:value-type="string">
            <text:p>28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6.6684">
            <text:p>416.6684</text:p>
          </table:table-cell>
          <table:table-cell office:value-type="string">
            <text:p>3/28/2017</text:p>
          </table:table-cell>
          <table:table-cell table:number-columns-repeated="2" office:value-type="float" office:value="420.8772">
            <text:p>420.87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1.9223">
            <text:p>421.9223</text:p>
          </table:table-cell>
          <table:table-cell office:value-type="float" office:value="417.7031">
            <text:p>417.7031</text:p>
          </table:table-cell>
          <table:table-cell office:value-type="float" office:value="421.9223">
            <text:p>421.9223</text:p>
          </table:table-cell>
          <table:table-cell office:value-type="string">
            <text:p>29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7.7031">
            <text:p>417.7031</text:p>
          </table:table-cell>
          <table:table-cell office:value-type="string">
            <text:p>3/29/2017</text:p>
          </table:table-cell>
          <table:table-cell table:number-columns-repeated="2" office:value-type="float" office:value="421.9223">
            <text:p>421.92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3.6047">
            <text:p>423.6047</text:p>
          </table:table-cell>
          <table:table-cell office:value-type="float" office:value="419.3687">
            <text:p>419.3687</text:p>
          </table:table-cell>
          <table:table-cell office:value-type="float" office:value="423.6047">
            <text:p>423.6047</text:p>
          </table:table-cell>
          <table:table-cell office:value-type="string">
            <text:p>30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9.3687">
            <text:p>419.3687</text:p>
          </table:table-cell>
          <table:table-cell office:value-type="string">
            <text:p>3/30/2017</text:p>
          </table:table-cell>
          <table:table-cell table:number-columns-repeated="2" office:value-type="float" office:value="423.6047">
            <text:p>423.60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3.3628">
            <text:p>423.3628</text:p>
          </table:table-cell>
          <table:table-cell office:value-type="float" office:value="419.1292">
            <text:p>419.1292</text:p>
          </table:table-cell>
          <table:table-cell office:value-type="float" office:value="423.3628">
            <text:p>423.3628</text:p>
          </table:table-cell>
          <table:table-cell office:value-type="string">
            <text:p>31-Ma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9.1292">
            <text:p>419.1292</text:p>
          </table:table-cell>
          <table:table-cell office:value-type="string">
            <text:p>3/31/2017</text:p>
          </table:table-cell>
          <table:table-cell table:number-columns-repeated="2" office:value-type="float" office:value="423.3628">
            <text:p>423.36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4.8337">
            <text:p>424.8337</text:p>
          </table:table-cell>
          <table:table-cell office:value-type="float" office:value="420.5854">
            <text:p>420.5854</text:p>
          </table:table-cell>
          <table:table-cell office:value-type="float" office:value="424.8337">
            <text:p>424.8337</text:p>
          </table:table-cell>
          <table:table-cell office:value-type="string">
            <text:p>3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0.5854">
            <text:p>420.5854</text:p>
          </table:table-cell>
          <table:table-cell office:value-type="string">
            <text:p>4/3/2017</text:p>
          </table:table-cell>
          <table:table-cell table:number-columns-repeated="2" office:value-type="float" office:value="424.8337">
            <text:p>424.83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6.4432">
            <text:p>426.4432</text:p>
          </table:table-cell>
          <table:table-cell office:value-type="float" office:value="422.1788">
            <text:p>422.1788</text:p>
          </table:table-cell>
          <table:table-cell office:value-type="float" office:value="426.4432">
            <text:p>426.4432</text:p>
          </table:table-cell>
          <table:table-cell office:value-type="string">
            <text:p>5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2.1788">
            <text:p>422.1788</text:p>
          </table:table-cell>
          <table:table-cell office:value-type="string">
            <text:p>4/5/2017</text:p>
          </table:table-cell>
          <table:table-cell table:number-columns-repeated="2" office:value-type="float" office:value="426.4432">
            <text:p>426.44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6.774">
            <text:p>426.774</text:p>
          </table:table-cell>
          <table:table-cell office:value-type="float" office:value="422.5063">
            <text:p>422.5063</text:p>
          </table:table-cell>
          <table:table-cell office:value-type="float" office:value="426.774">
            <text:p>426.774</text:p>
          </table:table-cell>
          <table:table-cell office:value-type="string">
            <text:p>6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2.5063">
            <text:p>422.5063</text:p>
          </table:table-cell>
          <table:table-cell office:value-type="string">
            <text:p>4/6/2017</text:p>
          </table:table-cell>
          <table:table-cell table:number-columns-repeated="2" office:value-type="float" office:value="426.774">
            <text:p>426.7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4.4344">
            <text:p>424.4344</text:p>
          </table:table-cell>
          <table:table-cell office:value-type="float" office:value="420.1901">
            <text:p>420.1901</text:p>
          </table:table-cell>
          <table:table-cell office:value-type="float" office:value="424.4344">
            <text:p>424.4344</text:p>
          </table:table-cell>
          <table:table-cell office:value-type="string">
            <text:p>7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0.1901">
            <text:p>420.1901</text:p>
          </table:table-cell>
          <table:table-cell office:value-type="string">
            <text:p>4/7/2017</text:p>
          </table:table-cell>
          <table:table-cell table:number-columns-repeated="2" office:value-type="float" office:value="424.4344">
            <text:p>424.43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5.4013">
            <text:p>425.4013</text:p>
          </table:table-cell>
          <table:table-cell office:value-type="float" office:value="421.1473">
            <text:p>421.1473</text:p>
          </table:table-cell>
          <table:table-cell office:value-type="float" office:value="425.4013">
            <text:p>425.4013</text:p>
          </table:table-cell>
          <table:table-cell office:value-type="string">
            <text:p>10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1.1473">
            <text:p>421.1473</text:p>
          </table:table-cell>
          <table:table-cell office:value-type="string">
            <text:p>4/10/2017</text:p>
          </table:table-cell>
          <table:table-cell table:number-columns-repeated="2" office:value-type="float" office:value="425.4013">
            <text:p>425.40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8.191">
            <text:p>428.191</text:p>
          </table:table-cell>
          <table:table-cell office:value-type="float" office:value="423.9091">
            <text:p>423.9091</text:p>
          </table:table-cell>
          <table:table-cell office:value-type="float" office:value="428.191">
            <text:p>428.191</text:p>
          </table:table-cell>
          <table:table-cell office:value-type="string">
            <text:p>11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3.9091">
            <text:p>423.9091</text:p>
          </table:table-cell>
          <table:table-cell office:value-type="string">
            <text:p>4/11/2017</text:p>
          </table:table-cell>
          <table:table-cell table:number-columns-repeated="2" office:value-type="float" office:value="428.191">
            <text:p>428.1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8.0754">
            <text:p>428.0754</text:p>
          </table:table-cell>
          <table:table-cell office:value-type="float" office:value="423.7946">
            <text:p>423.7946</text:p>
          </table:table-cell>
          <table:table-cell office:value-type="float" office:value="428.0754">
            <text:p>428.0754</text:p>
          </table:table-cell>
          <table:table-cell office:value-type="string">
            <text:p>12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3.7946">
            <text:p>423.7946</text:p>
          </table:table-cell>
          <table:table-cell office:value-type="string">
            <text:p>4/12/2017</text:p>
          </table:table-cell>
          <table:table-cell table:number-columns-repeated="2" office:value-type="float" office:value="428.0754">
            <text:p>428.07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5.8825">
            <text:p>425.8825</text:p>
          </table:table-cell>
          <table:table-cell office:value-type="float" office:value="421.6237">
            <text:p>421.6237</text:p>
          </table:table-cell>
          <table:table-cell office:value-type="float" office:value="425.8825">
            <text:p>425.8825</text:p>
          </table:table-cell>
          <table:table-cell office:value-type="string">
            <text:p>13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1.6237">
            <text:p>421.6237</text:p>
          </table:table-cell>
          <table:table-cell office:value-type="string">
            <text:p>4/13/2017</text:p>
          </table:table-cell>
          <table:table-cell table:number-columns-repeated="2" office:value-type="float" office:value="425.8825">
            <text:p>425.88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4.5342">
            <text:p>424.5342</text:p>
          </table:table-cell>
          <table:table-cell office:value-type="float" office:value="420.2889">
            <text:p>420.2889</text:p>
          </table:table-cell>
          <table:table-cell office:value-type="float" office:value="424.5342">
            <text:p>424.5342</text:p>
          </table:table-cell>
          <table:table-cell office:value-type="string">
            <text:p>17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0.2889">
            <text:p>420.2889</text:p>
          </table:table-cell>
          <table:table-cell office:value-type="string">
            <text:p>4/17/2017</text:p>
          </table:table-cell>
          <table:table-cell table:number-columns-repeated="2" office:value-type="float" office:value="424.5342">
            <text:p>424.534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2.6695">
            <text:p>422.6695</text:p>
          </table:table-cell>
          <table:table-cell office:value-type="float" office:value="418.4428">
            <text:p>418.4428</text:p>
          </table:table-cell>
          <table:table-cell office:value-type="float" office:value="422.6695">
            <text:p>422.6695</text:p>
          </table:table-cell>
          <table:table-cell office:value-type="string">
            <text:p>18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8.4428">
            <text:p>418.4428</text:p>
          </table:table-cell>
          <table:table-cell office:value-type="string">
            <text:p>4/18/2017</text:p>
          </table:table-cell>
          <table:table-cell table:number-columns-repeated="2" office:value-type="float" office:value="422.6695">
            <text:p>422.66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2.5666">
            <text:p>422.5666</text:p>
          </table:table-cell>
          <table:table-cell office:value-type="float" office:value="418.3409">
            <text:p>418.3409</text:p>
          </table:table-cell>
          <table:table-cell office:value-type="float" office:value="422.5666">
            <text:p>422.5666</text:p>
          </table:table-cell>
          <table:table-cell office:value-type="string">
            <text:p>19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8.3409">
            <text:p>418.3409</text:p>
          </table:table-cell>
          <table:table-cell office:value-type="string">
            <text:p>4/19/2017</text:p>
          </table:table-cell>
          <table:table-cell table:number-columns-repeated="2" office:value-type="float" office:value="422.5666">
            <text:p>422.566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3.4262">
            <text:p>423.4262</text:p>
          </table:table-cell>
          <table:table-cell office:value-type="float" office:value="419.1919">
            <text:p>419.1919</text:p>
          </table:table-cell>
          <table:table-cell office:value-type="float" office:value="423.4262">
            <text:p>423.4262</text:p>
          </table:table-cell>
          <table:table-cell office:value-type="string">
            <text:p>20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9.1919">
            <text:p>419.1919</text:p>
          </table:table-cell>
          <table:table-cell office:value-type="string">
            <text:p>4/20/2017</text:p>
          </table:table-cell>
          <table:table-cell table:number-columns-repeated="2" office:value-type="float" office:value="423.4262">
            <text:p>423.42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3.2091">
            <text:p>423.2091</text:p>
          </table:table-cell>
          <table:table-cell office:value-type="float" office:value="418.977">
            <text:p>418.977</text:p>
          </table:table-cell>
          <table:table-cell office:value-type="float" office:value="423.2091">
            <text:p>423.2091</text:p>
          </table:table-cell>
          <table:table-cell office:value-type="string">
            <text:p>21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18.977">
            <text:p>418.977</text:p>
          </table:table-cell>
          <table:table-cell office:value-type="string">
            <text:p>4/21/2017</text:p>
          </table:table-cell>
          <table:table-cell table:number-columns-repeated="2" office:value-type="float" office:value="423.2091">
            <text:p>423.20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27.1678">
            <text:p>427.1678</text:p>
          </table:table-cell>
          <table:table-cell office:value-type="float" office:value="422.8961">
            <text:p>422.8961</text:p>
          </table:table-cell>
          <table:table-cell office:value-type="float" office:value="427.1678">
            <text:p>427.1678</text:p>
          </table:table-cell>
          <table:table-cell office:value-type="string">
            <text:p>24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2.8961">
            <text:p>422.8961</text:p>
          </table:table-cell>
          <table:table-cell office:value-type="string">
            <text:p>4/24/2017</text:p>
          </table:table-cell>
          <table:table-cell table:number-columns-repeated="2" office:value-type="float" office:value="427.1678">
            <text:p>427.167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1.4297">
            <text:p>431.4297</text:p>
          </table:table-cell>
          <table:table-cell office:value-type="float" office:value="427.1154">
            <text:p>427.1154</text:p>
          </table:table-cell>
          <table:table-cell office:value-type="float" office:value="431.4297">
            <text:p>431.4297</text:p>
          </table:table-cell>
          <table:table-cell office:value-type="string">
            <text:p>25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7.1154">
            <text:p>427.1154</text:p>
          </table:table-cell>
          <table:table-cell office:value-type="string">
            <text:p>4/25/2017</text:p>
          </table:table-cell>
          <table:table-cell table:number-columns-repeated="2" office:value-type="float" office:value="431.4297">
            <text:p>431.42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3.0025">
            <text:p>433.0025</text:p>
          </table:table-cell>
          <table:table-cell office:value-type="float" office:value="428.6725">
            <text:p>428.6725</text:p>
          </table:table-cell>
          <table:table-cell office:value-type="float" office:value="433.0025">
            <text:p>433.0025</text:p>
          </table:table-cell>
          <table:table-cell office:value-type="string">
            <text:p>26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8.6725">
            <text:p>428.6725</text:p>
          </table:table-cell>
          <table:table-cell office:value-type="string">
            <text:p>4/26/2017</text:p>
          </table:table-cell>
          <table:table-cell table:number-columns-repeated="2" office:value-type="float" office:value="433.0025">
            <text:p>433.002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3.8837">
            <text:p>433.8837</text:p>
          </table:table-cell>
          <table:table-cell office:value-type="float" office:value="429.5449">
            <text:p>429.5449</text:p>
          </table:table-cell>
          <table:table-cell office:value-type="float" office:value="433.8837">
            <text:p>433.8837</text:p>
          </table:table-cell>
          <table:table-cell office:value-type="string">
            <text:p>27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9.5449">
            <text:p>429.5449</text:p>
          </table:table-cell>
          <table:table-cell office:value-type="string">
            <text:p>4/27/2017</text:p>
          </table:table-cell>
          <table:table-cell table:number-columns-repeated="2" office:value-type="float" office:value="433.8837">
            <text:p>433.883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2.9917">
            <text:p>432.9917</text:p>
          </table:table-cell>
          <table:table-cell office:value-type="float" office:value="428.6618">
            <text:p>428.6618</text:p>
          </table:table-cell>
          <table:table-cell office:value-type="float" office:value="432.9917">
            <text:p>432.9917</text:p>
          </table:table-cell>
          <table:table-cell office:value-type="string">
            <text:p>28-Apr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8.6618">
            <text:p>428.6618</text:p>
          </table:table-cell>
          <table:table-cell office:value-type="string">
            <text:p>4/28/2017</text:p>
          </table:table-cell>
          <table:table-cell table:number-columns-repeated="2" office:value-type="float" office:value="432.9917">
            <text:p>432.99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2.0711">
            <text:p>432.0711</text:p>
          </table:table-cell>
          <table:table-cell office:value-type="float" office:value="427.7504">
            <text:p>427.7504</text:p>
          </table:table-cell>
          <table:table-cell office:value-type="float" office:value="432.0711">
            <text:p>432.0711</text:p>
          </table:table-cell>
          <table:table-cell office:value-type="string">
            <text:p>2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7.7504">
            <text:p>427.7504</text:p>
          </table:table-cell>
          <table:table-cell office:value-type="string">
            <text:p>5/2/2017</text:p>
          </table:table-cell>
          <table:table-cell table:number-columns-repeated="2" office:value-type="float" office:value="432.0711">
            <text:p>432.07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2.8265">
            <text:p>432.8265</text:p>
          </table:table-cell>
          <table:table-cell office:value-type="float" office:value="428.4982">
            <text:p>428.4982</text:p>
          </table:table-cell>
          <table:table-cell office:value-type="float" office:value="432.8265">
            <text:p>432.8265</text:p>
          </table:table-cell>
          <table:table-cell office:value-type="string">
            <text:p>3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8.4982">
            <text:p>428.4982</text:p>
          </table:table-cell>
          <table:table-cell office:value-type="string">
            <text:p>5/3/2017</text:p>
          </table:table-cell>
          <table:table-cell table:number-columns-repeated="2" office:value-type="float" office:value="432.8265">
            <text:p>432.826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5.0754">
            <text:p>435.0754</text:p>
          </table:table-cell>
          <table:table-cell office:value-type="float" office:value="430.7246">
            <text:p>430.7246</text:p>
          </table:table-cell>
          <table:table-cell office:value-type="float" office:value="435.0754">
            <text:p>435.0754</text:p>
          </table:table-cell>
          <table:table-cell office:value-type="string">
            <text:p>4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0.7246">
            <text:p>430.7246</text:p>
          </table:table-cell>
          <table:table-cell office:value-type="string">
            <text:p>5/4/2017</text:p>
          </table:table-cell>
          <table:table-cell table:number-columns-repeated="2" office:value-type="float" office:value="435.0754">
            <text:p>435.07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2.1902">
            <text:p>432.1902</text:p>
          </table:table-cell>
          <table:table-cell office:value-type="float" office:value="427.8683">
            <text:p>427.8683</text:p>
          </table:table-cell>
          <table:table-cell office:value-type="float" office:value="432.1902">
            <text:p>432.1902</text:p>
          </table:table-cell>
          <table:table-cell office:value-type="string">
            <text:p>5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7.8683">
            <text:p>427.8683</text:p>
          </table:table-cell>
          <table:table-cell office:value-type="string">
            <text:p>5/5/2017</text:p>
          </table:table-cell>
          <table:table-cell table:number-columns-repeated="2" office:value-type="float" office:value="432.1902">
            <text:p>432.19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5.184">
            <text:p>435.184</text:p>
          </table:table-cell>
          <table:table-cell office:value-type="float" office:value="430.8322">
            <text:p>430.8322</text:p>
          </table:table-cell>
          <table:table-cell office:value-type="float" office:value="435.184">
            <text:p>435.184</text:p>
          </table:table-cell>
          <table:table-cell office:value-type="string">
            <text:p>8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0.8322">
            <text:p>430.8322</text:p>
          </table:table-cell>
          <table:table-cell office:value-type="string">
            <text:p>5/8/2017</text:p>
          </table:table-cell>
          <table:table-cell table:number-columns-repeated="2" office:value-type="float" office:value="435.184">
            <text:p>435.1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5.3451">
            <text:p>435.3451</text:p>
          </table:table-cell>
          <table:table-cell office:value-type="float" office:value="430.9916">
            <text:p>430.9916</text:p>
          </table:table-cell>
          <table:table-cell office:value-type="float" office:value="435.3451">
            <text:p>435.3451</text:p>
          </table:table-cell>
          <table:table-cell office:value-type="string">
            <text:p>9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0.9916">
            <text:p>430.9916</text:p>
          </table:table-cell>
          <table:table-cell office:value-type="string">
            <text:p>5/9/2017</text:p>
          </table:table-cell>
          <table:table-cell table:number-columns-repeated="2" office:value-type="float" office:value="435.3451">
            <text:p>435.34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8.7259">
            <text:p>438.7259</text:p>
          </table:table-cell>
          <table:table-cell office:value-type="float" office:value="434.3386">
            <text:p>434.3386</text:p>
          </table:table-cell>
          <table:table-cell office:value-type="float" office:value="438.7259">
            <text:p>438.7259</text:p>
          </table:table-cell>
          <table:table-cell office:value-type="string">
            <text:p>10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4.3386">
            <text:p>434.3386</text:p>
          </table:table-cell>
          <table:table-cell office:value-type="string">
            <text:p>5/10/2017</text:p>
          </table:table-cell>
          <table:table-cell table:number-columns-repeated="2" office:value-type="float" office:value="438.7259">
            <text:p>438.72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9.1355">
            <text:p>439.1355</text:p>
          </table:table-cell>
          <table:table-cell office:value-type="float" office:value="434.7441">
            <text:p>434.7441</text:p>
          </table:table-cell>
          <table:table-cell office:value-type="float" office:value="439.1355">
            <text:p>439.1355</text:p>
          </table:table-cell>
          <table:table-cell office:value-type="string">
            <text:p>11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4.7441">
            <text:p>434.7441</text:p>
          </table:table-cell>
          <table:table-cell office:value-type="string">
            <text:p>5/11/2017</text:p>
          </table:table-cell>
          <table:table-cell table:number-columns-repeated="2" office:value-type="float" office:value="439.1355">
            <text:p>439.135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8.2302">
            <text:p>438.2302</text:p>
          </table:table-cell>
          <table:table-cell office:value-type="float" office:value="433.8479">
            <text:p>433.8479</text:p>
          </table:table-cell>
          <table:table-cell office:value-type="float" office:value="438.2302">
            <text:p>438.2302</text:p>
          </table:table-cell>
          <table:table-cell office:value-type="string">
            <text:p>12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3.8479">
            <text:p>433.8479</text:p>
          </table:table-cell>
          <table:table-cell office:value-type="string">
            <text:p>5/12/2017</text:p>
          </table:table-cell>
          <table:table-cell table:number-columns-repeated="2" office:value-type="float" office:value="438.2302">
            <text:p>438.23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9.6903">
            <text:p>439.6903</text:p>
          </table:table-cell>
          <table:table-cell office:value-type="float" office:value="435.2934">
            <text:p>435.2934</text:p>
          </table:table-cell>
          <table:table-cell office:value-type="float" office:value="439.6903">
            <text:p>439.6903</text:p>
          </table:table-cell>
          <table:table-cell office:value-type="string">
            <text:p>15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5.2934">
            <text:p>435.2934</text:p>
          </table:table-cell>
          <table:table-cell office:value-type="string">
            <text:p>5/15/2017</text:p>
          </table:table-cell>
          <table:table-cell table:number-columns-repeated="2" office:value-type="float" office:value="439.6903">
            <text:p>439.69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9176">
            <text:p>441.9176</text:p>
          </table:table-cell>
          <table:table-cell office:value-type="float" office:value="437.4984">
            <text:p>437.4984</text:p>
          </table:table-cell>
          <table:table-cell office:value-type="float" office:value="441.9176">
            <text:p>441.9176</text:p>
          </table:table-cell>
          <table:table-cell office:value-type="string">
            <text:p>16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7.4984">
            <text:p>437.4984</text:p>
          </table:table-cell>
          <table:table-cell office:value-type="string">
            <text:p>5/16/2017</text:p>
          </table:table-cell>
          <table:table-cell table:number-columns-repeated="2" office:value-type="float" office:value="441.9176">
            <text:p>441.91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9445">
            <text:p>441.9445</text:p>
          </table:table-cell>
          <table:table-cell office:value-type="float" office:value="437.5251">
            <text:p>437.5251</text:p>
          </table:table-cell>
          <table:table-cell office:value-type="float" office:value="441.9445">
            <text:p>441.9445</text:p>
          </table:table-cell>
          <table:table-cell office:value-type="string">
            <text:p>17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7.5251">
            <text:p>437.5251</text:p>
          </table:table-cell>
          <table:table-cell office:value-type="string">
            <text:p>5/17/2017</text:p>
          </table:table-cell>
          <table:table-cell table:number-columns-repeated="2" office:value-type="float" office:value="441.9445">
            <text:p>441.94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7.0833">
            <text:p>437.0833</text:p>
          </table:table-cell>
          <table:table-cell office:value-type="float" office:value="432.7125">
            <text:p>432.7125</text:p>
          </table:table-cell>
          <table:table-cell office:value-type="float" office:value="437.0833">
            <text:p>437.0833</text:p>
          </table:table-cell>
          <table:table-cell office:value-type="string">
            <text:p>18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2.7125">
            <text:p>432.7125</text:p>
          </table:table-cell>
          <table:table-cell office:value-type="string">
            <text:p>5/18/2017</text:p>
          </table:table-cell>
          <table:table-cell table:number-columns-repeated="2" office:value-type="float" office:value="437.0833">
            <text:p>437.08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6.2123">
            <text:p>436.2123</text:p>
          </table:table-cell>
          <table:table-cell office:value-type="float" office:value="431.8502">
            <text:p>431.8502</text:p>
          </table:table-cell>
          <table:table-cell office:value-type="float" office:value="436.2123">
            <text:p>436.2123</text:p>
          </table:table-cell>
          <table:table-cell office:value-type="string">
            <text:p>19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1.8502">
            <text:p>431.8502</text:p>
          </table:table-cell>
          <table:table-cell office:value-type="string">
            <text:p>5/19/2017</text:p>
          </table:table-cell>
          <table:table-cell table:number-columns-repeated="2" office:value-type="float" office:value="436.2123">
            <text:p>436.21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3.8524">
            <text:p>433.8524</text:p>
          </table:table-cell>
          <table:table-cell office:value-type="float" office:value="429.5139">
            <text:p>429.5139</text:p>
          </table:table-cell>
          <table:table-cell office:value-type="float" office:value="433.8524">
            <text:p>433.8524</text:p>
          </table:table-cell>
          <table:table-cell office:value-type="string">
            <text:p>22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9.5139">
            <text:p>429.5139</text:p>
          </table:table-cell>
          <table:table-cell office:value-type="string">
            <text:p>5/22/2017</text:p>
          </table:table-cell>
          <table:table-cell table:number-columns-repeated="2" office:value-type="float" office:value="433.8524">
            <text:p>433.85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2.1957">
            <text:p>432.1957</text:p>
          </table:table-cell>
          <table:table-cell office:value-type="float" office:value="427.8737">
            <text:p>427.8737</text:p>
          </table:table-cell>
          <table:table-cell office:value-type="float" office:value="432.1957">
            <text:p>432.1957</text:p>
          </table:table-cell>
          <table:table-cell office:value-type="string">
            <text:p>23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7.8737">
            <text:p>427.8737</text:p>
          </table:table-cell>
          <table:table-cell office:value-type="string">
            <text:p>5/23/2017</text:p>
          </table:table-cell>
          <table:table-cell table:number-columns-repeated="2" office:value-type="float" office:value="432.1957">
            <text:p>432.195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0.4707">
            <text:p>430.4707</text:p>
          </table:table-cell>
          <table:table-cell office:value-type="float" office:value="426.166">
            <text:p>426.166</text:p>
          </table:table-cell>
          <table:table-cell office:value-type="float" office:value="430.4707">
            <text:p>430.4707</text:p>
          </table:table-cell>
          <table:table-cell office:value-type="string">
            <text:p>24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26.166">
            <text:p>426.166</text:p>
          </table:table-cell>
          <table:table-cell office:value-type="string">
            <text:p>5/24/2017</text:p>
          </table:table-cell>
          <table:table-cell table:number-columns-repeated="2" office:value-type="float" office:value="430.4707">
            <text:p>430.47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6.575">
            <text:p>436.575</text:p>
          </table:table-cell>
          <table:table-cell office:value-type="float" office:value="432.2093">
            <text:p>432.2093</text:p>
          </table:table-cell>
          <table:table-cell office:value-type="float" office:value="436.575">
            <text:p>436.575</text:p>
          </table:table-cell>
          <table:table-cell office:value-type="string">
            <text:p>25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2.2093">
            <text:p>432.2093</text:p>
          </table:table-cell>
          <table:table-cell office:value-type="string">
            <text:p>5/25/2017</text:p>
          </table:table-cell>
          <table:table-cell table:number-columns-repeated="2" office:value-type="float" office:value="436.575">
            <text:p>436.5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9.7682">
            <text:p>439.7682</text:p>
          </table:table-cell>
          <table:table-cell office:value-type="float" office:value="435.3705">
            <text:p>435.3705</text:p>
          </table:table-cell>
          <table:table-cell office:value-type="float" office:value="439.7682">
            <text:p>439.7682</text:p>
          </table:table-cell>
          <table:table-cell office:value-type="string">
            <text:p>26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5.3705">
            <text:p>435.3705</text:p>
          </table:table-cell>
          <table:table-cell office:value-type="string">
            <text:p>5/26/2017</text:p>
          </table:table-cell>
          <table:table-cell table:number-columns-repeated="2" office:value-type="float" office:value="439.7682">
            <text:p>439.76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8.0811">
            <text:p>438.0811</text:p>
          </table:table-cell>
          <table:table-cell office:value-type="float" office:value="433.7003">
            <text:p>433.7003</text:p>
          </table:table-cell>
          <table:table-cell office:value-type="float" office:value="438.0811">
            <text:p>438.0811</text:p>
          </table:table-cell>
          <table:table-cell office:value-type="string">
            <text:p>29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3.7003">
            <text:p>433.7003</text:p>
          </table:table-cell>
          <table:table-cell office:value-type="string">
            <text:p>5/29/2017</text:p>
          </table:table-cell>
          <table:table-cell table:number-columns-repeated="2" office:value-type="float" office:value="438.0811">
            <text:p>438.08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0.0647">
            <text:p>440.0647</text:p>
          </table:table-cell>
          <table:table-cell office:value-type="float" office:value="435.6641">
            <text:p>435.6641</text:p>
          </table:table-cell>
          <table:table-cell office:value-type="float" office:value="440.0647">
            <text:p>440.0647</text:p>
          </table:table-cell>
          <table:table-cell office:value-type="string">
            <text:p>30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5.6641">
            <text:p>435.6641</text:p>
          </table:table-cell>
          <table:table-cell office:value-type="string">
            <text:p>5/30/2017</text:p>
          </table:table-cell>
          <table:table-cell table:number-columns-repeated="2" office:value-type="float" office:value="440.0647">
            <text:p>440.06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3145">
            <text:p>441.3145</text:p>
          </table:table-cell>
          <table:table-cell office:value-type="float" office:value="436.9014">
            <text:p>436.9014</text:p>
          </table:table-cell>
          <table:table-cell office:value-type="float" office:value="441.3145">
            <text:p>441.3145</text:p>
          </table:table-cell>
          <table:table-cell office:value-type="string">
            <text:p>31-May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6.9014">
            <text:p>436.9014</text:p>
          </table:table-cell>
          <table:table-cell office:value-type="string">
            <text:p>5/31/2017</text:p>
          </table:table-cell>
          <table:table-cell table:number-columns-repeated="2" office:value-type="float" office:value="441.3145">
            <text:p>441.31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4275">
            <text:p>441.4275</text:p>
          </table:table-cell>
          <table:table-cell office:value-type="float" office:value="437.0132">
            <text:p>437.0132</text:p>
          </table:table-cell>
          <table:table-cell office:value-type="float" office:value="441.4275">
            <text:p>441.4275</text:p>
          </table:table-cell>
          <table:table-cell office:value-type="string">
            <text:p>1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7.0132">
            <text:p>437.0132</text:p>
          </table:table-cell>
          <table:table-cell office:value-type="string">
            <text:p>6/1/2017</text:p>
          </table:table-cell>
          <table:table-cell table:number-columns-repeated="2" office:value-type="float" office:value="441.4275">
            <text:p>441.42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3.9238">
            <text:p>443.9238</text:p>
          </table:table-cell>
          <table:table-cell office:value-type="float" office:value="439.4846">
            <text:p>439.4846</text:p>
          </table:table-cell>
          <table:table-cell office:value-type="float" office:value="443.9238">
            <text:p>443.9238</text:p>
          </table:table-cell>
          <table:table-cell office:value-type="string">
            <text:p>2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9.4846">
            <text:p>439.4846</text:p>
          </table:table-cell>
          <table:table-cell office:value-type="string">
            <text:p>6/2/2017</text:p>
          </table:table-cell>
          <table:table-cell table:number-columns-repeated="2" office:value-type="float" office:value="443.9238">
            <text:p>443.92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4.7476">
            <text:p>444.7476</text:p>
          </table:table-cell>
          <table:table-cell office:value-type="float" office:value="440.3001">
            <text:p>440.3001</text:p>
          </table:table-cell>
          <table:table-cell office:value-type="float" office:value="444.7476">
            <text:p>444.7476</text:p>
          </table:table-cell>
          <table:table-cell office:value-type="string">
            <text:p>5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0.3001">
            <text:p>440.3001</text:p>
          </table:table-cell>
          <table:table-cell office:value-type="string">
            <text:p>6/5/2017</text:p>
          </table:table-cell>
          <table:table-cell table:number-columns-repeated="2" office:value-type="float" office:value="444.7476">
            <text:p>444.74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2.4027">
            <text:p>442.4027</text:p>
          </table:table-cell>
          <table:table-cell office:value-type="float" office:value="437.9787">
            <text:p>437.9787</text:p>
          </table:table-cell>
          <table:table-cell office:value-type="float" office:value="442.4027">
            <text:p>442.4027</text:p>
          </table:table-cell>
          <table:table-cell office:value-type="string">
            <text:p>6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7.9787">
            <text:p>437.9787</text:p>
          </table:table-cell>
          <table:table-cell office:value-type="string">
            <text:p>6/6/2017</text:p>
          </table:table-cell>
          <table:table-cell table:number-columns-repeated="2" office:value-type="float" office:value="442.4027">
            <text:p>442.402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4.288">
            <text:p>444.288</text:p>
          </table:table-cell>
          <table:table-cell office:value-type="float" office:value="439.8451">
            <text:p>439.8451</text:p>
          </table:table-cell>
          <table:table-cell office:value-type="float" office:value="444.288">
            <text:p>444.288</text:p>
          </table:table-cell>
          <table:table-cell office:value-type="string">
            <text:p>7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9.8451">
            <text:p>439.8451</text:p>
          </table:table-cell>
          <table:table-cell office:value-type="string">
            <text:p>6/7/2017</text:p>
          </table:table-cell>
          <table:table-cell table:number-columns-repeated="2" office:value-type="float" office:value="444.288">
            <text:p>444.2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3.8064">
            <text:p>443.8064</text:p>
          </table:table-cell>
          <table:table-cell office:value-type="float" office:value="439.3683">
            <text:p>439.3683</text:p>
          </table:table-cell>
          <table:table-cell office:value-type="float" office:value="443.8064">
            <text:p>443.8064</text:p>
          </table:table-cell>
          <table:table-cell office:value-type="string">
            <text:p>8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9.3683">
            <text:p>439.3683</text:p>
          </table:table-cell>
          <table:table-cell office:value-type="string">
            <text:p>6/8/2017</text:p>
          </table:table-cell>
          <table:table-cell table:number-columns-repeated="2" office:value-type="float" office:value="443.8064">
            <text:p>443.806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4.0979">
            <text:p>444.0979</text:p>
          </table:table-cell>
          <table:table-cell office:value-type="float" office:value="439.6569">
            <text:p>439.6569</text:p>
          </table:table-cell>
          <table:table-cell office:value-type="float" office:value="444.0979">
            <text:p>444.0979</text:p>
          </table:table-cell>
          <table:table-cell office:value-type="string">
            <text:p>9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9.6569">
            <text:p>439.6569</text:p>
          </table:table-cell>
          <table:table-cell office:value-type="string">
            <text:p>6/9/2017</text:p>
          </table:table-cell>
          <table:table-cell table:number-columns-repeated="2" office:value-type="float" office:value="444.0979">
            <text:p>444.09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2.2324">
            <text:p>442.2324</text:p>
          </table:table-cell>
          <table:table-cell office:value-type="float" office:value="437.8101">
            <text:p>437.8101</text:p>
          </table:table-cell>
          <table:table-cell office:value-type="float" office:value="442.2324">
            <text:p>442.2324</text:p>
          </table:table-cell>
          <table:table-cell office:value-type="string">
            <text:p>12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7.8101">
            <text:p>437.8101</text:p>
          </table:table-cell>
          <table:table-cell office:value-type="string">
            <text:p>6/12/2017</text:p>
          </table:table-cell>
          <table:table-cell table:number-columns-repeated="2" office:value-type="float" office:value="442.2324">
            <text:p>442.23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9172">
            <text:p>441.9172</text:p>
          </table:table-cell>
          <table:table-cell office:value-type="float" office:value="437.498">
            <text:p>437.498</text:p>
          </table:table-cell>
          <table:table-cell office:value-type="float" office:value="441.9172">
            <text:p>441.9172</text:p>
          </table:table-cell>
          <table:table-cell office:value-type="string">
            <text:p>13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7.498">
            <text:p>437.498</text:p>
          </table:table-cell>
          <table:table-cell office:value-type="string">
            <text:p>6/13/2017</text:p>
          </table:table-cell>
          <table:table-cell table:number-columns-repeated="2" office:value-type="float" office:value="441.9172">
            <text:p>441.917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912">
            <text:p>441.912</text:p>
          </table:table-cell>
          <table:table-cell office:value-type="float" office:value="437.4929">
            <text:p>437.4929</text:p>
          </table:table-cell>
          <table:table-cell office:value-type="float" office:value="441.912">
            <text:p>441.912</text:p>
          </table:table-cell>
          <table:table-cell office:value-type="string">
            <text:p>14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7.4929">
            <text:p>437.4929</text:p>
          </table:table-cell>
          <table:table-cell office:value-type="string">
            <text:p>6/14/2017</text:p>
          </table:table-cell>
          <table:table-cell table:number-columns-repeated="2" office:value-type="float" office:value="441.912">
            <text:p>441.9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0.0274">
            <text:p>440.0274</text:p>
          </table:table-cell>
          <table:table-cell office:value-type="float" office:value="435.6271">
            <text:p>435.6271</text:p>
          </table:table-cell>
          <table:table-cell office:value-type="float" office:value="440.0274">
            <text:p>440.0274</text:p>
          </table:table-cell>
          <table:table-cell office:value-type="string">
            <text:p>15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5.6271">
            <text:p>435.6271</text:p>
          </table:table-cell>
          <table:table-cell office:value-type="string">
            <text:p>6/15/2017</text:p>
          </table:table-cell>
          <table:table-cell table:number-columns-repeated="2" office:value-type="float" office:value="440.0274">
            <text:p>440.02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0.0291">
            <text:p>440.0291</text:p>
          </table:table-cell>
          <table:table-cell office:value-type="float" office:value="435.6288">
            <text:p>435.6288</text:p>
          </table:table-cell>
          <table:table-cell office:value-type="float" office:value="440.0291">
            <text:p>440.0291</text:p>
          </table:table-cell>
          <table:table-cell office:value-type="string">
            <text:p>16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5.6288">
            <text:p>435.6288</text:p>
          </table:table-cell>
          <table:table-cell office:value-type="string">
            <text:p>6/16/2017</text:p>
          </table:table-cell>
          <table:table-cell table:number-columns-repeated="2" office:value-type="float" office:value="440.0291">
            <text:p>440.029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6611">
            <text:p>441.6611</text:p>
          </table:table-cell>
          <table:table-cell office:value-type="float" office:value="437.2445">
            <text:p>437.2445</text:p>
          </table:table-cell>
          <table:table-cell office:value-type="float" office:value="441.6611">
            <text:p>441.6611</text:p>
          </table:table-cell>
          <table:table-cell office:value-type="string">
            <text:p>19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7.2445">
            <text:p>437.2445</text:p>
          </table:table-cell>
          <table:table-cell office:value-type="string">
            <text:p>6/19/2017</text:p>
          </table:table-cell>
          <table:table-cell table:number-columns-repeated="2" office:value-type="float" office:value="441.6611">
            <text:p>441.66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2.4174">
            <text:p>442.4174</text:p>
          </table:table-cell>
          <table:table-cell office:value-type="float" office:value="437.9932">
            <text:p>437.9932</text:p>
          </table:table-cell>
          <table:table-cell office:value-type="float" office:value="442.4174">
            <text:p>442.4174</text:p>
          </table:table-cell>
          <table:table-cell office:value-type="string">
            <text:p>20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7.9932">
            <text:p>437.9932</text:p>
          </table:table-cell>
          <table:table-cell office:value-type="string">
            <text:p>6/20/2017</text:p>
          </table:table-cell>
          <table:table-cell table:number-columns-repeated="2" office:value-type="float" office:value="442.4174">
            <text:p>442.417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388">
            <text:p>441.388</text:p>
          </table:table-cell>
          <table:table-cell office:value-type="float" office:value="436.9741">
            <text:p>436.9741</text:p>
          </table:table-cell>
          <table:table-cell office:value-type="float" office:value="441.388">
            <text:p>441.388</text:p>
          </table:table-cell>
          <table:table-cell office:value-type="string">
            <text:p>21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6.9741">
            <text:p>436.9741</text:p>
          </table:table-cell>
          <table:table-cell office:value-type="string">
            <text:p>6/21/2017</text:p>
          </table:table-cell>
          <table:table-cell table:number-columns-repeated="2" office:value-type="float" office:value="441.388">
            <text:p>441.3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0.8576">
            <text:p>440.8576</text:p>
          </table:table-cell>
          <table:table-cell office:value-type="float" office:value="436.449">
            <text:p>436.449</text:p>
          </table:table-cell>
          <table:table-cell office:value-type="float" office:value="440.8576">
            <text:p>440.8576</text:p>
          </table:table-cell>
          <table:table-cell office:value-type="string">
            <text:p>22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6.449">
            <text:p>436.449</text:p>
          </table:table-cell>
          <table:table-cell office:value-type="string">
            <text:p>6/22/2017</text:p>
          </table:table-cell>
          <table:table-cell table:number-columns-repeated="2" office:value-type="float" office:value="440.8576">
            <text:p>440.85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8.3307">
            <text:p>438.3307</text:p>
          </table:table-cell>
          <table:table-cell office:value-type="float" office:value="433.9474">
            <text:p>433.9474</text:p>
          </table:table-cell>
          <table:table-cell office:value-type="float" office:value="438.3307">
            <text:p>438.3307</text:p>
          </table:table-cell>
          <table:table-cell office:value-type="string">
            <text:p>23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3.9474">
            <text:p>433.9474</text:p>
          </table:table-cell>
          <table:table-cell office:value-type="string">
            <text:p>6/23/2017</text:p>
          </table:table-cell>
          <table:table-cell table:number-columns-repeated="2" office:value-type="float" office:value="438.3307">
            <text:p>438.33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5.4283">
            <text:p>435.4283</text:p>
          </table:table-cell>
          <table:table-cell office:value-type="float" office:value="431.074">
            <text:p>431.074</text:p>
          </table:table-cell>
          <table:table-cell office:value-type="float" office:value="435.4283">
            <text:p>435.4283</text:p>
          </table:table-cell>
          <table:table-cell office:value-type="string">
            <text:p>27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1.074">
            <text:p>431.074</text:p>
          </table:table-cell>
          <table:table-cell office:value-type="string">
            <text:p>6/27/2017</text:p>
          </table:table-cell>
          <table:table-cell table:number-columns-repeated="2" office:value-type="float" office:value="435.4283">
            <text:p>435.42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6.066">
            <text:p>436.066</text:p>
          </table:table-cell>
          <table:table-cell office:value-type="float" office:value="431.7053">
            <text:p>431.7053</text:p>
          </table:table-cell>
          <table:table-cell office:value-type="float" office:value="436.066">
            <text:p>436.066</text:p>
          </table:table-cell>
          <table:table-cell office:value-type="string">
            <text:p>28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1.7053">
            <text:p>431.7053</text:p>
          </table:table-cell>
          <table:table-cell office:value-type="string">
            <text:p>6/28/2017</text:p>
          </table:table-cell>
          <table:table-cell table:number-columns-repeated="2" office:value-type="float" office:value="436.066">
            <text:p>436.06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6.1399">
            <text:p>436.1399</text:p>
          </table:table-cell>
          <table:table-cell office:value-type="float" office:value="431.7785">
            <text:p>431.7785</text:p>
          </table:table-cell>
          <table:table-cell office:value-type="float" office:value="436.1399">
            <text:p>436.1399</text:p>
          </table:table-cell>
          <table:table-cell office:value-type="string">
            <text:p>29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1.7785">
            <text:p>431.7785</text:p>
          </table:table-cell>
          <table:table-cell office:value-type="string">
            <text:p>6/29/2017</text:p>
          </table:table-cell>
          <table:table-cell table:number-columns-repeated="2" office:value-type="float" office:value="436.1399">
            <text:p>436.13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6.7327">
            <text:p>436.7327</text:p>
          </table:table-cell>
          <table:table-cell office:value-type="float" office:value="432.3654">
            <text:p>432.3654</text:p>
          </table:table-cell>
          <table:table-cell office:value-type="float" office:value="436.7327">
            <text:p>436.7327</text:p>
          </table:table-cell>
          <table:table-cell office:value-type="string">
            <text:p>30-Jun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2.3654">
            <text:p>432.3654</text:p>
          </table:table-cell>
          <table:table-cell office:value-type="string">
            <text:p>6/30/2017</text:p>
          </table:table-cell>
          <table:table-cell table:number-columns-repeated="2" office:value-type="float" office:value="436.7327">
            <text:p>436.732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9.1771">
            <text:p>439.1771</text:p>
          </table:table-cell>
          <table:table-cell office:value-type="float" office:value="434.7853">
            <text:p>434.7853</text:p>
          </table:table-cell>
          <table:table-cell office:value-type="float" office:value="439.1771">
            <text:p>439.1771</text:p>
          </table:table-cell>
          <table:table-cell office:value-type="string">
            <text:p>3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4.7853">
            <text:p>434.7853</text:p>
          </table:table-cell>
          <table:table-cell office:value-type="string">
            <text:p>7/3/2017</text:p>
          </table:table-cell>
          <table:table-cell table:number-columns-repeated="2" office:value-type="float" office:value="439.1771">
            <text:p>439.17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37.8926">
            <text:p>437.8926</text:p>
          </table:table-cell>
          <table:table-cell office:value-type="float" office:value="433.5137">
            <text:p>433.5137</text:p>
          </table:table-cell>
          <table:table-cell office:value-type="float" office:value="437.8926">
            <text:p>437.8926</text:p>
          </table:table-cell>
          <table:table-cell office:value-type="string">
            <text:p>4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3.5137">
            <text:p>433.5137</text:p>
          </table:table-cell>
          <table:table-cell office:value-type="string">
            <text:p>7/4/2017</text:p>
          </table:table-cell>
          <table:table-cell table:number-columns-repeated="2" office:value-type="float" office:value="437.8926">
            <text:p>437.89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0.395">
            <text:p>440.395</text:p>
          </table:table-cell>
          <table:table-cell office:value-type="float" office:value="435.9911">
            <text:p>435.9911</text:p>
          </table:table-cell>
          <table:table-cell office:value-type="float" office:value="440.395">
            <text:p>440.395</text:p>
          </table:table-cell>
          <table:table-cell office:value-type="string">
            <text:p>5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5.9911">
            <text:p>435.9911</text:p>
          </table:table-cell>
          <table:table-cell office:value-type="string">
            <text:p>7/5/2017</text:p>
          </table:table-cell>
          <table:table-cell table:number-columns-repeated="2" office:value-type="float" office:value="440.395">
            <text:p>440.39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2553">
            <text:p>441.2553</text:p>
          </table:table-cell>
          <table:table-cell office:value-type="float" office:value="436.8427">
            <text:p>436.8427</text:p>
          </table:table-cell>
          <table:table-cell office:value-type="float" office:value="441.2553">
            <text:p>441.2553</text:p>
          </table:table-cell>
          <table:table-cell office:value-type="string">
            <text:p>6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6.8427">
            <text:p>436.8427</text:p>
          </table:table-cell>
          <table:table-cell office:value-type="string">
            <text:p>7/6/2017</text:p>
          </table:table-cell>
          <table:table-cell table:number-columns-repeated="2" office:value-type="float" office:value="441.2553">
            <text:p>441.25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1.41">
            <text:p>441.41</text:p>
          </table:table-cell>
          <table:table-cell office:value-type="float" office:value="436.9959">
            <text:p>436.9959</text:p>
          </table:table-cell>
          <table:table-cell office:value-type="float" office:value="441.41">
            <text:p>441.41</text:p>
          </table:table-cell>
          <table:table-cell office:value-type="string">
            <text:p>7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6.9959">
            <text:p>436.9959</text:p>
          </table:table-cell>
          <table:table-cell office:value-type="string">
            <text:p>7/7/2017</text:p>
          </table:table-cell>
          <table:table-cell table:number-columns-repeated="2" office:value-type="float" office:value="441.41">
            <text:p>441.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6.6847">
            <text:p>446.6847</text:p>
          </table:table-cell>
          <table:table-cell office:value-type="float" office:value="442.2179">
            <text:p>442.2179</text:p>
          </table:table-cell>
          <table:table-cell office:value-type="float" office:value="446.6847">
            <text:p>446.6847</text:p>
          </table:table-cell>
          <table:table-cell office:value-type="string">
            <text:p>10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2.2179">
            <text:p>442.2179</text:p>
          </table:table-cell>
          <table:table-cell office:value-type="string">
            <text:p>7/10/2017</text:p>
          </table:table-cell>
          <table:table-cell table:number-columns-repeated="2" office:value-type="float" office:value="446.6847">
            <text:p>446.68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7.2562">
            <text:p>447.2562</text:p>
          </table:table-cell>
          <table:table-cell office:value-type="float" office:value="442.7836">
            <text:p>442.7836</text:p>
          </table:table-cell>
          <table:table-cell office:value-type="float" office:value="447.2562">
            <text:p>447.2562</text:p>
          </table:table-cell>
          <table:table-cell office:value-type="string">
            <text:p>11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2.7836">
            <text:p>442.7836</text:p>
          </table:table-cell>
          <table:table-cell office:value-type="string">
            <text:p>7/11/2017</text:p>
          </table:table-cell>
          <table:table-cell table:number-columns-repeated="2" office:value-type="float" office:value="447.2562">
            <text:p>447.256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8.9728">
            <text:p>448.9728</text:p>
          </table:table-cell>
          <table:table-cell office:value-type="float" office:value="444.4831">
            <text:p>444.4831</text:p>
          </table:table-cell>
          <table:table-cell office:value-type="float" office:value="448.9728">
            <text:p>448.9728</text:p>
          </table:table-cell>
          <table:table-cell office:value-type="string">
            <text:p>12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4.4831">
            <text:p>444.4831</text:p>
          </table:table-cell>
          <table:table-cell office:value-type="string">
            <text:p>7/12/2017</text:p>
          </table:table-cell>
          <table:table-cell table:number-columns-repeated="2" office:value-type="float" office:value="448.9728">
            <text:p>448.972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1.9317">
            <text:p>451.9317</text:p>
          </table:table-cell>
          <table:table-cell office:value-type="float" office:value="447.4124">
            <text:p>447.4124</text:p>
          </table:table-cell>
          <table:table-cell office:value-type="float" office:value="451.9317">
            <text:p>451.9317</text:p>
          </table:table-cell>
          <table:table-cell office:value-type="string">
            <text:p>13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7.4124">
            <text:p>447.4124</text:p>
          </table:table-cell>
          <table:table-cell office:value-type="string">
            <text:p>7/13/2017</text:p>
          </table:table-cell>
          <table:table-cell table:number-columns-repeated="2" office:value-type="float" office:value="451.9317">
            <text:p>451.93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4159">
            <text:p>452.4159</text:p>
          </table:table-cell>
          <table:table-cell office:value-type="float" office:value="447.8917">
            <text:p>447.8917</text:p>
          </table:table-cell>
          <table:table-cell office:value-type="float" office:value="452.4159">
            <text:p>452.4159</text:p>
          </table:table-cell>
          <table:table-cell office:value-type="string">
            <text:p>14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7.8917">
            <text:p>447.8917</text:p>
          </table:table-cell>
          <table:table-cell office:value-type="string">
            <text:p>7/14/2017</text:p>
          </table:table-cell>
          <table:table-cell table:number-columns-repeated="2" office:value-type="float" office:value="452.4159">
            <text:p>452.41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4.7501">
            <text:p>454.7501</text:p>
          </table:table-cell>
          <table:table-cell office:value-type="float" office:value="450.2026">
            <text:p>450.2026</text:p>
          </table:table-cell>
          <table:table-cell office:value-type="float" office:value="454.7501">
            <text:p>454.7501</text:p>
          </table:table-cell>
          <table:table-cell office:value-type="string">
            <text:p>17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0.2026">
            <text:p>450.2026</text:p>
          </table:table-cell>
          <table:table-cell office:value-type="string">
            <text:p>7/17/2017</text:p>
          </table:table-cell>
          <table:table-cell table:number-columns-repeated="2" office:value-type="float" office:value="454.7501">
            <text:p>454.750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5.175">
            <text:p>455.175</text:p>
          </table:table-cell>
          <table:table-cell office:value-type="float" office:value="450.6233">
            <text:p>450.6233</text:p>
          </table:table-cell>
          <table:table-cell office:value-type="float" office:value="455.175">
            <text:p>455.175</text:p>
          </table:table-cell>
          <table:table-cell office:value-type="string">
            <text:p>18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0.6233">
            <text:p>450.6233</text:p>
          </table:table-cell>
          <table:table-cell office:value-type="string">
            <text:p>7/18/2017</text:p>
          </table:table-cell>
          <table:table-cell table:number-columns-repeated="2" office:value-type="float" office:value="455.175">
            <text:p>455.17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8.5807">
            <text:p>458.5807</text:p>
          </table:table-cell>
          <table:table-cell office:value-type="float" office:value="453.9949">
            <text:p>453.9949</text:p>
          </table:table-cell>
          <table:table-cell office:value-type="float" office:value="458.5807">
            <text:p>458.5807</text:p>
          </table:table-cell>
          <table:table-cell office:value-type="string">
            <text:p>19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3.9949">
            <text:p>453.9949</text:p>
          </table:table-cell>
          <table:table-cell office:value-type="string">
            <text:p>7/19/2017</text:p>
          </table:table-cell>
          <table:table-cell table:number-columns-repeated="2" office:value-type="float" office:value="458.5807">
            <text:p>458.58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7.1318">
            <text:p>457.1318</text:p>
          </table:table-cell>
          <table:table-cell office:value-type="float" office:value="452.5605">
            <text:p>452.5605</text:p>
          </table:table-cell>
          <table:table-cell office:value-type="float" office:value="457.1318">
            <text:p>457.1318</text:p>
          </table:table-cell>
          <table:table-cell office:value-type="string">
            <text:p>20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2.5605">
            <text:p>452.5605</text:p>
          </table:table-cell>
          <table:table-cell office:value-type="string">
            <text:p>7/20/2017</text:p>
          </table:table-cell>
          <table:table-cell table:number-columns-repeated="2" office:value-type="float" office:value="457.1318">
            <text:p>457.131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7.8682">
            <text:p>457.8682</text:p>
          </table:table-cell>
          <table:table-cell office:value-type="float" office:value="453.2895">
            <text:p>453.2895</text:p>
          </table:table-cell>
          <table:table-cell office:value-type="float" office:value="457.8682">
            <text:p>457.8682</text:p>
          </table:table-cell>
          <table:table-cell office:value-type="string">
            <text:p>21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3.2895">
            <text:p>453.2895</text:p>
          </table:table-cell>
          <table:table-cell office:value-type="string">
            <text:p>7/21/2017</text:p>
          </table:table-cell>
          <table:table-cell table:number-columns-repeated="2" office:value-type="float" office:value="457.8682">
            <text:p>457.86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9.5143">
            <text:p>459.5143</text:p>
          </table:table-cell>
          <table:table-cell office:value-type="float" office:value="454.9192">
            <text:p>454.9192</text:p>
          </table:table-cell>
          <table:table-cell office:value-type="float" office:value="459.5143">
            <text:p>459.5143</text:p>
          </table:table-cell>
          <table:table-cell office:value-type="string">
            <text:p>24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4.9192">
            <text:p>454.9192</text:p>
          </table:table-cell>
          <table:table-cell office:value-type="string">
            <text:p>7/24/2017</text:p>
          </table:table-cell>
          <table:table-cell table:number-columns-repeated="2" office:value-type="float" office:value="459.5143">
            <text:p>459.51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9.9332">
            <text:p>459.9332</text:p>
          </table:table-cell>
          <table:table-cell office:value-type="float" office:value="455.3339">
            <text:p>455.3339</text:p>
          </table:table-cell>
          <table:table-cell office:value-type="float" office:value="459.9332">
            <text:p>459.9332</text:p>
          </table:table-cell>
          <table:table-cell office:value-type="string">
            <text:p>25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5.3339">
            <text:p>455.3339</text:p>
          </table:table-cell>
          <table:table-cell office:value-type="string">
            <text:p>7/25/2017</text:p>
          </table:table-cell>
          <table:table-cell table:number-columns-repeated="2" office:value-type="float" office:value="459.9332">
            <text:p>459.933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2.3254">
            <text:p>462.3254</text:p>
          </table:table-cell>
          <table:table-cell office:value-type="float" office:value="457.7021">
            <text:p>457.7021</text:p>
          </table:table-cell>
          <table:table-cell office:value-type="float" office:value="462.3254">
            <text:p>462.3254</text:p>
          </table:table-cell>
          <table:table-cell office:value-type="string">
            <text:p>26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7.7021">
            <text:p>457.7021</text:p>
          </table:table-cell>
          <table:table-cell office:value-type="string">
            <text:p>7/26/2017</text:p>
          </table:table-cell>
          <table:table-cell table:number-columns-repeated="2" office:value-type="float" office:value="462.3254">
            <text:p>462.32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1.7713">
            <text:p>461.7713</text:p>
          </table:table-cell>
          <table:table-cell office:value-type="float" office:value="457.1536">
            <text:p>457.1536</text:p>
          </table:table-cell>
          <table:table-cell office:value-type="float" office:value="461.7713">
            <text:p>461.7713</text:p>
          </table:table-cell>
          <table:table-cell office:value-type="string">
            <text:p>27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7.1536">
            <text:p>457.1536</text:p>
          </table:table-cell>
          <table:table-cell office:value-type="string">
            <text:p>7/27/2017</text:p>
          </table:table-cell>
          <table:table-cell table:number-columns-repeated="2" office:value-type="float" office:value="461.7713">
            <text:p>461.771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0.1792">
            <text:p>460.1792</text:p>
          </table:table-cell>
          <table:table-cell office:value-type="float" office:value="455.5774">
            <text:p>455.5774</text:p>
          </table:table-cell>
          <table:table-cell office:value-type="float" office:value="460.1792">
            <text:p>460.1792</text:p>
          </table:table-cell>
          <table:table-cell office:value-type="string">
            <text:p>28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5.5774">
            <text:p>455.5774</text:p>
          </table:table-cell>
          <table:table-cell office:value-type="string">
            <text:p>7/28/2017</text:p>
          </table:table-cell>
          <table:table-cell table:number-columns-repeated="2" office:value-type="float" office:value="460.1792">
            <text:p>460.179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2.3871">
            <text:p>462.3871</text:p>
          </table:table-cell>
          <table:table-cell office:value-type="float" office:value="457.7632">
            <text:p>457.7632</text:p>
          </table:table-cell>
          <table:table-cell office:value-type="float" office:value="462.3871">
            <text:p>462.3871</text:p>
          </table:table-cell>
          <table:table-cell office:value-type="string">
            <text:p>31-Jul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7.7632">
            <text:p>457.7632</text:p>
          </table:table-cell>
          <table:table-cell office:value-type="string">
            <text:p>7/31/2017</text:p>
          </table:table-cell>
          <table:table-cell table:number-columns-repeated="2" office:value-type="float" office:value="462.3871">
            <text:p>462.387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3.6354">
            <text:p>463.6354</text:p>
          </table:table-cell>
          <table:table-cell office:value-type="float" office:value="458.999">
            <text:p>458.999</text:p>
          </table:table-cell>
          <table:table-cell office:value-type="float" office:value="463.6354">
            <text:p>463.6354</text:p>
          </table:table-cell>
          <table:table-cell office:value-type="string">
            <text:p>1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8.999">
            <text:p>458.999</text:p>
          </table:table-cell>
          <table:table-cell office:value-type="string">
            <text:p>8/1/2017</text:p>
          </table:table-cell>
          <table:table-cell table:number-columns-repeated="2" office:value-type="float" office:value="463.6354">
            <text:p>463.635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3.0017">
            <text:p>463.0017</text:p>
          </table:table-cell>
          <table:table-cell office:value-type="float" office:value="458.3717">
            <text:p>458.3717</text:p>
          </table:table-cell>
          <table:table-cell office:value-type="float" office:value="463.0017">
            <text:p>463.0017</text:p>
          </table:table-cell>
          <table:table-cell office:value-type="string">
            <text:p>2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8.3717">
            <text:p>458.3717</text:p>
          </table:table-cell>
          <table:table-cell office:value-type="string">
            <text:p>8/2/2017</text:p>
          </table:table-cell>
          <table:table-cell table:number-columns-repeated="2" office:value-type="float" office:value="463.0017">
            <text:p>463.00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0.2704">
            <text:p>460.2704</text:p>
          </table:table-cell>
          <table:table-cell office:value-type="float" office:value="455.6677">
            <text:p>455.6677</text:p>
          </table:table-cell>
          <table:table-cell office:value-type="float" office:value="460.2704">
            <text:p>460.2704</text:p>
          </table:table-cell>
          <table:table-cell office:value-type="string">
            <text:p>3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5.6677">
            <text:p>455.6677</text:p>
          </table:table-cell>
          <table:table-cell office:value-type="string">
            <text:p>8/3/2017</text:p>
          </table:table-cell>
          <table:table-cell table:number-columns-repeated="2" office:value-type="float" office:value="460.2704">
            <text:p>460.270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2.9843">
            <text:p>462.9843</text:p>
          </table:table-cell>
          <table:table-cell office:value-type="float" office:value="458.3545">
            <text:p>458.3545</text:p>
          </table:table-cell>
          <table:table-cell office:value-type="float" office:value="462.9843">
            <text:p>462.9843</text:p>
          </table:table-cell>
          <table:table-cell office:value-type="string">
            <text:p>4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8.3545">
            <text:p>458.3545</text:p>
          </table:table-cell>
          <table:table-cell office:value-type="string">
            <text:p>8/4/2017</text:p>
          </table:table-cell>
          <table:table-cell table:number-columns-repeated="2" office:value-type="float" office:value="462.9843">
            <text:p>462.984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3.2582">
            <text:p>463.2582</text:p>
          </table:table-cell>
          <table:table-cell office:value-type="float" office:value="458.6256">
            <text:p>458.6256</text:p>
          </table:table-cell>
          <table:table-cell office:value-type="float" office:value="463.2582">
            <text:p>463.2582</text:p>
          </table:table-cell>
          <table:table-cell office:value-type="string">
            <text:p>7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8.6256">
            <text:p>458.6256</text:p>
          </table:table-cell>
          <table:table-cell office:value-type="string">
            <text:p>8/7/2017</text:p>
          </table:table-cell>
          <table:table-cell table:number-columns-repeated="2" office:value-type="float" office:value="463.2582">
            <text:p>463.25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8.6017">
            <text:p>458.6017</text:p>
          </table:table-cell>
          <table:table-cell office:value-type="float" office:value="454.0157">
            <text:p>454.0157</text:p>
          </table:table-cell>
          <table:table-cell office:value-type="float" office:value="458.6017">
            <text:p>458.6017</text:p>
          </table:table-cell>
          <table:table-cell office:value-type="string">
            <text:p>8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4.0157">
            <text:p>454.0157</text:p>
          </table:table-cell>
          <table:table-cell office:value-type="string">
            <text:p>8/8/2017</text:p>
          </table:table-cell>
          <table:table-cell table:number-columns-repeated="2" office:value-type="float" office:value="458.6017">
            <text:p>458.601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3.6859">
            <text:p>453.6859</text:p>
          </table:table-cell>
          <table:table-cell office:value-type="float" office:value="449.149">
            <text:p>449.149</text:p>
          </table:table-cell>
          <table:table-cell office:value-type="float" office:value="453.6859">
            <text:p>453.6859</text:p>
          </table:table-cell>
          <table:table-cell office:value-type="string">
            <text:p>9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9.149">
            <text:p>449.149</text:p>
          </table:table-cell>
          <table:table-cell office:value-type="string">
            <text:p>8/9/2017</text:p>
          </table:table-cell>
          <table:table-cell table:number-columns-repeated="2" office:value-type="float" office:value="453.6859">
            <text:p>453.685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8.9078">
            <text:p>448.9078</text:p>
          </table:table-cell>
          <table:table-cell office:value-type="float" office:value="444.4187">
            <text:p>444.4187</text:p>
          </table:table-cell>
          <table:table-cell office:value-type="float" office:value="448.9078">
            <text:p>448.9078</text:p>
          </table:table-cell>
          <table:table-cell office:value-type="string">
            <text:p>10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4.4187">
            <text:p>444.4187</text:p>
          </table:table-cell>
          <table:table-cell office:value-type="string">
            <text:p>8/10/2017</text:p>
          </table:table-cell>
          <table:table-cell table:number-columns-repeated="2" office:value-type="float" office:value="448.9078">
            <text:p>448.907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5.7629">
            <text:p>445.7629</text:p>
          </table:table-cell>
          <table:table-cell office:value-type="float" office:value="441.3053">
            <text:p>441.3053</text:p>
          </table:table-cell>
          <table:table-cell office:value-type="float" office:value="445.7629">
            <text:p>445.7629</text:p>
          </table:table-cell>
          <table:table-cell office:value-type="string">
            <text:p>11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1.3053">
            <text:p>441.3053</text:p>
          </table:table-cell>
          <table:table-cell office:value-type="string">
            <text:p>8/11/2017</text:p>
          </table:table-cell>
          <table:table-cell table:number-columns-repeated="2" office:value-type="float" office:value="445.7629">
            <text:p>445.762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8.8279">
            <text:p>448.8279</text:p>
          </table:table-cell>
          <table:table-cell office:value-type="float" office:value="444.3396">
            <text:p>444.3396</text:p>
          </table:table-cell>
          <table:table-cell office:value-type="float" office:value="448.8279">
            <text:p>448.8279</text:p>
          </table:table-cell>
          <table:table-cell office:value-type="string">
            <text:p>14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4.3396">
            <text:p>444.3396</text:p>
          </table:table-cell>
          <table:table-cell office:value-type="string">
            <text:p>8/14/2017</text:p>
          </table:table-cell>
          <table:table-cell table:number-columns-repeated="2" office:value-type="float" office:value="448.8279">
            <text:p>448.827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4406">
            <text:p>452.4406</text:p>
          </table:table-cell>
          <table:table-cell office:value-type="float" office:value="447.9162">
            <text:p>447.9162</text:p>
          </table:table-cell>
          <table:table-cell office:value-type="float" office:value="452.4406">
            <text:p>452.4406</text:p>
          </table:table-cell>
          <table:table-cell office:value-type="string">
            <text:p>16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7.9162">
            <text:p>447.9162</text:p>
          </table:table-cell>
          <table:table-cell office:value-type="string">
            <text:p>8/16/2017</text:p>
          </table:table-cell>
          <table:table-cell table:number-columns-repeated="2" office:value-type="float" office:value="452.4406">
            <text:p>452.440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2923">
            <text:p>452.2923</text:p>
          </table:table-cell>
          <table:table-cell office:value-type="float" office:value="447.7694">
            <text:p>447.7694</text:p>
          </table:table-cell>
          <table:table-cell office:value-type="float" office:value="452.2923">
            <text:p>452.2923</text:p>
          </table:table-cell>
          <table:table-cell office:value-type="string">
            <text:p>17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7.7694">
            <text:p>447.7694</text:p>
          </table:table-cell>
          <table:table-cell office:value-type="string">
            <text:p>8/17/2017</text:p>
          </table:table-cell>
          <table:table-cell table:number-columns-repeated="2" office:value-type="float" office:value="452.2923">
            <text:p>452.292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9.083">
            <text:p>449.083</text:p>
          </table:table-cell>
          <table:table-cell office:value-type="float" office:value="444.5922">
            <text:p>444.5922</text:p>
          </table:table-cell>
          <table:table-cell office:value-type="float" office:value="449.083">
            <text:p>449.083</text:p>
          </table:table-cell>
          <table:table-cell office:value-type="string">
            <text:p>18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4.5922">
            <text:p>444.5922</text:p>
          </table:table-cell>
          <table:table-cell office:value-type="string">
            <text:p>8/18/2017</text:p>
          </table:table-cell>
          <table:table-cell table:number-columns-repeated="2" office:value-type="float" office:value="449.083">
            <text:p>449.0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5.1026">
            <text:p>445.1026</text:p>
          </table:table-cell>
          <table:table-cell office:value-type="float" office:value="440.6516">
            <text:p>440.6516</text:p>
          </table:table-cell>
          <table:table-cell office:value-type="float" office:value="445.1026">
            <text:p>445.1026</text:p>
          </table:table-cell>
          <table:table-cell office:value-type="string">
            <text:p>21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0.6516">
            <text:p>440.6516</text:p>
          </table:table-cell>
          <table:table-cell office:value-type="string">
            <text:p>8/21/2017</text:p>
          </table:table-cell>
          <table:table-cell table:number-columns-repeated="2" office:value-type="float" office:value="445.1026">
            <text:p>445.10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5.9049">
            <text:p>445.9049</text:p>
          </table:table-cell>
          <table:table-cell office:value-type="float" office:value="441.4459">
            <text:p>441.4459</text:p>
          </table:table-cell>
          <table:table-cell office:value-type="float" office:value="445.9049">
            <text:p>445.9049</text:p>
          </table:table-cell>
          <table:table-cell office:value-type="string">
            <text:p>22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1.4459">
            <text:p>441.4459</text:p>
          </table:table-cell>
          <table:table-cell office:value-type="string">
            <text:p>8/22/2017</text:p>
          </table:table-cell>
          <table:table-cell table:number-columns-repeated="2" office:value-type="float" office:value="445.9049">
            <text:p>445.90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9.1216">
            <text:p>449.1216</text:p>
          </table:table-cell>
          <table:table-cell office:value-type="float" office:value="444.6304">
            <text:p>444.6304</text:p>
          </table:table-cell>
          <table:table-cell office:value-type="float" office:value="449.1216">
            <text:p>449.1216</text:p>
          </table:table-cell>
          <table:table-cell office:value-type="string">
            <text:p>23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4.6304">
            <text:p>444.6304</text:p>
          </table:table-cell>
          <table:table-cell office:value-type="string">
            <text:p>8/23/2017</text:p>
          </table:table-cell>
          <table:table-cell table:number-columns-repeated="2" office:value-type="float" office:value="449.1216">
            <text:p>449.12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0.8282">
            <text:p>450.8282</text:p>
          </table:table-cell>
          <table:table-cell office:value-type="float" office:value="446.3199">
            <text:p>446.3199</text:p>
          </table:table-cell>
          <table:table-cell office:value-type="float" office:value="450.8282">
            <text:p>450.8282</text:p>
          </table:table-cell>
          <table:table-cell office:value-type="string">
            <text:p>24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6.3199">
            <text:p>446.3199</text:p>
          </table:table-cell>
          <table:table-cell office:value-type="string">
            <text:p>8/24/2017</text:p>
          </table:table-cell>
          <table:table-cell table:number-columns-repeated="2" office:value-type="float" office:value="450.8282">
            <text:p>450.828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3.9845">
            <text:p>453.9845</text:p>
          </table:table-cell>
          <table:table-cell office:value-type="float" office:value="449.4447">
            <text:p>449.4447</text:p>
          </table:table-cell>
          <table:table-cell office:value-type="float" office:value="453.9845">
            <text:p>453.9845</text:p>
          </table:table-cell>
          <table:table-cell office:value-type="string">
            <text:p>28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9.4447">
            <text:p>449.4447</text:p>
          </table:table-cell>
          <table:table-cell office:value-type="string">
            <text:p>8/28/2017</text:p>
          </table:table-cell>
          <table:table-cell table:number-columns-repeated="2" office:value-type="float" office:value="453.9845">
            <text:p>453.984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9.5576">
            <text:p>449.5576</text:p>
          </table:table-cell>
          <table:table-cell office:value-type="float" office:value="445.062">
            <text:p>445.062</text:p>
          </table:table-cell>
          <table:table-cell office:value-type="float" office:value="449.5576">
            <text:p>449.5576</text:p>
          </table:table-cell>
          <table:table-cell office:value-type="string">
            <text:p>29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5.062">
            <text:p>445.062</text:p>
          </table:table-cell>
          <table:table-cell office:value-type="string">
            <text:p>8/29/2017</text:p>
          </table:table-cell>
          <table:table-cell table:number-columns-repeated="2" office:value-type="float" office:value="449.5576">
            <text:p>449.55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8721">
            <text:p>452.8721</text:p>
          </table:table-cell>
          <table:table-cell office:value-type="float" office:value="448.3434">
            <text:p>448.3434</text:p>
          </table:table-cell>
          <table:table-cell office:value-type="float" office:value="452.8721">
            <text:p>452.8721</text:p>
          </table:table-cell>
          <table:table-cell office:value-type="string">
            <text:p>30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8.3434">
            <text:p>448.3434</text:p>
          </table:table-cell>
          <table:table-cell office:value-type="string">
            <text:p>8/30/2017</text:p>
          </table:table-cell>
          <table:table-cell table:number-columns-repeated="2" office:value-type="float" office:value="452.8721">
            <text:p>452.87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7024">
            <text:p>452.7024</text:p>
          </table:table-cell>
          <table:table-cell office:value-type="float" office:value="448.1754">
            <text:p>448.1754</text:p>
          </table:table-cell>
          <table:table-cell office:value-type="float" office:value="452.7024">
            <text:p>452.7024</text:p>
          </table:table-cell>
          <table:table-cell office:value-type="string">
            <text:p>31-Aug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8.1754">
            <text:p>448.1754</text:p>
          </table:table-cell>
          <table:table-cell office:value-type="string">
            <text:p>8/31/2017</text:p>
          </table:table-cell>
          <table:table-cell table:number-columns-repeated="2" office:value-type="float" office:value="452.7024">
            <text:p>452.70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5.9588">
            <text:p>455.9588</text:p>
          </table:table-cell>
          <table:table-cell office:value-type="float" office:value="451.3992">
            <text:p>451.3992</text:p>
          </table:table-cell>
          <table:table-cell office:value-type="float" office:value="455.9588">
            <text:p>455.9588</text:p>
          </table:table-cell>
          <table:table-cell office:value-type="string">
            <text:p>1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1.3992">
            <text:p>451.3992</text:p>
          </table:table-cell>
          <table:table-cell office:value-type="string">
            <text:p>9/1/2017</text:p>
          </table:table-cell>
          <table:table-cell table:number-columns-repeated="2" office:value-type="float" office:value="455.9588">
            <text:p>455.95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3653">
            <text:p>452.3653</text:p>
          </table:table-cell>
          <table:table-cell office:value-type="float" office:value="447.8416">
            <text:p>447.8416</text:p>
          </table:table-cell>
          <table:table-cell office:value-type="float" office:value="452.3653">
            <text:p>452.3653</text:p>
          </table:table-cell>
          <table:table-cell office:value-type="string">
            <text:p>4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7.8416">
            <text:p>447.8416</text:p>
          </table:table-cell>
          <table:table-cell office:value-type="string">
            <text:p>9/4/2017</text:p>
          </table:table-cell>
          <table:table-cell table:number-columns-repeated="2" office:value-type="float" office:value="452.3653">
            <text:p>452.365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3.8911">
            <text:p>453.8911</text:p>
          </table:table-cell>
          <table:table-cell office:value-type="float" office:value="449.3522">
            <text:p>449.3522</text:p>
          </table:table-cell>
          <table:table-cell office:value-type="float" office:value="453.8911">
            <text:p>453.8911</text:p>
          </table:table-cell>
          <table:table-cell office:value-type="string">
            <text:p>5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9.3522">
            <text:p>449.3522</text:p>
          </table:table-cell>
          <table:table-cell office:value-type="string">
            <text:p>9/5/2017</text:p>
          </table:table-cell>
          <table:table-cell table:number-columns-repeated="2" office:value-type="float" office:value="453.8911">
            <text:p>453.891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0524">
            <text:p>452.0524</text:p>
          </table:table-cell>
          <table:table-cell office:value-type="float" office:value="447.5319">
            <text:p>447.5319</text:p>
          </table:table-cell>
          <table:table-cell office:value-type="float" office:value="452.0524">
            <text:p>452.0524</text:p>
          </table:table-cell>
          <table:table-cell office:value-type="string">
            <text:p>6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7.5319">
            <text:p>447.5319</text:p>
          </table:table-cell>
          <table:table-cell office:value-type="string">
            <text:p>9/6/2017</text:p>
          </table:table-cell>
          <table:table-cell table:number-columns-repeated="2" office:value-type="float" office:value="452.0524">
            <text:p>452.05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3.9012">
            <text:p>453.9012</text:p>
          </table:table-cell>
          <table:table-cell office:value-type="float" office:value="449.3622">
            <text:p>449.3622</text:p>
          </table:table-cell>
          <table:table-cell office:value-type="float" office:value="453.9012">
            <text:p>453.9012</text:p>
          </table:table-cell>
          <table:table-cell office:value-type="string">
            <text:p>7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9.3622">
            <text:p>449.3622</text:p>
          </table:table-cell>
          <table:table-cell office:value-type="string">
            <text:p>9/7/2017</text:p>
          </table:table-cell>
          <table:table-cell table:number-columns-repeated="2" office:value-type="float" office:value="453.9012">
            <text:p>453.90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987">
            <text:p>452.987</text:p>
          </table:table-cell>
          <table:table-cell office:value-type="float" office:value="448.4571">
            <text:p>448.4571</text:p>
          </table:table-cell>
          <table:table-cell office:value-type="float" office:value="452.987">
            <text:p>452.987</text:p>
          </table:table-cell>
          <table:table-cell office:value-type="string">
            <text:p>8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8.4571">
            <text:p>448.4571</text:p>
          </table:table-cell>
          <table:table-cell office:value-type="string">
            <text:p>9/8/2017</text:p>
          </table:table-cell>
          <table:table-cell table:number-columns-repeated="2" office:value-type="float" office:value="452.987">
            <text:p>452.9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6.2183">
            <text:p>456.2183</text:p>
          </table:table-cell>
          <table:table-cell office:value-type="float" office:value="451.6561">
            <text:p>451.6561</text:p>
          </table:table-cell>
          <table:table-cell office:value-type="float" office:value="456.2183">
            <text:p>456.2183</text:p>
          </table:table-cell>
          <table:table-cell office:value-type="string">
            <text:p>11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1.6561">
            <text:p>451.6561</text:p>
          </table:table-cell>
          <table:table-cell office:value-type="string">
            <text:p>9/11/2017</text:p>
          </table:table-cell>
          <table:table-cell table:number-columns-repeated="2" office:value-type="float" office:value="456.2183">
            <text:p>456.218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9.2347">
            <text:p>459.2347</text:p>
          </table:table-cell>
          <table:table-cell office:value-type="float" office:value="454.6424">
            <text:p>454.6424</text:p>
          </table:table-cell>
          <table:table-cell office:value-type="float" office:value="459.2347">
            <text:p>459.2347</text:p>
          </table:table-cell>
          <table:table-cell office:value-type="string">
            <text:p>12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4.6424">
            <text:p>454.6424</text:p>
          </table:table-cell>
          <table:table-cell office:value-type="string">
            <text:p>9/12/2017</text:p>
          </table:table-cell>
          <table:table-cell table:number-columns-repeated="2" office:value-type="float" office:value="459.2347">
            <text:p>459.23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8.8538">
            <text:p>458.8538</text:p>
          </table:table-cell>
          <table:table-cell office:value-type="float" office:value="454.2653">
            <text:p>454.2653</text:p>
          </table:table-cell>
          <table:table-cell office:value-type="float" office:value="458.8538">
            <text:p>458.8538</text:p>
          </table:table-cell>
          <table:table-cell office:value-type="string">
            <text:p>13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4.2653">
            <text:p>454.2653</text:p>
          </table:table-cell>
          <table:table-cell office:value-type="string">
            <text:p>9/13/2017</text:p>
          </table:table-cell>
          <table:table-cell table:number-columns-repeated="2" office:value-type="float" office:value="458.8538">
            <text:p>458.85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0.3405">
            <text:p>460.3405</text:p>
          </table:table-cell>
          <table:table-cell office:value-type="float" office:value="455.7371">
            <text:p>455.7371</text:p>
          </table:table-cell>
          <table:table-cell office:value-type="float" office:value="460.3405">
            <text:p>460.3405</text:p>
          </table:table-cell>
          <table:table-cell office:value-type="string">
            <text:p>14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5.7371">
            <text:p>455.7371</text:p>
          </table:table-cell>
          <table:table-cell office:value-type="string">
            <text:p>9/14/2017</text:p>
          </table:table-cell>
          <table:table-cell table:number-columns-repeated="2" office:value-type="float" office:value="460.3405">
            <text:p>460.340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0.1812">
            <text:p>460.1812</text:p>
          </table:table-cell>
          <table:table-cell office:value-type="float" office:value="455.5794">
            <text:p>455.5794</text:p>
          </table:table-cell>
          <table:table-cell office:value-type="float" office:value="460.1812">
            <text:p>460.1812</text:p>
          </table:table-cell>
          <table:table-cell office:value-type="string">
            <text:p>15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5.5794">
            <text:p>455.5794</text:p>
          </table:table-cell>
          <table:table-cell office:value-type="string">
            <text:p>9/15/2017</text:p>
          </table:table-cell>
          <table:table-cell table:number-columns-repeated="2" office:value-type="float" office:value="460.1812">
            <text:p>460.181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3.5669">
            <text:p>463.5669</text:p>
          </table:table-cell>
          <table:table-cell office:value-type="float" office:value="458.9312">
            <text:p>458.9312</text:p>
          </table:table-cell>
          <table:table-cell office:value-type="float" office:value="463.5669">
            <text:p>463.5669</text:p>
          </table:table-cell>
          <table:table-cell office:value-type="string">
            <text:p>18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8.9312">
            <text:p>458.9312</text:p>
          </table:table-cell>
          <table:table-cell office:value-type="string">
            <text:p>9/18/2017</text:p>
          </table:table-cell>
          <table:table-cell table:number-columns-repeated="2" office:value-type="float" office:value="463.5669">
            <text:p>463.56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3.6685">
            <text:p>463.6685</text:p>
          </table:table-cell>
          <table:table-cell office:value-type="float" office:value="459.0318">
            <text:p>459.0318</text:p>
          </table:table-cell>
          <table:table-cell office:value-type="float" office:value="463.6685">
            <text:p>463.6685</text:p>
          </table:table-cell>
          <table:table-cell office:value-type="string">
            <text:p>19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9.0318">
            <text:p>459.0318</text:p>
          </table:table-cell>
          <table:table-cell office:value-type="string">
            <text:p>9/19/2017</text:p>
          </table:table-cell>
          <table:table-cell table:number-columns-repeated="2" office:value-type="float" office:value="463.6685">
            <text:p>463.66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2.2651">
            <text:p>462.2651</text:p>
          </table:table-cell>
          <table:table-cell office:value-type="float" office:value="457.6424">
            <text:p>457.6424</text:p>
          </table:table-cell>
          <table:table-cell office:value-type="float" office:value="462.2651">
            <text:p>462.2651</text:p>
          </table:table-cell>
          <table:table-cell office:value-type="string">
            <text:p>20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7.6424">
            <text:p>457.6424</text:p>
          </table:table-cell>
          <table:table-cell office:value-type="string">
            <text:p>9/20/2017</text:p>
          </table:table-cell>
          <table:table-cell table:number-columns-repeated="2" office:value-type="float" office:value="462.2651">
            <text:p>462.265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1.9834">
            <text:p>461.9834</text:p>
          </table:table-cell>
          <table:table-cell office:value-type="float" office:value="457.3636">
            <text:p>457.3636</text:p>
          </table:table-cell>
          <table:table-cell office:value-type="float" office:value="461.9834">
            <text:p>461.9834</text:p>
          </table:table-cell>
          <table:table-cell office:value-type="string">
            <text:p>21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7.3636">
            <text:p>457.3636</text:p>
          </table:table-cell>
          <table:table-cell office:value-type="string">
            <text:p>9/21/2017</text:p>
          </table:table-cell>
          <table:table-cell table:number-columns-repeated="2" office:value-type="float" office:value="461.9834">
            <text:p>461.983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4.4661">
            <text:p>454.4661</text:p>
          </table:table-cell>
          <table:table-cell office:value-type="float" office:value="449.9214">
            <text:p>449.9214</text:p>
          </table:table-cell>
          <table:table-cell office:value-type="float" office:value="454.4661">
            <text:p>454.4661</text:p>
          </table:table-cell>
          <table:table-cell office:value-type="string">
            <text:p>22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9.9214">
            <text:p>449.9214</text:p>
          </table:table-cell>
          <table:table-cell office:value-type="string">
            <text:p>9/22/2017</text:p>
          </table:table-cell>
          <table:table-cell table:number-columns-repeated="2" office:value-type="float" office:value="454.4661">
            <text:p>454.466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0.7235">
            <text:p>450.7235</text:p>
          </table:table-cell>
          <table:table-cell office:value-type="float" office:value="446.2163">
            <text:p>446.2163</text:p>
          </table:table-cell>
          <table:table-cell office:value-type="float" office:value="450.7235">
            <text:p>450.7235</text:p>
          </table:table-cell>
          <table:table-cell office:value-type="string">
            <text:p>25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6.2163">
            <text:p>446.2163</text:p>
          </table:table-cell>
          <table:table-cell office:value-type="string">
            <text:p>9/25/2017</text:p>
          </table:table-cell>
          <table:table-cell table:number-columns-repeated="2" office:value-type="float" office:value="450.7235">
            <text:p>450.723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0.4463">
            <text:p>450.4463</text:p>
          </table:table-cell>
          <table:table-cell office:value-type="float" office:value="445.9418">
            <text:p>445.9418</text:p>
          </table:table-cell>
          <table:table-cell office:value-type="float" office:value="450.4463">
            <text:p>450.4463</text:p>
          </table:table-cell>
          <table:table-cell office:value-type="string">
            <text:p>26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5.9418">
            <text:p>445.9418</text:p>
          </table:table-cell>
          <table:table-cell office:value-type="string">
            <text:p>9/26/2017</text:p>
          </table:table-cell>
          <table:table-cell table:number-columns-repeated="2" office:value-type="float" office:value="450.4463">
            <text:p>450.446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4.1087">
            <text:p>444.1087</text:p>
          </table:table-cell>
          <table:table-cell office:value-type="float" office:value="439.6676">
            <text:p>439.6676</text:p>
          </table:table-cell>
          <table:table-cell office:value-type="float" office:value="444.1087">
            <text:p>444.1087</text:p>
          </table:table-cell>
          <table:table-cell office:value-type="string">
            <text:p>27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39.6676">
            <text:p>439.6676</text:p>
          </table:table-cell>
          <table:table-cell office:value-type="string">
            <text:p>9/27/2017</text:p>
          </table:table-cell>
          <table:table-cell table:number-columns-repeated="2" office:value-type="float" office:value="444.1087">
            <text:p>444.10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6.4419">
            <text:p>446.4419</text:p>
          </table:table-cell>
          <table:table-cell office:value-type="float" office:value="441.9775">
            <text:p>441.9775</text:p>
          </table:table-cell>
          <table:table-cell office:value-type="float" office:value="446.4419">
            <text:p>446.4419</text:p>
          </table:table-cell>
          <table:table-cell office:value-type="string">
            <text:p>28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1.9775">
            <text:p>441.9775</text:p>
          </table:table-cell>
          <table:table-cell office:value-type="string">
            <text:p>9/28/2017</text:p>
          </table:table-cell>
          <table:table-cell table:number-columns-repeated="2" office:value-type="float" office:value="446.4419">
            <text:p>446.441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48.6256">
            <text:p>448.6256</text:p>
          </table:table-cell>
          <table:table-cell office:value-type="float" office:value="444.1393">
            <text:p>444.1393</text:p>
          </table:table-cell>
          <table:table-cell office:value-type="float" office:value="448.6256">
            <text:p>448.6256</text:p>
          </table:table-cell>
          <table:table-cell office:value-type="string">
            <text:p>29-Sep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4.1393">
            <text:p>444.1393</text:p>
          </table:table-cell>
          <table:table-cell office:value-type="string">
            <text:p>9/29/2017</text:p>
          </table:table-cell>
          <table:table-cell table:number-columns-repeated="2" office:value-type="float" office:value="448.6256">
            <text:p>448.625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1.0103">
            <text:p>451.0103</text:p>
          </table:table-cell>
          <table:table-cell office:value-type="float" office:value="446.5002">
            <text:p>446.5002</text:p>
          </table:table-cell>
          <table:table-cell office:value-type="float" office:value="451.0103">
            <text:p>451.0103</text:p>
          </table:table-cell>
          <table:table-cell office:value-type="string">
            <text:p>3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6.5002">
            <text:p>446.5002</text:p>
          </table:table-cell>
          <table:table-cell office:value-type="string">
            <text:p>10/3/2017</text:p>
          </table:table-cell>
          <table:table-cell table:number-columns-repeated="2" office:value-type="float" office:value="451.0103">
            <text:p>451.010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9097">
            <text:p>452.9097</text:p>
          </table:table-cell>
          <table:table-cell office:value-type="float" office:value="448.3806">
            <text:p>448.3806</text:p>
          </table:table-cell>
          <table:table-cell office:value-type="float" office:value="452.9097">
            <text:p>452.9097</text:p>
          </table:table-cell>
          <table:table-cell office:value-type="string">
            <text:p>4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8.3806">
            <text:p>448.3806</text:p>
          </table:table-cell>
          <table:table-cell office:value-type="string">
            <text:p>10/4/2017</text:p>
          </table:table-cell>
          <table:table-cell table:number-columns-repeated="2" office:value-type="float" office:value="452.9097">
            <text:p>452.909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2.5616">
            <text:p>452.5616</text:p>
          </table:table-cell>
          <table:table-cell office:value-type="float" office:value="448.036">
            <text:p>448.036</text:p>
          </table:table-cell>
          <table:table-cell office:value-type="float" office:value="452.5616">
            <text:p>452.5616</text:p>
          </table:table-cell>
          <table:table-cell office:value-type="string">
            <text:p>5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48.036">
            <text:p>448.036</text:p>
          </table:table-cell>
          <table:table-cell office:value-type="string">
            <text:p>10/5/2017</text:p>
          </table:table-cell>
          <table:table-cell table:number-columns-repeated="2" office:value-type="float" office:value="452.5616">
            <text:p>452.561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6.4173">
            <text:p>456.4173</text:p>
          </table:table-cell>
          <table:table-cell office:value-type="float" office:value="451.8531">
            <text:p>451.8531</text:p>
          </table:table-cell>
          <table:table-cell office:value-type="float" office:value="456.4173">
            <text:p>456.4173</text:p>
          </table:table-cell>
          <table:table-cell office:value-type="string">
            <text:p>6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1.8531">
            <text:p>451.8531</text:p>
          </table:table-cell>
          <table:table-cell office:value-type="string">
            <text:p>10/6/2017</text:p>
          </table:table-cell>
          <table:table-cell table:number-columns-repeated="2" office:value-type="float" office:value="456.4173">
            <text:p>456.41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6.3649">
            <text:p>456.3649</text:p>
          </table:table-cell>
          <table:table-cell office:value-type="float" office:value="451.8013">
            <text:p>451.8013</text:p>
          </table:table-cell>
          <table:table-cell office:value-type="float" office:value="456.3649">
            <text:p>456.3649</text:p>
          </table:table-cell>
          <table:table-cell office:value-type="string">
            <text:p>9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1.8013">
            <text:p>451.8013</text:p>
          </table:table-cell>
          <table:table-cell office:value-type="string">
            <text:p>10/9/2017</text:p>
          </table:table-cell>
          <table:table-cell table:number-columns-repeated="2" office:value-type="float" office:value="456.3649">
            <text:p>456.364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8.1552">
            <text:p>458.1552</text:p>
          </table:table-cell>
          <table:table-cell office:value-type="float" office:value="453.5736">
            <text:p>453.5736</text:p>
          </table:table-cell>
          <table:table-cell office:value-type="float" office:value="458.1552">
            <text:p>458.1552</text:p>
          </table:table-cell>
          <table:table-cell office:value-type="string">
            <text:p>10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3.5736">
            <text:p>453.5736</text:p>
          </table:table-cell>
          <table:table-cell office:value-type="string">
            <text:p>10/10/2017</text:p>
          </table:table-cell>
          <table:table-cell table:number-columns-repeated="2" office:value-type="float" office:value="458.1552">
            <text:p>458.155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56.444">
            <text:p>456.444</text:p>
          </table:table-cell>
          <table:table-cell office:value-type="float" office:value="451.8796">
            <text:p>451.8796</text:p>
          </table:table-cell>
          <table:table-cell office:value-type="float" office:value="456.444">
            <text:p>456.444</text:p>
          </table:table-cell>
          <table:table-cell office:value-type="string">
            <text:p>11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1.8796">
            <text:p>451.8796</text:p>
          </table:table-cell>
          <table:table-cell office:value-type="string">
            <text:p>10/11/2017</text:p>
          </table:table-cell>
          <table:table-cell table:number-columns-repeated="2" office:value-type="float" office:value="456.444">
            <text:p>456.44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0.1892">
            <text:p>460.1892</text:p>
          </table:table-cell>
          <table:table-cell office:value-type="float" office:value="455.5873">
            <text:p>455.5873</text:p>
          </table:table-cell>
          <table:table-cell office:value-type="float" office:value="460.1892">
            <text:p>460.1892</text:p>
          </table:table-cell>
          <table:table-cell office:value-type="string">
            <text:p>12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5.5873">
            <text:p>455.5873</text:p>
          </table:table-cell>
          <table:table-cell office:value-type="string">
            <text:p>10/12/2017</text:p>
          </table:table-cell>
          <table:table-cell table:number-columns-repeated="2" office:value-type="float" office:value="460.1892">
            <text:p>460.189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3.7838">
            <text:p>463.7838</text:p>
          </table:table-cell>
          <table:table-cell office:value-type="float" office:value="459.146">
            <text:p>459.146</text:p>
          </table:table-cell>
          <table:table-cell office:value-type="float" office:value="463.7838">
            <text:p>463.7838</text:p>
          </table:table-cell>
          <table:table-cell office:value-type="string">
            <text:p>13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9.146">
            <text:p>459.146</text:p>
          </table:table-cell>
          <table:table-cell office:value-type="string">
            <text:p>10/13/2017</text:p>
          </table:table-cell>
          <table:table-cell table:number-columns-repeated="2" office:value-type="float" office:value="463.7838">
            <text:p>463.783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6.8069">
            <text:p>466.8069</text:p>
          </table:table-cell>
          <table:table-cell office:value-type="float" office:value="462.1388">
            <text:p>462.1388</text:p>
          </table:table-cell>
          <table:table-cell office:value-type="float" office:value="466.8069">
            <text:p>466.8069</text:p>
          </table:table-cell>
          <table:table-cell office:value-type="string">
            <text:p>16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2.1388">
            <text:p>462.1388</text:p>
          </table:table-cell>
          <table:table-cell office:value-type="string">
            <text:p>10/16/2017</text:p>
          </table:table-cell>
          <table:table-cell table:number-columns-repeated="2" office:value-type="float" office:value="466.8069">
            <text:p>466.806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7.7626">
            <text:p>467.7626</text:p>
          </table:table-cell>
          <table:table-cell office:value-type="float" office:value="463.085">
            <text:p>463.085</text:p>
          </table:table-cell>
          <table:table-cell office:value-type="float" office:value="467.7626">
            <text:p>467.7626</text:p>
          </table:table-cell>
          <table:table-cell office:value-type="string">
            <text:p>17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3.085">
            <text:p>463.085</text:p>
          </table:table-cell>
          <table:table-cell office:value-type="string">
            <text:p>10/17/2017</text:p>
          </table:table-cell>
          <table:table-cell table:number-columns-repeated="2" office:value-type="float" office:value="467.7626">
            <text:p>467.762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4.0348">
            <text:p>464.0348</text:p>
          </table:table-cell>
          <table:table-cell office:value-type="float" office:value="459.3945">
            <text:p>459.3945</text:p>
          </table:table-cell>
          <table:table-cell office:value-type="float" office:value="464.0348">
            <text:p>464.0348</text:p>
          </table:table-cell>
          <table:table-cell office:value-type="string">
            <text:p>18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9.3945">
            <text:p>459.3945</text:p>
          </table:table-cell>
          <table:table-cell office:value-type="string">
            <text:p>10/18/2017</text:p>
          </table:table-cell>
          <table:table-cell table:number-columns-repeated="2" office:value-type="float" office:value="464.0348">
            <text:p>464.03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3.8385">
            <text:p>463.8385</text:p>
          </table:table-cell>
          <table:table-cell office:value-type="float" office:value="459.2001">
            <text:p>459.2001</text:p>
          </table:table-cell>
          <table:table-cell office:value-type="float" office:value="463.8385">
            <text:p>463.8385</text:p>
          </table:table-cell>
          <table:table-cell office:value-type="string">
            <text:p>23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9.2001">
            <text:p>459.2001</text:p>
          </table:table-cell>
          <table:table-cell office:value-type="string">
            <text:p>10/23/2017</text:p>
          </table:table-cell>
          <table:table-cell table:number-columns-repeated="2" office:value-type="float" office:value="463.8385">
            <text:p>463.8385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3.824">
            <text:p>463.824</text:p>
          </table:table-cell>
          <table:table-cell office:value-type="float" office:value="459.1858">
            <text:p>459.1858</text:p>
          </table:table-cell>
          <table:table-cell office:value-type="float" office:value="463.824">
            <text:p>463.824</text:p>
          </table:table-cell>
          <table:table-cell office:value-type="string">
            <text:p>24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59.1858">
            <text:p>459.1858</text:p>
          </table:table-cell>
          <table:table-cell office:value-type="string">
            <text:p>10/24/2017</text:p>
          </table:table-cell>
          <table:table-cell table:number-columns-repeated="2" office:value-type="float" office:value="463.824">
            <text:p>463.82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1.0366">
            <text:p>471.0366</text:p>
          </table:table-cell>
          <table:table-cell office:value-type="float" office:value="466.3262">
            <text:p>466.3262</text:p>
          </table:table-cell>
          <table:table-cell office:value-type="float" office:value="471.0366">
            <text:p>471.0366</text:p>
          </table:table-cell>
          <table:table-cell office:value-type="string">
            <text:p>25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6.3262">
            <text:p>466.3262</text:p>
          </table:table-cell>
          <table:table-cell office:value-type="string">
            <text:p>10/25/2017</text:p>
          </table:table-cell>
          <table:table-cell table:number-columns-repeated="2" office:value-type="float" office:value="471.0366">
            <text:p>471.036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2.4299">
            <text:p>472.4299</text:p>
          </table:table-cell>
          <table:table-cell office:value-type="float" office:value="467.7056">
            <text:p>467.7056</text:p>
          </table:table-cell>
          <table:table-cell office:value-type="float" office:value="472.4299">
            <text:p>472.4299</text:p>
          </table:table-cell>
          <table:table-cell office:value-type="string">
            <text:p>26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7.7056">
            <text:p>467.7056</text:p>
          </table:table-cell>
          <table:table-cell office:value-type="string">
            <text:p>10/26/2017</text:p>
          </table:table-cell>
          <table:table-cell table:number-columns-repeated="2" office:value-type="float" office:value="472.4299">
            <text:p>472.4299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0.4496">
            <text:p>470.4496</text:p>
          </table:table-cell>
          <table:table-cell office:value-type="float" office:value="465.7451">
            <text:p>465.7451</text:p>
          </table:table-cell>
          <table:table-cell office:value-type="float" office:value="470.4496">
            <text:p>470.4496</text:p>
          </table:table-cell>
          <table:table-cell office:value-type="string">
            <text:p>27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5.7451">
            <text:p>465.7451</text:p>
          </table:table-cell>
          <table:table-cell office:value-type="string">
            <text:p>10/27/2017</text:p>
          </table:table-cell>
          <table:table-cell table:number-columns-repeated="2" office:value-type="float" office:value="470.4496">
            <text:p>470.44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4.0161">
            <text:p>474.0161</text:p>
          </table:table-cell>
          <table:table-cell office:value-type="float" office:value="469.2759">
            <text:p>469.2759</text:p>
          </table:table-cell>
          <table:table-cell office:value-type="float" office:value="474.0161">
            <text:p>474.0161</text:p>
          </table:table-cell>
          <table:table-cell office:value-type="string">
            <text:p>30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9.2759">
            <text:p>469.2759</text:p>
          </table:table-cell>
          <table:table-cell office:value-type="string">
            <text:p>10/30/2017</text:p>
          </table:table-cell>
          <table:table-cell table:number-columns-repeated="2" office:value-type="float" office:value="474.0161">
            <text:p>474.016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3.8533">
            <text:p>473.8533</text:p>
          </table:table-cell>
          <table:table-cell office:value-type="float" office:value="469.1148">
            <text:p>469.1148</text:p>
          </table:table-cell>
          <table:table-cell office:value-type="float" office:value="473.8533">
            <text:p>473.8533</text:p>
          </table:table-cell>
          <table:table-cell office:value-type="string">
            <text:p>31-Oct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9.1148">
            <text:p>469.1148</text:p>
          </table:table-cell>
          <table:table-cell office:value-type="string">
            <text:p>10/31/2017</text:p>
          </table:table-cell>
          <table:table-cell table:number-columns-repeated="2" office:value-type="float" office:value="473.8533">
            <text:p>473.85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8.722">
            <text:p>478.722</text:p>
          </table:table-cell>
          <table:table-cell office:value-type="float" office:value="473.9348">
            <text:p>473.9348</text:p>
          </table:table-cell>
          <table:table-cell office:value-type="float" office:value="478.722">
            <text:p>478.722</text:p>
          </table:table-cell>
          <table:table-cell office:value-type="string">
            <text:p>1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73.9348">
            <text:p>473.9348</text:p>
          </table:table-cell>
          <table:table-cell office:value-type="string">
            <text:p>11/1/2017</text:p>
          </table:table-cell>
          <table:table-cell table:number-columns-repeated="2" office:value-type="float" office:value="478.722">
            <text:p>478.7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8.9787">
            <text:p>478.9787</text:p>
          </table:table-cell>
          <table:table-cell office:value-type="float" office:value="474.1889">
            <text:p>474.1889</text:p>
          </table:table-cell>
          <table:table-cell office:value-type="float" office:value="478.9787">
            <text:p>478.9787</text:p>
          </table:table-cell>
          <table:table-cell office:value-type="string">
            <text:p>2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74.1889">
            <text:p>474.1889</text:p>
          </table:table-cell>
          <table:table-cell office:value-type="string">
            <text:p>11/2/2017</text:p>
          </table:table-cell>
          <table:table-cell table:number-columns-repeated="2" office:value-type="float" office:value="478.9787">
            <text:p>478.978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80.4984">
            <text:p>480.4984</text:p>
          </table:table-cell>
          <table:table-cell office:value-type="float" office:value="475.6934">
            <text:p>475.6934</text:p>
          </table:table-cell>
          <table:table-cell office:value-type="float" office:value="480.4984">
            <text:p>480.4984</text:p>
          </table:table-cell>
          <table:table-cell office:value-type="string">
            <text:p>3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75.6934">
            <text:p>475.6934</text:p>
          </table:table-cell>
          <table:table-cell office:value-type="string">
            <text:p>11/3/2017</text:p>
          </table:table-cell>
          <table:table-cell table:number-columns-repeated="2" office:value-type="float" office:value="480.4984">
            <text:p>480.498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80.8121">
            <text:p>480.8121</text:p>
          </table:table-cell>
          <table:table-cell office:value-type="float" office:value="476.004">
            <text:p>476.004</text:p>
          </table:table-cell>
          <table:table-cell office:value-type="float" office:value="480.8121">
            <text:p>480.8121</text:p>
          </table:table-cell>
          <table:table-cell office:value-type="string">
            <text:p>6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76.004">
            <text:p>476.004</text:p>
          </table:table-cell>
          <table:table-cell office:value-type="string">
            <text:p>11/6/2017</text:p>
          </table:table-cell>
          <table:table-cell table:number-columns-repeated="2" office:value-type="float" office:value="480.8121">
            <text:p>480.812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5.2476">
            <text:p>475.2476</text:p>
          </table:table-cell>
          <table:table-cell office:value-type="float" office:value="470.4951">
            <text:p>470.4951</text:p>
          </table:table-cell>
          <table:table-cell office:value-type="float" office:value="475.2476">
            <text:p>475.2476</text:p>
          </table:table-cell>
          <table:table-cell office:value-type="string">
            <text:p>7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70.4951">
            <text:p>470.4951</text:p>
          </table:table-cell>
          <table:table-cell office:value-type="string">
            <text:p>11/7/2017</text:p>
          </table:table-cell>
          <table:table-cell table:number-columns-repeated="2" office:value-type="float" office:value="475.2476">
            <text:p>475.247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3.1068">
            <text:p>473.1068</text:p>
          </table:table-cell>
          <table:table-cell office:value-type="float" office:value="468.3757">
            <text:p>468.3757</text:p>
          </table:table-cell>
          <table:table-cell office:value-type="float" office:value="473.1068">
            <text:p>473.1068</text:p>
          </table:table-cell>
          <table:table-cell office:value-type="string">
            <text:p>8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8.3757">
            <text:p>468.3757</text:p>
          </table:table-cell>
          <table:table-cell office:value-type="string">
            <text:p>11/8/2017</text:p>
          </table:table-cell>
          <table:table-cell table:number-columns-repeated="2" office:value-type="float" office:value="473.1068">
            <text:p>473.106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3.5194">
            <text:p>473.5194</text:p>
          </table:table-cell>
          <table:table-cell office:value-type="float" office:value="468.7842">
            <text:p>468.7842</text:p>
          </table:table-cell>
          <table:table-cell office:value-type="float" office:value="473.5194">
            <text:p>473.5194</text:p>
          </table:table-cell>
          <table:table-cell office:value-type="string">
            <text:p>9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8.7842">
            <text:p>468.7842</text:p>
          </table:table-cell>
          <table:table-cell office:value-type="string">
            <text:p>11/9/2017</text:p>
          </table:table-cell>
          <table:table-cell table:number-columns-repeated="2" office:value-type="float" office:value="473.5194">
            <text:p>473.5194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4.6322">
            <text:p>474.6322</text:p>
          </table:table-cell>
          <table:table-cell office:value-type="float" office:value="469.8859">
            <text:p>469.8859</text:p>
          </table:table-cell>
          <table:table-cell office:value-type="float" office:value="474.6322">
            <text:p>474.6322</text:p>
          </table:table-cell>
          <table:table-cell office:value-type="string">
            <text:p>10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9.8859">
            <text:p>469.8859</text:p>
          </table:table-cell>
          <table:table-cell office:value-type="string">
            <text:p>11/10/2017</text:p>
          </table:table-cell>
          <table:table-cell table:number-columns-repeated="2" office:value-type="float" office:value="474.6322">
            <text:p>474.63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1.1577">
            <text:p>471.1577</text:p>
          </table:table-cell>
          <table:table-cell office:value-type="float" office:value="466.4461">
            <text:p>466.4461</text:p>
          </table:table-cell>
          <table:table-cell office:value-type="float" office:value="471.1577">
            <text:p>471.1577</text:p>
          </table:table-cell>
          <table:table-cell office:value-type="string">
            <text:p>13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6.4461">
            <text:p>466.4461</text:p>
          </table:table-cell>
          <table:table-cell office:value-type="string">
            <text:p>11/13/2017</text:p>
          </table:table-cell>
          <table:table-cell table:number-columns-repeated="2" office:value-type="float" office:value="471.1577">
            <text:p>471.157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9.402">
            <text:p>469.402</text:p>
          </table:table-cell>
          <table:table-cell office:value-type="float" office:value="464.708">
            <text:p>464.708</text:p>
          </table:table-cell>
          <table:table-cell office:value-type="float" office:value="469.402">
            <text:p>469.402</text:p>
          </table:table-cell>
          <table:table-cell office:value-type="string">
            <text:p>14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4.708">
            <text:p>464.708</text:p>
          </table:table-cell>
          <table:table-cell office:value-type="string">
            <text:p>11/14/2017</text:p>
          </table:table-cell>
          <table:table-cell table:number-columns-repeated="2" office:value-type="float" office:value="469.402">
            <text:p>469.40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6.5173">
            <text:p>466.5173</text:p>
          </table:table-cell>
          <table:table-cell office:value-type="float" office:value="461.8521">
            <text:p>461.8521</text:p>
          </table:table-cell>
          <table:table-cell office:value-type="float" office:value="466.5173">
            <text:p>466.5173</text:p>
          </table:table-cell>
          <table:table-cell office:value-type="string">
            <text:p>15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1.8521">
            <text:p>461.8521</text:p>
          </table:table-cell>
          <table:table-cell office:value-type="string">
            <text:p>11/15/2017</text:p>
          </table:table-cell>
          <table:table-cell table:number-columns-repeated="2" office:value-type="float" office:value="466.5173">
            <text:p>466.517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0.5533">
            <text:p>470.5533</text:p>
          </table:table-cell>
          <table:table-cell office:value-type="float" office:value="465.8478">
            <text:p>465.8478</text:p>
          </table:table-cell>
          <table:table-cell office:value-type="float" office:value="470.5533">
            <text:p>470.5533</text:p>
          </table:table-cell>
          <table:table-cell office:value-type="string">
            <text:p>16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5.8478">
            <text:p>465.8478</text:p>
          </table:table-cell>
          <table:table-cell office:value-type="string">
            <text:p>11/16/2017</text:p>
          </table:table-cell>
          <table:table-cell table:number-columns-repeated="2" office:value-type="float" office:value="470.5533">
            <text:p>470.5533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1.9248">
            <text:p>471.9248</text:p>
          </table:table-cell>
          <table:table-cell office:value-type="float" office:value="467.2056">
            <text:p>467.2056</text:p>
          </table:table-cell>
          <table:table-cell office:value-type="float" office:value="471.9248">
            <text:p>471.9248</text:p>
          </table:table-cell>
          <table:table-cell office:value-type="string">
            <text:p>17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7.2056">
            <text:p>467.2056</text:p>
          </table:table-cell>
          <table:table-cell office:value-type="string">
            <text:p>11/17/2017</text:p>
          </table:table-cell>
          <table:table-cell table:number-columns-repeated="2" office:value-type="float" office:value="471.9248">
            <text:p>471.924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1.9407">
            <text:p>471.9407</text:p>
          </table:table-cell>
          <table:table-cell office:value-type="float" office:value="467.2213">
            <text:p>467.2213</text:p>
          </table:table-cell>
          <table:table-cell office:value-type="float" office:value="471.9407">
            <text:p>471.9407</text:p>
          </table:table-cell>
          <table:table-cell office:value-type="string">
            <text:p>20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7.2213">
            <text:p>467.2213</text:p>
          </table:table-cell>
          <table:table-cell office:value-type="string">
            <text:p>11/20/2017</text:p>
          </table:table-cell>
          <table:table-cell table:number-columns-repeated="2" office:value-type="float" office:value="471.9407">
            <text:p>471.940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4.4341">
            <text:p>474.4341</text:p>
          </table:table-cell>
          <table:table-cell office:value-type="float" office:value="469.6898">
            <text:p>469.6898</text:p>
          </table:table-cell>
          <table:table-cell office:value-type="float" office:value="474.4341">
            <text:p>474.4341</text:p>
          </table:table-cell>
          <table:table-cell office:value-type="string">
            <text:p>21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9.6898">
            <text:p>469.6898</text:p>
          </table:table-cell>
          <table:table-cell office:value-type="string">
            <text:p>11/21/2017</text:p>
          </table:table-cell>
          <table:table-cell table:number-columns-repeated="2" office:value-type="float" office:value="474.4341">
            <text:p>474.43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4.3441">
            <text:p>474.3441</text:p>
          </table:table-cell>
          <table:table-cell office:value-type="float" office:value="469.6007">
            <text:p>469.6007</text:p>
          </table:table-cell>
          <table:table-cell office:value-type="float" office:value="474.3441">
            <text:p>474.3441</text:p>
          </table:table-cell>
          <table:table-cell office:value-type="string">
            <text:p>22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9.6007">
            <text:p>469.6007</text:p>
          </table:table-cell>
          <table:table-cell office:value-type="string">
            <text:p>11/22/2017</text:p>
          </table:table-cell>
          <table:table-cell table:number-columns-repeated="2" office:value-type="float" office:value="474.3441">
            <text:p>474.344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4.0481">
            <text:p>474.0481</text:p>
          </table:table-cell>
          <table:table-cell office:value-type="float" office:value="469.3076">
            <text:p>469.3076</text:p>
          </table:table-cell>
          <table:table-cell office:value-type="float" office:value="474.0481">
            <text:p>474.0481</text:p>
          </table:table-cell>
          <table:table-cell office:value-type="string">
            <text:p>23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9.3076">
            <text:p>469.3076</text:p>
          </table:table-cell>
          <table:table-cell office:value-type="string">
            <text:p>11/23/2017</text:p>
          </table:table-cell>
          <table:table-cell table:number-columns-repeated="2" office:value-type="float" office:value="474.0481">
            <text:p>474.0481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5.9688">
            <text:p>475.9688</text:p>
          </table:table-cell>
          <table:table-cell office:value-type="float" office:value="471.2091">
            <text:p>471.2091</text:p>
          </table:table-cell>
          <table:table-cell office:value-type="float" office:value="475.9688">
            <text:p>475.9688</text:p>
          </table:table-cell>
          <table:table-cell office:value-type="string">
            <text:p>24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71.2091">
            <text:p>471.2091</text:p>
          </table:table-cell>
          <table:table-cell office:value-type="string">
            <text:p>11/24/2017</text:p>
          </table:table-cell>
          <table:table-cell table:number-columns-repeated="2" office:value-type="float" office:value="475.9688">
            <text:p>475.9688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7.1096">
            <text:p>477.1096</text:p>
          </table:table-cell>
          <table:table-cell office:value-type="float" office:value="472.3385">
            <text:p>472.3385</text:p>
          </table:table-cell>
          <table:table-cell office:value-type="float" office:value="477.1096">
            <text:p>477.1096</text:p>
          </table:table-cell>
          <table:table-cell office:value-type="string">
            <text:p>27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72.3385">
            <text:p>472.3385</text:p>
          </table:table-cell>
          <table:table-cell office:value-type="string">
            <text:p>11/27/2017</text:p>
          </table:table-cell>
          <table:table-cell table:number-columns-repeated="2" office:value-type="float" office:value="477.1096">
            <text:p>477.1096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5.7322">
            <text:p>475.7322</text:p>
          </table:table-cell>
          <table:table-cell office:value-type="float" office:value="470.9749">
            <text:p>470.9749</text:p>
          </table:table-cell>
          <table:table-cell office:value-type="float" office:value="475.7322">
            <text:p>475.7322</text:p>
          </table:table-cell>
          <table:table-cell office:value-type="string">
            <text:p>28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70.9749">
            <text:p>470.9749</text:p>
          </table:table-cell>
          <table:table-cell office:value-type="string">
            <text:p>11/28/2017</text:p>
          </table:table-cell>
          <table:table-cell table:number-columns-repeated="2" office:value-type="float" office:value="475.7322">
            <text:p>475.7322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74.9247">
            <text:p>474.9247</text:p>
          </table:table-cell>
          <table:table-cell office:value-type="float" office:value="470.1755">
            <text:p>470.1755</text:p>
          </table:table-cell>
          <table:table-cell office:value-type="float" office:value="474.9247">
            <text:p>474.9247</text:p>
          </table:table-cell>
          <table:table-cell office:value-type="string">
            <text:p>29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70.1755">
            <text:p>470.1755</text:p>
          </table:table-cell>
          <table:table-cell office:value-type="string">
            <text:p>11/29/2017</text:p>
          </table:table-cell>
          <table:table-cell table:number-columns-repeated="2" office:value-type="float" office:value="474.9247">
            <text:p>474.9247</text:p>
          </table:table-cell>
        </table:table-row>
        <table:table-row table:style-name="ro1">
          <table:table-cell office:value-type="float" office:value="118531">
            <text:p>118531</text:p>
          </table:table-cell>
          <table:table-cell office:value-type="string">
            <text:p>Franklin India Bluechip Fund- Direct - Growth</text:p>
          </table:table-cell>
          <table:table-cell office:value-type="float" office:value="469.8736">
            <text:p>469.8736</text:p>
          </table:table-cell>
          <table:table-cell office:value-type="float" office:value="465.1749">
            <text:p>465.1749</text:p>
          </table:table-cell>
          <table:table-cell office:value-type="float" office:value="469.8736">
            <text:p>469.8736</text:p>
          </table:table-cell>
          <table:table-cell office:value-type="string">
            <text:p>30-Nov-17</text:p>
          </table:table-cell>
          <table:table-cell office:value-type="string">
            <text:p>Open Ended Schemes ( Growth )</text:p>
          </table:table-cell>
          <table:table-cell office:value-type="string">
            <text:p>Open Ended Schemes </text:p>
          </table:table-cell>
          <table:table-cell office:value-type="string">
            <text:p><text:s/>Growth </text:p>
          </table:table-cell>
          <table:table-cell office:value-type="string">
            <text:p>Franklin Templeton Mutual Fund</text:p>
          </table:table-cell>
          <table:table-cell office:value-type="float" office:value="27">
            <text:p>27</text:p>
          </table:table-cell>
          <table:table-cell office:value-type="float" office:value="465.1749">
            <text:p>465.1749</text:p>
          </table:table-cell>
          <table:table-cell office:value-type="string">
            <text:p>11/30/2017</text:p>
          </table:table-cell>
          <table:table-cell table:number-columns-repeated="2" office:value-type="float" office:value="469.8736">
            <text:p>469.87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4/26/2018</text:date>, <text:time>13:1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150" meta:object-count="0"/>
    <meta:generator>OpenOffice/4.1.0$Win32 OpenOffice.org_project/410m18$Build-9764</meta:generator>
  </office:meta>
</office:document-meta>
</file>